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fb6f" officeooo:paragraph-rsid="0016fb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NU Octave, version 3.8.2</text:p>
      <text:p text:style-name="P1">Copyright (C) 2014 John W. Eaton and others.</text:p>
      <text:p text:style-name="P1">This is free software; see the source code for copying conditions.</text:p>
      <text:p text:style-name="P1">There is ABSOLUTELY NO WARRANTY; not even for MERCHANTABILITY or</text:p>
      <text:p text:style-name="P1">FITNESS FOR A PARTICULAR PURPOSE. <text:s/>For details, type 'warranty'.</text:p>
      <text:p text:style-name="P1"/>
      <text:p text:style-name="P1">Octave was configured for "x86_64-pc-linux-gnu".</text:p>
      <text:p text:style-name="P1"/>
      <text:p text:style-name="P1">Additional information about Octave is available at http://www.octave.org.</text:p>
      <text:p text:style-name="P1"/>
      <text:p text:style-name="P1">Please contribute if you find this software useful.</text:p>
      <text:p text:style-name="P1">For more information, visit http://www.octave.org/get-involved.html</text:p>
      <text:p text:style-name="P1"/>
      <text:p text:style-name="P1">Read http://www.octave.org/bugs.html to learn how to submit bug reports.</text:p>
      <text:p text:style-name="P1">For information about changes from previous versions, type 'news'.</text:p>
      <text:p text:style-name="P1"/>
      <text:p text:style-name="P1">a = 1.000000</text:p>
      <text:p text:style-name="P1">l = 1.000000</text:p>
      <text:p text:style-name="P1">T = 0.100000</text:p>
      <text:p text:style-name="P1"/>
      <text:p text:style-name="P1">ε = </text:p>
      <text:p text:style-name="P1"><text:s text:c="3"/>1.0000e-10</text:p>
      <text:p text:style-name="P1"/>
      <text:p text:style-name="P1">n = 10</text:p>
      <text:p text:style-name="P1">k = 10</text:p>
      <text:p text:style-name="P1">hx = 0.100000</text:p>
      <text:p text:style-name="P1">ht = 0.010000</text:p>
      <text:p text:style-name="P1"/>
      <text:p text:style-name="P1">Всего демпферов: 1</text:p>
      <text:p text:style-name="P1"/>
      <text:p text:style-name="P1">Демпфер # 1</text:p>
      <text:p text:style-name="P1"/>
      <text:p text:style-name="P1">x_1 = 0.500000</text:p>
      <text:p text:style-name="P1"/>
      <text:p text:style-name="P1">Верхнее предельное значение w_1(t) =</text:p>
      <text:p text:style-name="P1">NaN</text:p>
      <text:p text:style-name="P1"/>
      <text:p text:style-name="P1">Нижнее предельное значение w_1(t) =</text:p>
      <text:p text:style-name="P1">NaN</text:p>
      <text:p text:style-name="P1"/>
      <text:p text:style-name="P1">Управляющая функция w_1(t):</text:p>
      <text:p text:style-name="P1"><text:s text:c="3"/>1</text:p>
      <text:p text:style-name="P1"><text:s text:c="3"/>1</text:p>
      <text:p text:style-name="P1"><text:s text:c="3"/>1</text:p>
      <text:p text:style-name="P1"><text:s text:c="3"/>1</text:p>
      <text:p text:style-name="P1"><text:s text:c="3"/>1</text:p>
      <text:p text:style-name="P1"><text:s text:c="3"/>1</text:p>
      <text:p text:style-name="P1"><text:s text:c="3"/>1</text:p>
      <text:p text:style-name="P1"><text:s text:c="3"/>1</text:p>
      <text:p text:style-name="P1"><text:soft-page-break/><text:s text:c="3"/>1</text:p>
      <text:p text:style-name="P1"><text:s text:c="3"/>1</text:p>
      <text:p text:style-name="P1"><text:s text:c="3"/>1</text:p>
      <text:p text:style-name="P1"/>
      <text:p text:style-name="P1"/>
      <text:p text:style-name="P1">Using Marquardt minimization</text:p>
      <text:p text:style-name="P1"/>
      <text:p text:style-name="P1">Iteration 0 error:</text:p>
      <text:p text:style-name="P1"><text:s/>1.8367</text:p>
      <text:p text:style-name="P1">Grad wt</text:p>
      <text:p text:style-name="P1"><text:s text:c="3"/>1</text:p>
      <text:p text:style-name="P1"><text:s text:c="3"/>1</text:p>
      <text:p text:style-name="P1"><text:s text:c="3"/>1</text:p>
      <text:p text:style-name="P1"><text:s text:c="3"/>1</text:p>
      <text:p text:style-name="P1"><text:s text:c="3"/>1</text:p>
      <text:p text:style-name="P1"><text:s text:c="3"/>1</text:p>
      <text:p text:style-name="P1"><text:s text:c="3"/>1</text:p>
      <text:p text:style-name="P1"><text:s text:c="3"/>1</text:p>
      <text:p text:style-name="P1"><text:s text:c="3"/>1</text:p>
      <text:p text:style-name="P1"><text:s text:c="3"/>1</text:p>
      <text:p text:style-name="P1"><text:s text:c="3"/>1</text:p>
      <text:p text:style-name="P1"><text:s text:c="3"/>1</text:p>
      <text:p text:style-name="P1"><text:s text:c="3"/>1</text:p>
      <text:p text:style-name="P1"><text:s text:c="3"/>1</text:p>
      <text:p text:style-name="P1"><text:s text:c="3"/>1</text:p>
      <text:p text:style-name="P1"><text:s text:c="3"/>1</text:p>
      <text:p text:style-name="P1"><text:s text:c="3"/>1</text:p>
      <text:p text:style-name="P1"><text:s text:c="3"/>1</text:p>
      <text:p text:style-name="P1"><text:s text:c="3"/>1</text:p>
      <text:p text:style-name="P1"><text:s text:c="3"/>1</text:p>
      <text:p text:style-name="P1"><text:s text:c="3"/>1</text:p>
      <text:p text:style-name="P1"><text:s text:c="3"/>1</text:p>
      <text:p text:style-name="P1">Iteration 0 calculating gradient 1 of 11</text:p>
      <text:p text:style-name="P1">Iteration 0 calculating gradient 2 of 11</text:p>
      <text:p text:style-name="P1">Iteration 0 calculating gradient 3 of 11</text:p>
      <text:p text:style-name="P1">Iteration 0 calculating gradient 4 of 11</text:p>
      <text:p text:style-name="P1">Iteration 0 calculating gradient 5 of 11</text:p>
      <text:p text:style-name="P1">Iteration 0 calculating gradient 6 of 11</text:p>
      <text:p text:style-name="P1">Iteration 0 calculating gradient 7 of 11</text:p>
      <text:p text:style-name="P1">Iteration 0 calculating gradient 8 of 11</text:p>
      <text:p text:style-name="P1">Iteration 0 calculating gradient 9 of 11</text:p>
      <text:p text:style-name="P1">Iteration 0 calculating gradient 10 of 11</text:p>
      <text:p text:style-name="P1">Iteration 0 calculating gradient 11 of 11</text:p>
      <text:p text:style-name="P1">Gradient euclidean norm</text:p>
      <text:p text:style-name="P1"><text:s/>0.094681</text:p>
      <text:p text:style-name="P1">Iteration 1 calculating Hessian matrix 1 of 121</text:p>
      <text:p text:style-name="P1">Iteration 1 calculating Hessian matrix 2 of 121</text:p>
      <text:p text:style-name="P1">Iteration 1 calculating Hessian matrix 3 of 121</text:p>
      <text:p text:style-name="P1">Iteration 1 calculating Hessian matrix 4 of 121</text:p>
      <text:p text:style-name="P1"><text:soft-page-break/>Iteration 1 calculating Hessian matrix 5 of 121</text:p>
      <text:p text:style-name="P1">Iteration 1 calculating Hessian matrix 6 of 121</text:p>
      <text:p text:style-name="P1">Iteration 1 calculating Hessian matrix 7 of 121</text:p>
      <text:p text:style-name="P1">Iteration 1 calculating Hessian matrix 8 of 121</text:p>
      <text:p text:style-name="P1">Iteration 1 calculating Hessian matrix 9 of 121</text:p>
      <text:p text:style-name="P1">Iteration 1 calculating Hessian matrix 10 of 121</text:p>
      <text:p text:style-name="P1">Iteration 1 calculating Hessian matrix 11 of 121</text:p>
      <text:p text:style-name="P1">Iteration 1 calculating Hessian matrix 12 of 121</text:p>
      <text:p text:style-name="P1">Iteration 1 calculating Hessian matrix 13 of 121</text:p>
      <text:p text:style-name="P1">Iteration 1 calculating Hessian matrix 14 of 121</text:p>
      <text:p text:style-name="P1">Iteration 1 calculating Hessian matrix 15 of 121</text:p>
      <text:p text:style-name="P1">Iteration 1 calculating Hessian matrix 16 of 121</text:p>
      <text:p text:style-name="P1">Iteration 1 calculating Hessian matrix 17 of 121</text:p>
      <text:p text:style-name="P1">Iteration 1 calculating Hessian matrix 18 of 121</text:p>
      <text:p text:style-name="P1">Iteration 1 calculating Hessian matrix 19 of 121</text:p>
      <text:p text:style-name="P1">Iteration 1 calculating Hessian matrix 20 of 121</text:p>
      <text:p text:style-name="P1">Iteration 1 calculating Hessian matrix 21 of 121</text:p>
      <text:p text:style-name="P1">Iteration 1 calculating Hessian matrix 22 of 121</text:p>
      <text:p text:style-name="P1">Iteration 1 calculating Hessian matrix 23 of 121</text:p>
      <text:p text:style-name="P1">Iteration 1 calculating Hessian matrix 24 of 121</text:p>
      <text:p text:style-name="P1">Iteration 1 calculating Hessian matrix 25 of 121</text:p>
      <text:p text:style-name="P1">Iteration 1 calculating Hessian matrix 26 of 121</text:p>
      <text:p text:style-name="P1">Iteration 1 calculating Hessian matrix 27 of 121</text:p>
      <text:p text:style-name="P1">Iteration 1 calculating Hessian matrix 28 of 121</text:p>
      <text:p text:style-name="P1">Iteration 1 calculating Hessian matrix 29 of 121</text:p>
      <text:p text:style-name="P1">Iteration 1 calculating Hessian matrix 30 of 121</text:p>
      <text:p text:style-name="P1">Iteration 1 calculating Hessian matrix 31 of 121</text:p>
      <text:p text:style-name="P1">Iteration 1 calculating Hessian matrix 32 of 121</text:p>
      <text:p text:style-name="P1">Iteration 1 calculating Hessian matrix 33 of 121</text:p>
      <text:p text:style-name="P1">Iteration 1 calculating Hessian matrix 34 of 121</text:p>
      <text:p text:style-name="P1">Iteration 1 calculating Hessian matrix 35 of 121</text:p>
      <text:p text:style-name="P1">Iteration 1 calculating Hessian matrix 36 of 121</text:p>
      <text:p text:style-name="P1">Iteration 1 calculating Hessian matrix 37 of 121</text:p>
      <text:p text:style-name="P1">Iteration 1 calculating Hessian matrix 38 of 121</text:p>
      <text:p text:style-name="P1">Iteration 1 calculating Hessian matrix 39 of 121</text:p>
      <text:p text:style-name="P1">Iteration 1 calculating Hessian matrix 40 of 121</text:p>
      <text:p text:style-name="P1">Iteration 1 calculating Hessian matrix 41 of 121</text:p>
      <text:p text:style-name="P1">Iteration 1 calculating Hessian matrix 42 of 121</text:p>
      <text:p text:style-name="P1">Iteration 1 calculating Hessian matrix 43 of 121</text:p>
      <text:p text:style-name="P1">Iteration 1 calculating Hessian matrix 44 of 121</text:p>
      <text:p text:style-name="P1">Iteration 1 calculating Hessian matrix 45 of 121</text:p>
      <text:p text:style-name="P1">Iteration 1 calculating Hessian matrix 46 of 121</text:p>
      <text:p text:style-name="P1">Iteration 1 calculating Hessian matrix 47 of 121</text:p>
      <text:p text:style-name="P1">Iteration 1 calculating Hessian matrix 48 of 121</text:p>
      <text:p text:style-name="P1">Iteration 1 calculating Hessian matrix 49 of 121</text:p>
      <text:p text:style-name="P1">Iteration 1 calculating Hessian matrix 50 of 121</text:p>
      <text:p text:style-name="P1">Iteration 1 calculating Hessian matrix 51 of 121</text:p>
      <text:p text:style-name="P1">Iteration 1 calculating Hessian matrix 52 of 121</text:p>
      <text:p text:style-name="P1">Iteration 1 calculating Hessian matrix 53 of 121</text:p>
      <text:p text:style-name="P1"><text:soft-page-break/>Iteration 1 calculating Hessian matrix 54 of 121</text:p>
      <text:p text:style-name="P1">Iteration 1 calculating Hessian matrix 55 of 121</text:p>
      <text:p text:style-name="P1">Iteration 1 calculating Hessian matrix 56 of 121</text:p>
      <text:p text:style-name="P1">Iteration 1 calculating Hessian matrix 57 of 121</text:p>
      <text:p text:style-name="P1">Iteration 1 calculating Hessian matrix 58 of 121</text:p>
      <text:p text:style-name="P1">Iteration 1 calculating Hessian matrix 59 of 121</text:p>
      <text:p text:style-name="P1">Iteration 1 calculating Hessian matrix 60 of 121</text:p>
      <text:p text:style-name="P1">Iteration 1 calculating Hessian matrix 61 of 121</text:p>
      <text:p text:style-name="P1">Iteration 1 calculating Hessian matrix 62 of 121</text:p>
      <text:p text:style-name="P1">Iteration 1 calculating Hessian matrix 63 of 121</text:p>
      <text:p text:style-name="P1">Iteration 1 calculating Hessian matrix 64 of 121</text:p>
      <text:p text:style-name="P1">Iteration 1 calculating Hessian matrix 65 of 121</text:p>
      <text:p text:style-name="P1">Iteration 1 calculating Hessian matrix 66 of 121</text:p>
      <text:p text:style-name="P1">Iteration 1 calculating Hessian matrix 67 of 121</text:p>
      <text:p text:style-name="P1">Iteration 1 calculating Hessian matrix 68 of 121</text:p>
      <text:p text:style-name="P1">Iteration 1 calculating Hessian matrix 69 of 121</text:p>
      <text:p text:style-name="P1">Iteration 1 calculating Hessian matrix 70 of 121</text:p>
      <text:p text:style-name="P1">Iteration 1 calculating Hessian matrix 71 of 121</text:p>
      <text:p text:style-name="P1">Iteration 1 calculating Hessian matrix 72 of 121</text:p>
      <text:p text:style-name="P1">Iteration 1 calculating Hessian matrix 73 of 121</text:p>
      <text:p text:style-name="P1">Iteration 1 calculating Hessian matrix 74 of 121</text:p>
      <text:p text:style-name="P1">Iteration 1 calculating Hessian matrix 75 of 121</text:p>
      <text:p text:style-name="P1">Iteration 1 calculating Hessian matrix 76 of 121</text:p>
      <text:p text:style-name="P1">Iteration 1 calculating Hessian matrix 77 of 121</text:p>
      <text:p text:style-name="P1">Iteration 1 calculating Hessian matrix 78 of 121</text:p>
      <text:p text:style-name="P1">Iteration 1 calculating Hessian matrix 79 of 121</text:p>
      <text:p text:style-name="P1">Iteration 1 calculating Hessian matrix 80 of 121</text:p>
      <text:p text:style-name="P1">Iteration 1 calculating Hessian matrix 81 of 121</text:p>
      <text:p text:style-name="P1">Iteration 1 calculating Hessian matrix 82 of 121</text:p>
      <text:p text:style-name="P1">Iteration 1 calculating Hessian matrix 83 of 121</text:p>
      <text:p text:style-name="P1">Iteration 1 calculating Hessian matrix 84 of 121</text:p>
      <text:p text:style-name="P1">Iteration 1 calculating Hessian matrix 85 of 121</text:p>
      <text:p text:style-name="P1">Iteration 1 calculating Hessian matrix 86 of 121</text:p>
      <text:p text:style-name="P1">Iteration 1 calculating Hessian matrix 87 of 121</text:p>
      <text:p text:style-name="P1">Iteration 1 calculating Hessian matrix 88 of 121</text:p>
      <text:p text:style-name="P1">Iteration 1 calculating Hessian matrix 89 of 121</text:p>
      <text:p text:style-name="P1">Iteration 1 calculating Hessian matrix 90 of 121</text:p>
      <text:p text:style-name="P1">Iteration 1 calculating Hessian matrix 91 of 121</text:p>
      <text:p text:style-name="P1">Iteration 1 calculating Hessian matrix 92 of 121</text:p>
      <text:p text:style-name="P1">Iteration 1 calculating Hessian matrix 93 of 121</text:p>
      <text:p text:style-name="P1">Iteration 1 calculating Hessian matrix 94 of 121</text:p>
      <text:p text:style-name="P1">Iteration 1 calculating Hessian matrix 95 of 121</text:p>
      <text:p text:style-name="P1">Iteration 1 calculating Hessian matrix 96 of 121</text:p>
      <text:p text:style-name="P1">Iteration 1 calculating Hessian matrix 97 of 121</text:p>
      <text:p text:style-name="P1">Iteration 1 calculating Hessian matrix 98 of 121</text:p>
      <text:p text:style-name="P1">Iteration 1 calculating Hessian matrix 99 of 121</text:p>
      <text:p text:style-name="P1">Iteration 1 calculating Hessian matrix 100 of 121</text:p>
      <text:p text:style-name="P1">Iteration 1 calculating Hessian matrix 101 of 121</text:p>
      <text:p text:style-name="P1">Iteration 1 calculating Hessian matrix 102 of 121</text:p>
      <text:p text:style-name="P1"><text:soft-page-break/>Iteration 1 calculating Hessian matrix 103 of 121</text:p>
      <text:p text:style-name="P1">Iteration 1 calculating Hessian matrix 104 of 121</text:p>
      <text:p text:style-name="P1">Iteration 1 calculating Hessian matrix 105 of 121</text:p>
      <text:p text:style-name="P1">Iteration 1 calculating Hessian matrix 106 of 121</text:p>
      <text:p text:style-name="P1">Iteration 1 calculating Hessian matrix 107 of 121</text:p>
      <text:p text:style-name="P1">Iteration 1 calculating Hessian matrix 108 of 121</text:p>
      <text:p text:style-name="P1">Iteration 1 calculating Hessian matrix 109 of 121</text:p>
      <text:p text:style-name="P1">Iteration 1 calculating Hessian matrix 110 of 121</text:p>
      <text:p text:style-name="P1">Iteration 1 calculating Hessian matrix 111 of 121</text:p>
      <text:p text:style-name="P1">Iteration 1 calculating Hessian matrix 112 of 121</text:p>
      <text:p text:style-name="P1">Iteration 1 calculating Hessian matrix 113 of 121</text:p>
      <text:p text:style-name="P1">Iteration 1 calculating Hessian matrix 114 of 121</text:p>
      <text:p text:style-name="P1">Iteration 1 calculating Hessian matrix 115 of 121</text:p>
      <text:p text:style-name="P1">Iteration 1 calculating Hessian matrix 116 of 121</text:p>
      <text:p text:style-name="P1">Iteration 1 calculating Hessian matrix 117 of 121</text:p>
      <text:p text:style-name="P1">Iteration 1 calculating Hessian matrix 118 of 121</text:p>
      <text:p text:style-name="P1">Iteration 1 calculating Hessian matrix 119 of 121</text:p>
      <text:p text:style-name="P1">Iteration 1 calculating Hessian matrix 120 of 121</text:p>
      <text:p text:style-name="P1">Iteration 1 calculating Hessian matrix 121 of 121</text:p>
      <text:p text:style-name="P1"><text:s/>Columns 1 through 6:</text:p>
      <text:p text:style-name="P1"/>
      <text:p text:style-name="P1"><text:s text:c="3"/>1.5672e-04 <text:s text:c="2"/>1.6711e-04 <text:s text:c="2"/>1.9140e-05 <text:s text:c="2"/>1.5947e-04 <text:s text:c="2"/>2.3437e-04 <text:s text:c="2"/>2.1472e-05</text:p>
      <text:p text:style-name="P1"><text:s text:c="3"/>1.6711e-04 <text:s text:c="2"/>3.7557e-04 <text:s text:c="2"/>3.7670e-04 <text:s text:c="2"/>3.5576e-04 <text:s text:c="2"/>3.1610e-04 <text:s text:c="2"/>6.0596e-05</text:p>
      <text:p text:style-name="P1"><text:s text:c="3"/>1.9140e-05 <text:s text:c="2"/>3.7670e-04 <text:s text:c="2"/>7.4871e-04 <text:s text:c="2"/>4.3621e-04 <text:s text:c="2"/>6.1950e-05 <text:s text:c="2"/>1.2677e-04</text:p>
      <text:p text:style-name="P1"><text:s text:c="3"/>1.5947e-04 <text:s text:c="2"/>3.5576e-04 <text:s text:c="2"/>4.3621e-04 <text:s text:c="2"/>4.4797e-04 <text:s text:c="2"/>2.9619e-04 <text:s text:c="2"/>1.5281e-04</text:p>
      <text:p text:style-name="P1"><text:s text:c="3"/>2.3437e-04 <text:s text:c="2"/>3.1610e-04 <text:s text:c="2"/>6.1950e-05 <text:s text:c="2"/>2.9619e-04 <text:s text:c="2"/>5.4012e-04 <text:s text:c="2"/>2.6390e-04</text:p>
      <text:p text:style-name="P1"><text:s text:c="3"/>2.1472e-05 <text:s text:c="2"/>6.0596e-05 <text:s text:c="2"/>1.2677e-04 <text:s text:c="2"/>1.5281e-04 <text:s text:c="2"/>2.6390e-04 <text:s text:c="2"/>5.4008e-04</text:p>
      <text:p text:style-name="P1"><text:s text:c="2"/>-9.3037e-06 <text:s text:c="2"/>4.7096e-05 <text:s text:c="2"/>1.5787e-04 <text:s text:c="2"/>1.2752e-04 <text:s text:c="2"/>1.5059e-04 <text:s text:c="2"/>5.4778e-04</text:p>
      <text:p text:style-name="P1"><text:s text:c="3"/>1.0745e-04 <text:s text:c="2"/>1.4804e-04 <text:s/>-3.3462e-05 <text:s text:c="2"/>1.1169e-04 <text:s text:c="2"/>3.8465e-04 <text:s text:c="2"/>4.4087e-04</text:p>
      <text:p text:style-name="P1"><text:s text:c="3"/>1.6291e-04 <text:s text:c="2"/>2.2455e-04 <text:s text:c="2"/>2.0337e-04 <text:s text:c="2"/>3.3005e-04 <text:s text:c="2"/>4.5033e-04 <text:s text:c="2"/>4.1049e-04</text:p>
      <text:p text:style-name="P1"><text:s text:c="3"/>1.5856e-04 <text:s text:c="2"/>4.3043e-04 <text:s text:c="2"/>5.7496e-04 <text:s text:c="2"/>5.0828e-04 <text:s text:c="2"/>3.3620e-04 <text:s text:c="2"/>2.4207e-04</text:p>
      <text:p text:style-name="P1"><text:s text:c="3"/>6.1084e-05 <text:s text:c="2"/>2.4025e-04 <text:s text:c="2"/>3.1968e-04 <text:s text:c="2"/>2.4964e-04 <text:s text:c="2"/>1.2166e-04 <text:s text:c="2"/>5.6044e-05</text:p>
      <text:p text:style-name="P1"/>
      <text:p text:style-name="P1"><text:s/>Columns 7 through 11:</text:p>
      <text:p text:style-name="P1"/>
      <text:p text:style-name="P1"><text:s text:c="2"/>-9.3037e-06 <text:s text:c="2"/>1.0745e-04 <text:s text:c="2"/>1.6291e-04 <text:s text:c="2"/>1.5856e-04 <text:s text:c="2"/>6.1084e-05</text:p>
      <text:p text:style-name="P1"><text:s text:c="3"/>4.7096e-05 <text:s text:c="2"/>1.4804e-04 <text:s text:c="2"/>2.2455e-04 <text:s text:c="2"/>4.3043e-04 <text:s text:c="2"/>2.4025e-04</text:p>
      <text:p text:style-name="P1"><text:s text:c="3"/>1.5787e-04 <text:s/>-3.3462e-05 <text:s text:c="2"/>2.0337e-04 <text:s text:c="2"/>5.7496e-04 <text:s text:c="2"/>3.1968e-04</text:p>
      <text:p text:style-name="P1"><text:s text:c="3"/>1.2752e-04 <text:s text:c="2"/>1.1169e-04 <text:s text:c="2"/>3.3005e-04 <text:s text:c="2"/>5.0828e-04 <text:s text:c="2"/>2.4964e-04</text:p>
      <text:p text:style-name="P1"><text:s text:c="3"/>1.5059e-04 <text:s text:c="2"/>3.8465e-04 <text:s text:c="2"/>4.5033e-04 <text:s text:c="2"/>3.3620e-04 <text:s text:c="2"/>1.2166e-04</text:p>
      <text:p text:style-name="P1"><text:s text:c="3"/>5.4778e-04 <text:s text:c="2"/>4.4087e-04 <text:s text:c="2"/>4.1049e-04 <text:s text:c="2"/>2.4207e-04 <text:s text:c="2"/>5.6044e-05</text:p>
      <text:p text:style-name="P1"><text:s text:c="3"/>8.3300e-04 <text:s text:c="2"/>5.6120e-04 <text:s text:c="2"/>2.4198e-04 <text:s text:c="2"/>1.9917e-04 <text:s text:c="2"/>9.6212e-05</text:p>
      <text:p text:style-name="P1"><text:s text:c="3"/>5.6120e-04 <text:s text:c="2"/>5.9359e-04 <text:s text:c="2"/>3.4399e-04 <text:s text:c="2"/>1.8590e-04 <text:s text:c="2"/>6.7324e-05</text:p>
      <text:p text:style-name="P1"><text:s text:c="3"/>2.4198e-04 <text:s text:c="2"/>3.4399e-04 <text:s text:c="2"/>5.7454e-04 <text:s text:c="2"/>4.1247e-04 <text:s text:c="2"/>1.0274e-04</text:p>
      <text:p text:style-name="P1"><text:s text:c="3"/>1.9917e-04 <text:s text:c="2"/>1.8590e-04 <text:s text:c="2"/>4.1247e-04 <text:s text:c="2"/>6.6012e-04 <text:s text:c="2"/>3.2121e-04</text:p>
      <text:p text:style-name="P1"><text:s text:c="3"/>9.6212e-05 <text:s text:c="2"/>6.7324e-05 <text:s text:c="2"/>1.0274e-04 <text:s text:c="2"/>3.2121e-04 <text:s text:c="2"/>1.7981e-04</text:p>
      <text:p text:style-name="P1">Pos Hessian matrix</text:p>
      <text:p text:style-name="P1">Iteration 1 mu: 0.83300</text:p>
      <text:p text:style-name="P1">!!!d!!!</text:p>
      <text:p text:style-name="P1"><text:soft-page-break/><text:s text:c="2"/>-0.011656</text:p>
      <text:p text:style-name="P1"><text:s text:c="2"/>-0.024986</text:p>
      <text:p text:style-name="P1"><text:s text:c="2"/>-0.028474</text:p>
      <text:p text:style-name="P1"><text:s text:c="2"/>-0.031736</text:p>
      <text:p text:style-name="P1"><text:s text:c="2"/>-0.034857</text:p>
      <text:p text:style-name="P1"><text:s text:c="2"/>-0.037596</text:p>
      <text:p text:style-name="P1"><text:s text:c="2"/>-0.040980</text:p>
      <text:p text:style-name="P1"><text:s text:c="2"/>-0.038624</text:p>
      <text:p text:style-name="P1"><text:s text:c="2"/>-0.042834</text:p>
      <text:p text:style-name="P1"><text:s text:c="2"/>-0.046689</text:p>
      <text:p text:style-name="P1"><text:s text:c="2"/>-0.020835</text:p>
      <text:p text:style-name="P1">!!!Was!!!</text:p>
      <text:p text:style-name="P1"><text:s text:c="3"/>1</text:p>
      <text:p text:style-name="P1"><text:s text:c="3"/>1</text:p>
      <text:p text:style-name="P1"><text:s text:c="3"/>1</text:p>
      <text:p text:style-name="P1"><text:s text:c="3"/>1</text:p>
      <text:p text:style-name="P1"><text:s text:c="3"/>1</text:p>
      <text:p text:style-name="P1"><text:s text:c="3"/>1</text:p>
      <text:p text:style-name="P1"><text:s text:c="3"/>1</text:p>
      <text:p text:style-name="P1"><text:s text:c="3"/>1</text:p>
      <text:p text:style-name="P1"><text:s text:c="3"/>1</text:p>
      <text:p text:style-name="P1"><text:s text:c="3"/>1</text:p>
      <text:p text:style-name="P1"><text:s text:c="3"/>1</text:p>
      <text:p text:style-name="P1">!!!Now!!!</text:p>
      <text:p text:style-name="P1"><text:s text:c="3"/>1.0117</text:p>
      <text:p text:style-name="P1"><text:s text:c="3"/>1.0250</text:p>
      <text:p text:style-name="P1"><text:s text:c="3"/>1.0285</text:p>
      <text:p text:style-name="P1"><text:s text:c="3"/>1.0317</text:p>
      <text:p text:style-name="P1"><text:s text:c="3"/>1.0349</text:p>
      <text:p text:style-name="P1"><text:s text:c="3"/>1.0376</text:p>
      <text:p text:style-name="P1"><text:s text:c="3"/>1.0410</text:p>
      <text:p text:style-name="P1"><text:s text:c="3"/>1.0386</text:p>
      <text:p text:style-name="P1"><text:s text:c="3"/>1.0428</text:p>
      <text:p text:style-name="P1"><text:s text:c="3"/>1.0467</text:p>
      <text:p text:style-name="P1"><text:s text:c="3"/>1.0208</text:p>
      <text:p text:style-name="P1">All OK, reducing mu</text:p>
      <text:p text:style-name="P1">!!!Result!!!</text:p>
      <text:p text:style-name="P1"><text:s text:c="3"/>1.0117</text:p>
      <text:p text:style-name="P1"><text:s text:c="3"/>1.0250</text:p>
      <text:p text:style-name="P1"><text:s text:c="3"/>1.0285</text:p>
      <text:p text:style-name="P1"><text:s text:c="3"/>1.0317</text:p>
      <text:p text:style-name="P1"><text:s text:c="3"/>1.0349</text:p>
      <text:p text:style-name="P1"><text:s text:c="3"/>1.0376</text:p>
      <text:p text:style-name="P1"><text:s text:c="3"/>1.0410</text:p>
      <text:p text:style-name="P1"><text:s text:c="3"/>1.0386</text:p>
      <text:p text:style-name="P1"><text:s text:c="3"/>1.0428</text:p>
      <text:p text:style-name="P1"><text:s text:c="3"/>1.0467</text:p>
      <text:p text:style-name="P1"><text:s text:c="3"/>1.0208</text:p>
      <text:p text:style-name="P1">!!!Ans!!!</text:p>
      <text:p text:style-name="P1"><text:soft-page-break/><text:s/>1.8260</text:p>
      <text:p text:style-name="P1">Grad wt</text:p>
      <text:p text:style-name="P1"><text:s text:c="3"/>1.0117</text:p>
      <text:p text:style-name="P1"><text:s text:c="3"/>1.0250</text:p>
      <text:p text:style-name="P1"><text:s text:c="3"/>1.0285</text:p>
      <text:p text:style-name="P1"><text:s text:c="3"/>1.0317</text:p>
      <text:p text:style-name="P1"><text:s text:c="3"/>1.0349</text:p>
      <text:p text:style-name="P1"><text:s text:c="3"/>1.0376</text:p>
      <text:p text:style-name="P1"><text:s text:c="3"/>1.0410</text:p>
      <text:p text:style-name="P1"><text:s text:c="3"/>1.0386</text:p>
      <text:p text:style-name="P1"><text:s text:c="3"/>1.0428</text:p>
      <text:p text:style-name="P1"><text:s text:c="3"/>1.0467</text:p>
      <text:p text:style-name="P1"><text:s text:c="3"/>1.0208</text:p>
      <text:p text:style-name="P1"><text:s text:c="3"/>1.0117</text:p>
      <text:p text:style-name="P1"><text:s text:c="3"/>1.0250</text:p>
      <text:p text:style-name="P1"><text:s text:c="3"/>1.0285</text:p>
      <text:p text:style-name="P1"><text:s text:c="3"/>1.0317</text:p>
      <text:p text:style-name="P1"><text:s text:c="3"/>1.0349</text:p>
      <text:p text:style-name="P1"><text:s text:c="3"/>1.0376</text:p>
      <text:p text:style-name="P1"><text:s text:c="3"/>1.0410</text:p>
      <text:p text:style-name="P1"><text:s text:c="3"/>1.0386</text:p>
      <text:p text:style-name="P1"><text:s text:c="3"/>1.0428</text:p>
      <text:p text:style-name="P1"><text:s text:c="3"/>1.0467</text:p>
      <text:p text:style-name="P1"><text:s text:c="3"/>1.0208</text:p>
      <text:p text:style-name="P1">Iteration 1 calculating gradient 1 of 11</text:p>
      <text:p text:style-name="P1">Iteration 1 calculating gradient 2 of 11</text:p>
      <text:p text:style-name="P1">Iteration 1 calculating gradient 3 of 11</text:p>
      <text:p text:style-name="P1">Iteration 1 calculating gradient 4 of 11</text:p>
      <text:p text:style-name="P1">Iteration 1 calculating gradient 5 of 11</text:p>
      <text:p text:style-name="P1">Iteration 1 calculating gradient 6 of 11</text:p>
      <text:p text:style-name="P1">Iteration 1 calculating gradient 7 of 11</text:p>
      <text:p text:style-name="P1">Iteration 1 calculating gradient 8 of 11</text:p>
      <text:p text:style-name="P1">Iteration 1 calculating gradient 9 of 11</text:p>
      <text:p text:style-name="P1">Iteration 1 calculating gradient 10 of 11</text:p>
      <text:p text:style-name="P1">Iteration 1 calculating gradient 11 of 11</text:p>
      <text:p text:style-name="P1">Gradient euclidean norm</text:p>
      <text:p text:style-name="P1"><text:s/>0.094354</text:p>
      <text:p text:style-name="P1">Iteration 2 calculating Hessian matrix 1 of 121</text:p>
      <text:p text:style-name="P1">Iteration 2 calculating Hessian matrix 2 of 121</text:p>
      <text:p text:style-name="P1">Iteration 2 calculating Hessian matrix 3 of 121</text:p>
      <text:p text:style-name="P1">Iteration 2 calculating Hessian matrix 4 of 121</text:p>
      <text:p text:style-name="P1">Iteration 2 calculating Hessian matrix 5 of 121</text:p>
      <text:p text:style-name="P1">Iteration 2 calculating Hessian matrix 6 of 121</text:p>
      <text:p text:style-name="P1">Iteration 2 calculating Hessian matrix 7 of 121</text:p>
      <text:p text:style-name="P1">Iteration 2 calculating Hessian matrix 8 of 121</text:p>
      <text:p text:style-name="P1">Iteration 2 calculating Hessian matrix 9 of 121</text:p>
      <text:p text:style-name="P1">Iteration 2 calculating Hessian matrix 10 of 121</text:p>
      <text:p text:style-name="P1">Iteration 2 calculating Hessian matrix 11 of 121</text:p>
      <text:p text:style-name="P1">Iteration 2 calculating Hessian matrix 12 of 121</text:p>
      <text:p text:style-name="P1"><text:soft-page-break/>Iteration 2 calculating Hessian matrix 13 of 121</text:p>
      <text:p text:style-name="P1">Iteration 2 calculating Hessian matrix 14 of 121</text:p>
      <text:p text:style-name="P1">Iteration 2 calculating Hessian matrix 15 of 121</text:p>
      <text:p text:style-name="P1">Iteration 2 calculating Hessian matrix 16 of 121</text:p>
      <text:p text:style-name="P1">Iteration 2 calculating Hessian matrix 17 of 121</text:p>
      <text:p text:style-name="P1">Iteration 2 calculating Hessian matrix 18 of 121</text:p>
      <text:p text:style-name="P1">Iteration 2 calculating Hessian matrix 19 of 121</text:p>
      <text:p text:style-name="P1">Iteration 2 calculating Hessian matrix 20 of 121</text:p>
      <text:p text:style-name="P1">Iteration 2 calculating Hessian matrix 21 of 121</text:p>
      <text:p text:style-name="P1">Iteration 2 calculating Hessian matrix 22 of 121</text:p>
      <text:p text:style-name="P1">Iteration 2 calculating Hessian matrix 23 of 121</text:p>
      <text:p text:style-name="P1">Iteration 2 calculating Hessian matrix 24 of 121</text:p>
      <text:p text:style-name="P1">Iteration 2 calculating Hessian matrix 25 of 121</text:p>
      <text:p text:style-name="P1">Iteration 2 calculating Hessian matrix 26 of 121</text:p>
      <text:p text:style-name="P1">Iteration 2 calculating Hessian matrix 27 of 121</text:p>
      <text:p text:style-name="P1">Iteration 2 calculating Hessian matrix 28 of 121</text:p>
      <text:p text:style-name="P1">Iteration 2 calculating Hessian matrix 29 of 121</text:p>
      <text:p text:style-name="P1">Iteration 2 calculating Hessian matrix 30 of 121</text:p>
      <text:p text:style-name="P1">Iteration 2 calculating Hessian matrix 31 of 121</text:p>
      <text:p text:style-name="P1">Iteration 2 calculating Hessian matrix 32 of 121</text:p>
      <text:p text:style-name="P1">Iteration 2 calculating Hessian matrix 33 of 121</text:p>
      <text:p text:style-name="P1">Iteration 2 calculating Hessian matrix 34 of 121</text:p>
      <text:p text:style-name="P1">Iteration 2 calculating Hessian matrix 35 of 121</text:p>
      <text:p text:style-name="P1">Iteration 2 calculating Hessian matrix 36 of 121</text:p>
      <text:p text:style-name="P1">Iteration 2 calculating Hessian matrix 37 of 121</text:p>
      <text:p text:style-name="P1">Iteration 2 calculating Hessian matrix 38 of 121</text:p>
      <text:p text:style-name="P1">Iteration 2 calculating Hessian matrix 39 of 121</text:p>
      <text:p text:style-name="P1">Iteration 2 calculating Hessian matrix 40 of 121</text:p>
      <text:p text:style-name="P1">Iteration 2 calculating Hessian matrix 41 of 121</text:p>
      <text:p text:style-name="P1">Iteration 2 calculating Hessian matrix 42 of 121</text:p>
      <text:p text:style-name="P1">Iteration 2 calculating Hessian matrix 43 of 121</text:p>
      <text:p text:style-name="P1">Iteration 2 calculating Hessian matrix 44 of 121</text:p>
      <text:p text:style-name="P1">Iteration 2 calculating Hessian matrix 45 of 121</text:p>
      <text:p text:style-name="P1">Iteration 2 calculating Hessian matrix 46 of 121</text:p>
      <text:p text:style-name="P1">Iteration 2 calculating Hessian matrix 47 of 121</text:p>
      <text:p text:style-name="P1">Iteration 2 calculating Hessian matrix 48 of 121</text:p>
      <text:p text:style-name="P1">Iteration 2 calculating Hessian matrix 49 of 121</text:p>
      <text:p text:style-name="P1">Iteration 2 calculating Hessian matrix 50 of 121</text:p>
      <text:p text:style-name="P1">Iteration 2 calculating Hessian matrix 51 of 121</text:p>
      <text:p text:style-name="P1">Iteration 2 calculating Hessian matrix 52 of 121</text:p>
      <text:p text:style-name="P1">Iteration 2 calculating Hessian matrix 53 of 121</text:p>
      <text:p text:style-name="P1">Iteration 2 calculating Hessian matrix 54 of 121</text:p>
      <text:p text:style-name="P1">Iteration 2 calculating Hessian matrix 55 of 121</text:p>
      <text:p text:style-name="P1">Iteration 2 calculating Hessian matrix 56 of 121</text:p>
      <text:p text:style-name="P1">Iteration 2 calculating Hessian matrix 57 of 121</text:p>
      <text:p text:style-name="P1">Iteration 2 calculating Hessian matrix 58 of 121</text:p>
      <text:p text:style-name="P1">Iteration 2 calculating Hessian matrix 59 of 121</text:p>
      <text:p text:style-name="P1">Iteration 2 calculating Hessian matrix 60 of 121</text:p>
      <text:p text:style-name="P1">Iteration 2 calculating Hessian matrix 61 of 121</text:p>
      <text:p text:style-name="P1"><text:soft-page-break/>Iteration 2 calculating Hessian matrix 62 of 121</text:p>
      <text:p text:style-name="P1">Iteration 2 calculating Hessian matrix 63 of 121</text:p>
      <text:p text:style-name="P1">Iteration 2 calculating Hessian matrix 64 of 121</text:p>
      <text:p text:style-name="P1">Iteration 2 calculating Hessian matrix 65 of 121</text:p>
      <text:p text:style-name="P1">Iteration 2 calculating Hessian matrix 66 of 121</text:p>
      <text:p text:style-name="P1">Iteration 2 calculating Hessian matrix 67 of 121</text:p>
      <text:p text:style-name="P1">Iteration 2 calculating Hessian matrix 68 of 121</text:p>
      <text:p text:style-name="P1">Iteration 2 calculating Hessian matrix 69 of 121</text:p>
      <text:p text:style-name="P1">Iteration 2 calculating Hessian matrix 70 of 121</text:p>
      <text:p text:style-name="P1">Iteration 2 calculating Hessian matrix 71 of 121</text:p>
      <text:p text:style-name="P1">Iteration 2 calculating Hessian matrix 72 of 121</text:p>
      <text:p text:style-name="P1">Iteration 2 calculating Hessian matrix 73 of 121</text:p>
      <text:p text:style-name="P1">Iteration 2 calculating Hessian matrix 74 of 121</text:p>
      <text:p text:style-name="P1">Iteration 2 calculating Hessian matrix 75 of 121</text:p>
      <text:p text:style-name="P1">Iteration 2 calculating Hessian matrix 76 of 121</text:p>
      <text:p text:style-name="P1">Iteration 2 calculating Hessian matrix 77 of 121</text:p>
      <text:p text:style-name="P1">Iteration 2 calculating Hessian matrix 78 of 121</text:p>
      <text:p text:style-name="P1">Iteration 2 calculating Hessian matrix 79 of 121</text:p>
      <text:p text:style-name="P1">Iteration 2 calculating Hessian matrix 80 of 121</text:p>
      <text:p text:style-name="P1">Iteration 2 calculating Hessian matrix 81 of 121</text:p>
      <text:p text:style-name="P1">Iteration 2 calculating Hessian matrix 82 of 121</text:p>
      <text:p text:style-name="P1">Iteration 2 calculating Hessian matrix 83 of 121</text:p>
      <text:p text:style-name="P1">Iteration 2 calculating Hessian matrix 84 of 121</text:p>
      <text:p text:style-name="P1">Iteration 2 calculating Hessian matrix 85 of 121</text:p>
      <text:p text:style-name="P1">Iteration 2 calculating Hessian matrix 86 of 121</text:p>
      <text:p text:style-name="P1">Iteration 2 calculating Hessian matrix 87 of 121</text:p>
      <text:p text:style-name="P1">Iteration 2 calculating Hessian matrix 88 of 121</text:p>
      <text:p text:style-name="P1">Iteration 2 calculating Hessian matrix 89 of 121</text:p>
      <text:p text:style-name="P1">Iteration 2 calculating Hessian matrix 90 of 121</text:p>
      <text:p text:style-name="P1">Iteration 2 calculating Hessian matrix 91 of 121</text:p>
      <text:p text:style-name="P1">Iteration 2 calculating Hessian matrix 92 of 121</text:p>
      <text:p text:style-name="P1">Iteration 2 calculating Hessian matrix 93 of 121</text:p>
      <text:p text:style-name="P1">Iteration 2 calculating Hessian matrix 94 of 121</text:p>
      <text:p text:style-name="P1">Iteration 2 calculating Hessian matrix 95 of 121</text:p>
      <text:p text:style-name="P1">Iteration 2 calculating Hessian matrix 96 of 121</text:p>
      <text:p text:style-name="P1">Iteration 2 calculating Hessian matrix 97 of 121</text:p>
      <text:p text:style-name="P1">Iteration 2 calculating Hessian matrix 98 of 121</text:p>
      <text:p text:style-name="P1">Iteration 2 calculating Hessian matrix 99 of 121</text:p>
      <text:p text:style-name="P1">Iteration 2 calculating Hessian matrix 100 of 121</text:p>
      <text:p text:style-name="P1">Iteration 2 calculating Hessian matrix 101 of 121</text:p>
      <text:p text:style-name="P1">Iteration 2 calculating Hessian matrix 102 of 121</text:p>
      <text:p text:style-name="P1">Iteration 2 calculating Hessian matrix 103 of 121</text:p>
      <text:p text:style-name="P1">Iteration 2 calculating Hessian matrix 104 of 121</text:p>
      <text:p text:style-name="P1">Iteration 2 calculating Hessian matrix 105 of 121</text:p>
      <text:p text:style-name="P1">Iteration 2 calculating Hessian matrix 106 of 121</text:p>
      <text:p text:style-name="P1">Iteration 2 calculating Hessian matrix 107 of 121</text:p>
      <text:p text:style-name="P1">Iteration 2 calculating Hessian matrix 108 of 121</text:p>
      <text:p text:style-name="P1">Iteration 2 calculating Hessian matrix 109 of 121</text:p>
      <text:p text:style-name="P1">Iteration 2 calculating Hessian matrix 110 of 121</text:p>
      <text:p text:style-name="P1"><text:soft-page-break/>Iteration 2 calculating Hessian matrix 111 of 121</text:p>
      <text:p text:style-name="P1">Iteration 2 calculating Hessian matrix 112 of 121</text:p>
      <text:p text:style-name="P1">Iteration 2 calculating Hessian matrix 113 of 121</text:p>
      <text:p text:style-name="P1">Iteration 2 calculating Hessian matrix 114 of 121</text:p>
      <text:p text:style-name="P1">Iteration 2 calculating Hessian matrix 115 of 121</text:p>
      <text:p text:style-name="P1">Iteration 2 calculating Hessian matrix 116 of 121</text:p>
      <text:p text:style-name="P1">Iteration 2 calculating Hessian matrix 117 of 121</text:p>
      <text:p text:style-name="P1">Iteration 2 calculating Hessian matrix 118 of 121</text:p>
      <text:p text:style-name="P1">Iteration 2 calculating Hessian matrix 119 of 121</text:p>
      <text:p text:style-name="P1">Iteration 2 calculating Hessian matrix 120 of 121</text:p>
      <text:p text:style-name="P1">Iteration 2 calculating Hessian matrix 121 of 121</text:p>
      <text:p text:style-name="P1">Iteration 2 mu: 0.41650</text:p>
      <text:p text:style-name="P1">!!!d!!!</text:p>
      <text:p text:style-name="P1"><text:s text:c="2"/>-0.023127</text:p>
      <text:p text:style-name="P1"><text:s text:c="2"/>-0.049565</text:p>
      <text:p text:style-name="P1"><text:s text:c="2"/>-0.056501</text:p>
      <text:p text:style-name="P1"><text:s text:c="2"/>-0.062996</text:p>
      <text:p text:style-name="P1"><text:s text:c="2"/>-0.069229</text:p>
      <text:p text:style-name="P1"><text:s text:c="2"/>-0.074711</text:p>
      <text:p text:style-name="P1"><text:s text:c="2"/>-0.081409</text:p>
      <text:p text:style-name="P1"><text:s text:c="2"/>-0.076752</text:p>
      <text:p text:style-name="P1"><text:s text:c="2"/>-0.085090</text:p>
      <text:p text:style-name="P1"><text:s text:c="2"/>-0.092758</text:p>
      <text:p text:style-name="P1"><text:s text:c="2"/>-0.041368</text:p>
      <text:p text:style-name="P1">!!!Was!!!</text:p>
      <text:p text:style-name="P1"><text:s text:c="3"/>1.0117</text:p>
      <text:p text:style-name="P1"><text:s text:c="3"/>1.0250</text:p>
      <text:p text:style-name="P1"><text:s text:c="3"/>1.0285</text:p>
      <text:p text:style-name="P1"><text:s text:c="3"/>1.0317</text:p>
      <text:p text:style-name="P1"><text:s text:c="3"/>1.0349</text:p>
      <text:p text:style-name="P1"><text:s text:c="3"/>1.0376</text:p>
      <text:p text:style-name="P1"><text:s text:c="3"/>1.0410</text:p>
      <text:p text:style-name="P1"><text:s text:c="3"/>1.0386</text:p>
      <text:p text:style-name="P1"><text:s text:c="3"/>1.0428</text:p>
      <text:p text:style-name="P1"><text:s text:c="3"/>1.0467</text:p>
      <text:p text:style-name="P1"><text:s text:c="3"/>1.0208</text:p>
      <text:p text:style-name="P1">!!!Now!!!</text:p>
      <text:p text:style-name="P1"><text:s text:c="3"/>1.0348</text:p>
      <text:p text:style-name="P1"><text:s text:c="3"/>1.0746</text:p>
      <text:p text:style-name="P1"><text:s text:c="3"/>1.0850</text:p>
      <text:p text:style-name="P1"><text:s text:c="3"/>1.0947</text:p>
      <text:p text:style-name="P1"><text:s text:c="3"/>1.1041</text:p>
      <text:p text:style-name="P1"><text:s text:c="3"/>1.1123</text:p>
      <text:p text:style-name="P1"><text:s text:c="3"/>1.1224</text:p>
      <text:p text:style-name="P1"><text:s text:c="3"/>1.1154</text:p>
      <text:p text:style-name="P1"><text:s text:c="3"/>1.1279</text:p>
      <text:p text:style-name="P1"><text:s text:c="3"/>1.1394</text:p>
      <text:p text:style-name="P1"><text:s text:c="3"/>1.0622</text:p>
      <text:p text:style-name="P1">All OK, reducing mu</text:p>
      <text:p text:style-name="P1"><text:soft-page-break/>!!!Result!!!</text:p>
      <text:p text:style-name="P1"><text:s text:c="3"/>1.0348</text:p>
      <text:p text:style-name="P1"><text:s text:c="3"/>1.0746</text:p>
      <text:p text:style-name="P1"><text:s text:c="3"/>1.0850</text:p>
      <text:p text:style-name="P1"><text:s text:c="3"/>1.0947</text:p>
      <text:p text:style-name="P1"><text:s text:c="3"/>1.1041</text:p>
      <text:p text:style-name="P1"><text:s text:c="3"/>1.1123</text:p>
      <text:p text:style-name="P1"><text:s text:c="3"/>1.1224</text:p>
      <text:p text:style-name="P1"><text:s text:c="3"/>1.1154</text:p>
      <text:p text:style-name="P1"><text:s text:c="3"/>1.1279</text:p>
      <text:p text:style-name="P1"><text:s text:c="3"/>1.1394</text:p>
      <text:p text:style-name="P1"><text:s text:c="3"/>1.0622</text:p>
      <text:p text:style-name="P1">!!!Ans!!!</text:p>
      <text:p text:style-name="P1"><text:s/>1.8048</text:p>
      <text:p text:style-name="P1">Grad wt</text:p>
      <text:p text:style-name="P1"><text:s text:c="3"/>1.0348</text:p>
      <text:p text:style-name="P1"><text:s text:c="3"/>1.0746</text:p>
      <text:p text:style-name="P1"><text:s text:c="3"/>1.0850</text:p>
      <text:p text:style-name="P1"><text:s text:c="3"/>1.0947</text:p>
      <text:p text:style-name="P1"><text:s text:c="3"/>1.1041</text:p>
      <text:p text:style-name="P1"><text:s text:c="3"/>1.1123</text:p>
      <text:p text:style-name="P1"><text:s text:c="3"/>1.1224</text:p>
      <text:p text:style-name="P1"><text:s text:c="3"/>1.1154</text:p>
      <text:p text:style-name="P1"><text:s text:c="3"/>1.1279</text:p>
      <text:p text:style-name="P1"><text:s text:c="3"/>1.1394</text:p>
      <text:p text:style-name="P1"><text:s text:c="3"/>1.0622</text:p>
      <text:p text:style-name="P1"><text:s text:c="3"/>1.0348</text:p>
      <text:p text:style-name="P1"><text:s text:c="3"/>1.0746</text:p>
      <text:p text:style-name="P1"><text:s text:c="3"/>1.0850</text:p>
      <text:p text:style-name="P1"><text:s text:c="3"/>1.0947</text:p>
      <text:p text:style-name="P1"><text:s text:c="3"/>1.1041</text:p>
      <text:p text:style-name="P1"><text:s text:c="3"/>1.1123</text:p>
      <text:p text:style-name="P1"><text:s text:c="3"/>1.1224</text:p>
      <text:p text:style-name="P1"><text:s text:c="3"/>1.1154</text:p>
      <text:p text:style-name="P1"><text:s text:c="3"/>1.1279</text:p>
      <text:p text:style-name="P1"><text:s text:c="3"/>1.1394</text:p>
      <text:p text:style-name="P1"><text:s text:c="3"/>1.0622</text:p>
      <text:p text:style-name="P1">Iteration 2 calculating gradient 1 of 11</text:p>
      <text:p text:style-name="P1">Iteration 2 calculating gradient 2 of 11</text:p>
      <text:p text:style-name="P1">Iteration 2 calculating gradient 3 of 11</text:p>
      <text:p text:style-name="P1">Iteration 2 calculating gradient 4 of 11</text:p>
      <text:p text:style-name="P1">Iteration 2 calculating gradient 5 of 11</text:p>
      <text:p text:style-name="P1">Iteration 2 calculating gradient 6 of 11</text:p>
      <text:p text:style-name="P1">Iteration 2 calculating gradient 7 of 11</text:p>
      <text:p text:style-name="P1">Iteration 2 calculating gradient 8 of 11</text:p>
      <text:p text:style-name="P1">Iteration 2 calculating gradient 9 of 11</text:p>
      <text:p text:style-name="P1">Iteration 2 calculating gradient 10 of 11</text:p>
      <text:p text:style-name="P1">Iteration 2 calculating gradient 11 of 11</text:p>
      <text:p text:style-name="P1">Gradient euclidean norm</text:p>
      <text:p text:style-name="P1"><text:soft-page-break/><text:s/>0.093706</text:p>
      <text:p text:style-name="P1">Iteration 3 calculating Hessian matrix 1 of 121</text:p>
      <text:p text:style-name="P1">Iteration 3 calculating Hessian matrix 2 of 121</text:p>
      <text:p text:style-name="P1">Iteration 3 calculating Hessian matrix 3 of 121</text:p>
      <text:p text:style-name="P1">Iteration 3 calculating Hessian matrix 4 of 121</text:p>
      <text:p text:style-name="P1">Iteration 3 calculating Hessian matrix 5 of 121</text:p>
      <text:p text:style-name="P1">Iteration 3 calculating Hessian matrix 6 of 121</text:p>
      <text:p text:style-name="P1">Iteration 3 calculating Hessian matrix 7 of 121</text:p>
      <text:p text:style-name="P1">Iteration 3 calculating Hessian matrix 8 of 121</text:p>
      <text:p text:style-name="P1">Iteration 3 calculating Hessian matrix 9 of 121</text:p>
      <text:p text:style-name="P1">Iteration 3 calculating Hessian matrix 10 of 121</text:p>
      <text:p text:style-name="P1">Iteration 3 calculating Hessian matrix 11 of 121</text:p>
      <text:p text:style-name="P1">Iteration 3 calculating Hessian matrix 12 of 121</text:p>
      <text:p text:style-name="P1">Iteration 3 calculating Hessian matrix 13 of 121</text:p>
      <text:p text:style-name="P1">Iteration 3 calculating Hessian matrix 14 of 121</text:p>
      <text:p text:style-name="P1">Iteration 3 calculating Hessian matrix 15 of 121</text:p>
      <text:p text:style-name="P1">Iteration 3 calculating Hessian matrix 16 of 121</text:p>
      <text:p text:style-name="P1">Iteration 3 calculating Hessian matrix 17 of 121</text:p>
      <text:p text:style-name="P1">Iteration 3 calculating Hessian matrix 18 of 121</text:p>
      <text:p text:style-name="P1">Iteration 3 calculating Hessian matrix 19 of 121</text:p>
      <text:p text:style-name="P1">Iteration 3 calculating Hessian matrix 20 of 121</text:p>
      <text:p text:style-name="P1">Iteration 3 calculating Hessian matrix 21 of 121</text:p>
      <text:p text:style-name="P1">Iteration 3 calculating Hessian matrix 22 of 121</text:p>
      <text:p text:style-name="P1">Iteration 3 calculating Hessian matrix 23 of 121</text:p>
      <text:p text:style-name="P1">Iteration 3 calculating Hessian matrix 24 of 121</text:p>
      <text:p text:style-name="P1">Iteration 3 calculating Hessian matrix 25 of 121</text:p>
      <text:p text:style-name="P1">Iteration 3 calculating Hessian matrix 26 of 121</text:p>
      <text:p text:style-name="P1">Iteration 3 calculating Hessian matrix 27 of 121</text:p>
      <text:p text:style-name="P1">Iteration 3 calculating Hessian matrix 28 of 121</text:p>
      <text:p text:style-name="P1">Iteration 3 calculating Hessian matrix 29 of 121</text:p>
      <text:p text:style-name="P1">Iteration 3 calculating Hessian matrix 30 of 121</text:p>
      <text:p text:style-name="P1">Iteration 3 calculating Hessian matrix 31 of 121</text:p>
      <text:p text:style-name="P1">Iteration 3 calculating Hessian matrix 32 of 121</text:p>
      <text:p text:style-name="P1">Iteration 3 calculating Hessian matrix 33 of 121</text:p>
      <text:p text:style-name="P1">Iteration 3 calculating Hessian matrix 34 of 121</text:p>
      <text:p text:style-name="P1">Iteration 3 calculating Hessian matrix 35 of 121</text:p>
      <text:p text:style-name="P1">Iteration 3 calculating Hessian matrix 36 of 121</text:p>
      <text:p text:style-name="P1">Iteration 3 calculating Hessian matrix 37 of 121</text:p>
      <text:p text:style-name="P1">Iteration 3 calculating Hessian matrix 38 of 121</text:p>
      <text:p text:style-name="P1">Iteration 3 calculating Hessian matrix 39 of 121</text:p>
      <text:p text:style-name="P1">Iteration 3 calculating Hessian matrix 40 of 121</text:p>
      <text:p text:style-name="P1">Iteration 3 calculating Hessian matrix 41 of 121</text:p>
      <text:p text:style-name="P1">Iteration 3 calculating Hessian matrix 42 of 121</text:p>
      <text:p text:style-name="P1">Iteration 3 calculating Hessian matrix 43 of 121</text:p>
      <text:p text:style-name="P1">Iteration 3 calculating Hessian matrix 44 of 121</text:p>
      <text:p text:style-name="P1">Iteration 3 calculating Hessian matrix 45 of 121</text:p>
      <text:p text:style-name="P1">Iteration 3 calculating Hessian matrix 46 of 121</text:p>
      <text:p text:style-name="P1">Iteration 3 calculating Hessian matrix 47 of 121</text:p>
      <text:p text:style-name="P1">Iteration 3 calculating Hessian matrix 48 of 121</text:p>
      <text:p text:style-name="P1"><text:soft-page-break/>Iteration 3 calculating Hessian matrix 49 of 121</text:p>
      <text:p text:style-name="P1">Iteration 3 calculating Hessian matrix 50 of 121</text:p>
      <text:p text:style-name="P1">Iteration 3 calculating Hessian matrix 51 of 121</text:p>
      <text:p text:style-name="P1">Iteration 3 calculating Hessian matrix 52 of 121</text:p>
      <text:p text:style-name="P1">Iteration 3 calculating Hessian matrix 53 of 121</text:p>
      <text:p text:style-name="P1">Iteration 3 calculating Hessian matrix 54 of 121</text:p>
      <text:p text:style-name="P1">Iteration 3 calculating Hessian matrix 55 of 121</text:p>
      <text:p text:style-name="P1">Iteration 3 calculating Hessian matrix 56 of 121</text:p>
      <text:p text:style-name="P1">Iteration 3 calculating Hessian matrix 57 of 121</text:p>
      <text:p text:style-name="P1">Iteration 3 calculating Hessian matrix 58 of 121</text:p>
      <text:p text:style-name="P1">Iteration 3 calculating Hessian matrix 59 of 121</text:p>
      <text:p text:style-name="P1">Iteration 3 calculating Hessian matrix 60 of 121</text:p>
      <text:p text:style-name="P1">Iteration 3 calculating Hessian matrix 61 of 121</text:p>
      <text:p text:style-name="P1">Iteration 3 calculating Hessian matrix 62 of 121</text:p>
      <text:p text:style-name="P1">Iteration 3 calculating Hessian matrix 63 of 121</text:p>
      <text:p text:style-name="P1">Iteration 3 calculating Hessian matrix 64 of 121</text:p>
      <text:p text:style-name="P1">Iteration 3 calculating Hessian matrix 65 of 121</text:p>
      <text:p text:style-name="P1">Iteration 3 calculating Hessian matrix 66 of 121</text:p>
      <text:p text:style-name="P1">Iteration 3 calculating Hessian matrix 67 of 121</text:p>
      <text:p text:style-name="P1">Iteration 3 calculating Hessian matrix 68 of 121</text:p>
      <text:p text:style-name="P1">Iteration 3 calculating Hessian matrix 69 of 121</text:p>
      <text:p text:style-name="P1">Iteration 3 calculating Hessian matrix 70 of 121</text:p>
      <text:p text:style-name="P1">Iteration 3 calculating Hessian matrix 71 of 121</text:p>
      <text:p text:style-name="P1">Iteration 3 calculating Hessian matrix 72 of 121</text:p>
      <text:p text:style-name="P1">Iteration 3 calculating Hessian matrix 73 of 121</text:p>
      <text:p text:style-name="P1">Iteration 3 calculating Hessian matrix 74 of 121</text:p>
      <text:p text:style-name="P1">Iteration 3 calculating Hessian matrix 75 of 121</text:p>
      <text:p text:style-name="P1">Iteration 3 calculating Hessian matrix 76 of 121</text:p>
      <text:p text:style-name="P1">Iteration 3 calculating Hessian matrix 77 of 121</text:p>
      <text:p text:style-name="P1">Iteration 3 calculating Hessian matrix 78 of 121</text:p>
      <text:p text:style-name="P1">Iteration 3 calculating Hessian matrix 79 of 121</text:p>
      <text:p text:style-name="P1">Iteration 3 calculating Hessian matrix 80 of 121</text:p>
      <text:p text:style-name="P1">Iteration 3 calculating Hessian matrix 81 of 121</text:p>
      <text:p text:style-name="P1">Iteration 3 calculating Hessian matrix 82 of 121</text:p>
      <text:p text:style-name="P1">Iteration 3 calculating Hessian matrix 83 of 121</text:p>
      <text:p text:style-name="P1">Iteration 3 calculating Hessian matrix 84 of 121</text:p>
      <text:p text:style-name="P1">Iteration 3 calculating Hessian matrix 85 of 121</text:p>
      <text:p text:style-name="P1">Iteration 3 calculating Hessian matrix 86 of 121</text:p>
      <text:p text:style-name="P1">Iteration 3 calculating Hessian matrix 87 of 121</text:p>
      <text:p text:style-name="P1">Iteration 3 calculating Hessian matrix 88 of 121</text:p>
      <text:p text:style-name="P1">Iteration 3 calculating Hessian matrix 89 of 121</text:p>
      <text:p text:style-name="P1">Iteration 3 calculating Hessian matrix 90 of 121</text:p>
      <text:p text:style-name="P1">Iteration 3 calculating Hessian matrix 91 of 121</text:p>
      <text:p text:style-name="P1">Iteration 3 calculating Hessian matrix 92 of 121</text:p>
      <text:p text:style-name="P1">Iteration 3 calculating Hessian matrix 93 of 121</text:p>
      <text:p text:style-name="P1">Iteration 3 calculating Hessian matrix 94 of 121</text:p>
      <text:p text:style-name="P1">Iteration 3 calculating Hessian matrix 95 of 121</text:p>
      <text:p text:style-name="P1">Iteration 3 calculating Hessian matrix 96 of 121</text:p>
      <text:p text:style-name="P1">Iteration 3 calculating Hessian matrix 97 of 121</text:p>
      <text:p text:style-name="P1"><text:soft-page-break/>Iteration 3 calculating Hessian matrix 98 of 121</text:p>
      <text:p text:style-name="P1">Iteration 3 calculating Hessian matrix 99 of 121</text:p>
      <text:p text:style-name="P1">Iteration 3 calculating Hessian matrix 100 of 121</text:p>
      <text:p text:style-name="P1">Iteration 3 calculating Hessian matrix 101 of 121</text:p>
      <text:p text:style-name="P1">Iteration 3 calculating Hessian matrix 102 of 121</text:p>
      <text:p text:style-name="P1">Iteration 3 calculating Hessian matrix 103 of 121</text:p>
      <text:p text:style-name="P1">Iteration 3 calculating Hessian matrix 104 of 121</text:p>
      <text:p text:style-name="P1">Iteration 3 calculating Hessian matrix 105 of 121</text:p>
      <text:p text:style-name="P1">Iteration 3 calculating Hessian matrix 106 of 121</text:p>
      <text:p text:style-name="P1">Iteration 3 calculating Hessian matrix 107 of 121</text:p>
      <text:p text:style-name="P1">Iteration 3 calculating Hessian matrix 108 of 121</text:p>
      <text:p text:style-name="P1">Iteration 3 calculating Hessian matrix 109 of 121</text:p>
      <text:p text:style-name="P1">Iteration 3 calculating Hessian matrix 110 of 121</text:p>
      <text:p text:style-name="P1">Iteration 3 calculating Hessian matrix 111 of 121</text:p>
      <text:p text:style-name="P1">Iteration 3 calculating Hessian matrix 112 of 121</text:p>
      <text:p text:style-name="P1">Iteration 3 calculating Hessian matrix 113 of 121</text:p>
      <text:p text:style-name="P1">Iteration 3 calculating Hessian matrix 114 of 121</text:p>
      <text:p text:style-name="P1">Iteration 3 calculating Hessian matrix 115 of 121</text:p>
      <text:p text:style-name="P1">Iteration 3 calculating Hessian matrix 116 of 121</text:p>
      <text:p text:style-name="P1">Iteration 3 calculating Hessian matrix 117 of 121</text:p>
      <text:p text:style-name="P1">Iteration 3 calculating Hessian matrix 118 of 121</text:p>
      <text:p text:style-name="P1">Iteration 3 calculating Hessian matrix 119 of 121</text:p>
      <text:p text:style-name="P1">Iteration 3 calculating Hessian matrix 120 of 121</text:p>
      <text:p text:style-name="P1">Iteration 3 calculating Hessian matrix 121 of 121</text:p>
      <text:p text:style-name="P1">Iteration 3 mu: 0.20825</text:p>
      <text:p text:style-name="P1">!!!d!!!</text:p>
      <text:p text:style-name="P1"><text:s text:c="2"/>-0.045525</text:p>
      <text:p text:style-name="P1"><text:s text:c="2"/>-0.097583</text:p>
      <text:p text:style-name="P1"><text:s text:c="2"/>-0.111273</text:p>
      <text:p text:style-name="P1"><text:s text:c="2"/>-0.124155</text:p>
      <text:p text:style-name="P1"><text:s text:c="2"/>-0.136558</text:p>
      <text:p text:style-name="P1"><text:s text:c="2"/>-0.147517</text:p>
      <text:p text:style-name="P1"><text:s text:c="2"/>-0.160857</text:p>
      <text:p text:style-name="P1"><text:s text:c="2"/>-0.151654</text:p>
      <text:p text:style-name="P1"><text:s text:c="2"/>-0.168045</text:p>
      <text:p text:style-name="P1"><text:s text:c="2"/>-0.182951</text:p>
      <text:p text:style-name="P1"><text:s text:c="2"/>-0.081594</text:p>
      <text:p text:style-name="P1">!!!Was!!!</text:p>
      <text:p text:style-name="P1"><text:s text:c="3"/>1.0348</text:p>
      <text:p text:style-name="P1"><text:s text:c="3"/>1.0746</text:p>
      <text:p text:style-name="P1"><text:s text:c="3"/>1.0850</text:p>
      <text:p text:style-name="P1"><text:s text:c="3"/>1.0947</text:p>
      <text:p text:style-name="P1"><text:s text:c="3"/>1.1041</text:p>
      <text:p text:style-name="P1"><text:s text:c="3"/>1.1123</text:p>
      <text:p text:style-name="P1"><text:s text:c="3"/>1.1224</text:p>
      <text:p text:style-name="P1"><text:s text:c="3"/>1.1154</text:p>
      <text:p text:style-name="P1"><text:s text:c="3"/>1.1279</text:p>
      <text:p text:style-name="P1"><text:s text:c="3"/>1.1394</text:p>
      <text:p text:style-name="P1"><text:s text:c="3"/>1.0622</text:p>
      <text:p text:style-name="P1"><text:soft-page-break/>!!!Now!!!</text:p>
      <text:p text:style-name="P1"><text:s text:c="3"/>1.0803</text:p>
      <text:p text:style-name="P1"><text:s text:c="3"/>1.1721</text:p>
      <text:p text:style-name="P1"><text:s text:c="3"/>1.1962</text:p>
      <text:p text:style-name="P1"><text:s text:c="3"/>1.2189</text:p>
      <text:p text:style-name="P1"><text:s text:c="3"/>1.2406</text:p>
      <text:p text:style-name="P1"><text:s text:c="3"/>1.2598</text:p>
      <text:p text:style-name="P1"><text:s text:c="3"/>1.2832</text:p>
      <text:p text:style-name="P1"><text:s text:c="3"/>1.2670</text:p>
      <text:p text:style-name="P1"><text:s text:c="3"/>1.2960</text:p>
      <text:p text:style-name="P1"><text:s text:c="3"/>1.3224</text:p>
      <text:p text:style-name="P1"><text:s text:c="3"/>1.1438</text:p>
      <text:p text:style-name="P1">All OK, reducing mu</text:p>
      <text:p text:style-name="P1">!!!Result!!!</text:p>
      <text:p text:style-name="P1"><text:s text:c="3"/>1.0803</text:p>
      <text:p text:style-name="P1"><text:s text:c="3"/>1.1721</text:p>
      <text:p text:style-name="P1"><text:s text:c="3"/>1.1962</text:p>
      <text:p text:style-name="P1"><text:s text:c="3"/>1.2189</text:p>
      <text:p text:style-name="P1"><text:s text:c="3"/>1.2406</text:p>
      <text:p text:style-name="P1"><text:s text:c="3"/>1.2598</text:p>
      <text:p text:style-name="P1"><text:s text:c="3"/>1.2832</text:p>
      <text:p text:style-name="P1"><text:s text:c="3"/>1.2670</text:p>
      <text:p text:style-name="P1"><text:s text:c="3"/>1.2960</text:p>
      <text:p text:style-name="P1"><text:s text:c="3"/>1.3224</text:p>
      <text:p text:style-name="P1"><text:s text:c="3"/>1.1438</text:p>
      <text:p text:style-name="P1">!!!Ans!!!</text:p>
      <text:p text:style-name="P1"><text:s/>1.7635</text:p>
      <text:p text:style-name="P1">Grad wt</text:p>
      <text:p text:style-name="P1"><text:s text:c="3"/>1.0803</text:p>
      <text:p text:style-name="P1"><text:s text:c="3"/>1.1721</text:p>
      <text:p text:style-name="P1"><text:s text:c="3"/>1.1962</text:p>
      <text:p text:style-name="P1"><text:s text:c="3"/>1.2189</text:p>
      <text:p text:style-name="P1"><text:s text:c="3"/>1.2406</text:p>
      <text:p text:style-name="P1"><text:s text:c="3"/>1.2598</text:p>
      <text:p text:style-name="P1"><text:s text:c="3"/>1.2832</text:p>
      <text:p text:style-name="P1"><text:s text:c="3"/>1.2670</text:p>
      <text:p text:style-name="P1"><text:s text:c="3"/>1.2960</text:p>
      <text:p text:style-name="P1"><text:s text:c="3"/>1.3224</text:p>
      <text:p text:style-name="P1"><text:s text:c="3"/>1.1438</text:p>
      <text:p text:style-name="P1"><text:s text:c="3"/>1.0803</text:p>
      <text:p text:style-name="P1"><text:s text:c="3"/>1.1721</text:p>
      <text:p text:style-name="P1"><text:s text:c="3"/>1.1962</text:p>
      <text:p text:style-name="P1"><text:s text:c="3"/>1.2189</text:p>
      <text:p text:style-name="P1"><text:s text:c="3"/>1.2406</text:p>
      <text:p text:style-name="P1"><text:s text:c="3"/>1.2598</text:p>
      <text:p text:style-name="P1"><text:s text:c="3"/>1.2832</text:p>
      <text:p text:style-name="P1"><text:s text:c="3"/>1.2670</text:p>
      <text:p text:style-name="P1"><text:s text:c="3"/>1.2960</text:p>
      <text:p text:style-name="P1"><text:s text:c="3"/>1.3224</text:p>
      <text:p text:style-name="P1"><text:soft-page-break/><text:s text:c="3"/>1.1438</text:p>
      <text:p text:style-name="P1">Iteration 3 calculating gradient 1 of 11</text:p>
      <text:p text:style-name="P1">Iteration 3 calculating gradient 2 of 11</text:p>
      <text:p text:style-name="P1">Iteration 3 calculating gradient 3 of 11</text:p>
      <text:p text:style-name="P1">Iteration 3 calculating gradient 4 of 11</text:p>
      <text:p text:style-name="P1">Iteration 3 calculating gradient 5 of 11</text:p>
      <text:p text:style-name="P1">Iteration 3 calculating gradient 6 of 11</text:p>
      <text:p text:style-name="P1">Iteration 3 calculating gradient 7 of 11</text:p>
      <text:p text:style-name="P1">Iteration 3 calculating gradient 8 of 11</text:p>
      <text:p text:style-name="P1">Iteration 3 calculating gradient 9 of 11</text:p>
      <text:p text:style-name="P1">Iteration 3 calculating gradient 10 of 11</text:p>
      <text:p text:style-name="P1">Iteration 3 calculating gradient 11 of 11</text:p>
      <text:p text:style-name="P1">Gradient euclidean norm</text:p>
      <text:p text:style-name="P1"><text:s/>0.092425</text:p>
      <text:p text:style-name="P1">Iteration 4 calculating Hessian matrix 1 of 121</text:p>
      <text:p text:style-name="P1">Iteration 4 calculating Hessian matrix 2 of 121</text:p>
      <text:p text:style-name="P1">Iteration 4 calculating Hessian matrix 3 of 121</text:p>
      <text:p text:style-name="P1">Iteration 4 calculating Hessian matrix 4 of 121</text:p>
      <text:p text:style-name="P1">Iteration 4 calculating Hessian matrix 5 of 121</text:p>
      <text:p text:style-name="P1">Iteration 4 calculating Hessian matrix 6 of 121</text:p>
      <text:p text:style-name="P1">Iteration 4 calculating Hessian matrix 7 of 121</text:p>
      <text:p text:style-name="P1">Iteration 4 calculating Hessian matrix 8 of 121</text:p>
      <text:p text:style-name="P1">Iteration 4 calculating Hessian matrix 9 of 121</text:p>
      <text:p text:style-name="P1">Iteration 4 calculating Hessian matrix 10 of 121</text:p>
      <text:p text:style-name="P1">Iteration 4 calculating Hessian matrix 11 of 121</text:p>
      <text:p text:style-name="P1">Iteration 4 calculating Hessian matrix 12 of 121</text:p>
      <text:p text:style-name="P1">Iteration 4 calculating Hessian matrix 13 of 121</text:p>
      <text:p text:style-name="P1">Iteration 4 calculating Hessian matrix 14 of 121</text:p>
      <text:p text:style-name="P1">Iteration 4 calculating Hessian matrix 15 of 121</text:p>
      <text:p text:style-name="P1">Iteration 4 calculating Hessian matrix 16 of 121</text:p>
      <text:p text:style-name="P1">Iteration 4 calculating Hessian matrix 17 of 121</text:p>
      <text:p text:style-name="P1">Iteration 4 calculating Hessian matrix 18 of 121</text:p>
      <text:p text:style-name="P1">Iteration 4 calculating Hessian matrix 19 of 121</text:p>
      <text:p text:style-name="P1">Iteration 4 calculating Hessian matrix 20 of 121</text:p>
      <text:p text:style-name="P1">Iteration 4 calculating Hessian matrix 21 of 121</text:p>
      <text:p text:style-name="P1">Iteration 4 calculating Hessian matrix 22 of 121</text:p>
      <text:p text:style-name="P1">Iteration 4 calculating Hessian matrix 23 of 121</text:p>
      <text:p text:style-name="P1">Iteration 4 calculating Hessian matrix 24 of 121</text:p>
      <text:p text:style-name="P1">Iteration 4 calculating Hessian matrix 25 of 121</text:p>
      <text:p text:style-name="P1">Iteration 4 calculating Hessian matrix 26 of 121</text:p>
      <text:p text:style-name="P1">Iteration 4 calculating Hessian matrix 27 of 121</text:p>
      <text:p text:style-name="P1">Iteration 4 calculating Hessian matrix 28 of 121</text:p>
      <text:p text:style-name="P1">Iteration 4 calculating Hessian matrix 29 of 121</text:p>
      <text:p text:style-name="P1">Iteration 4 calculating Hessian matrix 30 of 121</text:p>
      <text:p text:style-name="P1">Iteration 4 calculating Hessian matrix 31 of 121</text:p>
      <text:p text:style-name="P1">Iteration 4 calculating Hessian matrix 32 of 121</text:p>
      <text:p text:style-name="P1">Iteration 4 calculating Hessian matrix 33 of 121</text:p>
      <text:p text:style-name="P1">Iteration 4 calculating Hessian matrix 34 of 121</text:p>
      <text:p text:style-name="P1">Iteration 4 calculating Hessian matrix 35 of 121</text:p>
      <text:p text:style-name="P1"><text:soft-page-break/>Iteration 4 calculating Hessian matrix 36 of 121</text:p>
      <text:p text:style-name="P1">Iteration 4 calculating Hessian matrix 37 of 121</text:p>
      <text:p text:style-name="P1">Iteration 4 calculating Hessian matrix 38 of 121</text:p>
      <text:p text:style-name="P1">Iteration 4 calculating Hessian matrix 39 of 121</text:p>
      <text:p text:style-name="P1">Iteration 4 calculating Hessian matrix 40 of 121</text:p>
      <text:p text:style-name="P1">Iteration 4 calculating Hessian matrix 41 of 121</text:p>
      <text:p text:style-name="P1">Iteration 4 calculating Hessian matrix 42 of 121</text:p>
      <text:p text:style-name="P1">Iteration 4 calculating Hessian matrix 43 of 121</text:p>
      <text:p text:style-name="P1">Iteration 4 calculating Hessian matrix 44 of 121</text:p>
      <text:p text:style-name="P1">Iteration 4 calculating Hessian matrix 45 of 121</text:p>
      <text:p text:style-name="P1">Iteration 4 calculating Hessian matrix 46 of 121</text:p>
      <text:p text:style-name="P1">Iteration 4 calculating Hessian matrix 47 of 121</text:p>
      <text:p text:style-name="P1">Iteration 4 calculating Hessian matrix 48 of 121</text:p>
      <text:p text:style-name="P1">Iteration 4 calculating Hessian matrix 49 of 121</text:p>
      <text:p text:style-name="P1">Iteration 4 calculating Hessian matrix 50 of 121</text:p>
      <text:p text:style-name="P1">Iteration 4 calculating Hessian matrix 51 of 121</text:p>
      <text:p text:style-name="P1">Iteration 4 calculating Hessian matrix 52 of 121</text:p>
      <text:p text:style-name="P1">Iteration 4 calculating Hessian matrix 53 of 121</text:p>
      <text:p text:style-name="P1">Iteration 4 calculating Hessian matrix 54 of 121</text:p>
      <text:p text:style-name="P1">Iteration 4 calculating Hessian matrix 55 of 121</text:p>
      <text:p text:style-name="P1">Iteration 4 calculating Hessian matrix 56 of 121</text:p>
      <text:p text:style-name="P1">Iteration 4 calculating Hessian matrix 57 of 121</text:p>
      <text:p text:style-name="P1">Iteration 4 calculating Hessian matrix 58 of 121</text:p>
      <text:p text:style-name="P1">Iteration 4 calculating Hessian matrix 59 of 121</text:p>
      <text:p text:style-name="P1">Iteration 4 calculating Hessian matrix 60 of 121</text:p>
      <text:p text:style-name="P1">Iteration 4 calculating Hessian matrix 61 of 121</text:p>
      <text:p text:style-name="P1">Iteration 4 calculating Hessian matrix 62 of 121</text:p>
      <text:p text:style-name="P1">Iteration 4 calculating Hessian matrix 63 of 121</text:p>
      <text:p text:style-name="P1">Iteration 4 calculating Hessian matrix 64 of 121</text:p>
      <text:p text:style-name="P1">Iteration 4 calculating Hessian matrix 65 of 121</text:p>
      <text:p text:style-name="P1">Iteration 4 calculating Hessian matrix 66 of 121</text:p>
      <text:p text:style-name="P1">Iteration 4 calculating Hessian matrix 67 of 121</text:p>
      <text:p text:style-name="P1">Iteration 4 calculating Hessian matrix 68 of 121</text:p>
      <text:p text:style-name="P1">Iteration 4 calculating Hessian matrix 69 of 121</text:p>
      <text:p text:style-name="P1">Iteration 4 calculating Hessian matrix 70 of 121</text:p>
      <text:p text:style-name="P1">Iteration 4 calculating Hessian matrix 71 of 121</text:p>
      <text:p text:style-name="P1">Iteration 4 calculating Hessian matrix 72 of 121</text:p>
      <text:p text:style-name="P1">Iteration 4 calculating Hessian matrix 73 of 121</text:p>
      <text:p text:style-name="P1">Iteration 4 calculating Hessian matrix 74 of 121</text:p>
      <text:p text:style-name="P1">Iteration 4 calculating Hessian matrix 75 of 121</text:p>
      <text:p text:style-name="P1">Iteration 4 calculating Hessian matrix 76 of 121</text:p>
      <text:p text:style-name="P1">Iteration 4 calculating Hessian matrix 77 of 121</text:p>
      <text:p text:style-name="P1">Iteration 4 calculating Hessian matrix 78 of 121</text:p>
      <text:p text:style-name="P1">Iteration 4 calculating Hessian matrix 79 of 121</text:p>
      <text:p text:style-name="P1">Iteration 4 calculating Hessian matrix 80 of 121</text:p>
      <text:p text:style-name="P1">Iteration 4 calculating Hessian matrix 81 of 121</text:p>
      <text:p text:style-name="P1">Iteration 4 calculating Hessian matrix 82 of 121</text:p>
      <text:p text:style-name="P1">Iteration 4 calculating Hessian matrix 83 of 121</text:p>
      <text:p text:style-name="P1">Iteration 4 calculating Hessian matrix 84 of 121</text:p>
      <text:p text:style-name="P1"><text:soft-page-break/>Iteration 4 calculating Hessian matrix 85 of 121</text:p>
      <text:p text:style-name="P1">Iteration 4 calculating Hessian matrix 86 of 121</text:p>
      <text:p text:style-name="P1">Iteration 4 calculating Hessian matrix 87 of 121</text:p>
      <text:p text:style-name="P1">Iteration 4 calculating Hessian matrix 88 of 121</text:p>
      <text:p text:style-name="P1">Iteration 4 calculating Hessian matrix 89 of 121</text:p>
      <text:p text:style-name="P1">Iteration 4 calculating Hessian matrix 90 of 121</text:p>
      <text:p text:style-name="P1">Iteration 4 calculating Hessian matrix 91 of 121</text:p>
      <text:p text:style-name="P1">Iteration 4 calculating Hessian matrix 92 of 121</text:p>
      <text:p text:style-name="P1">Iteration 4 calculating Hessian matrix 93 of 121</text:p>
      <text:p text:style-name="P1">Iteration 4 calculating Hessian matrix 94 of 121</text:p>
      <text:p text:style-name="P1">Iteration 4 calculating Hessian matrix 95 of 121</text:p>
      <text:p text:style-name="P1">Iteration 4 calculating Hessian matrix 96 of 121</text:p>
      <text:p text:style-name="P1">Iteration 4 calculating Hessian matrix 97 of 121</text:p>
      <text:p text:style-name="P1">Iteration 4 calculating Hessian matrix 98 of 121</text:p>
      <text:p text:style-name="P1">Iteration 4 calculating Hessian matrix 99 of 121</text:p>
      <text:p text:style-name="P1">Iteration 4 calculating Hessian matrix 100 of 121</text:p>
      <text:p text:style-name="P1">Iteration 4 calculating Hessian matrix 101 of 121</text:p>
      <text:p text:style-name="P1">Iteration 4 calculating Hessian matrix 102 of 121</text:p>
      <text:p text:style-name="P1">Iteration 4 calculating Hessian matrix 103 of 121</text:p>
      <text:p text:style-name="P1">Iteration 4 calculating Hessian matrix 104 of 121</text:p>
      <text:p text:style-name="P1">Iteration 4 calculating Hessian matrix 105 of 121</text:p>
      <text:p text:style-name="P1">Iteration 4 calculating Hessian matrix 106 of 121</text:p>
      <text:p text:style-name="P1">Iteration 4 calculating Hessian matrix 107 of 121</text:p>
      <text:p text:style-name="P1">Iteration 4 calculating Hessian matrix 108 of 121</text:p>
      <text:p text:style-name="P1">Iteration 4 calculating Hessian matrix 109 of 121</text:p>
      <text:p text:style-name="P1">Iteration 4 calculating Hessian matrix 110 of 121</text:p>
      <text:p text:style-name="P1">Iteration 4 calculating Hessian matrix 111 of 121</text:p>
      <text:p text:style-name="P1">Iteration 4 calculating Hessian matrix 112 of 121</text:p>
      <text:p text:style-name="P1">Iteration 4 calculating Hessian matrix 113 of 121</text:p>
      <text:p text:style-name="P1">Iteration 4 calculating Hessian matrix 114 of 121</text:p>
      <text:p text:style-name="P1">Iteration 4 calculating Hessian matrix 115 of 121</text:p>
      <text:p text:style-name="P1">Iteration 4 calculating Hessian matrix 116 of 121</text:p>
      <text:p text:style-name="P1">Iteration 4 calculating Hessian matrix 117 of 121</text:p>
      <text:p text:style-name="P1">Iteration 4 calculating Hessian matrix 118 of 121</text:p>
      <text:p text:style-name="P1">Iteration 4 calculating Hessian matrix 119 of 121</text:p>
      <text:p text:style-name="P1">Iteration 4 calculating Hessian matrix 120 of 121</text:p>
      <text:p text:style-name="P1">Iteration 4 calculating Hessian matrix 121 of 121</text:p>
      <text:p text:style-name="P1">Iteration 4 mu: 0.10413</text:p>
      <text:p text:style-name="P1">!!!d!!!</text:p>
      <text:p text:style-name="P1"><text:s text:c="2"/>-0.087857</text:p>
      <text:p text:style-name="P1"><text:s text:c="2"/>-0.188667</text:p>
      <text:p text:style-name="P1"><text:s text:c="2"/>-0.215625</text:p>
      <text:p text:style-name="P1"><text:s text:c="2"/>-0.240906</text:p>
      <text:p text:style-name="P1"><text:s text:c="2"/>-0.265190</text:p>
      <text:p text:style-name="P1"><text:s text:c="2"/>-0.287371</text:p>
      <text:p text:style-name="P1"><text:s text:c="2"/>-0.313404</text:p>
      <text:p text:style-name="P1"><text:s text:c="2"/>-0.295373</text:p>
      <text:p text:style-name="P1"><text:s text:c="2"/>-0.327083</text:p>
      <text:p text:style-name="P1"><text:s text:c="2"/>-0.355745</text:p>
      <text:p text:style-name="P1"><text:soft-page-break/><text:s text:c="2"/>-0.158608</text:p>
      <text:p text:style-name="P1">!!!Was!!!</text:p>
      <text:p text:style-name="P1"><text:s text:c="3"/>1.0803</text:p>
      <text:p text:style-name="P1"><text:s text:c="3"/>1.1721</text:p>
      <text:p text:style-name="P1"><text:s text:c="3"/>1.1962</text:p>
      <text:p text:style-name="P1"><text:s text:c="3"/>1.2189</text:p>
      <text:p text:style-name="P1"><text:s text:c="3"/>1.2406</text:p>
      <text:p text:style-name="P1"><text:s text:c="3"/>1.2598</text:p>
      <text:p text:style-name="P1"><text:s text:c="3"/>1.2832</text:p>
      <text:p text:style-name="P1"><text:s text:c="3"/>1.2670</text:p>
      <text:p text:style-name="P1"><text:s text:c="3"/>1.2960</text:p>
      <text:p text:style-name="P1"><text:s text:c="3"/>1.3224</text:p>
      <text:p text:style-name="P1"><text:s text:c="3"/>1.1438</text:p>
      <text:p text:style-name="P1">!!!Now!!!</text:p>
      <text:p text:style-name="P1"><text:s text:c="3"/>1.1682</text:p>
      <text:p text:style-name="P1"><text:s text:c="3"/>1.3608</text:p>
      <text:p text:style-name="P1"><text:s text:c="3"/>1.4119</text:p>
      <text:p text:style-name="P1"><text:s text:c="3"/>1.4598</text:p>
      <text:p text:style-name="P1"><text:s text:c="3"/>1.5058</text:p>
      <text:p text:style-name="P1"><text:s text:c="3"/>1.5472</text:p>
      <text:p text:style-name="P1"><text:s text:c="3"/>1.5967</text:p>
      <text:p text:style-name="P1"><text:s text:c="3"/>1.5624</text:p>
      <text:p text:style-name="P1"><text:s text:c="3"/>1.6231</text:p>
      <text:p text:style-name="P1"><text:s text:c="3"/>1.6781</text:p>
      <text:p text:style-name="P1"><text:s text:c="3"/>1.3024</text:p>
      <text:p text:style-name="P1">All OK, reducing mu</text:p>
      <text:p text:style-name="P1">!!!Result!!!</text:p>
      <text:p text:style-name="P1"><text:s text:c="3"/>1.1682</text:p>
      <text:p text:style-name="P1"><text:s text:c="3"/>1.3608</text:p>
      <text:p text:style-name="P1"><text:s text:c="3"/>1.4119</text:p>
      <text:p text:style-name="P1"><text:s text:c="3"/>1.4598</text:p>
      <text:p text:style-name="P1"><text:s text:c="3"/>1.5058</text:p>
      <text:p text:style-name="P1"><text:s text:c="3"/>1.5472</text:p>
      <text:p text:style-name="P1"><text:s text:c="3"/>1.5967</text:p>
      <text:p text:style-name="P1"><text:s text:c="3"/>1.5624</text:p>
      <text:p text:style-name="P1"><text:s text:c="3"/>1.6231</text:p>
      <text:p text:style-name="P1"><text:s text:c="3"/>1.6781</text:p>
      <text:p text:style-name="P1"><text:s text:c="3"/>1.3024</text:p>
      <text:p text:style-name="P1">!!!Ans!!!</text:p>
      <text:p text:style-name="P1"><text:s/>1.6848</text:p>
      <text:p text:style-name="P1">Grad wt</text:p>
      <text:p text:style-name="P1"><text:s text:c="3"/>1.1682</text:p>
      <text:p text:style-name="P1"><text:s text:c="3"/>1.3608</text:p>
      <text:p text:style-name="P1"><text:s text:c="3"/>1.4119</text:p>
      <text:p text:style-name="P1"><text:s text:c="3"/>1.4598</text:p>
      <text:p text:style-name="P1"><text:s text:c="3"/>1.5058</text:p>
      <text:p text:style-name="P1"><text:s text:c="3"/>1.5472</text:p>
      <text:p text:style-name="P1"><text:s text:c="3"/>1.5967</text:p>
      <text:p text:style-name="P1"><text:s text:c="3"/>1.5624</text:p>
      <text:p text:style-name="P1"><text:soft-page-break/><text:s text:c="3"/>1.6231</text:p>
      <text:p text:style-name="P1"><text:s text:c="3"/>1.6781</text:p>
      <text:p text:style-name="P1"><text:s text:c="3"/>1.3024</text:p>
      <text:p text:style-name="P1"><text:s text:c="3"/>1.1682</text:p>
      <text:p text:style-name="P1"><text:s text:c="3"/>1.3608</text:p>
      <text:p text:style-name="P1"><text:s text:c="3"/>1.4119</text:p>
      <text:p text:style-name="P1"><text:s text:c="3"/>1.4598</text:p>
      <text:p text:style-name="P1"><text:s text:c="3"/>1.5058</text:p>
      <text:p text:style-name="P1"><text:s text:c="3"/>1.5472</text:p>
      <text:p text:style-name="P1"><text:s text:c="3"/>1.5967</text:p>
      <text:p text:style-name="P1"><text:s text:c="3"/>1.5624</text:p>
      <text:p text:style-name="P1"><text:s text:c="3"/>1.6231</text:p>
      <text:p text:style-name="P1"><text:s text:c="3"/>1.6781</text:p>
      <text:p text:style-name="P1"><text:s text:c="3"/>1.3024</text:p>
      <text:p text:style-name="P1">Iteration 4 calculating gradient 1 of 11</text:p>
      <text:p text:style-name="P1">Iteration 4 calculating gradient 2 of 11</text:p>
      <text:p text:style-name="P1">Iteration 4 calculating gradient 3 of 11</text:p>
      <text:p text:style-name="P1">Iteration 4 calculating gradient 4 of 11</text:p>
      <text:p text:style-name="P1">Iteration 4 calculating gradient 5 of 11</text:p>
      <text:p text:style-name="P1">Iteration 4 calculating gradient 6 of 11</text:p>
      <text:p text:style-name="P1">Iteration 4 calculating gradient 7 of 11</text:p>
      <text:p text:style-name="P1">Iteration 4 calculating gradient 8 of 11</text:p>
      <text:p text:style-name="P1">Iteration 4 calculating gradient 9 of 11</text:p>
      <text:p text:style-name="P1">Iteration 4 calculating gradient 10 of 11</text:p>
      <text:p text:style-name="P1">Iteration 4 calculating gradient 11 of 11</text:p>
      <text:p text:style-name="P1">Gradient euclidean norm</text:p>
      <text:p text:style-name="P1"><text:s/>0.089937</text:p>
      <text:p text:style-name="P1">Iteration 5 calculating Hessian matrix 1 of 121</text:p>
      <text:p text:style-name="P1">Iteration 5 calculating Hessian matrix 2 of 121</text:p>
      <text:p text:style-name="P1">Iteration 5 calculating Hessian matrix 3 of 121</text:p>
      <text:p text:style-name="P1">Iteration 5 calculating Hessian matrix 4 of 121</text:p>
      <text:p text:style-name="P1">Iteration 5 calculating Hessian matrix 5 of 121</text:p>
      <text:p text:style-name="P1">Iteration 5 calculating Hessian matrix 6 of 121</text:p>
      <text:p text:style-name="P1">Iteration 5 calculating Hessian matrix 7 of 121</text:p>
      <text:p text:style-name="P1">Iteration 5 calculating Hessian matrix 8 of 121</text:p>
      <text:p text:style-name="P1">Iteration 5 calculating Hessian matrix 9 of 121</text:p>
      <text:p text:style-name="P1">Iteration 5 calculating Hessian matrix 10 of 121</text:p>
      <text:p text:style-name="P1">Iteration 5 calculating Hessian matrix 11 of 121</text:p>
      <text:p text:style-name="P1">Iteration 5 calculating Hessian matrix 12 of 121</text:p>
      <text:p text:style-name="P1">Iteration 5 calculating Hessian matrix 13 of 121</text:p>
      <text:p text:style-name="P1">Iteration 5 calculating Hessian matrix 14 of 121</text:p>
      <text:p text:style-name="P1">Iteration 5 calculating Hessian matrix 15 of 121</text:p>
      <text:p text:style-name="P1">Iteration 5 calculating Hessian matrix 16 of 121</text:p>
      <text:p text:style-name="P1">Iteration 5 calculating Hessian matrix 17 of 121</text:p>
      <text:p text:style-name="P1">Iteration 5 calculating Hessian matrix 18 of 121</text:p>
      <text:p text:style-name="P1">Iteration 5 calculating Hessian matrix 19 of 121</text:p>
      <text:p text:style-name="P1">Iteration 5 calculating Hessian matrix 20 of 121</text:p>
      <text:p text:style-name="P1">Iteration 5 calculating Hessian matrix 21 of 121</text:p>
      <text:p text:style-name="P1">Iteration 5 calculating Hessian matrix 22 of 121</text:p>
      <text:p text:style-name="P1"><text:soft-page-break/>Iteration 5 calculating Hessian matrix 23 of 121</text:p>
      <text:p text:style-name="P1">Iteration 5 calculating Hessian matrix 24 of 121</text:p>
      <text:p text:style-name="P1">Iteration 5 calculating Hessian matrix 25 of 121</text:p>
      <text:p text:style-name="P1">Iteration 5 calculating Hessian matrix 26 of 121</text:p>
      <text:p text:style-name="P1">Iteration 5 calculating Hessian matrix 27 of 121</text:p>
      <text:p text:style-name="P1">Iteration 5 calculating Hessian matrix 28 of 121</text:p>
      <text:p text:style-name="P1">Iteration 5 calculating Hessian matrix 29 of 121</text:p>
      <text:p text:style-name="P1">Iteration 5 calculating Hessian matrix 30 of 121</text:p>
      <text:p text:style-name="P1">Iteration 5 calculating Hessian matrix 31 of 121</text:p>
      <text:p text:style-name="P1">Iteration 5 calculating Hessian matrix 32 of 121</text:p>
      <text:p text:style-name="P1">Iteration 5 calculating Hessian matrix 33 of 121</text:p>
      <text:p text:style-name="P1">Iteration 5 calculating Hessian matrix 34 of 121</text:p>
      <text:p text:style-name="P1">Iteration 5 calculating Hessian matrix 35 of 121</text:p>
      <text:p text:style-name="P1">Iteration 5 calculating Hessian matrix 36 of 121</text:p>
      <text:p text:style-name="P1">Iteration 5 calculating Hessian matrix 37 of 121</text:p>
      <text:p text:style-name="P1">Iteration 5 calculating Hessian matrix 38 of 121</text:p>
      <text:p text:style-name="P1">Iteration 5 calculating Hessian matrix 39 of 121</text:p>
      <text:p text:style-name="P1">Iteration 5 calculating Hessian matrix 40 of 121</text:p>
      <text:p text:style-name="P1">Iteration 5 calculating Hessian matrix 41 of 121</text:p>
      <text:p text:style-name="P1">Iteration 5 calculating Hessian matrix 42 of 121</text:p>
      <text:p text:style-name="P1">Iteration 5 calculating Hessian matrix 43 of 121</text:p>
      <text:p text:style-name="P1">Iteration 5 calculating Hessian matrix 44 of 121</text:p>
      <text:p text:style-name="P1">Iteration 5 calculating Hessian matrix 45 of 121</text:p>
      <text:p text:style-name="P1">Iteration 5 calculating Hessian matrix 46 of 121</text:p>
      <text:p text:style-name="P1">Iteration 5 calculating Hessian matrix 47 of 121</text:p>
      <text:p text:style-name="P1">Iteration 5 calculating Hessian matrix 48 of 121</text:p>
      <text:p text:style-name="P1">Iteration 5 calculating Hessian matrix 49 of 121</text:p>
      <text:p text:style-name="P1">Iteration 5 calculating Hessian matrix 50 of 121</text:p>
      <text:p text:style-name="P1">Iteration 5 calculating Hessian matrix 51 of 121</text:p>
      <text:p text:style-name="P1">Iteration 5 calculating Hessian matrix 52 of 121</text:p>
      <text:p text:style-name="P1">Iteration 5 calculating Hessian matrix 53 of 121</text:p>
      <text:p text:style-name="P1">Iteration 5 calculating Hessian matrix 54 of 121</text:p>
      <text:p text:style-name="P1">Iteration 5 calculating Hessian matrix 55 of 121</text:p>
      <text:p text:style-name="P1">Iteration 5 calculating Hessian matrix 56 of 121</text:p>
      <text:p text:style-name="P1">Iteration 5 calculating Hessian matrix 57 of 121</text:p>
      <text:p text:style-name="P1">Iteration 5 calculating Hessian matrix 58 of 121</text:p>
      <text:p text:style-name="P1">Iteration 5 calculating Hessian matrix 59 of 121</text:p>
      <text:p text:style-name="P1">Iteration 5 calculating Hessian matrix 60 of 121</text:p>
      <text:p text:style-name="P1">Iteration 5 calculating Hessian matrix 61 of 121</text:p>
      <text:p text:style-name="P1">Iteration 5 calculating Hessian matrix 62 of 121</text:p>
      <text:p text:style-name="P1">Iteration 5 calculating Hessian matrix 63 of 121</text:p>
      <text:p text:style-name="P1">Iteration 5 calculating Hessian matrix 64 of 121</text:p>
      <text:p text:style-name="P1">Iteration 5 calculating Hessian matrix 65 of 121</text:p>
      <text:p text:style-name="P1">Iteration 5 calculating Hessian matrix 66 of 121</text:p>
      <text:p text:style-name="P1">Iteration 5 calculating Hessian matrix 67 of 121</text:p>
      <text:p text:style-name="P1">Iteration 5 calculating Hessian matrix 68 of 121</text:p>
      <text:p text:style-name="P1">Iteration 5 calculating Hessian matrix 69 of 121</text:p>
      <text:p text:style-name="P1">Iteration 5 calculating Hessian matrix 70 of 121</text:p>
      <text:p text:style-name="P1">Iteration 5 calculating Hessian matrix 71 of 121</text:p>
      <text:p text:style-name="P1"><text:soft-page-break/>Iteration 5 calculating Hessian matrix 72 of 121</text:p>
      <text:p text:style-name="P1">Iteration 5 calculating Hessian matrix 73 of 121</text:p>
      <text:p text:style-name="P1">Iteration 5 calculating Hessian matrix 74 of 121</text:p>
      <text:p text:style-name="P1">Iteration 5 calculating Hessian matrix 75 of 121</text:p>
      <text:p text:style-name="P1">Iteration 5 calculating Hessian matrix 76 of 121</text:p>
      <text:p text:style-name="P1">Iteration 5 calculating Hessian matrix 77 of 121</text:p>
      <text:p text:style-name="P1">Iteration 5 calculating Hessian matrix 78 of 121</text:p>
      <text:p text:style-name="P1">Iteration 5 calculating Hessian matrix 79 of 121</text:p>
      <text:p text:style-name="P1">Iteration 5 calculating Hessian matrix 80 of 121</text:p>
      <text:p text:style-name="P1">Iteration 5 calculating Hessian matrix 81 of 121</text:p>
      <text:p text:style-name="P1">Iteration 5 calculating Hessian matrix 82 of 121</text:p>
      <text:p text:style-name="P1">Iteration 5 calculating Hessian matrix 83 of 121</text:p>
      <text:p text:style-name="P1">Iteration 5 calculating Hessian matrix 84 of 121</text:p>
      <text:p text:style-name="P1">Iteration 5 calculating Hessian matrix 85 of 121</text:p>
      <text:p text:style-name="P1">Iteration 5 calculating Hessian matrix 86 of 121</text:p>
      <text:p text:style-name="P1">Iteration 5 calculating Hessian matrix 87 of 121</text:p>
      <text:p text:style-name="P1">Iteration 5 calculating Hessian matrix 88 of 121</text:p>
      <text:p text:style-name="P1">Iteration 5 calculating Hessian matrix 89 of 121</text:p>
      <text:p text:style-name="P1">Iteration 5 calculating Hessian matrix 90 of 121</text:p>
      <text:p text:style-name="P1">Iteration 5 calculating Hessian matrix 91 of 121</text:p>
      <text:p text:style-name="P1">Iteration 5 calculating Hessian matrix 92 of 121</text:p>
      <text:p text:style-name="P1">Iteration 5 calculating Hessian matrix 93 of 121</text:p>
      <text:p text:style-name="P1">Iteration 5 calculating Hessian matrix 94 of 121</text:p>
      <text:p text:style-name="P1">Iteration 5 calculating Hessian matrix 95 of 121</text:p>
      <text:p text:style-name="P1">Iteration 5 calculating Hessian matrix 96 of 121</text:p>
      <text:p text:style-name="P1">Iteration 5 calculating Hessian matrix 97 of 121</text:p>
      <text:p text:style-name="P1">Iteration 5 calculating Hessian matrix 98 of 121</text:p>
      <text:p text:style-name="P1">Iteration 5 calculating Hessian matrix 99 of 121</text:p>
      <text:p text:style-name="P1">Iteration 5 calculating Hessian matrix 100 of 121</text:p>
      <text:p text:style-name="P1">Iteration 5 calculating Hessian matrix 101 of 121</text:p>
      <text:p text:style-name="P1">Iteration 5 calculating Hessian matrix 102 of 121</text:p>
      <text:p text:style-name="P1">Iteration 5 calculating Hessian matrix 103 of 121</text:p>
      <text:p text:style-name="P1">Iteration 5 calculating Hessian matrix 104 of 121</text:p>
      <text:p text:style-name="P1">Iteration 5 calculating Hessian matrix 105 of 121</text:p>
      <text:p text:style-name="P1">Iteration 5 calculating Hessian matrix 106 of 121</text:p>
      <text:p text:style-name="P1">Iteration 5 calculating Hessian matrix 107 of 121</text:p>
      <text:p text:style-name="P1">Iteration 5 calculating Hessian matrix 108 of 121</text:p>
      <text:p text:style-name="P1">Iteration 5 calculating Hessian matrix 109 of 121</text:p>
      <text:p text:style-name="P1">Iteration 5 calculating Hessian matrix 110 of 121</text:p>
      <text:p text:style-name="P1">Iteration 5 calculating Hessian matrix 111 of 121</text:p>
      <text:p text:style-name="P1">Iteration 5 calculating Hessian matrix 112 of 121</text:p>
      <text:p text:style-name="P1">Iteration 5 calculating Hessian matrix 113 of 121</text:p>
      <text:p text:style-name="P1">Iteration 5 calculating Hessian matrix 114 of 121</text:p>
      <text:p text:style-name="P1">Iteration 5 calculating Hessian matrix 115 of 121</text:p>
      <text:p text:style-name="P1">Iteration 5 calculating Hessian matrix 116 of 121</text:p>
      <text:p text:style-name="P1">Iteration 5 calculating Hessian matrix 117 of 121</text:p>
      <text:p text:style-name="P1">Iteration 5 calculating Hessian matrix 118 of 121</text:p>
      <text:p text:style-name="P1">Iteration 5 calculating Hessian matrix 119 of 121</text:p>
      <text:p text:style-name="P1">Iteration 5 calculating Hessian matrix 120 of 121</text:p>
      <text:p text:style-name="P1"><text:soft-page-break/>Iteration 5 calculating Hessian matrix 121 of 121</text:p>
      <text:p text:style-name="P1">Iteration 5 mu: 0.052063</text:p>
      <text:p text:style-name="P1">!!!d!!!</text:p>
      <text:p text:style-name="P1"><text:s text:c="2"/>-0.16563</text:p>
      <text:p text:style-name="P1"><text:s text:c="2"/>-0.35389</text:p>
      <text:p text:style-name="P1"><text:s text:c="2"/>-0.40463</text:p>
      <text:p text:style-name="P1"><text:s text:c="2"/>-0.45312</text:p>
      <text:p text:style-name="P1"><text:s text:c="2"/>-0.50400</text:p>
      <text:p text:style-name="P1"><text:s text:c="2"/>-0.54758</text:p>
      <text:p text:style-name="P1"><text:s text:c="2"/>-0.59782</text:p>
      <text:p text:style-name="P1"><text:s text:c="2"/>-0.56341</text:p>
      <text:p text:style-name="P1"><text:s text:c="2"/>-0.62201</text:p>
      <text:p text:style-name="P1"><text:s text:c="2"/>-0.67566</text:p>
      <text:p text:style-name="P1"><text:s text:c="2"/>-0.30131</text:p>
      <text:p text:style-name="P1">!!!Was!!!</text:p>
      <text:p text:style-name="P1"><text:s text:c="3"/>1.1682</text:p>
      <text:p text:style-name="P1"><text:s text:c="3"/>1.3608</text:p>
      <text:p text:style-name="P1"><text:s text:c="3"/>1.4119</text:p>
      <text:p text:style-name="P1"><text:s text:c="3"/>1.4598</text:p>
      <text:p text:style-name="P1"><text:s text:c="3"/>1.5058</text:p>
      <text:p text:style-name="P1"><text:s text:c="3"/>1.5472</text:p>
      <text:p text:style-name="P1"><text:s text:c="3"/>1.5967</text:p>
      <text:p text:style-name="P1"><text:s text:c="3"/>1.5624</text:p>
      <text:p text:style-name="P1"><text:s text:c="3"/>1.6231</text:p>
      <text:p text:style-name="P1"><text:s text:c="3"/>1.6781</text:p>
      <text:p text:style-name="P1"><text:s text:c="3"/>1.3024</text:p>
      <text:p text:style-name="P1">!!!Now!!!</text:p>
      <text:p text:style-name="P1"><text:s text:c="3"/>1.3338</text:p>
      <text:p text:style-name="P1"><text:s text:c="3"/>1.7147</text:p>
      <text:p text:style-name="P1"><text:s text:c="3"/>1.8165</text:p>
      <text:p text:style-name="P1"><text:s text:c="3"/>1.9129</text:p>
      <text:p text:style-name="P1"><text:s text:c="3"/>2.0098</text:p>
      <text:p text:style-name="P1"><text:s text:c="3"/>2.0948</text:p>
      <text:p text:style-name="P1"><text:s text:c="3"/>2.1945</text:p>
      <text:p text:style-name="P1"><text:s text:c="3"/>2.1258</text:p>
      <text:p text:style-name="P1"><text:s text:c="3"/>2.2451</text:p>
      <text:p text:style-name="P1"><text:s text:c="3"/>2.3538</text:p>
      <text:p text:style-name="P1"><text:s text:c="3"/>1.6037</text:p>
      <text:p text:style-name="P1">All OK, reducing mu</text:p>
      <text:p text:style-name="P1">!!!Result!!!</text:p>
      <text:p text:style-name="P1"><text:s text:c="3"/>1.3338</text:p>
      <text:p text:style-name="P1"><text:s text:c="3"/>1.7147</text:p>
      <text:p text:style-name="P1"><text:s text:c="3"/>1.8165</text:p>
      <text:p text:style-name="P1"><text:s text:c="3"/>1.9129</text:p>
      <text:p text:style-name="P1"><text:s text:c="3"/>2.0098</text:p>
      <text:p text:style-name="P1"><text:s text:c="3"/>2.0948</text:p>
      <text:p text:style-name="P1"><text:s text:c="3"/>2.1945</text:p>
      <text:p text:style-name="P1"><text:s text:c="3"/>2.1258</text:p>
      <text:p text:style-name="P1"><text:s text:c="3"/>2.2451</text:p>
      <text:p text:style-name="P1"><text:soft-page-break/><text:s text:c="3"/>2.3538</text:p>
      <text:p text:style-name="P1"><text:s text:c="3"/>1.6037</text:p>
      <text:p text:style-name="P1">!!!Ans!!!</text:p>
      <text:p text:style-name="P1"><text:s/>1.5413</text:p>
      <text:p text:style-name="P1">Grad wt</text:p>
      <text:p text:style-name="P1"><text:s text:c="3"/>1.3338</text:p>
      <text:p text:style-name="P1"><text:s text:c="3"/>1.7147</text:p>
      <text:p text:style-name="P1"><text:s text:c="3"/>1.8165</text:p>
      <text:p text:style-name="P1"><text:s text:c="3"/>1.9129</text:p>
      <text:p text:style-name="P1"><text:s text:c="3"/>2.0098</text:p>
      <text:p text:style-name="P1"><text:s text:c="3"/>2.0948</text:p>
      <text:p text:style-name="P1"><text:s text:c="3"/>2.1945</text:p>
      <text:p text:style-name="P1"><text:s text:c="3"/>2.1258</text:p>
      <text:p text:style-name="P1"><text:s text:c="3"/>2.2451</text:p>
      <text:p text:style-name="P1"><text:s text:c="3"/>2.3538</text:p>
      <text:p text:style-name="P1"><text:s text:c="3"/>1.6037</text:p>
      <text:p text:style-name="P1"><text:s text:c="3"/>1.3338</text:p>
      <text:p text:style-name="P1"><text:s text:c="3"/>1.7147</text:p>
      <text:p text:style-name="P1"><text:s text:c="3"/>1.8165</text:p>
      <text:p text:style-name="P1"><text:s text:c="3"/>1.9129</text:p>
      <text:p text:style-name="P1"><text:s text:c="3"/>2.0098</text:p>
      <text:p text:style-name="P1"><text:s text:c="3"/>2.0948</text:p>
      <text:p text:style-name="P1"><text:s text:c="3"/>2.1945</text:p>
      <text:p text:style-name="P1"><text:s text:c="3"/>2.1258</text:p>
      <text:p text:style-name="P1"><text:s text:c="3"/>2.2451</text:p>
      <text:p text:style-name="P1"><text:s text:c="3"/>2.3538</text:p>
      <text:p text:style-name="P1"><text:s text:c="3"/>1.6037</text:p>
      <text:p text:style-name="P1">Iteration 5 calculating gradient 1 of 11</text:p>
      <text:p text:style-name="P1">Iteration 5 calculating gradient 2 of 11</text:p>
      <text:p text:style-name="P1">Iteration 5 calculating gradient 3 of 11</text:p>
      <text:p text:style-name="P1">Iteration 5 calculating gradient 4 of 11</text:p>
      <text:p text:style-name="P1">Iteration 5 calculating gradient 5 of 11</text:p>
      <text:p text:style-name="P1">Iteration 5 calculating gradient 6 of 11</text:p>
      <text:p text:style-name="P1">Iteration 5 calculating gradient 7 of 11</text:p>
      <text:p text:style-name="P1">Iteration 5 calculating gradient 8 of 11</text:p>
      <text:p text:style-name="P1">Iteration 5 calculating gradient 9 of 11</text:p>
      <text:p text:style-name="P1">Iteration 5 calculating gradient 10 of 11</text:p>
      <text:p text:style-name="P1">Iteration 5 calculating gradient 11 of 11</text:p>
      <text:p text:style-name="P1">Gradient euclidean norm</text:p>
      <text:p text:style-name="P1"><text:s/>0.085217</text:p>
      <text:p text:style-name="P1">Iteration 6 calculating Hessian matrix 1 of 121</text:p>
      <text:p text:style-name="P1">Iteration 6 calculating Hessian matrix 2 of 121</text:p>
      <text:p text:style-name="P1">Iteration 6 calculating Hessian matrix 3 of 121</text:p>
      <text:p text:style-name="P1">Iteration 6 calculating Hessian matrix 4 of 121</text:p>
      <text:p text:style-name="P1">Iteration 6 calculating Hessian matrix 5 of 121</text:p>
      <text:p text:style-name="P1">Iteration 6 calculating Hessian matrix 6 of 121</text:p>
      <text:p text:style-name="P1">Iteration 6 calculating Hessian matrix 7 of 121</text:p>
      <text:p text:style-name="P1">Iteration 6 calculating Hessian matrix 8 of 121</text:p>
      <text:p text:style-name="P1">Iteration 6 calculating Hessian matrix 9 of 121</text:p>
      <text:p text:style-name="P1"><text:soft-page-break/>Iteration 6 calculating Hessian matrix 10 of 121</text:p>
      <text:p text:style-name="P1">Iteration 6 calculating Hessian matrix 11 of 121</text:p>
      <text:p text:style-name="P1">Iteration 6 calculating Hessian matrix 12 of 121</text:p>
      <text:p text:style-name="P1">Iteration 6 calculating Hessian matrix 13 of 121</text:p>
      <text:p text:style-name="P1">Iteration 6 calculating Hessian matrix 14 of 121</text:p>
      <text:p text:style-name="P1">Iteration 6 calculating Hessian matrix 15 of 121</text:p>
      <text:p text:style-name="P1">Iteration 6 calculating Hessian matrix 16 of 121</text:p>
      <text:p text:style-name="P1">Iteration 6 calculating Hessian matrix 17 of 121</text:p>
      <text:p text:style-name="P1">Iteration 6 calculating Hessian matrix 18 of 121</text:p>
      <text:p text:style-name="P1">Iteration 6 calculating Hessian matrix 19 of 121</text:p>
      <text:p text:style-name="P1">Iteration 6 calculating Hessian matrix 20 of 121</text:p>
      <text:p text:style-name="P1">Iteration 6 calculating Hessian matrix 21 of 121</text:p>
      <text:p text:style-name="P1">Iteration 6 calculating Hessian matrix 22 of 121</text:p>
      <text:p text:style-name="P1">Iteration 6 calculating Hessian matrix 23 of 121</text:p>
      <text:p text:style-name="P1">Iteration 6 calculating Hessian matrix 24 of 121</text:p>
      <text:p text:style-name="P1">Iteration 6 calculating Hessian matrix 25 of 121</text:p>
      <text:p text:style-name="P1">Iteration 6 calculating Hessian matrix 26 of 121</text:p>
      <text:p text:style-name="P1">Iteration 6 calculating Hessian matrix 27 of 121</text:p>
      <text:p text:style-name="P1">Iteration 6 calculating Hessian matrix 28 of 121</text:p>
      <text:p text:style-name="P1">Iteration 6 calculating Hessian matrix 29 of 121</text:p>
      <text:p text:style-name="P1">Iteration 6 calculating Hessian matrix 30 of 121</text:p>
      <text:p text:style-name="P1">Iteration 6 calculating Hessian matrix 31 of 121</text:p>
      <text:p text:style-name="P1">Iteration 6 calculating Hessian matrix 32 of 121</text:p>
      <text:p text:style-name="P1">Iteration 6 calculating Hessian matrix 33 of 121</text:p>
      <text:p text:style-name="P1">Iteration 6 calculating Hessian matrix 34 of 121</text:p>
      <text:p text:style-name="P1">Iteration 6 calculating Hessian matrix 35 of 121</text:p>
      <text:p text:style-name="P1">Iteration 6 calculating Hessian matrix 36 of 121</text:p>
      <text:p text:style-name="P1">Iteration 6 calculating Hessian matrix 37 of 121</text:p>
      <text:p text:style-name="P1">Iteration 6 calculating Hessian matrix 38 of 121</text:p>
      <text:p text:style-name="P1">Iteration 6 calculating Hessian matrix 39 of 121</text:p>
      <text:p text:style-name="P1">Iteration 6 calculating Hessian matrix 40 of 121</text:p>
      <text:p text:style-name="P1">Iteration 6 calculating Hessian matrix 41 of 121</text:p>
      <text:p text:style-name="P1">Iteration 6 calculating Hessian matrix 42 of 121</text:p>
      <text:p text:style-name="P1">Iteration 6 calculating Hessian matrix 43 of 121</text:p>
      <text:p text:style-name="P1">Iteration 6 calculating Hessian matrix 44 of 121</text:p>
      <text:p text:style-name="P1">Iteration 6 calculating Hessian matrix 45 of 121</text:p>
      <text:p text:style-name="P1">Iteration 6 calculating Hessian matrix 46 of 121</text:p>
      <text:p text:style-name="P1">Iteration 6 calculating Hessian matrix 47 of 121</text:p>
      <text:p text:style-name="P1">Iteration 6 calculating Hessian matrix 48 of 121</text:p>
      <text:p text:style-name="P1">Iteration 6 calculating Hessian matrix 49 of 121</text:p>
      <text:p text:style-name="P1">Iteration 6 calculating Hessian matrix 50 of 121</text:p>
      <text:p text:style-name="P1">Iteration 6 calculating Hessian matrix 51 of 121</text:p>
      <text:p text:style-name="P1">Iteration 6 calculating Hessian matrix 52 of 121</text:p>
      <text:p text:style-name="P1">Iteration 6 calculating Hessian matrix 53 of 121</text:p>
      <text:p text:style-name="P1">Iteration 6 calculating Hessian matrix 54 of 121</text:p>
      <text:p text:style-name="P1">Iteration 6 calculating Hessian matrix 55 of 121</text:p>
      <text:p text:style-name="P1">Iteration 6 calculating Hessian matrix 56 of 121</text:p>
      <text:p text:style-name="P1">Iteration 6 calculating Hessian matrix 57 of 121</text:p>
      <text:p text:style-name="P1">Iteration 6 calculating Hessian matrix 58 of 121</text:p>
      <text:p text:style-name="P1"><text:soft-page-break/>Iteration 6 calculating Hessian matrix 59 of 121</text:p>
      <text:p text:style-name="P1">Iteration 6 calculating Hessian matrix 60 of 121</text:p>
      <text:p text:style-name="P1">Iteration 6 calculating Hessian matrix 61 of 121</text:p>
      <text:p text:style-name="P1">Iteration 6 calculating Hessian matrix 62 of 121</text:p>
      <text:p text:style-name="P1">Iteration 6 calculating Hessian matrix 63 of 121</text:p>
      <text:p text:style-name="P1">Iteration 6 calculating Hessian matrix 64 of 121</text:p>
      <text:p text:style-name="P1">Iteration 6 calculating Hessian matrix 65 of 121</text:p>
      <text:p text:style-name="P1">Iteration 6 calculating Hessian matrix 66 of 121</text:p>
      <text:p text:style-name="P1">Iteration 6 calculating Hessian matrix 67 of 121</text:p>
      <text:p text:style-name="P1">Iteration 6 calculating Hessian matrix 68 of 121</text:p>
      <text:p text:style-name="P1">Iteration 6 calculating Hessian matrix 69 of 121</text:p>
      <text:p text:style-name="P1">Iteration 6 calculating Hessian matrix 70 of 121</text:p>
      <text:p text:style-name="P1">Iteration 6 calculating Hessian matrix 71 of 121</text:p>
      <text:p text:style-name="P1">Iteration 6 calculating Hessian matrix 72 of 121</text:p>
      <text:p text:style-name="P1">Iteration 6 calculating Hessian matrix 73 of 121</text:p>
      <text:p text:style-name="P1">Iteration 6 calculating Hessian matrix 74 of 121</text:p>
      <text:p text:style-name="P1">Iteration 6 calculating Hessian matrix 75 of 121</text:p>
      <text:p text:style-name="P1">Iteration 6 calculating Hessian matrix 76 of 121</text:p>
      <text:p text:style-name="P1">Iteration 6 calculating Hessian matrix 77 of 121</text:p>
      <text:p text:style-name="P1">Iteration 6 calculating Hessian matrix 78 of 121</text:p>
      <text:p text:style-name="P1">Iteration 6 calculating Hessian matrix 79 of 121</text:p>
      <text:p text:style-name="P1">Iteration 6 calculating Hessian matrix 80 of 121</text:p>
      <text:p text:style-name="P1">Iteration 6 calculating Hessian matrix 81 of 121</text:p>
      <text:p text:style-name="P1">Iteration 6 calculating Hessian matrix 82 of 121</text:p>
      <text:p text:style-name="P1">Iteration 6 calculating Hessian matrix 83 of 121</text:p>
      <text:p text:style-name="P1">Iteration 6 calculating Hessian matrix 84 of 121</text:p>
      <text:p text:style-name="P1">Iteration 6 calculating Hessian matrix 85 of 121</text:p>
      <text:p text:style-name="P1">Iteration 6 calculating Hessian matrix 86 of 121</text:p>
      <text:p text:style-name="P1">Iteration 6 calculating Hessian matrix 87 of 121</text:p>
      <text:p text:style-name="P1">Iteration 6 calculating Hessian matrix 88 of 121</text:p>
      <text:p text:style-name="P1">Iteration 6 calculating Hessian matrix 89 of 121</text:p>
      <text:p text:style-name="P1">Iteration 6 calculating Hessian matrix 90 of 121</text:p>
      <text:p text:style-name="P1">Iteration 6 calculating Hessian matrix 91 of 121</text:p>
      <text:p text:style-name="P1">Iteration 6 calculating Hessian matrix 92 of 121</text:p>
      <text:p text:style-name="P1">Iteration 6 calculating Hessian matrix 93 of 121</text:p>
      <text:p text:style-name="P1">Iteration 6 calculating Hessian matrix 94 of 121</text:p>
      <text:p text:style-name="P1">Iteration 6 calculating Hessian matrix 95 of 121</text:p>
      <text:p text:style-name="P1">Iteration 6 calculating Hessian matrix 96 of 121</text:p>
      <text:p text:style-name="P1">Iteration 6 calculating Hessian matrix 97 of 121</text:p>
      <text:p text:style-name="P1">Iteration 6 calculating Hessian matrix 98 of 121</text:p>
      <text:p text:style-name="P1">Iteration 6 calculating Hessian matrix 99 of 121</text:p>
      <text:p text:style-name="P1">Iteration 6 calculating Hessian matrix 100 of 121</text:p>
      <text:p text:style-name="P1">Iteration 6 calculating Hessian matrix 101 of 121</text:p>
      <text:p text:style-name="P1">Iteration 6 calculating Hessian matrix 102 of 121</text:p>
      <text:p text:style-name="P1">Iteration 6 calculating Hessian matrix 103 of 121</text:p>
      <text:p text:style-name="P1">Iteration 6 calculating Hessian matrix 104 of 121</text:p>
      <text:p text:style-name="P1">Iteration 6 calculating Hessian matrix 105 of 121</text:p>
      <text:p text:style-name="P1">Iteration 6 calculating Hessian matrix 106 of 121</text:p>
      <text:p text:style-name="P1">Iteration 6 calculating Hessian matrix 107 of 121</text:p>
      <text:p text:style-name="P1"><text:soft-page-break/>Iteration 6 calculating Hessian matrix 108 of 121</text:p>
      <text:p text:style-name="P1">Iteration 6 calculating Hessian matrix 109 of 121</text:p>
      <text:p text:style-name="P1">Iteration 6 calculating Hessian matrix 110 of 121</text:p>
      <text:p text:style-name="P1">Iteration 6 calculating Hessian matrix 111 of 121</text:p>
      <text:p text:style-name="P1">Iteration 6 calculating Hessian matrix 112 of 121</text:p>
      <text:p text:style-name="P1">Iteration 6 calculating Hessian matrix 113 of 121</text:p>
      <text:p text:style-name="P1">Iteration 6 calculating Hessian matrix 114 of 121</text:p>
      <text:p text:style-name="P1">Iteration 6 calculating Hessian matrix 115 of 121</text:p>
      <text:p text:style-name="P1">Iteration 6 calculating Hessian matrix 116 of 121</text:p>
      <text:p text:style-name="P1">Iteration 6 calculating Hessian matrix 117 of 121</text:p>
      <text:p text:style-name="P1">Iteration 6 calculating Hessian matrix 118 of 121</text:p>
      <text:p text:style-name="P1">Iteration 6 calculating Hessian matrix 119 of 121</text:p>
      <text:p text:style-name="P1">Iteration 6 calculating Hessian matrix 120 of 121</text:p>
      <text:p text:style-name="P1">Iteration 6 calculating Hessian matrix 121 of 121</text:p>
      <text:p text:style-name="P1">Iteration 6 mu: 0.026031</text:p>
      <text:p text:style-name="P1">!!!d!!!</text:p>
      <text:p text:style-name="P1"><text:s text:c="2"/>-0.28957</text:p>
      <text:p text:style-name="P1"><text:s text:c="2"/>-0.62268</text:p>
      <text:p text:style-name="P1"><text:s text:c="2"/>-0.71167</text:p>
      <text:p text:style-name="P1"><text:s text:c="2"/>-0.81004</text:p>
      <text:p text:style-name="P1"><text:s text:c="2"/>-0.90323</text:p>
      <text:p text:style-name="P1"><text:s text:c="2"/>-0.98583</text:p>
      <text:p text:style-name="P1"><text:s text:c="2"/>-1.08399</text:p>
      <text:p text:style-name="P1"><text:s text:c="2"/>-1.02065</text:p>
      <text:p text:style-name="P1"><text:s text:c="2"/>-1.11937</text:p>
      <text:p text:style-name="P1"><text:s text:c="2"/>-1.21894</text:p>
      <text:p text:style-name="P1"><text:s text:c="2"/>-0.54072</text:p>
      <text:p text:style-name="P1">!!!Was!!!</text:p>
      <text:p text:style-name="P1"><text:s text:c="3"/>1.3338</text:p>
      <text:p text:style-name="P1"><text:s text:c="3"/>1.7147</text:p>
      <text:p text:style-name="P1"><text:s text:c="3"/>1.8165</text:p>
      <text:p text:style-name="P1"><text:s text:c="3"/>1.9129</text:p>
      <text:p text:style-name="P1"><text:s text:c="3"/>2.0098</text:p>
      <text:p text:style-name="P1"><text:s text:c="3"/>2.0948</text:p>
      <text:p text:style-name="P1"><text:s text:c="3"/>2.1945</text:p>
      <text:p text:style-name="P1"><text:s text:c="3"/>2.1258</text:p>
      <text:p text:style-name="P1"><text:s text:c="3"/>2.2451</text:p>
      <text:p text:style-name="P1"><text:s text:c="3"/>2.3538</text:p>
      <text:p text:style-name="P1"><text:s text:c="3"/>1.6037</text:p>
      <text:p text:style-name="P1">!!!Now!!!</text:p>
      <text:p text:style-name="P1"><text:s text:c="3"/>1.6234</text:p>
      <text:p text:style-name="P1"><text:s text:c="3"/>2.3374</text:p>
      <text:p text:style-name="P1"><text:s text:c="3"/>2.5282</text:p>
      <text:p text:style-name="P1"><text:s text:c="3"/>2.7230</text:p>
      <text:p text:style-name="P1"><text:s text:c="3"/>2.9131</text:p>
      <text:p text:style-name="P1"><text:s text:c="3"/>3.0806</text:p>
      <text:p text:style-name="P1"><text:s text:c="3"/>3.2785</text:p>
      <text:p text:style-name="P1"><text:s text:c="3"/>3.1465</text:p>
      <text:p text:style-name="P1"><text:s text:c="3"/>3.3644</text:p>
      <text:p text:style-name="P1"><text:soft-page-break/><text:s text:c="3"/>3.5727</text:p>
      <text:p text:style-name="P1"><text:s text:c="3"/>2.1444</text:p>
      <text:p text:style-name="P1">All OK, reducing mu</text:p>
      <text:p text:style-name="P1">!!!Result!!!</text:p>
      <text:p text:style-name="P1"><text:s text:c="3"/>1.6234</text:p>
      <text:p text:style-name="P1"><text:s text:c="3"/>2.3374</text:p>
      <text:p text:style-name="P1"><text:s text:c="3"/>2.5282</text:p>
      <text:p text:style-name="P1"><text:s text:c="3"/>2.7230</text:p>
      <text:p text:style-name="P1"><text:s text:c="3"/>2.9131</text:p>
      <text:p text:style-name="P1"><text:s text:c="3"/>3.0806</text:p>
      <text:p text:style-name="P1"><text:s text:c="3"/>3.2785</text:p>
      <text:p text:style-name="P1"><text:s text:c="3"/>3.1465</text:p>
      <text:p text:style-name="P1"><text:s text:c="3"/>3.3644</text:p>
      <text:p text:style-name="P1"><text:s text:c="3"/>3.5727</text:p>
      <text:p text:style-name="P1"><text:s text:c="3"/>2.1444</text:p>
      <text:p text:style-name="P1">!!!Ans!!!</text:p>
      <text:p text:style-name="P1"><text:s/>1.3029</text:p>
      <text:p text:style-name="P1">Grad wt</text:p>
      <text:p text:style-name="P1"><text:s text:c="3"/>1.6234</text:p>
      <text:p text:style-name="P1"><text:s text:c="3"/>2.3374</text:p>
      <text:p text:style-name="P1"><text:s text:c="3"/>2.5282</text:p>
      <text:p text:style-name="P1"><text:s text:c="3"/>2.7230</text:p>
      <text:p text:style-name="P1"><text:s text:c="3"/>2.9131</text:p>
      <text:p text:style-name="P1"><text:s text:c="3"/>3.0806</text:p>
      <text:p text:style-name="P1"><text:s text:c="3"/>3.2785</text:p>
      <text:p text:style-name="P1"><text:s text:c="3"/>3.1465</text:p>
      <text:p text:style-name="P1"><text:s text:c="3"/>3.3644</text:p>
      <text:p text:style-name="P1"><text:s text:c="3"/>3.5727</text:p>
      <text:p text:style-name="P1"><text:s text:c="3"/>2.1444</text:p>
      <text:p text:style-name="P1"><text:s text:c="3"/>1.6234</text:p>
      <text:p text:style-name="P1"><text:s text:c="3"/>2.3374</text:p>
      <text:p text:style-name="P1"><text:s text:c="3"/>2.5282</text:p>
      <text:p text:style-name="P1"><text:s text:c="3"/>2.7230</text:p>
      <text:p text:style-name="P1"><text:s text:c="3"/>2.9131</text:p>
      <text:p text:style-name="P1"><text:s text:c="3"/>3.0806</text:p>
      <text:p text:style-name="P1"><text:s text:c="3"/>3.2785</text:p>
      <text:p text:style-name="P1"><text:s text:c="3"/>3.1465</text:p>
      <text:p text:style-name="P1"><text:s text:c="3"/>3.3644</text:p>
      <text:p text:style-name="P1"><text:s text:c="3"/>3.5727</text:p>
      <text:p text:style-name="P1"><text:s text:c="3"/>2.1444</text:p>
      <text:p text:style-name="P1">Iteration 6 calculating gradient 1 of 11</text:p>
      <text:p text:style-name="P1">Iteration 6 calculating gradient 2 of 11</text:p>
      <text:p text:style-name="P1">Iteration 6 calculating gradient 3 of 11</text:p>
      <text:p text:style-name="P1">Iteration 6 calculating gradient 4 of 11</text:p>
      <text:p text:style-name="P1">Iteration 6 calculating gradient 5 of 11</text:p>
      <text:p text:style-name="P1">Iteration 6 calculating gradient 6 of 11</text:p>
      <text:p text:style-name="P1">Iteration 6 calculating gradient 7 of 11</text:p>
      <text:p text:style-name="P1">Iteration 6 calculating gradient 8 of 11</text:p>
      <text:p text:style-name="P1">Iteration 6 calculating gradient 9 of 11</text:p>
      <text:p text:style-name="P1"><text:soft-page-break/>Iteration 6 calculating gradient 10 of 11</text:p>
      <text:p text:style-name="P1">Iteration 6 calculating gradient 11 of 11</text:p>
      <text:p text:style-name="P1">Gradient euclidean norm</text:p>
      <text:p text:style-name="P1"><text:s/>0.076745</text:p>
      <text:p text:style-name="P1">Iteration 7 calculating Hessian matrix 1 of 121</text:p>
      <text:p text:style-name="P1">Iteration 7 calculating Hessian matrix 2 of 121</text:p>
      <text:p text:style-name="P1">Iteration 7 calculating Hessian matrix 3 of 121</text:p>
      <text:p text:style-name="P1">Iteration 7 calculating Hessian matrix 4 of 121</text:p>
      <text:p text:style-name="P1">Iteration 7 calculating Hessian matrix 5 of 121</text:p>
      <text:p text:style-name="P1">Iteration 7 calculating Hessian matrix 6 of 121</text:p>
      <text:p text:style-name="P1">Iteration 7 calculating Hessian matrix 7 of 121</text:p>
      <text:p text:style-name="P1">Iteration 7 calculating Hessian matrix 8 of 121</text:p>
      <text:p text:style-name="P1">Iteration 7 calculating Hessian matrix 9 of 121</text:p>
      <text:p text:style-name="P1">Iteration 7 calculating Hessian matrix 10 of 121</text:p>
      <text:p text:style-name="P1">Iteration 7 calculating Hessian matrix 11 of 121</text:p>
      <text:p text:style-name="P1">Iteration 7 calculating Hessian matrix 12 of 121</text:p>
      <text:p text:style-name="P1">Iteration 7 calculating Hessian matrix 13 of 121</text:p>
      <text:p text:style-name="P1">Iteration 7 calculating Hessian matrix 14 of 121</text:p>
      <text:p text:style-name="P1">Iteration 7 calculating Hessian matrix 15 of 121</text:p>
      <text:p text:style-name="P1">Iteration 7 calculating Hessian matrix 16 of 121</text:p>
      <text:p text:style-name="P1">Iteration 7 calculating Hessian matrix 17 of 121</text:p>
      <text:p text:style-name="P1">Iteration 7 calculating Hessian matrix 18 of 121</text:p>
      <text:p text:style-name="P1">Iteration 7 calculating Hessian matrix 19 of 121</text:p>
      <text:p text:style-name="P1">Iteration 7 calculating Hessian matrix 20 of 121</text:p>
      <text:p text:style-name="P1">Iteration 7 calculating Hessian matrix 21 of 121</text:p>
      <text:p text:style-name="P1">Iteration 7 calculating Hessian matrix 22 of 121</text:p>
      <text:p text:style-name="P1">Iteration 7 calculating Hessian matrix 23 of 121</text:p>
      <text:p text:style-name="P1">Iteration 7 calculating Hessian matrix 24 of 121</text:p>
      <text:p text:style-name="P1">Iteration 7 calculating Hessian matrix 25 of 121</text:p>
      <text:p text:style-name="P1">Iteration 7 calculating Hessian matrix 26 of 121</text:p>
      <text:p text:style-name="P1">Iteration 7 calculating Hessian matrix 27 of 121</text:p>
      <text:p text:style-name="P1">Iteration 7 calculating Hessian matrix 28 of 121</text:p>
      <text:p text:style-name="P1">Iteration 7 calculating Hessian matrix 29 of 121</text:p>
      <text:p text:style-name="P1">Iteration 7 calculating Hessian matrix 30 of 121</text:p>
      <text:p text:style-name="P1">Iteration 7 calculating Hessian matrix 31 of 121</text:p>
      <text:p text:style-name="P1">Iteration 7 calculating Hessian matrix 32 of 121</text:p>
      <text:p text:style-name="P1">Iteration 7 calculating Hessian matrix 33 of 121</text:p>
      <text:p text:style-name="P1">Iteration 7 calculating Hessian matrix 34 of 121</text:p>
      <text:p text:style-name="P1">Iteration 7 calculating Hessian matrix 35 of 121</text:p>
      <text:p text:style-name="P1">Iteration 7 calculating Hessian matrix 36 of 121</text:p>
      <text:p text:style-name="P1">Iteration 7 calculating Hessian matrix 37 of 121</text:p>
      <text:p text:style-name="P1">Iteration 7 calculating Hessian matrix 38 of 121</text:p>
      <text:p text:style-name="P1">Iteration 7 calculating Hessian matrix 39 of 121</text:p>
      <text:p text:style-name="P1">Iteration 7 calculating Hessian matrix 40 of 121</text:p>
      <text:p text:style-name="P1">Iteration 7 calculating Hessian matrix 41 of 121</text:p>
      <text:p text:style-name="P1">Iteration 7 calculating Hessian matrix 42 of 121</text:p>
      <text:p text:style-name="P1">Iteration 7 calculating Hessian matrix 43 of 121</text:p>
      <text:p text:style-name="P1">Iteration 7 calculating Hessian matrix 44 of 121</text:p>
      <text:p text:style-name="P1">Iteration 7 calculating Hessian matrix 45 of 121</text:p>
      <text:p text:style-name="P1"><text:soft-page-break/>Iteration 7 calculating Hessian matrix 46 of 121</text:p>
      <text:p text:style-name="P1">Iteration 7 calculating Hessian matrix 47 of 121</text:p>
      <text:p text:style-name="P1">Iteration 7 calculating Hessian matrix 48 of 121</text:p>
      <text:p text:style-name="P1">Iteration 7 calculating Hessian matrix 49 of 121</text:p>
      <text:p text:style-name="P1">Iteration 7 calculating Hessian matrix 50 of 121</text:p>
      <text:p text:style-name="P1">Iteration 7 calculating Hessian matrix 51 of 121</text:p>
      <text:p text:style-name="P1">Iteration 7 calculating Hessian matrix 52 of 121</text:p>
      <text:p text:style-name="P1">Iteration 7 calculating Hessian matrix 53 of 121</text:p>
      <text:p text:style-name="P1">Iteration 7 calculating Hessian matrix 54 of 121</text:p>
      <text:p text:style-name="P1">Iteration 7 calculating Hessian matrix 55 of 121</text:p>
      <text:p text:style-name="P1">Iteration 7 calculating Hessian matrix 56 of 121</text:p>
      <text:p text:style-name="P1">Iteration 7 calculating Hessian matrix 57 of 121</text:p>
      <text:p text:style-name="P1">Iteration 7 calculating Hessian matrix 58 of 121</text:p>
      <text:p text:style-name="P1">Iteration 7 calculating Hessian matrix 59 of 121</text:p>
      <text:p text:style-name="P1">Iteration 7 calculating Hessian matrix 60 of 121</text:p>
      <text:p text:style-name="P1">Iteration 7 calculating Hessian matrix 61 of 121</text:p>
      <text:p text:style-name="P1">Iteration 7 calculating Hessian matrix 62 of 121</text:p>
      <text:p text:style-name="P1">Iteration 7 calculating Hessian matrix 63 of 121</text:p>
      <text:p text:style-name="P1">Iteration 7 calculating Hessian matrix 64 of 121</text:p>
      <text:p text:style-name="P1">Iteration 7 calculating Hessian matrix 65 of 121</text:p>
      <text:p text:style-name="P1">Iteration 7 calculating Hessian matrix 66 of 121</text:p>
      <text:p text:style-name="P1">Iteration 7 calculating Hessian matrix 67 of 121</text:p>
      <text:p text:style-name="P1">Iteration 7 calculating Hessian matrix 68 of 121</text:p>
      <text:p text:style-name="P1">Iteration 7 calculating Hessian matrix 69 of 121</text:p>
      <text:p text:style-name="P1">Iteration 7 calculating Hessian matrix 70 of 121</text:p>
      <text:p text:style-name="P1">Iteration 7 calculating Hessian matrix 71 of 121</text:p>
      <text:p text:style-name="P1">Iteration 7 calculating Hessian matrix 72 of 121</text:p>
      <text:p text:style-name="P1">Iteration 7 calculating Hessian matrix 73 of 121</text:p>
      <text:p text:style-name="P1">Iteration 7 calculating Hessian matrix 74 of 121</text:p>
      <text:p text:style-name="P1">Iteration 7 calculating Hessian matrix 75 of 121</text:p>
      <text:p text:style-name="P1">Iteration 7 calculating Hessian matrix 76 of 121</text:p>
      <text:p text:style-name="P1">Iteration 7 calculating Hessian matrix 77 of 121</text:p>
      <text:p text:style-name="P1">Iteration 7 calculating Hessian matrix 78 of 121</text:p>
      <text:p text:style-name="P1">Iteration 7 calculating Hessian matrix 79 of 121</text:p>
      <text:p text:style-name="P1">Iteration 7 calculating Hessian matrix 80 of 121</text:p>
      <text:p text:style-name="P1">Iteration 7 calculating Hessian matrix 81 of 121</text:p>
      <text:p text:style-name="P1">Iteration 7 calculating Hessian matrix 82 of 121</text:p>
      <text:p text:style-name="P1">Iteration 7 calculating Hessian matrix 83 of 121</text:p>
      <text:p text:style-name="P1">Iteration 7 calculating Hessian matrix 84 of 121</text:p>
      <text:p text:style-name="P1">Iteration 7 calculating Hessian matrix 85 of 121</text:p>
      <text:p text:style-name="P1">Iteration 7 calculating Hessian matrix 86 of 121</text:p>
      <text:p text:style-name="P1">Iteration 7 calculating Hessian matrix 87 of 121</text:p>
      <text:p text:style-name="P1">Iteration 7 calculating Hessian matrix 88 of 121</text:p>
      <text:p text:style-name="P1">Iteration 7 calculating Hessian matrix 89 of 121</text:p>
      <text:p text:style-name="P1">Iteration 7 calculating Hessian matrix 90 of 121</text:p>
      <text:p text:style-name="P1">Iteration 7 calculating Hessian matrix 91 of 121</text:p>
      <text:p text:style-name="P1">Iteration 7 calculating Hessian matrix 92 of 121</text:p>
      <text:p text:style-name="P1">Iteration 7 calculating Hessian matrix 93 of 121</text:p>
      <text:p text:style-name="P1">Iteration 7 calculating Hessian matrix 94 of 121</text:p>
      <text:p text:style-name="P1"><text:soft-page-break/>Iteration 7 calculating Hessian matrix 95 of 121</text:p>
      <text:p text:style-name="P1">Iteration 7 calculating Hessian matrix 96 of 121</text:p>
      <text:p text:style-name="P1">Iteration 7 calculating Hessian matrix 97 of 121</text:p>
      <text:p text:style-name="P1">Iteration 7 calculating Hessian matrix 98 of 121</text:p>
      <text:p text:style-name="P1">Iteration 7 calculating Hessian matrix 99 of 121</text:p>
      <text:p text:style-name="P1">Iteration 7 calculating Hessian matrix 100 of 121</text:p>
      <text:p text:style-name="P1">Iteration 7 calculating Hessian matrix 101 of 121</text:p>
      <text:p text:style-name="P1">Iteration 7 calculating Hessian matrix 102 of 121</text:p>
      <text:p text:style-name="P1">Iteration 7 calculating Hessian matrix 103 of 121</text:p>
      <text:p text:style-name="P1">Iteration 7 calculating Hessian matrix 104 of 121</text:p>
      <text:p text:style-name="P1">Iteration 7 calculating Hessian matrix 105 of 121</text:p>
      <text:p text:style-name="P1">Iteration 7 calculating Hessian matrix 106 of 121</text:p>
      <text:p text:style-name="P1">Iteration 7 calculating Hessian matrix 107 of 121</text:p>
      <text:p text:style-name="P1">Iteration 7 calculating Hessian matrix 108 of 121</text:p>
      <text:p text:style-name="P1">Iteration 7 calculating Hessian matrix 109 of 121</text:p>
      <text:p text:style-name="P1">Iteration 7 calculating Hessian matrix 110 of 121</text:p>
      <text:p text:style-name="P1">Iteration 7 calculating Hessian matrix 111 of 121</text:p>
      <text:p text:style-name="P1">Iteration 7 calculating Hessian matrix 112 of 121</text:p>
      <text:p text:style-name="P1">Iteration 7 calculating Hessian matrix 113 of 121</text:p>
      <text:p text:style-name="P1">Iteration 7 calculating Hessian matrix 114 of 121</text:p>
      <text:p text:style-name="P1">Iteration 7 calculating Hessian matrix 115 of 121</text:p>
      <text:p text:style-name="P1">Iteration 7 calculating Hessian matrix 116 of 121</text:p>
      <text:p text:style-name="P1">Iteration 7 calculating Hessian matrix 117 of 121</text:p>
      <text:p text:style-name="P1">Iteration 7 calculating Hessian matrix 118 of 121</text:p>
      <text:p text:style-name="P1">Iteration 7 calculating Hessian matrix 119 of 121</text:p>
      <text:p text:style-name="P1">Iteration 7 calculating Hessian matrix 120 of 121</text:p>
      <text:p text:style-name="P1">Iteration 7 calculating Hessian matrix 121 of 121</text:p>
      <text:p text:style-name="P1">Iteration 7 mu: 0.013016</text:p>
      <text:p text:style-name="P1">!!!d!!!</text:p>
      <text:p text:style-name="P1"><text:s text:c="2"/>-0.44941</text:p>
      <text:p text:style-name="P1"><text:s text:c="2"/>-0.97833</text:p>
      <text:p text:style-name="P1"><text:s text:c="2"/>-1.14888</text:p>
      <text:p text:style-name="P1"><text:s text:c="2"/>-1.29688</text:p>
      <text:p text:style-name="P1"><text:s text:c="2"/>-1.46722</text:p>
      <text:p text:style-name="P1"><text:s text:c="2"/>-1.62981</text:p>
      <text:p text:style-name="P1"><text:s text:c="2"/>-1.80777</text:p>
      <text:p text:style-name="P1"><text:s text:c="2"/>-1.70159</text:p>
      <text:p text:style-name="P1"><text:s text:c="2"/>-1.86822</text:p>
      <text:p text:style-name="P1"><text:s text:c="2"/>-2.00064</text:p>
      <text:p text:style-name="P1"><text:s text:c="2"/>-0.88499</text:p>
      <text:p text:style-name="P1">!!!Was!!!</text:p>
      <text:p text:style-name="P1"><text:s text:c="3"/>1.6234</text:p>
      <text:p text:style-name="P1"><text:s text:c="3"/>2.3374</text:p>
      <text:p text:style-name="P1"><text:s text:c="3"/>2.5282</text:p>
      <text:p text:style-name="P1"><text:s text:c="3"/>2.7230</text:p>
      <text:p text:style-name="P1"><text:s text:c="3"/>2.9131</text:p>
      <text:p text:style-name="P1"><text:s text:c="3"/>3.0806</text:p>
      <text:p text:style-name="P1"><text:s text:c="3"/>3.2785</text:p>
      <text:p text:style-name="P1"><text:s text:c="3"/>3.1465</text:p>
      <text:p text:style-name="P1"><text:soft-page-break/><text:s text:c="3"/>3.3644</text:p>
      <text:p text:style-name="P1"><text:s text:c="3"/>3.5727</text:p>
      <text:p text:style-name="P1"><text:s text:c="3"/>2.1444</text:p>
      <text:p text:style-name="P1">!!!Now!!!</text:p>
      <text:p text:style-name="P1"><text:s text:c="3"/>2.0728</text:p>
      <text:p text:style-name="P1"><text:s text:c="3"/>3.3157</text:p>
      <text:p text:style-name="P1"><text:s text:c="3"/>3.6771</text:p>
      <text:p text:style-name="P1"><text:s text:c="3"/>4.0198</text:p>
      <text:p text:style-name="P1"><text:s text:c="3"/>4.3803</text:p>
      <text:p text:style-name="P1"><text:s text:c="3"/>4.7104</text:p>
      <text:p text:style-name="P1"><text:s text:c="3"/>5.0862</text:p>
      <text:p text:style-name="P1"><text:s text:c="3"/>4.8481</text:p>
      <text:p text:style-name="P1"><text:s text:c="3"/>5.2327</text:p>
      <text:p text:style-name="P1"><text:s text:c="3"/>5.5734</text:p>
      <text:p text:style-name="P1"><text:s text:c="3"/>3.0294</text:p>
      <text:p text:style-name="P1">All OK, reducing mu</text:p>
      <text:p text:style-name="P1">!!!Result!!!</text:p>
      <text:p text:style-name="P1"><text:s text:c="3"/>2.0728</text:p>
      <text:p text:style-name="P1"><text:s text:c="3"/>3.3157</text:p>
      <text:p text:style-name="P1"><text:s text:c="3"/>3.6771</text:p>
      <text:p text:style-name="P1"><text:s text:c="3"/>4.0198</text:p>
      <text:p text:style-name="P1"><text:s text:c="3"/>4.3803</text:p>
      <text:p text:style-name="P1"><text:s text:c="3"/>4.7104</text:p>
      <text:p text:style-name="P1"><text:s text:c="3"/>5.0862</text:p>
      <text:p text:style-name="P1"><text:s text:c="3"/>4.8481</text:p>
      <text:p text:style-name="P1"><text:s text:c="3"/>5.2327</text:p>
      <text:p text:style-name="P1"><text:s text:c="3"/>5.5734</text:p>
      <text:p text:style-name="P1"><text:s text:c="3"/>3.0294</text:p>
      <text:p text:style-name="P1">!!!Ans!!!</text:p>
      <text:p text:style-name="P1"><text:s/>0.96516</text:p>
      <text:p text:style-name="P1">Grad wt</text:p>
      <text:p text:style-name="P1"><text:s text:c="3"/>2.0728</text:p>
      <text:p text:style-name="P1"><text:s text:c="3"/>3.3157</text:p>
      <text:p text:style-name="P1"><text:s text:c="3"/>3.6771</text:p>
      <text:p text:style-name="P1"><text:s text:c="3"/>4.0198</text:p>
      <text:p text:style-name="P1"><text:s text:c="3"/>4.3803</text:p>
      <text:p text:style-name="P1"><text:s text:c="3"/>4.7104</text:p>
      <text:p text:style-name="P1"><text:s text:c="3"/>5.0862</text:p>
      <text:p text:style-name="P1"><text:s text:c="3"/>4.8481</text:p>
      <text:p text:style-name="P1"><text:s text:c="3"/>5.2327</text:p>
      <text:p text:style-name="P1"><text:s text:c="3"/>5.5734</text:p>
      <text:p text:style-name="P1"><text:s text:c="3"/>3.0294</text:p>
      <text:p text:style-name="P1"><text:s text:c="3"/>2.0728</text:p>
      <text:p text:style-name="P1"><text:s text:c="3"/>3.3157</text:p>
      <text:p text:style-name="P1"><text:s text:c="3"/>3.6771</text:p>
      <text:p text:style-name="P1"><text:s text:c="3"/>4.0198</text:p>
      <text:p text:style-name="P1"><text:s text:c="3"/>4.3803</text:p>
      <text:p text:style-name="P1"><text:s text:c="3"/>4.7104</text:p>
      <text:p text:style-name="P1"><text:s text:c="3"/>5.0862</text:p>
      <text:p text:style-name="P1"><text:soft-page-break/><text:s text:c="3"/>4.8481</text:p>
      <text:p text:style-name="P1"><text:s text:c="3"/>5.2327</text:p>
      <text:p text:style-name="P1"><text:s text:c="3"/>5.5734</text:p>
      <text:p text:style-name="P1"><text:s text:c="3"/>3.0294</text:p>
      <text:p text:style-name="P1">Iteration 7 calculating gradient 1 of 11</text:p>
      <text:p text:style-name="P1">Iteration 7 calculating gradient 2 of 11</text:p>
      <text:p text:style-name="P1">Iteration 7 calculating gradient 3 of 11</text:p>
      <text:p text:style-name="P1">Iteration 7 calculating gradient 4 of 11</text:p>
      <text:p text:style-name="P1">Iteration 7 calculating gradient 5 of 11</text:p>
      <text:p text:style-name="P1">Iteration 7 calculating gradient 6 of 11</text:p>
      <text:p text:style-name="P1">Iteration 7 calculating gradient 7 of 11</text:p>
      <text:p text:style-name="P1">Iteration 7 calculating gradient 8 of 11</text:p>
      <text:p text:style-name="P1">Iteration 7 calculating gradient 9 of 11</text:p>
      <text:p text:style-name="P1">Iteration 7 calculating gradient 10 of 11</text:p>
      <text:p text:style-name="P1">Iteration 7 calculating gradient 11 of 11</text:p>
      <text:p text:style-name="P1">Gradient euclidean norm</text:p>
      <text:p text:style-name="P1"><text:s/>0.062863</text:p>
      <text:p text:style-name="P1">Iteration 8 calculating Hessian matrix 1 of 121</text:p>
      <text:p text:style-name="P1">Iteration 8 calculating Hessian matrix 2 of 121</text:p>
      <text:p text:style-name="P1">Iteration 8 calculating Hessian matrix 3 of 121</text:p>
      <text:p text:style-name="P1">Iteration 8 calculating Hessian matrix 4 of 121</text:p>
      <text:p text:style-name="P1">Iteration 8 calculating Hessian matrix 5 of 121</text:p>
      <text:p text:style-name="P1">Iteration 8 calculating Hessian matrix 6 of 121</text:p>
      <text:p text:style-name="P1">Iteration 8 calculating Hessian matrix 7 of 121</text:p>
      <text:p text:style-name="P1">Iteration 8 calculating Hessian matrix 8 of 121</text:p>
      <text:p text:style-name="P1">Iteration 8 calculating Hessian matrix 9 of 121</text:p>
      <text:p text:style-name="P1">Iteration 8 calculating Hessian matrix 10 of 121</text:p>
      <text:p text:style-name="P1">Iteration 8 calculating Hessian matrix 11 of 121</text:p>
      <text:p text:style-name="P1">Iteration 8 calculating Hessian matrix 12 of 121</text:p>
      <text:p text:style-name="P1">Iteration 8 calculating Hessian matrix 13 of 121</text:p>
      <text:p text:style-name="P1">Iteration 8 calculating Hessian matrix 14 of 121</text:p>
      <text:p text:style-name="P1">Iteration 8 calculating Hessian matrix 15 of 121</text:p>
      <text:p text:style-name="P1">Iteration 8 calculating Hessian matrix 16 of 121</text:p>
      <text:p text:style-name="P1">Iteration 8 calculating Hessian matrix 17 of 121</text:p>
      <text:p text:style-name="P1">Iteration 8 calculating Hessian matrix 18 of 121</text:p>
      <text:p text:style-name="P1">Iteration 8 calculating Hessian matrix 19 of 121</text:p>
      <text:p text:style-name="P1">Iteration 8 calculating Hessian matrix 20 of 121</text:p>
      <text:p text:style-name="P1">Iteration 8 calculating Hessian matrix 21 of 121</text:p>
      <text:p text:style-name="P1">Iteration 8 calculating Hessian matrix 22 of 121</text:p>
      <text:p text:style-name="P1">Iteration 8 calculating Hessian matrix 23 of 121</text:p>
      <text:p text:style-name="P1">Iteration 8 calculating Hessian matrix 24 of 121</text:p>
      <text:p text:style-name="P1">Iteration 8 calculating Hessian matrix 25 of 121</text:p>
      <text:p text:style-name="P1">Iteration 8 calculating Hessian matrix 26 of 121</text:p>
      <text:p text:style-name="P1">Iteration 8 calculating Hessian matrix 27 of 121</text:p>
      <text:p text:style-name="P1">Iteration 8 calculating Hessian matrix 28 of 121</text:p>
      <text:p text:style-name="P1">Iteration 8 calculating Hessian matrix 29 of 121</text:p>
      <text:p text:style-name="P1">Iteration 8 calculating Hessian matrix 30 of 121</text:p>
      <text:p text:style-name="P1">Iteration 8 calculating Hessian matrix 31 of 121</text:p>
      <text:p text:style-name="P1">Iteration 8 calculating Hessian matrix 32 of 121</text:p>
      <text:p text:style-name="P1"><text:soft-page-break/>Iteration 8 calculating Hessian matrix 33 of 121</text:p>
      <text:p text:style-name="P1">Iteration 8 calculating Hessian matrix 34 of 121</text:p>
      <text:p text:style-name="P1">Iteration 8 calculating Hessian matrix 35 of 121</text:p>
      <text:p text:style-name="P1">Iteration 8 calculating Hessian matrix 36 of 121</text:p>
      <text:p text:style-name="P1">Iteration 8 calculating Hessian matrix 37 of 121</text:p>
      <text:p text:style-name="P1">Iteration 8 calculating Hessian matrix 38 of 121</text:p>
      <text:p text:style-name="P1">Iteration 8 calculating Hessian matrix 39 of 121</text:p>
      <text:p text:style-name="P1">Iteration 8 calculating Hessian matrix 40 of 121</text:p>
      <text:p text:style-name="P1">Iteration 8 calculating Hessian matrix 41 of 121</text:p>
      <text:p text:style-name="P1">Iteration 8 calculating Hessian matrix 42 of 121</text:p>
      <text:p text:style-name="P1">Iteration 8 calculating Hessian matrix 43 of 121</text:p>
      <text:p text:style-name="P1">Iteration 8 calculating Hessian matrix 44 of 121</text:p>
      <text:p text:style-name="P1">Iteration 8 calculating Hessian matrix 45 of 121</text:p>
      <text:p text:style-name="P1">Iteration 8 calculating Hessian matrix 46 of 121</text:p>
      <text:p text:style-name="P1">Iteration 8 calculating Hessian matrix 47 of 121</text:p>
      <text:p text:style-name="P1">Iteration 8 calculating Hessian matrix 48 of 121</text:p>
      <text:p text:style-name="P1">Iteration 8 calculating Hessian matrix 49 of 121</text:p>
      <text:p text:style-name="P1">Iteration 8 calculating Hessian matrix 50 of 121</text:p>
      <text:p text:style-name="P1">Iteration 8 calculating Hessian matrix 51 of 121</text:p>
      <text:p text:style-name="P1">Iteration 8 calculating Hessian matrix 52 of 121</text:p>
      <text:p text:style-name="P1">Iteration 8 calculating Hessian matrix 53 of 121</text:p>
      <text:p text:style-name="P1">Iteration 8 calculating Hessian matrix 54 of 121</text:p>
      <text:p text:style-name="P1">Iteration 8 calculating Hessian matrix 55 of 121</text:p>
      <text:p text:style-name="P1">Iteration 8 calculating Hessian matrix 56 of 121</text:p>
      <text:p text:style-name="P1">Iteration 8 calculating Hessian matrix 57 of 121</text:p>
      <text:p text:style-name="P1">Iteration 8 calculating Hessian matrix 58 of 121</text:p>
      <text:p text:style-name="P1">Iteration 8 calculating Hessian matrix 59 of 121</text:p>
      <text:p text:style-name="P1">Iteration 8 calculating Hessian matrix 60 of 121</text:p>
      <text:p text:style-name="P1">Iteration 8 calculating Hessian matrix 61 of 121</text:p>
      <text:p text:style-name="P1">Iteration 8 calculating Hessian matrix 62 of 121</text:p>
      <text:p text:style-name="P1">Iteration 8 calculating Hessian matrix 63 of 121</text:p>
      <text:p text:style-name="P1">Iteration 8 calculating Hessian matrix 64 of 121</text:p>
      <text:p text:style-name="P1">Iteration 8 calculating Hessian matrix 65 of 121</text:p>
      <text:p text:style-name="P1">Iteration 8 calculating Hessian matrix 66 of 121</text:p>
      <text:p text:style-name="P1">Iteration 8 calculating Hessian matrix 67 of 121</text:p>
      <text:p text:style-name="P1">Iteration 8 calculating Hessian matrix 68 of 121</text:p>
      <text:p text:style-name="P1">Iteration 8 calculating Hessian matrix 69 of 121</text:p>
      <text:p text:style-name="P1">Iteration 8 calculating Hessian matrix 70 of 121</text:p>
      <text:p text:style-name="P1">Iteration 8 calculating Hessian matrix 71 of 121</text:p>
      <text:p text:style-name="P1">Iteration 8 calculating Hessian matrix 72 of 121</text:p>
      <text:p text:style-name="P1">Iteration 8 calculating Hessian matrix 73 of 121</text:p>
      <text:p text:style-name="P1">Iteration 8 calculating Hessian matrix 74 of 121</text:p>
      <text:p text:style-name="P1">Iteration 8 calculating Hessian matrix 75 of 121</text:p>
      <text:p text:style-name="P1">Iteration 8 calculating Hessian matrix 76 of 121</text:p>
      <text:p text:style-name="P1">Iteration 8 calculating Hessian matrix 77 of 121</text:p>
      <text:p text:style-name="P1">Iteration 8 calculating Hessian matrix 78 of 121</text:p>
      <text:p text:style-name="P1">Iteration 8 calculating Hessian matrix 79 of 121</text:p>
      <text:p text:style-name="P1">Iteration 8 calculating Hessian matrix 80 of 121</text:p>
      <text:p text:style-name="P1">Iteration 8 calculating Hessian matrix 81 of 121</text:p>
      <text:p text:style-name="P1"><text:soft-page-break/>Iteration 8 calculating Hessian matrix 82 of 121</text:p>
      <text:p text:style-name="P1">Iteration 8 calculating Hessian matrix 83 of 121</text:p>
      <text:p text:style-name="P1">Iteration 8 calculating Hessian matrix 84 of 121</text:p>
      <text:p text:style-name="P1">Iteration 8 calculating Hessian matrix 85 of 121</text:p>
      <text:p text:style-name="P1">Iteration 8 calculating Hessian matrix 86 of 121</text:p>
      <text:p text:style-name="P1">Iteration 8 calculating Hessian matrix 87 of 121</text:p>
      <text:p text:style-name="P1">Iteration 8 calculating Hessian matrix 88 of 121</text:p>
      <text:p text:style-name="P1">Iteration 8 calculating Hessian matrix 89 of 121</text:p>
      <text:p text:style-name="P1">Iteration 8 calculating Hessian matrix 90 of 121</text:p>
      <text:p text:style-name="P1">Iteration 8 calculating Hessian matrix 91 of 121</text:p>
      <text:p text:style-name="P1">Iteration 8 calculating Hessian matrix 92 of 121</text:p>
      <text:p text:style-name="P1">Iteration 8 calculating Hessian matrix 93 of 121</text:p>
      <text:p text:style-name="P1">Iteration 8 calculating Hessian matrix 94 of 121</text:p>
      <text:p text:style-name="P1">Iteration 8 calculating Hessian matrix 95 of 121</text:p>
      <text:p text:style-name="P1">Iteration 8 calculating Hessian matrix 96 of 121</text:p>
      <text:p text:style-name="P1">Iteration 8 calculating Hessian matrix 97 of 121</text:p>
      <text:p text:style-name="P1">Iteration 8 calculating Hessian matrix 98 of 121</text:p>
      <text:p text:style-name="P1">Iteration 8 calculating Hessian matrix 99 of 121</text:p>
      <text:p text:style-name="P1">Iteration 8 calculating Hessian matrix 100 of 121</text:p>
      <text:p text:style-name="P1">Iteration 8 calculating Hessian matrix 101 of 121</text:p>
      <text:p text:style-name="P1">Iteration 8 calculating Hessian matrix 102 of 121</text:p>
      <text:p text:style-name="P1">Iteration 8 calculating Hessian matrix 103 of 121</text:p>
      <text:p text:style-name="P1">Iteration 8 calculating Hessian matrix 104 of 121</text:p>
      <text:p text:style-name="P1">Iteration 8 calculating Hessian matrix 105 of 121</text:p>
      <text:p text:style-name="P1">Iteration 8 calculating Hessian matrix 106 of 121</text:p>
      <text:p text:style-name="P1">Iteration 8 calculating Hessian matrix 107 of 121</text:p>
      <text:p text:style-name="P1">Iteration 8 calculating Hessian matrix 108 of 121</text:p>
      <text:p text:style-name="P1">Iteration 8 calculating Hessian matrix 109 of 121</text:p>
      <text:p text:style-name="P1">Iteration 8 calculating Hessian matrix 110 of 121</text:p>
      <text:p text:style-name="P1">Iteration 8 calculating Hessian matrix 111 of 121</text:p>
      <text:p text:style-name="P1">Iteration 8 calculating Hessian matrix 112 of 121</text:p>
      <text:p text:style-name="P1">Iteration 8 calculating Hessian matrix 113 of 121</text:p>
      <text:p text:style-name="P1">Iteration 8 calculating Hessian matrix 114 of 121</text:p>
      <text:p text:style-name="P1">Iteration 8 calculating Hessian matrix 115 of 121</text:p>
      <text:p text:style-name="P1">Iteration 8 calculating Hessian matrix 116 of 121</text:p>
      <text:p text:style-name="P1">Iteration 8 calculating Hessian matrix 117 of 121</text:p>
      <text:p text:style-name="P1">Iteration 8 calculating Hessian matrix 118 of 121</text:p>
      <text:p text:style-name="P1">Iteration 8 calculating Hessian matrix 119 of 121</text:p>
      <text:p text:style-name="P1">Iteration 8 calculating Hessian matrix 120 of 121</text:p>
      <text:p text:style-name="P1">Iteration 8 calculating Hessian matrix 121 of 121</text:p>
      <text:p text:style-name="P1">Iteration 8 mu: 0.0065078</text:p>
      <text:p text:style-name="P1">!!!d!!!</text:p>
      <text:p text:style-name="P1"><text:s text:c="2"/>-0.55601</text:p>
      <text:p text:style-name="P1"><text:s text:c="2"/>-1.18697</text:p>
      <text:p text:style-name="P1"><text:s text:c="2"/>-1.44245</text:p>
      <text:p text:style-name="P1"><text:s text:c="2"/>-1.71641</text:p>
      <text:p text:style-name="P1"><text:s text:c="2"/>-1.98550</text:p>
      <text:p text:style-name="P1"><text:s text:c="2"/>-2.29333</text:p>
      <text:p text:style-name="P1"><text:s text:c="2"/>-2.59723</text:p>
      <text:p text:style-name="P1"><text:soft-page-break/><text:s text:c="2"/>-2.44700</text:p>
      <text:p text:style-name="P1"><text:s text:c="2"/>-2.65754</text:p>
      <text:p text:style-name="P1"><text:s text:c="2"/>-2.78988</text:p>
      <text:p text:style-name="P1"><text:s text:c="2"/>-1.25424</text:p>
      <text:p text:style-name="P1">!!!Was!!!</text:p>
      <text:p text:style-name="P1"><text:s text:c="3"/>2.0728</text:p>
      <text:p text:style-name="P1"><text:s text:c="3"/>3.3157</text:p>
      <text:p text:style-name="P1"><text:s text:c="3"/>3.6771</text:p>
      <text:p text:style-name="P1"><text:s text:c="3"/>4.0198</text:p>
      <text:p text:style-name="P1"><text:s text:c="3"/>4.3803</text:p>
      <text:p text:style-name="P1"><text:s text:c="3"/>4.7104</text:p>
      <text:p text:style-name="P1"><text:s text:c="3"/>5.0862</text:p>
      <text:p text:style-name="P1"><text:s text:c="3"/>4.8481</text:p>
      <text:p text:style-name="P1"><text:s text:c="3"/>5.2327</text:p>
      <text:p text:style-name="P1"><text:s text:c="3"/>5.5734</text:p>
      <text:p text:style-name="P1"><text:s text:c="3"/>3.0294</text:p>
      <text:p text:style-name="P1">!!!Now!!!</text:p>
      <text:p text:style-name="P1"><text:s text:c="3"/>2.6288</text:p>
      <text:p text:style-name="P1"><text:s text:c="3"/>4.5027</text:p>
      <text:p text:style-name="P1"><text:s text:c="3"/>5.1195</text:p>
      <text:p text:style-name="P1"><text:s text:c="3"/>5.7362</text:p>
      <text:p text:style-name="P1"><text:s text:c="3"/>6.3658</text:p>
      <text:p text:style-name="P1"><text:s text:c="3"/>7.0038</text:p>
      <text:p text:style-name="P1"><text:s text:c="3"/>7.6835</text:p>
      <text:p text:style-name="P1"><text:s text:c="3"/>7.2951</text:p>
      <text:p text:style-name="P1"><text:s text:c="3"/>7.8902</text:p>
      <text:p text:style-name="P1"><text:s text:c="3"/>8.3633</text:p>
      <text:p text:style-name="P1"><text:s text:c="3"/>4.2837</text:p>
      <text:p text:style-name="P1">All OK, reducing mu</text:p>
      <text:p text:style-name="P1">!!!Result!!!</text:p>
      <text:p text:style-name="P1"><text:s text:c="3"/>2.6288</text:p>
      <text:p text:style-name="P1"><text:s text:c="3"/>4.5027</text:p>
      <text:p text:style-name="P1"><text:s text:c="3"/>5.1195</text:p>
      <text:p text:style-name="P1"><text:s text:c="3"/>5.7362</text:p>
      <text:p text:style-name="P1"><text:s text:c="3"/>6.3658</text:p>
      <text:p text:style-name="P1"><text:s text:c="3"/>7.0038</text:p>
      <text:p text:style-name="P1"><text:s text:c="3"/>7.6835</text:p>
      <text:p text:style-name="P1"><text:s text:c="3"/>7.2951</text:p>
      <text:p text:style-name="P1"><text:s text:c="3"/>7.8902</text:p>
      <text:p text:style-name="P1"><text:s text:c="3"/>8.3633</text:p>
      <text:p text:style-name="P1"><text:s text:c="3"/>4.2837</text:p>
      <text:p text:style-name="P1">!!!Ans!!!</text:p>
      <text:p text:style-name="P1"><text:s/>0.60735</text:p>
      <text:p text:style-name="P1">Grad wt</text:p>
      <text:p text:style-name="P1"><text:s text:c="3"/>2.6288</text:p>
      <text:p text:style-name="P1"><text:s text:c="3"/>4.5027</text:p>
      <text:p text:style-name="P1"><text:s text:c="3"/>5.1195</text:p>
      <text:p text:style-name="P1"><text:s text:c="3"/>5.7362</text:p>
      <text:p text:style-name="P1"><text:s text:c="3"/>6.3658</text:p>
      <text:p text:style-name="P1"><text:soft-page-break/><text:s text:c="3"/>7.0038</text:p>
      <text:p text:style-name="P1"><text:s text:c="3"/>7.6835</text:p>
      <text:p text:style-name="P1"><text:s text:c="3"/>7.2951</text:p>
      <text:p text:style-name="P1"><text:s text:c="3"/>7.8902</text:p>
      <text:p text:style-name="P1"><text:s text:c="3"/>8.3633</text:p>
      <text:p text:style-name="P1"><text:s text:c="3"/>4.2837</text:p>
      <text:p text:style-name="P1"><text:s text:c="3"/>2.6288</text:p>
      <text:p text:style-name="P1"><text:s text:c="3"/>4.5027</text:p>
      <text:p text:style-name="P1"><text:s text:c="3"/>5.1195</text:p>
      <text:p text:style-name="P1"><text:s text:c="3"/>5.7362</text:p>
      <text:p text:style-name="P1"><text:s text:c="3"/>6.3658</text:p>
      <text:p text:style-name="P1"><text:s text:c="3"/>7.0038</text:p>
      <text:p text:style-name="P1"><text:s text:c="3"/>7.6835</text:p>
      <text:p text:style-name="P1"><text:s text:c="3"/>7.2951</text:p>
      <text:p text:style-name="P1"><text:s text:c="3"/>7.8902</text:p>
      <text:p text:style-name="P1"><text:s text:c="3"/>8.3633</text:p>
      <text:p text:style-name="P1"><text:s text:c="3"/>4.2837</text:p>
      <text:p text:style-name="P1">Iteration 8 calculating gradient 1 of 11</text:p>
      <text:p text:style-name="P1">Iteration 8 calculating gradient 2 of 11</text:p>
      <text:p text:style-name="P1">Iteration 8 calculating gradient 3 of 11</text:p>
      <text:p text:style-name="P1">Iteration 8 calculating gradient 4 of 11</text:p>
      <text:p text:style-name="P1">Iteration 8 calculating gradient 5 of 11</text:p>
      <text:p text:style-name="P1">Iteration 8 calculating gradient 6 of 11</text:p>
      <text:p text:style-name="P1">Iteration 8 calculating gradient 7 of 11</text:p>
      <text:p text:style-name="P1">Iteration 8 calculating gradient 8 of 11</text:p>
      <text:p text:style-name="P1">Iteration 8 calculating gradient 9 of 11</text:p>
      <text:p text:style-name="P1">Iteration 8 calculating gradient 10 of 11</text:p>
      <text:p text:style-name="P1">Iteration 8 calculating gradient 11 of 11</text:p>
      <text:p text:style-name="P1">Gradient euclidean norm</text:p>
      <text:p text:style-name="P1"><text:s/>0.043754</text:p>
      <text:p text:style-name="P1">Iteration 9 calculating Hessian matrix 1 of 121</text:p>
      <text:p text:style-name="P1">Iteration 9 calculating Hessian matrix 2 of 121</text:p>
      <text:p text:style-name="P1">Iteration 9 calculating Hessian matrix 3 of 121</text:p>
      <text:p text:style-name="P1">Iteration 9 calculating Hessian matrix 4 of 121</text:p>
      <text:p text:style-name="P1">Iteration 9 calculating Hessian matrix 5 of 121</text:p>
      <text:p text:style-name="P1">Iteration 9 calculating Hessian matrix 6 of 121</text:p>
      <text:p text:style-name="P1">Iteration 9 calculating Hessian matrix 7 of 121</text:p>
      <text:p text:style-name="P1">Iteration 9 calculating Hessian matrix 8 of 121</text:p>
      <text:p text:style-name="P1">Iteration 9 calculating Hessian matrix 9 of 121</text:p>
      <text:p text:style-name="P1">Iteration 9 calculating Hessian matrix 10 of 121</text:p>
      <text:p text:style-name="P1">Iteration 9 calculating Hessian matrix 11 of 121</text:p>
      <text:p text:style-name="P1">Iteration 9 calculating Hessian matrix 12 of 121</text:p>
      <text:p text:style-name="P1">Iteration 9 calculating Hessian matrix 13 of 121</text:p>
      <text:p text:style-name="P1">Iteration 9 calculating Hessian matrix 14 of 121</text:p>
      <text:p text:style-name="P1">Iteration 9 calculating Hessian matrix 15 of 121</text:p>
      <text:p text:style-name="P1">Iteration 9 calculating Hessian matrix 16 of 121</text:p>
      <text:p text:style-name="P1">Iteration 9 calculating Hessian matrix 17 of 121</text:p>
      <text:p text:style-name="P1">Iteration 9 calculating Hessian matrix 18 of 121</text:p>
      <text:p text:style-name="P1">Iteration 9 calculating Hessian matrix 19 of 121</text:p>
      <text:p text:style-name="P1"><text:soft-page-break/>Iteration 9 calculating Hessian matrix 20 of 121</text:p>
      <text:p text:style-name="P1">Iteration 9 calculating Hessian matrix 21 of 121</text:p>
      <text:p text:style-name="P1">Iteration 9 calculating Hessian matrix 22 of 121</text:p>
      <text:p text:style-name="P1">Iteration 9 calculating Hessian matrix 23 of 121</text:p>
      <text:p text:style-name="P1">Iteration 9 calculating Hessian matrix 24 of 121</text:p>
      <text:p text:style-name="P1">Iteration 9 calculating Hessian matrix 25 of 121</text:p>
      <text:p text:style-name="P1">Iteration 9 calculating Hessian matrix 26 of 121</text:p>
      <text:p text:style-name="P1">Iteration 9 calculating Hessian matrix 27 of 121</text:p>
      <text:p text:style-name="P1">Iteration 9 calculating Hessian matrix 28 of 121</text:p>
      <text:p text:style-name="P1">Iteration 9 calculating Hessian matrix 29 of 121</text:p>
      <text:p text:style-name="P1">Iteration 9 calculating Hessian matrix 30 of 121</text:p>
      <text:p text:style-name="P1">Iteration 9 calculating Hessian matrix 31 of 121</text:p>
      <text:p text:style-name="P1">Iteration 9 calculating Hessian matrix 32 of 121</text:p>
      <text:p text:style-name="P1">Iteration 9 calculating Hessian matrix 33 of 121</text:p>
      <text:p text:style-name="P1">Iteration 9 calculating Hessian matrix 34 of 121</text:p>
      <text:p text:style-name="P1">Iteration 9 calculating Hessian matrix 35 of 121</text:p>
      <text:p text:style-name="P1">Iteration 9 calculating Hessian matrix 36 of 121</text:p>
      <text:p text:style-name="P1">Iteration 9 calculating Hessian matrix 37 of 121</text:p>
      <text:p text:style-name="P1">Iteration 9 calculating Hessian matrix 38 of 121</text:p>
      <text:p text:style-name="P1">Iteration 9 calculating Hessian matrix 39 of 121</text:p>
      <text:p text:style-name="P1">Iteration 9 calculating Hessian matrix 40 of 121</text:p>
      <text:p text:style-name="P1">Iteration 9 calculating Hessian matrix 41 of 121</text:p>
      <text:p text:style-name="P1">Iteration 9 calculating Hessian matrix 42 of 121</text:p>
      <text:p text:style-name="P1">Iteration 9 calculating Hessian matrix 43 of 121</text:p>
      <text:p text:style-name="P1">Iteration 9 calculating Hessian matrix 44 of 121</text:p>
      <text:p text:style-name="P1">Iteration 9 calculating Hessian matrix 45 of 121</text:p>
      <text:p text:style-name="P1">Iteration 9 calculating Hessian matrix 46 of 121</text:p>
      <text:p text:style-name="P1">Iteration 9 calculating Hessian matrix 47 of 121</text:p>
      <text:p text:style-name="P1">Iteration 9 calculating Hessian matrix 48 of 121</text:p>
      <text:p text:style-name="P1">Iteration 9 calculating Hessian matrix 49 of 121</text:p>
      <text:p text:style-name="P1">Iteration 9 calculating Hessian matrix 50 of 121</text:p>
      <text:p text:style-name="P1">Iteration 9 calculating Hessian matrix 51 of 121</text:p>
      <text:p text:style-name="P1">Iteration 9 calculating Hessian matrix 52 of 121</text:p>
      <text:p text:style-name="P1">Iteration 9 calculating Hessian matrix 53 of 121</text:p>
      <text:p text:style-name="P1">Iteration 9 calculating Hessian matrix 54 of 121</text:p>
      <text:p text:style-name="P1">Iteration 9 calculating Hessian matrix 55 of 121</text:p>
      <text:p text:style-name="P1">Iteration 9 calculating Hessian matrix 56 of 121</text:p>
      <text:p text:style-name="P1">Iteration 9 calculating Hessian matrix 57 of 121</text:p>
      <text:p text:style-name="P1">Iteration 9 calculating Hessian matrix 58 of 121</text:p>
      <text:p text:style-name="P1">Iteration 9 calculating Hessian matrix 59 of 121</text:p>
      <text:p text:style-name="P1">Iteration 9 calculating Hessian matrix 60 of 121</text:p>
      <text:p text:style-name="P1">Iteration 9 calculating Hessian matrix 61 of 121</text:p>
      <text:p text:style-name="P1">Iteration 9 calculating Hessian matrix 62 of 121</text:p>
      <text:p text:style-name="P1">Iteration 9 calculating Hessian matrix 63 of 121</text:p>
      <text:p text:style-name="P1">Iteration 9 calculating Hessian matrix 64 of 121</text:p>
      <text:p text:style-name="P1">Iteration 9 calculating Hessian matrix 65 of 121</text:p>
      <text:p text:style-name="P1">Iteration 9 calculating Hessian matrix 66 of 121</text:p>
      <text:p text:style-name="P1">Iteration 9 calculating Hessian matrix 67 of 121</text:p>
      <text:p text:style-name="P1">Iteration 9 calculating Hessian matrix 68 of 121</text:p>
      <text:p text:style-name="P1"><text:soft-page-break/>Iteration 9 calculating Hessian matrix 69 of 121</text:p>
      <text:p text:style-name="P1">Iteration 9 calculating Hessian matrix 70 of 121</text:p>
      <text:p text:style-name="P1">Iteration 9 calculating Hessian matrix 71 of 121</text:p>
      <text:p text:style-name="P1">Iteration 9 calculating Hessian matrix 72 of 121</text:p>
      <text:p text:style-name="P1">Iteration 9 calculating Hessian matrix 73 of 121</text:p>
      <text:p text:style-name="P1">Iteration 9 calculating Hessian matrix 74 of 121</text:p>
      <text:p text:style-name="P1">Iteration 9 calculating Hessian matrix 75 of 121</text:p>
      <text:p text:style-name="P1">Iteration 9 calculating Hessian matrix 76 of 121</text:p>
      <text:p text:style-name="P1">Iteration 9 calculating Hessian matrix 77 of 121</text:p>
      <text:p text:style-name="P1">Iteration 9 calculating Hessian matrix 78 of 121</text:p>
      <text:p text:style-name="P1">Iteration 9 calculating Hessian matrix 79 of 121</text:p>
      <text:p text:style-name="P1">Iteration 9 calculating Hessian matrix 80 of 121</text:p>
      <text:p text:style-name="P1">Iteration 9 calculating Hessian matrix 81 of 121</text:p>
      <text:p text:style-name="P1">Iteration 9 calculating Hessian matrix 82 of 121</text:p>
      <text:p text:style-name="P1">Iteration 9 calculating Hessian matrix 83 of 121</text:p>
      <text:p text:style-name="P1">Iteration 9 calculating Hessian matrix 84 of 121</text:p>
      <text:p text:style-name="P1">Iteration 9 calculating Hessian matrix 85 of 121</text:p>
      <text:p text:style-name="P1">Iteration 9 calculating Hessian matrix 86 of 121</text:p>
      <text:p text:style-name="P1">Iteration 9 calculating Hessian matrix 87 of 121</text:p>
      <text:p text:style-name="P1">Iteration 9 calculating Hessian matrix 88 of 121</text:p>
      <text:p text:style-name="P1">Iteration 9 calculating Hessian matrix 89 of 121</text:p>
      <text:p text:style-name="P1">Iteration 9 calculating Hessian matrix 90 of 121</text:p>
      <text:p text:style-name="P1">Iteration 9 calculating Hessian matrix 91 of 121</text:p>
      <text:p text:style-name="P1">Iteration 9 calculating Hessian matrix 92 of 121</text:p>
      <text:p text:style-name="P1">Iteration 9 calculating Hessian matrix 93 of 121</text:p>
      <text:p text:style-name="P1">Iteration 9 calculating Hessian matrix 94 of 121</text:p>
      <text:p text:style-name="P1">Iteration 9 calculating Hessian matrix 95 of 121</text:p>
      <text:p text:style-name="P1">Iteration 9 calculating Hessian matrix 96 of 121</text:p>
      <text:p text:style-name="P1">Iteration 9 calculating Hessian matrix 97 of 121</text:p>
      <text:p text:style-name="P1">Iteration 9 calculating Hessian matrix 98 of 121</text:p>
      <text:p text:style-name="P1">Iteration 9 calculating Hessian matrix 99 of 121</text:p>
      <text:p text:style-name="P1">Iteration 9 calculating Hessian matrix 100 of 121</text:p>
      <text:p text:style-name="P1">Iteration 9 calculating Hessian matrix 101 of 121</text:p>
      <text:p text:style-name="P1">Iteration 9 calculating Hessian matrix 102 of 121</text:p>
      <text:p text:style-name="P1">Iteration 9 calculating Hessian matrix 103 of 121</text:p>
      <text:p text:style-name="P1">Iteration 9 calculating Hessian matrix 104 of 121</text:p>
      <text:p text:style-name="P1">Iteration 9 calculating Hessian matrix 105 of 121</text:p>
      <text:p text:style-name="P1">Iteration 9 calculating Hessian matrix 106 of 121</text:p>
      <text:p text:style-name="P1">Iteration 9 calculating Hessian matrix 107 of 121</text:p>
      <text:p text:style-name="P1">Iteration 9 calculating Hessian matrix 108 of 121</text:p>
      <text:p text:style-name="P1">Iteration 9 calculating Hessian matrix 109 of 121</text:p>
      <text:p text:style-name="P1">Iteration 9 calculating Hessian matrix 110 of 121</text:p>
      <text:p text:style-name="P1">Iteration 9 calculating Hessian matrix 111 of 121</text:p>
      <text:p text:style-name="P1">Iteration 9 calculating Hessian matrix 112 of 121</text:p>
      <text:p text:style-name="P1">Iteration 9 calculating Hessian matrix 113 of 121</text:p>
      <text:p text:style-name="P1">Iteration 9 calculating Hessian matrix 114 of 121</text:p>
      <text:p text:style-name="P1">Iteration 9 calculating Hessian matrix 115 of 121</text:p>
      <text:p text:style-name="P1">Iteration 9 calculating Hessian matrix 116 of 121</text:p>
      <text:p text:style-name="P1">Iteration 9 calculating Hessian matrix 117 of 121</text:p>
      <text:p text:style-name="P1"><text:soft-page-break/>Iteration 9 calculating Hessian matrix 118 of 121</text:p>
      <text:p text:style-name="P1">Iteration 9 calculating Hessian matrix 119 of 121</text:p>
      <text:p text:style-name="P1">Iteration 9 calculating Hessian matrix 120 of 121</text:p>
      <text:p text:style-name="P1">Iteration 9 calculating Hessian matrix 121 of 121</text:p>
      <text:p text:style-name="P1">Iteration 9 mu: 0.0032539</text:p>
      <text:p text:style-name="P1">!!!d!!!</text:p>
      <text:p text:style-name="P1"><text:s text:c="2"/>-0.44165</text:p>
      <text:p text:style-name="P1"><text:s text:c="2"/>-0.91188</text:p>
      <text:p text:style-name="P1"><text:s text:c="2"/>-1.18829</text:p>
      <text:p text:style-name="P1"><text:s text:c="2"/>-1.60350</text:p>
      <text:p text:style-name="P1"><text:s text:c="2"/>-2.07619</text:p>
      <text:p text:style-name="P1"><text:s text:c="2"/>-2.51213</text:p>
      <text:p text:style-name="P1"><text:s text:c="2"/>-2.90108</text:p>
      <text:p text:style-name="P1"><text:s text:c="2"/>-2.78703</text:p>
      <text:p text:style-name="P1"><text:s text:c="2"/>-2.98352</text:p>
      <text:p text:style-name="P1"><text:s text:c="2"/>-3.21427</text:p>
      <text:p text:style-name="P1"><text:s text:c="2"/>-1.45220</text:p>
      <text:p text:style-name="P1">!!!Was!!!</text:p>
      <text:p text:style-name="P1"><text:s text:c="3"/>2.6288</text:p>
      <text:p text:style-name="P1"><text:s text:c="3"/>4.5027</text:p>
      <text:p text:style-name="P1"><text:s text:c="3"/>5.1195</text:p>
      <text:p text:style-name="P1"><text:s text:c="3"/>5.7362</text:p>
      <text:p text:style-name="P1"><text:s text:c="3"/>6.3658</text:p>
      <text:p text:style-name="P1"><text:s text:c="3"/>7.0038</text:p>
      <text:p text:style-name="P1"><text:s text:c="3"/>7.6835</text:p>
      <text:p text:style-name="P1"><text:s text:c="3"/>7.2951</text:p>
      <text:p text:style-name="P1"><text:s text:c="3"/>7.8902</text:p>
      <text:p text:style-name="P1"><text:s text:c="3"/>8.3633</text:p>
      <text:p text:style-name="P1"><text:s text:c="3"/>4.2837</text:p>
      <text:p text:style-name="P1">!!!Now!!!</text:p>
      <text:p text:style-name="P1"><text:s text:c="4"/>3.0704</text:p>
      <text:p text:style-name="P1"><text:s text:c="4"/>5.4146</text:p>
      <text:p text:style-name="P1"><text:s text:c="4"/>6.3078</text:p>
      <text:p text:style-name="P1"><text:s text:c="4"/>7.3397</text:p>
      <text:p text:style-name="P1"><text:s text:c="4"/>8.4420</text:p>
      <text:p text:style-name="P1"><text:s text:c="4"/>9.5159</text:p>
      <text:p text:style-name="P1"><text:s text:c="3"/>10.5845</text:p>
      <text:p text:style-name="P1"><text:s text:c="3"/>10.0821</text:p>
      <text:p text:style-name="P1"><text:s text:c="3"/>10.8737</text:p>
      <text:p text:style-name="P1"><text:s text:c="3"/>11.5775</text:p>
      <text:p text:style-name="P1"><text:s text:c="4"/>5.7359</text:p>
      <text:p text:style-name="P1">All OK, reducing mu</text:p>
      <text:p text:style-name="P1">!!!Result!!!</text:p>
      <text:p text:style-name="P1"><text:s text:c="4"/>3.0704</text:p>
      <text:p text:style-name="P1"><text:s text:c="4"/>5.4146</text:p>
      <text:p text:style-name="P1"><text:s text:c="4"/>6.3078</text:p>
      <text:p text:style-name="P1"><text:s text:c="4"/>7.3397</text:p>
      <text:p text:style-name="P1"><text:s text:c="4"/>8.4420</text:p>
      <text:p text:style-name="P1"><text:s text:c="4"/>9.5159</text:p>
      <text:p text:style-name="P1"><text:soft-page-break/><text:s text:c="3"/>10.5845</text:p>
      <text:p text:style-name="P1"><text:s text:c="3"/>10.0821</text:p>
      <text:p text:style-name="P1"><text:s text:c="3"/>10.8737</text:p>
      <text:p text:style-name="P1"><text:s text:c="3"/>11.5775</text:p>
      <text:p text:style-name="P1"><text:s text:c="4"/>5.7359</text:p>
      <text:p text:style-name="P1">!!!Ans!!!</text:p>
      <text:p text:style-name="P1"><text:s/>0.36285</text:p>
      <text:p text:style-name="P1">Grad wt</text:p>
      <text:p text:style-name="P1"><text:s text:c="4"/>3.0704</text:p>
      <text:p text:style-name="P1"><text:s text:c="4"/>5.4146</text:p>
      <text:p text:style-name="P1"><text:s text:c="4"/>6.3078</text:p>
      <text:p text:style-name="P1"><text:s text:c="4"/>7.3397</text:p>
      <text:p text:style-name="P1"><text:s text:c="4"/>8.4420</text:p>
      <text:p text:style-name="P1"><text:s text:c="4"/>9.5159</text:p>
      <text:p text:style-name="P1"><text:s text:c="3"/>10.5845</text:p>
      <text:p text:style-name="P1"><text:s text:c="3"/>10.0821</text:p>
      <text:p text:style-name="P1"><text:s text:c="3"/>10.8737</text:p>
      <text:p text:style-name="P1"><text:s text:c="3"/>11.5775</text:p>
      <text:p text:style-name="P1"><text:s text:c="4"/>5.7359</text:p>
      <text:p text:style-name="P1"><text:s text:c="4"/>3.0704</text:p>
      <text:p text:style-name="P1"><text:s text:c="4"/>5.4146</text:p>
      <text:p text:style-name="P1"><text:s text:c="4"/>6.3078</text:p>
      <text:p text:style-name="P1"><text:s text:c="4"/>7.3397</text:p>
      <text:p text:style-name="P1"><text:s text:c="4"/>8.4420</text:p>
      <text:p text:style-name="P1"><text:s text:c="4"/>9.5159</text:p>
      <text:p text:style-name="P1"><text:s text:c="3"/>10.5845</text:p>
      <text:p text:style-name="P1"><text:s text:c="3"/>10.0821</text:p>
      <text:p text:style-name="P1"><text:s text:c="3"/>10.8737</text:p>
      <text:p text:style-name="P1"><text:s text:c="3"/>11.5775</text:p>
      <text:p text:style-name="P1"><text:s text:c="4"/>5.7359</text:p>
      <text:p text:style-name="P1">Iteration 9 calculating gradient 1 of 11</text:p>
      <text:p text:style-name="P1">Iteration 9 calculating gradient 2 of 11</text:p>
      <text:p text:style-name="P1">Iteration 9 calculating gradient 3 of 11</text:p>
      <text:p text:style-name="P1">Iteration 9 calculating gradient 4 of 11</text:p>
      <text:p text:style-name="P1">Iteration 9 calculating gradient 5 of 11</text:p>
      <text:p text:style-name="P1">Iteration 9 calculating gradient 6 of 11</text:p>
      <text:p text:style-name="P1">Iteration 9 calculating gradient 7 of 11</text:p>
      <text:p text:style-name="P1">Iteration 9 calculating gradient 8 of 11</text:p>
      <text:p text:style-name="P1">Iteration 9 calculating gradient 9 of 11</text:p>
      <text:p text:style-name="P1">Iteration 9 calculating gradient 10 of 11</text:p>
      <text:p text:style-name="P1">Iteration 9 calculating gradient 11 of 11</text:p>
      <text:p text:style-name="P1">Gradient euclidean norm</text:p>
      <text:p text:style-name="P1"><text:s/>0.023508</text:p>
      <text:p text:style-name="P1">Iteration 10 calculating Hessian matrix 1 of 121</text:p>
      <text:p text:style-name="P1">Iteration 10 calculating Hessian matrix 2 of 121</text:p>
      <text:p text:style-name="P1">Iteration 10 calculating Hessian matrix 3 of 121</text:p>
      <text:p text:style-name="P1">Iteration 10 calculating Hessian matrix 4 of 121</text:p>
      <text:p text:style-name="P1">Iteration 10 calculating Hessian matrix 5 of 121</text:p>
      <text:p text:style-name="P1">Iteration 10 calculating Hessian matrix 6 of 121</text:p>
      <text:p text:style-name="P1"><text:soft-page-break/>Iteration 10 calculating Hessian matrix 7 of 121</text:p>
      <text:p text:style-name="P1">Iteration 10 calculating Hessian matrix 8 of 121</text:p>
      <text:p text:style-name="P1">Iteration 10 calculating Hessian matrix 9 of 121</text:p>
      <text:p text:style-name="P1">Iteration 10 calculating Hessian matrix 10 of 121</text:p>
      <text:p text:style-name="P1">Iteration 10 calculating Hessian matrix 11 of 121</text:p>
      <text:p text:style-name="P1">Iteration 10 calculating Hessian matrix 12 of 121</text:p>
      <text:p text:style-name="P1">Iteration 10 calculating Hessian matrix 13 of 121</text:p>
      <text:p text:style-name="P1">Iteration 10 calculating Hessian matrix 14 of 121</text:p>
      <text:p text:style-name="P1">Iteration 10 calculating Hessian matrix 15 of 121</text:p>
      <text:p text:style-name="P1">Iteration 10 calculating Hessian matrix 16 of 121</text:p>
      <text:p text:style-name="P1">Iteration 10 calculating Hessian matrix 17 of 121</text:p>
      <text:p text:style-name="P1">Iteration 10 calculating Hessian matrix 18 of 121</text:p>
      <text:p text:style-name="P1">Iteration 10 calculating Hessian matrix 19 of 121</text:p>
      <text:p text:style-name="P1">Iteration 10 calculating Hessian matrix 20 of 121</text:p>
      <text:p text:style-name="P1">Iteration 10 calculating Hessian matrix 21 of 121</text:p>
      <text:p text:style-name="P1">Iteration 10 calculating Hessian matrix 22 of 121</text:p>
      <text:p text:style-name="P1">Iteration 10 calculating Hessian matrix 23 of 121</text:p>
      <text:p text:style-name="P1">Iteration 10 calculating Hessian matrix 24 of 121</text:p>
      <text:p text:style-name="P1">Iteration 10 calculating Hessian matrix 25 of 121</text:p>
      <text:p text:style-name="P1">Iteration 10 calculating Hessian matrix 26 of 121</text:p>
      <text:p text:style-name="P1">Iteration 10 calculating Hessian matrix 27 of 121</text:p>
      <text:p text:style-name="P1">Iteration 10 calculating Hessian matrix 28 of 121</text:p>
      <text:p text:style-name="P1">Iteration 10 calculating Hessian matrix 29 of 121</text:p>
      <text:p text:style-name="P1">Iteration 10 calculating Hessian matrix 30 of 121</text:p>
      <text:p text:style-name="P1">Iteration 10 calculating Hessian matrix 31 of 121</text:p>
      <text:p text:style-name="P1">Iteration 10 calculating Hessian matrix 32 of 121</text:p>
      <text:p text:style-name="P1">Iteration 10 calculating Hessian matrix 33 of 121</text:p>
      <text:p text:style-name="P1">Iteration 10 calculating Hessian matrix 34 of 121</text:p>
      <text:p text:style-name="P1">Iteration 10 calculating Hessian matrix 35 of 121</text:p>
      <text:p text:style-name="P1">Iteration 10 calculating Hessian matrix 36 of 121</text:p>
      <text:p text:style-name="P1">Iteration 10 calculating Hessian matrix 37 of 121</text:p>
      <text:p text:style-name="P1">Iteration 10 calculating Hessian matrix 38 of 121</text:p>
      <text:p text:style-name="P1">Iteration 10 calculating Hessian matrix 39 of 121</text:p>
      <text:p text:style-name="P1">Iteration 10 calculating Hessian matrix 40 of 121</text:p>
      <text:p text:style-name="P1">Iteration 10 calculating Hessian matrix 41 of 121</text:p>
      <text:p text:style-name="P1">Iteration 10 calculating Hessian matrix 42 of 121</text:p>
      <text:p text:style-name="P1">Iteration 10 calculating Hessian matrix 43 of 121</text:p>
      <text:p text:style-name="P1">Iteration 10 calculating Hessian matrix 44 of 121</text:p>
      <text:p text:style-name="P1">Iteration 10 calculating Hessian matrix 45 of 121</text:p>
      <text:p text:style-name="P1">Iteration 10 calculating Hessian matrix 46 of 121</text:p>
      <text:p text:style-name="P1">Iteration 10 calculating Hessian matrix 47 of 121</text:p>
      <text:p text:style-name="P1">Iteration 10 calculating Hessian matrix 48 of 121</text:p>
      <text:p text:style-name="P1">Iteration 10 calculating Hessian matrix 49 of 121</text:p>
      <text:p text:style-name="P1">Iteration 10 calculating Hessian matrix 50 of 121</text:p>
      <text:p text:style-name="P1">Iteration 10 calculating Hessian matrix 51 of 121</text:p>
      <text:p text:style-name="P1">Iteration 10 calculating Hessian matrix 52 of 121</text:p>
      <text:p text:style-name="P1">Iteration 10 calculating Hessian matrix 53 of 121</text:p>
      <text:p text:style-name="P1">Iteration 10 calculating Hessian matrix 54 of 121</text:p>
      <text:p text:style-name="P1">Iteration 10 calculating Hessian matrix 55 of 121</text:p>
      <text:p text:style-name="P1"><text:soft-page-break/>Iteration 10 calculating Hessian matrix 56 of 121</text:p>
      <text:p text:style-name="P1">Iteration 10 calculating Hessian matrix 57 of 121</text:p>
      <text:p text:style-name="P1">Iteration 10 calculating Hessian matrix 58 of 121</text:p>
      <text:p text:style-name="P1">Iteration 10 calculating Hessian matrix 59 of 121</text:p>
      <text:p text:style-name="P1">Iteration 10 calculating Hessian matrix 60 of 121</text:p>
      <text:p text:style-name="P1">Iteration 10 calculating Hessian matrix 61 of 121</text:p>
      <text:p text:style-name="P1">Iteration 10 calculating Hessian matrix 62 of 121</text:p>
      <text:p text:style-name="P1">Iteration 10 calculating Hessian matrix 63 of 121</text:p>
      <text:p text:style-name="P1">Iteration 10 calculating Hessian matrix 64 of 121</text:p>
      <text:p text:style-name="P1">Iteration 10 calculating Hessian matrix 65 of 121</text:p>
      <text:p text:style-name="P1">Iteration 10 calculating Hessian matrix 66 of 121</text:p>
      <text:p text:style-name="P1">Iteration 10 calculating Hessian matrix 67 of 121</text:p>
      <text:p text:style-name="P1">Iteration 10 calculating Hessian matrix 68 of 121</text:p>
      <text:p text:style-name="P1">Iteration 10 calculating Hessian matrix 69 of 121</text:p>
      <text:p text:style-name="P1">Iteration 10 calculating Hessian matrix 70 of 121</text:p>
      <text:p text:style-name="P1">Iteration 10 calculating Hessian matrix 71 of 121</text:p>
      <text:p text:style-name="P1">Iteration 10 calculating Hessian matrix 72 of 121</text:p>
      <text:p text:style-name="P1">Iteration 10 calculating Hessian matrix 73 of 121</text:p>
      <text:p text:style-name="P1">Iteration 10 calculating Hessian matrix 74 of 121</text:p>
      <text:p text:style-name="P1">Iteration 10 calculating Hessian matrix 75 of 121</text:p>
      <text:p text:style-name="P1">Iteration 10 calculating Hessian matrix 76 of 121</text:p>
      <text:p text:style-name="P1">Iteration 10 calculating Hessian matrix 77 of 121</text:p>
      <text:p text:style-name="P1">Iteration 10 calculating Hessian matrix 78 of 121</text:p>
      <text:p text:style-name="P1">Iteration 10 calculating Hessian matrix 79 of 121</text:p>
      <text:p text:style-name="P1">Iteration 10 calculating Hessian matrix 80 of 121</text:p>
      <text:p text:style-name="P1">Iteration 10 calculating Hessian matrix 81 of 121</text:p>
      <text:p text:style-name="P1">Iteration 10 calculating Hessian matrix 82 of 121</text:p>
      <text:p text:style-name="P1">Iteration 10 calculating Hessian matrix 83 of 121</text:p>
      <text:p text:style-name="P1">Iteration 10 calculating Hessian matrix 84 of 121</text:p>
      <text:p text:style-name="P1">Iteration 10 calculating Hessian matrix 85 of 121</text:p>
      <text:p text:style-name="P1">Iteration 10 calculating Hessian matrix 86 of 121</text:p>
      <text:p text:style-name="P1">Iteration 10 calculating Hessian matrix 87 of 121</text:p>
      <text:p text:style-name="P1">Iteration 10 calculating Hessian matrix 88 of 121</text:p>
      <text:p text:style-name="P1">Iteration 10 calculating Hessian matrix 89 of 121</text:p>
      <text:p text:style-name="P1">Iteration 10 calculating Hessian matrix 90 of 121</text:p>
      <text:p text:style-name="P1">Iteration 10 calculating Hessian matrix 91 of 121</text:p>
      <text:p text:style-name="P1">Iteration 10 calculating Hessian matrix 92 of 121</text:p>
      <text:p text:style-name="P1">Iteration 10 calculating Hessian matrix 93 of 121</text:p>
      <text:p text:style-name="P1">Iteration 10 calculating Hessian matrix 94 of 121</text:p>
      <text:p text:style-name="P1">Iteration 10 calculating Hessian matrix 95 of 121</text:p>
      <text:p text:style-name="P1">Iteration 10 calculating Hessian matrix 96 of 121</text:p>
      <text:p text:style-name="P1">Iteration 10 calculating Hessian matrix 97 of 121</text:p>
      <text:p text:style-name="P1">Iteration 10 calculating Hessian matrix 98 of 121</text:p>
      <text:p text:style-name="P1">Iteration 10 calculating Hessian matrix 99 of 121</text:p>
      <text:p text:style-name="P1">Iteration 10 calculating Hessian matrix 100 of 121</text:p>
      <text:p text:style-name="P1">Iteration 10 calculating Hessian matrix 101 of 121</text:p>
      <text:p text:style-name="P1">Iteration 10 calculating Hessian matrix 102 of 121</text:p>
      <text:p text:style-name="P1">Iteration 10 calculating Hessian matrix 103 of 121</text:p>
      <text:p text:style-name="P1">Iteration 10 calculating Hessian matrix 104 of 121</text:p>
      <text:p text:style-name="P1"><text:soft-page-break/>Iteration 10 calculating Hessian matrix 105 of 121</text:p>
      <text:p text:style-name="P1">Iteration 10 calculating Hessian matrix 106 of 121</text:p>
      <text:p text:style-name="P1">Iteration 10 calculating Hessian matrix 107 of 121</text:p>
      <text:p text:style-name="P1">Iteration 10 calculating Hessian matrix 108 of 121</text:p>
      <text:p text:style-name="P1">Iteration 10 calculating Hessian matrix 109 of 121</text:p>
      <text:p text:style-name="P1">Iteration 10 calculating Hessian matrix 110 of 121</text:p>
      <text:p text:style-name="P1">Iteration 10 calculating Hessian matrix 111 of 121</text:p>
      <text:p text:style-name="P1">Iteration 10 calculating Hessian matrix 112 of 121</text:p>
      <text:p text:style-name="P1">Iteration 10 calculating Hessian matrix 113 of 121</text:p>
      <text:p text:style-name="P1">Iteration 10 calculating Hessian matrix 114 of 121</text:p>
      <text:p text:style-name="P1">Iteration 10 calculating Hessian matrix 115 of 121</text:p>
      <text:p text:style-name="P1">Iteration 10 calculating Hessian matrix 116 of 121</text:p>
      <text:p text:style-name="P1">Iteration 10 calculating Hessian matrix 117 of 121</text:p>
      <text:p text:style-name="P1">Iteration 10 calculating Hessian matrix 118 of 121</text:p>
      <text:p text:style-name="P1">Iteration 10 calculating Hessian matrix 119 of 121</text:p>
      <text:p text:style-name="P1">Iteration 10 calculating Hessian matrix 120 of 121</text:p>
      <text:p text:style-name="P1">Iteration 10 calculating Hessian matrix 121 of 121</text:p>
      <text:p text:style-name="P1">Iteration 10 mu: 0.0016270</text:p>
      <text:p text:style-name="P1">!!!d!!!</text:p>
      <text:p text:style-name="P1"><text:s text:c="3"/>0.19683</text:p>
      <text:p text:style-name="P1"><text:s text:c="3"/>0.19759</text:p>
      <text:p text:style-name="P1"><text:s text:c="2"/>-0.21951</text:p>
      <text:p text:style-name="P1"><text:s text:c="2"/>-0.74074</text:p>
      <text:p text:style-name="P1"><text:s text:c="2"/>-1.23692</text:p>
      <text:p text:style-name="P1"><text:s text:c="2"/>-1.69910</text:p>
      <text:p text:style-name="P1"><text:s text:c="2"/>-2.35418</text:p>
      <text:p text:style-name="P1"><text:s text:c="2"/>-2.28068</text:p>
      <text:p text:style-name="P1"><text:s text:c="2"/>-2.60568</text:p>
      <text:p text:style-name="P1"><text:s text:c="2"/>-2.99804</text:p>
      <text:p text:style-name="P1"><text:s text:c="2"/>-1.40862</text:p>
      <text:p text:style-name="P1">!!!Was!!!</text:p>
      <text:p text:style-name="P1"><text:s text:c="4"/>3.0704</text:p>
      <text:p text:style-name="P1"><text:s text:c="4"/>5.4146</text:p>
      <text:p text:style-name="P1"><text:s text:c="4"/>6.3078</text:p>
      <text:p text:style-name="P1"><text:s text:c="4"/>7.3397</text:p>
      <text:p text:style-name="P1"><text:s text:c="4"/>8.4420</text:p>
      <text:p text:style-name="P1"><text:s text:c="4"/>9.5159</text:p>
      <text:p text:style-name="P1"><text:s text:c="3"/>10.5845</text:p>
      <text:p text:style-name="P1"><text:s text:c="3"/>10.0821</text:p>
      <text:p text:style-name="P1"><text:s text:c="3"/>10.8737</text:p>
      <text:p text:style-name="P1"><text:s text:c="3"/>11.5775</text:p>
      <text:p text:style-name="P1"><text:s text:c="4"/>5.7359</text:p>
      <text:p text:style-name="P1">!!!Now!!!</text:p>
      <text:p text:style-name="P1"><text:s text:c="4"/>2.8736</text:p>
      <text:p text:style-name="P1"><text:s text:c="4"/>5.2170</text:p>
      <text:p text:style-name="P1"><text:s text:c="4"/>6.5273</text:p>
      <text:p text:style-name="P1"><text:s text:c="4"/>8.0805</text:p>
      <text:p text:style-name="P1"><text:s text:c="4"/>9.6789</text:p>
      <text:p text:style-name="P1"><text:s text:c="3"/>11.2150</text:p>
      <text:p text:style-name="P1"><text:soft-page-break/><text:s text:c="3"/>12.9387</text:p>
      <text:p text:style-name="P1"><text:s text:c="3"/>12.3628</text:p>
      <text:p text:style-name="P1"><text:s text:c="3"/>13.4794</text:p>
      <text:p text:style-name="P1"><text:s text:c="3"/>14.5756</text:p>
      <text:p text:style-name="P1"><text:s text:c="4"/>7.1445</text:p>
      <text:p text:style-name="P1">All OK, reducing mu</text:p>
      <text:p text:style-name="P1">!!!Result!!!</text:p>
      <text:p text:style-name="P1"><text:s text:c="4"/>2.8736</text:p>
      <text:p text:style-name="P1"><text:s text:c="4"/>5.2170</text:p>
      <text:p text:style-name="P1"><text:s text:c="4"/>6.5273</text:p>
      <text:p text:style-name="P1"><text:s text:c="4"/>8.0805</text:p>
      <text:p text:style-name="P1"><text:s text:c="4"/>9.6789</text:p>
      <text:p text:style-name="P1"><text:s text:c="3"/>11.2150</text:p>
      <text:p text:style-name="P1"><text:s text:c="3"/>12.9387</text:p>
      <text:p text:style-name="P1"><text:s text:c="3"/>12.3628</text:p>
      <text:p text:style-name="P1"><text:s text:c="3"/>13.4794</text:p>
      <text:p text:style-name="P1"><text:s text:c="3"/>14.5756</text:p>
      <text:p text:style-name="P1"><text:s text:c="4"/>7.1445</text:p>
      <text:p text:style-name="P1">!!!Ans!!!</text:p>
      <text:p text:style-name="P1"><text:s/>0.27000</text:p>
      <text:p text:style-name="P1">Grad wt</text:p>
      <text:p text:style-name="P1"><text:s text:c="4"/>2.8736</text:p>
      <text:p text:style-name="P1"><text:s text:c="4"/>5.2170</text:p>
      <text:p text:style-name="P1"><text:s text:c="4"/>6.5273</text:p>
      <text:p text:style-name="P1"><text:s text:c="4"/>8.0805</text:p>
      <text:p text:style-name="P1"><text:s text:c="4"/>9.6789</text:p>
      <text:p text:style-name="P1"><text:s text:c="3"/>11.2150</text:p>
      <text:p text:style-name="P1"><text:s text:c="3"/>12.9387</text:p>
      <text:p text:style-name="P1"><text:s text:c="3"/>12.3628</text:p>
      <text:p text:style-name="P1"><text:s text:c="3"/>13.4794</text:p>
      <text:p text:style-name="P1"><text:s text:c="3"/>14.5756</text:p>
      <text:p text:style-name="P1"><text:s text:c="4"/>7.1445</text:p>
      <text:p text:style-name="P1"><text:s text:c="4"/>2.8736</text:p>
      <text:p text:style-name="P1"><text:s text:c="4"/>5.2170</text:p>
      <text:p text:style-name="P1"><text:s text:c="4"/>6.5273</text:p>
      <text:p text:style-name="P1"><text:s text:c="4"/>8.0805</text:p>
      <text:p text:style-name="P1"><text:s text:c="4"/>9.6789</text:p>
      <text:p text:style-name="P1"><text:s text:c="3"/>11.2150</text:p>
      <text:p text:style-name="P1"><text:s text:c="3"/>12.9387</text:p>
      <text:p text:style-name="P1"><text:s text:c="3"/>12.3628</text:p>
      <text:p text:style-name="P1"><text:s text:c="3"/>13.4794</text:p>
      <text:p text:style-name="P1"><text:s text:c="3"/>14.5756</text:p>
      <text:p text:style-name="P1"><text:s text:c="4"/>7.1445</text:p>
      <text:p text:style-name="P1">Iteration 10 calculating gradient 1 of 11</text:p>
      <text:p text:style-name="P1">Iteration 10 calculating gradient 2 of 11</text:p>
      <text:p text:style-name="P1">Iteration 10 calculating gradient 3 of 11</text:p>
      <text:p text:style-name="P1">Iteration 10 calculating gradient 4 of 11</text:p>
      <text:p text:style-name="P1">Iteration 10 calculating gradient 5 of 11</text:p>
      <text:p text:style-name="P1">Iteration 10 calculating gradient 6 of 11</text:p>
      <text:p text:style-name="P1"><text:soft-page-break/>Iteration 10 calculating gradient 7 of 11</text:p>
      <text:p text:style-name="P1">Iteration 10 calculating gradient 8 of 11</text:p>
      <text:p text:style-name="P1">Iteration 10 calculating gradient 9 of 11</text:p>
      <text:p text:style-name="P1">Iteration 10 calculating gradient 10 of 11</text:p>
      <text:p text:style-name="P1">Iteration 10 calculating gradient 11 of 11</text:p>
      <text:p text:style-name="P1">Gradient euclidean norm</text:p>
      <text:p text:style-name="P1"><text:s/>0.0093892</text:p>
      <text:p text:style-name="P1">Iteration 11 calculating Hessian matrix 1 of 121</text:p>
      <text:p text:style-name="P1">Iteration 11 calculating Hessian matrix 2 of 121</text:p>
      <text:p text:style-name="P1">Iteration 11 calculating Hessian matrix 3 of 121</text:p>
      <text:p text:style-name="P1">Iteration 11 calculating Hessian matrix 4 of 121</text:p>
      <text:p text:style-name="P1">Iteration 11 calculating Hessian matrix 5 of 121</text:p>
      <text:p text:style-name="P1">Iteration 11 calculating Hessian matrix 6 of 121</text:p>
      <text:p text:style-name="P1">Iteration 11 calculating Hessian matrix 7 of 121</text:p>
      <text:p text:style-name="P1">Iteration 11 calculating Hessian matrix 8 of 121</text:p>
      <text:p text:style-name="P1">Iteration 11 calculating Hessian matrix 9 of 121</text:p>
      <text:p text:style-name="P1">Iteration 11 calculating Hessian matrix 10 of 121</text:p>
      <text:p text:style-name="P1">Iteration 11 calculating Hessian matrix 11 of 121</text:p>
      <text:p text:style-name="P1">Iteration 11 calculating Hessian matrix 12 of 121</text:p>
      <text:p text:style-name="P1">Iteration 11 calculating Hessian matrix 13 of 121</text:p>
      <text:p text:style-name="P1">Iteration 11 calculating Hessian matrix 14 of 121</text:p>
      <text:p text:style-name="P1">Iteration 11 calculating Hessian matrix 15 of 121</text:p>
      <text:p text:style-name="P1">Iteration 11 calculating Hessian matrix 16 of 121</text:p>
      <text:p text:style-name="P1">Iteration 11 calculating Hessian matrix 17 of 121</text:p>
      <text:p text:style-name="P1">Iteration 11 calculating Hessian matrix 18 of 121</text:p>
      <text:p text:style-name="P1">Iteration 11 calculating Hessian matrix 19 of 121</text:p>
      <text:p text:style-name="P1">Iteration 11 calculating Hessian matrix 20 of 121</text:p>
      <text:p text:style-name="P1">Iteration 11 calculating Hessian matrix 21 of 121</text:p>
      <text:p text:style-name="P1">Iteration 11 calculating Hessian matrix 22 of 121</text:p>
      <text:p text:style-name="P1">Iteration 11 calculating Hessian matrix 23 of 121</text:p>
      <text:p text:style-name="P1">Iteration 11 calculating Hessian matrix 24 of 121</text:p>
      <text:p text:style-name="P1">Iteration 11 calculating Hessian matrix 25 of 121</text:p>
      <text:p text:style-name="P1">Iteration 11 calculating Hessian matrix 26 of 121</text:p>
      <text:p text:style-name="P1">Iteration 11 calculating Hessian matrix 27 of 121</text:p>
      <text:p text:style-name="P1">Iteration 11 calculating Hessian matrix 28 of 121</text:p>
      <text:p text:style-name="P1">Iteration 11 calculating Hessian matrix 29 of 121</text:p>
      <text:p text:style-name="P1">Iteration 11 calculating Hessian matrix 30 of 121</text:p>
      <text:p text:style-name="P1">Iteration 11 calculating Hessian matrix 31 of 121</text:p>
      <text:p text:style-name="P1">Iteration 11 calculating Hessian matrix 32 of 121</text:p>
      <text:p text:style-name="P1">Iteration 11 calculating Hessian matrix 33 of 121</text:p>
      <text:p text:style-name="P1">Iteration 11 calculating Hessian matrix 34 of 121</text:p>
      <text:p text:style-name="P1">Iteration 11 calculating Hessian matrix 35 of 121</text:p>
      <text:p text:style-name="P1">Iteration 11 calculating Hessian matrix 36 of 121</text:p>
      <text:p text:style-name="P1">Iteration 11 calculating Hessian matrix 37 of 121</text:p>
      <text:p text:style-name="P1">Iteration 11 calculating Hessian matrix 38 of 121</text:p>
      <text:p text:style-name="P1">Iteration 11 calculating Hessian matrix 39 of 121</text:p>
      <text:p text:style-name="P1">Iteration 11 calculating Hessian matrix 40 of 121</text:p>
      <text:p text:style-name="P1">Iteration 11 calculating Hessian matrix 41 of 121</text:p>
      <text:p text:style-name="P1">Iteration 11 calculating Hessian matrix 42 of 121</text:p>
      <text:p text:style-name="P1"><text:soft-page-break/>Iteration 11 calculating Hessian matrix 43 of 121</text:p>
      <text:p text:style-name="P1">Iteration 11 calculating Hessian matrix 44 of 121</text:p>
      <text:p text:style-name="P1">Iteration 11 calculating Hessian matrix 45 of 121</text:p>
      <text:p text:style-name="P1">Iteration 11 calculating Hessian matrix 46 of 121</text:p>
      <text:p text:style-name="P1">Iteration 11 calculating Hessian matrix 47 of 121</text:p>
      <text:p text:style-name="P1">Iteration 11 calculating Hessian matrix 48 of 121</text:p>
      <text:p text:style-name="P1">Iteration 11 calculating Hessian matrix 49 of 121</text:p>
      <text:p text:style-name="P1">Iteration 11 calculating Hessian matrix 50 of 121</text:p>
      <text:p text:style-name="P1">Iteration 11 calculating Hessian matrix 51 of 121</text:p>
      <text:p text:style-name="P1">Iteration 11 calculating Hessian matrix 52 of 121</text:p>
      <text:p text:style-name="P1">Iteration 11 calculating Hessian matrix 53 of 121</text:p>
      <text:p text:style-name="P1">Iteration 11 calculating Hessian matrix 54 of 121</text:p>
      <text:p text:style-name="P1">Iteration 11 calculating Hessian matrix 55 of 121</text:p>
      <text:p text:style-name="P1">Iteration 11 calculating Hessian matrix 56 of 121</text:p>
      <text:p text:style-name="P1">Iteration 11 calculating Hessian matrix 57 of 121</text:p>
      <text:p text:style-name="P1">Iteration 11 calculating Hessian matrix 58 of 121</text:p>
      <text:p text:style-name="P1">Iteration 11 calculating Hessian matrix 59 of 121</text:p>
      <text:p text:style-name="P1">Iteration 11 calculating Hessian matrix 60 of 121</text:p>
      <text:p text:style-name="P1">Iteration 11 calculating Hessian matrix 61 of 121</text:p>
      <text:p text:style-name="P1">Iteration 11 calculating Hessian matrix 62 of 121</text:p>
      <text:p text:style-name="P1">Iteration 11 calculating Hessian matrix 63 of 121</text:p>
      <text:p text:style-name="P1">Iteration 11 calculating Hessian matrix 64 of 121</text:p>
      <text:p text:style-name="P1">Iteration 11 calculating Hessian matrix 65 of 121</text:p>
      <text:p text:style-name="P1">Iteration 11 calculating Hessian matrix 66 of 121</text:p>
      <text:p text:style-name="P1">Iteration 11 calculating Hessian matrix 67 of 121</text:p>
      <text:p text:style-name="P1">Iteration 11 calculating Hessian matrix 68 of 121</text:p>
      <text:p text:style-name="P1">Iteration 11 calculating Hessian matrix 69 of 121</text:p>
      <text:p text:style-name="P1">Iteration 11 calculating Hessian matrix 70 of 121</text:p>
      <text:p text:style-name="P1">Iteration 11 calculating Hessian matrix 71 of 121</text:p>
      <text:p text:style-name="P1">Iteration 11 calculating Hessian matrix 72 of 121</text:p>
      <text:p text:style-name="P1">Iteration 11 calculating Hessian matrix 73 of 121</text:p>
      <text:p text:style-name="P1">Iteration 11 calculating Hessian matrix 74 of 121</text:p>
      <text:p text:style-name="P1">Iteration 11 calculating Hessian matrix 75 of 121</text:p>
      <text:p text:style-name="P1">Iteration 11 calculating Hessian matrix 76 of 121</text:p>
      <text:p text:style-name="P1">Iteration 11 calculating Hessian matrix 77 of 121</text:p>
      <text:p text:style-name="P1">Iteration 11 calculating Hessian matrix 78 of 121</text:p>
      <text:p text:style-name="P1">Iteration 11 calculating Hessian matrix 79 of 121</text:p>
      <text:p text:style-name="P1">Iteration 11 calculating Hessian matrix 80 of 121</text:p>
      <text:p text:style-name="P1">Iteration 11 calculating Hessian matrix 81 of 121</text:p>
      <text:p text:style-name="P1">Iteration 11 calculating Hessian matrix 82 of 121</text:p>
      <text:p text:style-name="P1">Iteration 11 calculating Hessian matrix 83 of 121</text:p>
      <text:p text:style-name="P1">Iteration 11 calculating Hessian matrix 84 of 121</text:p>
      <text:p text:style-name="P1">Iteration 11 calculating Hessian matrix 85 of 121</text:p>
      <text:p text:style-name="P1">Iteration 11 calculating Hessian matrix 86 of 121</text:p>
      <text:p text:style-name="P1">Iteration 11 calculating Hessian matrix 87 of 121</text:p>
      <text:p text:style-name="P1">Iteration 11 calculating Hessian matrix 88 of 121</text:p>
      <text:p text:style-name="P1">Iteration 11 calculating Hessian matrix 89 of 121</text:p>
      <text:p text:style-name="P1">Iteration 11 calculating Hessian matrix 90 of 121</text:p>
      <text:p text:style-name="P1">Iteration 11 calculating Hessian matrix 91 of 121</text:p>
      <text:p text:style-name="P1"><text:soft-page-break/>Iteration 11 calculating Hessian matrix 92 of 121</text:p>
      <text:p text:style-name="P1">Iteration 11 calculating Hessian matrix 93 of 121</text:p>
      <text:p text:style-name="P1">Iteration 11 calculating Hessian matrix 94 of 121</text:p>
      <text:p text:style-name="P1">Iteration 11 calculating Hessian matrix 95 of 121</text:p>
      <text:p text:style-name="P1">Iteration 11 calculating Hessian matrix 96 of 121</text:p>
      <text:p text:style-name="P1">Iteration 11 calculating Hessian matrix 97 of 121</text:p>
      <text:p text:style-name="P1">Iteration 11 calculating Hessian matrix 98 of 121</text:p>
      <text:p text:style-name="P1">Iteration 11 calculating Hessian matrix 99 of 121</text:p>
      <text:p text:style-name="P1">Iteration 11 calculating Hessian matrix 100 of 121</text:p>
      <text:p text:style-name="P1">Iteration 11 calculating Hessian matrix 101 of 121</text:p>
      <text:p text:style-name="P1">Iteration 11 calculating Hessian matrix 102 of 121</text:p>
      <text:p text:style-name="P1">Iteration 11 calculating Hessian matrix 103 of 121</text:p>
      <text:p text:style-name="P1">Iteration 11 calculating Hessian matrix 104 of 121</text:p>
      <text:p text:style-name="P1">Iteration 11 calculating Hessian matrix 105 of 121</text:p>
      <text:p text:style-name="P1">Iteration 11 calculating Hessian matrix 106 of 121</text:p>
      <text:p text:style-name="P1">Iteration 11 calculating Hessian matrix 107 of 121</text:p>
      <text:p text:style-name="P1">Iteration 11 calculating Hessian matrix 108 of 121</text:p>
      <text:p text:style-name="P1">Iteration 11 calculating Hessian matrix 109 of 121</text:p>
      <text:p text:style-name="P1">Iteration 11 calculating Hessian matrix 110 of 121</text:p>
      <text:p text:style-name="P1">Iteration 11 calculating Hessian matrix 111 of 121</text:p>
      <text:p text:style-name="P1">Iteration 11 calculating Hessian matrix 112 of 121</text:p>
      <text:p text:style-name="P1">Iteration 11 calculating Hessian matrix 113 of 121</text:p>
      <text:p text:style-name="P1">Iteration 11 calculating Hessian matrix 114 of 121</text:p>
      <text:p text:style-name="P1">Iteration 11 calculating Hessian matrix 115 of 121</text:p>
      <text:p text:style-name="P1">Iteration 11 calculating Hessian matrix 116 of 121</text:p>
      <text:p text:style-name="P1">Iteration 11 calculating Hessian matrix 117 of 121</text:p>
      <text:p text:style-name="P1">Iteration 11 calculating Hessian matrix 118 of 121</text:p>
      <text:p text:style-name="P1">Iteration 11 calculating Hessian matrix 119 of 121</text:p>
      <text:p text:style-name="P1">Iteration 11 calculating Hessian matrix 120 of 121</text:p>
      <text:p text:style-name="P1">Iteration 11 calculating Hessian matrix 121 of 121</text:p>
      <text:p text:style-name="P1">Iteration 11 mu: <text:s text:c="2"/>8.1348e-04</text:p>
      <text:p text:style-name="P1">!!!d!!!</text:p>
      <text:p text:style-name="P1"><text:s text:c="3"/>1.1064222</text:p>
      <text:p text:style-name="P1"><text:s text:c="3"/>1.7360466</text:p>
      <text:p text:style-name="P1"><text:s text:c="3"/>1.0595846</text:p>
      <text:p text:style-name="P1"><text:s text:c="3"/>0.4039043</text:p>
      <text:p text:style-name="P1"><text:s text:c="3"/>0.0023671</text:p>
      <text:p text:style-name="P1"><text:s text:c="2"/>-0.1628205</text:p>
      <text:p text:style-name="P1"><text:s text:c="2"/>-1.1432944</text:p>
      <text:p text:style-name="P1"><text:s text:c="2"/>-1.4855723</text:p>
      <text:p text:style-name="P1"><text:s text:c="2"/>-1.9719894</text:p>
      <text:p text:style-name="P1"><text:s text:c="2"/>-3.2306781</text:p>
      <text:p text:style-name="P1"><text:s text:c="2"/>-1.7638114</text:p>
      <text:p text:style-name="P1">!!!Was!!!</text:p>
      <text:p text:style-name="P1"><text:s text:c="4"/>2.8736</text:p>
      <text:p text:style-name="P1"><text:s text:c="4"/>5.2170</text:p>
      <text:p text:style-name="P1"><text:s text:c="4"/>6.5273</text:p>
      <text:p text:style-name="P1"><text:s text:c="4"/>8.0805</text:p>
      <text:p text:style-name="P1"><text:s text:c="4"/>9.6789</text:p>
      <text:p text:style-name="P1"><text:soft-page-break/><text:s text:c="3"/>11.2150</text:p>
      <text:p text:style-name="P1"><text:s text:c="3"/>12.9387</text:p>
      <text:p text:style-name="P1"><text:s text:c="3"/>12.3628</text:p>
      <text:p text:style-name="P1"><text:s text:c="3"/>13.4794</text:p>
      <text:p text:style-name="P1"><text:s text:c="3"/>14.5756</text:p>
      <text:p text:style-name="P1"><text:s text:c="4"/>7.1445</text:p>
      <text:p text:style-name="P1">!!!Now!!!</text:p>
      <text:p text:style-name="P1"><text:s text:c="4"/>1.7672</text:p>
      <text:p text:style-name="P1"><text:s text:c="4"/>3.4809</text:p>
      <text:p text:style-name="P1"><text:s text:c="4"/>5.4677</text:p>
      <text:p text:style-name="P1"><text:s text:c="4"/>7.6766</text:p>
      <text:p text:style-name="P1"><text:s text:c="4"/>9.6765</text:p>
      <text:p text:style-name="P1"><text:s text:c="3"/>11.3778</text:p>
      <text:p text:style-name="P1"><text:s text:c="3"/>14.0820</text:p>
      <text:p text:style-name="P1"><text:s text:c="3"/>13.8483</text:p>
      <text:p text:style-name="P1"><text:s text:c="3"/>15.4514</text:p>
      <text:p text:style-name="P1"><text:s text:c="3"/>17.8062</text:p>
      <text:p text:style-name="P1"><text:s text:c="4"/>8.9083</text:p>
      <text:p text:style-name="P1">All OK, reducing mu</text:p>
      <text:p text:style-name="P1">!!!Result!!!</text:p>
      <text:p text:style-name="P1"><text:s text:c="4"/>1.7672</text:p>
      <text:p text:style-name="P1"><text:s text:c="4"/>3.4809</text:p>
      <text:p text:style-name="P1"><text:s text:c="4"/>5.4677</text:p>
      <text:p text:style-name="P1"><text:s text:c="4"/>7.6766</text:p>
      <text:p text:style-name="P1"><text:s text:c="4"/>9.6765</text:p>
      <text:p text:style-name="P1"><text:s text:c="3"/>11.3778</text:p>
      <text:p text:style-name="P1"><text:s text:c="3"/>14.0820</text:p>
      <text:p text:style-name="P1"><text:s text:c="3"/>13.8483</text:p>
      <text:p text:style-name="P1"><text:s text:c="3"/>15.4514</text:p>
      <text:p text:style-name="P1"><text:s text:c="3"/>17.8062</text:p>
      <text:p text:style-name="P1"><text:s text:c="4"/>8.9083</text:p>
      <text:p text:style-name="P1">!!!Ans!!!</text:p>
      <text:p text:style-name="P1"><text:s/>0.24002</text:p>
      <text:p text:style-name="P1">Grad wt</text:p>
      <text:p text:style-name="P1"><text:s text:c="4"/>1.7672</text:p>
      <text:p text:style-name="P1"><text:s text:c="4"/>3.4809</text:p>
      <text:p text:style-name="P1"><text:s text:c="4"/>5.4677</text:p>
      <text:p text:style-name="P1"><text:s text:c="4"/>7.6766</text:p>
      <text:p text:style-name="P1"><text:s text:c="4"/>9.6765</text:p>
      <text:p text:style-name="P1"><text:s text:c="3"/>11.3778</text:p>
      <text:p text:style-name="P1"><text:s text:c="3"/>14.0820</text:p>
      <text:p text:style-name="P1"><text:s text:c="3"/>13.8483</text:p>
      <text:p text:style-name="P1"><text:s text:c="3"/>15.4514</text:p>
      <text:p text:style-name="P1"><text:s text:c="3"/>17.8062</text:p>
      <text:p text:style-name="P1"><text:s text:c="4"/>8.9083</text:p>
      <text:p text:style-name="P1"><text:s text:c="4"/>1.7672</text:p>
      <text:p text:style-name="P1"><text:s text:c="4"/>3.4809</text:p>
      <text:p text:style-name="P1"><text:s text:c="4"/>5.4677</text:p>
      <text:p text:style-name="P1"><text:s text:c="4"/>7.6766</text:p>
      <text:p text:style-name="P1"><text:soft-page-break/><text:s text:c="4"/>9.6765</text:p>
      <text:p text:style-name="P1"><text:s text:c="3"/>11.3778</text:p>
      <text:p text:style-name="P1"><text:s text:c="3"/>14.0820</text:p>
      <text:p text:style-name="P1"><text:s text:c="3"/>13.8483</text:p>
      <text:p text:style-name="P1"><text:s text:c="3"/>15.4514</text:p>
      <text:p text:style-name="P1"><text:s text:c="3"/>17.8062</text:p>
      <text:p text:style-name="P1"><text:s text:c="4"/>8.9083</text:p>
      <text:p text:style-name="P1">Iteration 11 calculating gradient 1 of 11</text:p>
      <text:p text:style-name="P1">Iteration 11 calculating gradient 2 of 11</text:p>
      <text:p text:style-name="P1">Iteration 11 calculating gradient 3 of 11</text:p>
      <text:p text:style-name="P1">Iteration 11 calculating gradient 4 of 11</text:p>
      <text:p text:style-name="P1">Iteration 11 calculating gradient 5 of 11</text:p>
      <text:p text:style-name="P1">Iteration 11 calculating gradient 6 of 11</text:p>
      <text:p text:style-name="P1">Iteration 11 calculating gradient 7 of 11</text:p>
      <text:p text:style-name="P1">Iteration 11 calculating gradient 8 of 11</text:p>
      <text:p text:style-name="P1">Iteration 11 calculating gradient 9 of 11</text:p>
      <text:p text:style-name="P1">Iteration 11 calculating gradient 10 of 11</text:p>
      <text:p text:style-name="P1">Iteration 11 calculating gradient 11 of 11</text:p>
      <text:p text:style-name="P1">Gradient euclidean norm</text:p>
      <text:p text:style-name="P1"><text:s/>0.0041760</text:p>
      <text:p text:style-name="P1">Iteration 12 calculating Hessian matrix 1 of 121</text:p>
      <text:p text:style-name="P1">Iteration 12 calculating Hessian matrix 2 of 121</text:p>
      <text:p text:style-name="P1">Iteration 12 calculating Hessian matrix 3 of 121</text:p>
      <text:p text:style-name="P1">Iteration 12 calculating Hessian matrix 4 of 121</text:p>
      <text:p text:style-name="P1">Iteration 12 calculating Hessian matrix 5 of 121</text:p>
      <text:p text:style-name="P1">Iteration 12 calculating Hessian matrix 6 of 121</text:p>
      <text:p text:style-name="P1">Iteration 12 calculating Hessian matrix 7 of 121</text:p>
      <text:p text:style-name="P1">Iteration 12 calculating Hessian matrix 8 of 121</text:p>
      <text:p text:style-name="P1">Iteration 12 calculating Hessian matrix 9 of 121</text:p>
      <text:p text:style-name="P1">Iteration 12 calculating Hessian matrix 10 of 121</text:p>
      <text:p text:style-name="P1">Iteration 12 calculating Hessian matrix 11 of 121</text:p>
      <text:p text:style-name="P1">Iteration 12 calculating Hessian matrix 12 of 121</text:p>
      <text:p text:style-name="P1">Iteration 12 calculating Hessian matrix 13 of 121</text:p>
      <text:p text:style-name="P1">Iteration 12 calculating Hessian matrix 14 of 121</text:p>
      <text:p text:style-name="P1">Iteration 12 calculating Hessian matrix 15 of 121</text:p>
      <text:p text:style-name="P1">Iteration 12 calculating Hessian matrix 16 of 121</text:p>
      <text:p text:style-name="P1">Iteration 12 calculating Hessian matrix 17 of 121</text:p>
      <text:p text:style-name="P1">Iteration 12 calculating Hessian matrix 18 of 121</text:p>
      <text:p text:style-name="P1">Iteration 12 calculating Hessian matrix 19 of 121</text:p>
      <text:p text:style-name="P1">Iteration 12 calculating Hessian matrix 20 of 121</text:p>
      <text:p text:style-name="P1">Iteration 12 calculating Hessian matrix 21 of 121</text:p>
      <text:p text:style-name="P1">Iteration 12 calculating Hessian matrix 22 of 121</text:p>
      <text:p text:style-name="P1">Iteration 12 calculating Hessian matrix 23 of 121</text:p>
      <text:p text:style-name="P1">Iteration 12 calculating Hessian matrix 24 of 121</text:p>
      <text:p text:style-name="P1">Iteration 12 calculating Hessian matrix 25 of 121</text:p>
      <text:p text:style-name="P1">Iteration 12 calculating Hessian matrix 26 of 121</text:p>
      <text:p text:style-name="P1">Iteration 12 calculating Hessian matrix 27 of 121</text:p>
      <text:p text:style-name="P1">Iteration 12 calculating Hessian matrix 28 of 121</text:p>
      <text:p text:style-name="P1">Iteration 12 calculating Hessian matrix 29 of 121</text:p>
      <text:p text:style-name="P1"><text:soft-page-break/>Iteration 12 calculating Hessian matrix 30 of 121</text:p>
      <text:p text:style-name="P1">Iteration 12 calculating Hessian matrix 31 of 121</text:p>
      <text:p text:style-name="P1">Iteration 12 calculating Hessian matrix 32 of 121</text:p>
      <text:p text:style-name="P1">Iteration 12 calculating Hessian matrix 33 of 121</text:p>
      <text:p text:style-name="P1">Iteration 12 calculating Hessian matrix 34 of 121</text:p>
      <text:p text:style-name="P1">Iteration 12 calculating Hessian matrix 35 of 121</text:p>
      <text:p text:style-name="P1">Iteration 12 calculating Hessian matrix 36 of 121</text:p>
      <text:p text:style-name="P1">Iteration 12 calculating Hessian matrix 37 of 121</text:p>
      <text:p text:style-name="P1">Iteration 12 calculating Hessian matrix 38 of 121</text:p>
      <text:p text:style-name="P1">Iteration 12 calculating Hessian matrix 39 of 121</text:p>
      <text:p text:style-name="P1">Iteration 12 calculating Hessian matrix 40 of 121</text:p>
      <text:p text:style-name="P1">Iteration 12 calculating Hessian matrix 41 of 121</text:p>
      <text:p text:style-name="P1">Iteration 12 calculating Hessian matrix 42 of 121</text:p>
      <text:p text:style-name="P1">Iteration 12 calculating Hessian matrix 43 of 121</text:p>
      <text:p text:style-name="P1">Iteration 12 calculating Hessian matrix 44 of 121</text:p>
      <text:p text:style-name="P1">Iteration 12 calculating Hessian matrix 45 of 121</text:p>
      <text:p text:style-name="P1">Iteration 12 calculating Hessian matrix 46 of 121</text:p>
      <text:p text:style-name="P1">Iteration 12 calculating Hessian matrix 47 of 121</text:p>
      <text:p text:style-name="P1">Iteration 12 calculating Hessian matrix 48 of 121</text:p>
      <text:p text:style-name="P1">Iteration 12 calculating Hessian matrix 49 of 121</text:p>
      <text:p text:style-name="P1">Iteration 12 calculating Hessian matrix 50 of 121</text:p>
      <text:p text:style-name="P1">Iteration 12 calculating Hessian matrix 51 of 121</text:p>
      <text:p text:style-name="P1">Iteration 12 calculating Hessian matrix 52 of 121</text:p>
      <text:p text:style-name="P1">Iteration 12 calculating Hessian matrix 53 of 121</text:p>
      <text:p text:style-name="P1">Iteration 12 calculating Hessian matrix 54 of 121</text:p>
      <text:p text:style-name="P1">Iteration 12 calculating Hessian matrix 55 of 121</text:p>
      <text:p text:style-name="P1">Iteration 12 calculating Hessian matrix 56 of 121</text:p>
      <text:p text:style-name="P1">Iteration 12 calculating Hessian matrix 57 of 121</text:p>
      <text:p text:style-name="P1">Iteration 12 calculating Hessian matrix 58 of 121</text:p>
      <text:p text:style-name="P1">Iteration 12 calculating Hessian matrix 59 of 121</text:p>
      <text:p text:style-name="P1">Iteration 12 calculating Hessian matrix 60 of 121</text:p>
      <text:p text:style-name="P1">Iteration 12 calculating Hessian matrix 61 of 121</text:p>
      <text:p text:style-name="P1">Iteration 12 calculating Hessian matrix 62 of 121</text:p>
      <text:p text:style-name="P1">Iteration 12 calculating Hessian matrix 63 of 121</text:p>
      <text:p text:style-name="P1">Iteration 12 calculating Hessian matrix 64 of 121</text:p>
      <text:p text:style-name="P1">Iteration 12 calculating Hessian matrix 65 of 121</text:p>
      <text:p text:style-name="P1">Iteration 12 calculating Hessian matrix 66 of 121</text:p>
      <text:p text:style-name="P1">Iteration 12 calculating Hessian matrix 67 of 121</text:p>
      <text:p text:style-name="P1">Iteration 12 calculating Hessian matrix 68 of 121</text:p>
      <text:p text:style-name="P1">Iteration 12 calculating Hessian matrix 69 of 121</text:p>
      <text:p text:style-name="P1">Iteration 12 calculating Hessian matrix 70 of 121</text:p>
      <text:p text:style-name="P1">Iteration 12 calculating Hessian matrix 71 of 121</text:p>
      <text:p text:style-name="P1">Iteration 12 calculating Hessian matrix 72 of 121</text:p>
      <text:p text:style-name="P1">Iteration 12 calculating Hessian matrix 73 of 121</text:p>
      <text:p text:style-name="P1">Iteration 12 calculating Hessian matrix 74 of 121</text:p>
      <text:p text:style-name="P1">Iteration 12 calculating Hessian matrix 75 of 121</text:p>
      <text:p text:style-name="P1">Iteration 12 calculating Hessian matrix 76 of 121</text:p>
      <text:p text:style-name="P1">Iteration 12 calculating Hessian matrix 77 of 121</text:p>
      <text:p text:style-name="P1">Iteration 12 calculating Hessian matrix 78 of 121</text:p>
      <text:p text:style-name="P1"><text:soft-page-break/>Iteration 12 calculating Hessian matrix 79 of 121</text:p>
      <text:p text:style-name="P1">Iteration 12 calculating Hessian matrix 80 of 121</text:p>
      <text:p text:style-name="P1">Iteration 12 calculating Hessian matrix 81 of 121</text:p>
      <text:p text:style-name="P1">Iteration 12 calculating Hessian matrix 82 of 121</text:p>
      <text:p text:style-name="P1">Iteration 12 calculating Hessian matrix 83 of 121</text:p>
      <text:p text:style-name="P1">Iteration 12 calculating Hessian matrix 84 of 121</text:p>
      <text:p text:style-name="P1">Iteration 12 calculating Hessian matrix 85 of 121</text:p>
      <text:p text:style-name="P1">Iteration 12 calculating Hessian matrix 86 of 121</text:p>
      <text:p text:style-name="P1">Iteration 12 calculating Hessian matrix 87 of 121</text:p>
      <text:p text:style-name="P1">Iteration 12 calculating Hessian matrix 88 of 121</text:p>
      <text:p text:style-name="P1">Iteration 12 calculating Hessian matrix 89 of 121</text:p>
      <text:p text:style-name="P1">Iteration 12 calculating Hessian matrix 90 of 121</text:p>
      <text:p text:style-name="P1">Iteration 12 calculating Hessian matrix 91 of 121</text:p>
      <text:p text:style-name="P1">Iteration 12 calculating Hessian matrix 92 of 121</text:p>
      <text:p text:style-name="P1">Iteration 12 calculating Hessian matrix 93 of 121</text:p>
      <text:p text:style-name="P1">Iteration 12 calculating Hessian matrix 94 of 121</text:p>
      <text:p text:style-name="P1">Iteration 12 calculating Hessian matrix 95 of 121</text:p>
      <text:p text:style-name="P1">Iteration 12 calculating Hessian matrix 96 of 121</text:p>
      <text:p text:style-name="P1">Iteration 12 calculating Hessian matrix 97 of 121</text:p>
      <text:p text:style-name="P1">Iteration 12 calculating Hessian matrix 98 of 121</text:p>
      <text:p text:style-name="P1">Iteration 12 calculating Hessian matrix 99 of 121</text:p>
      <text:p text:style-name="P1">Iteration 12 calculating Hessian matrix 100 of 121</text:p>
      <text:p text:style-name="P1">Iteration 12 calculating Hessian matrix 101 of 121</text:p>
      <text:p text:style-name="P1">Iteration 12 calculating Hessian matrix 102 of 121</text:p>
      <text:p text:style-name="P1">Iteration 12 calculating Hessian matrix 103 of 121</text:p>
      <text:p text:style-name="P1">Iteration 12 calculating Hessian matrix 104 of 121</text:p>
      <text:p text:style-name="P1">Iteration 12 calculating Hessian matrix 105 of 121</text:p>
      <text:p text:style-name="P1">Iteration 12 calculating Hessian matrix 106 of 121</text:p>
      <text:p text:style-name="P1">Iteration 12 calculating Hessian matrix 107 of 121</text:p>
      <text:p text:style-name="P1">Iteration 12 calculating Hessian matrix 108 of 121</text:p>
      <text:p text:style-name="P1">Iteration 12 calculating Hessian matrix 109 of 121</text:p>
      <text:p text:style-name="P1">Iteration 12 calculating Hessian matrix 110 of 121</text:p>
      <text:p text:style-name="P1">Iteration 12 calculating Hessian matrix 111 of 121</text:p>
      <text:p text:style-name="P1">Iteration 12 calculating Hessian matrix 112 of 121</text:p>
      <text:p text:style-name="P1">Iteration 12 calculating Hessian matrix 113 of 121</text:p>
      <text:p text:style-name="P1">Iteration 12 calculating Hessian matrix 114 of 121</text:p>
      <text:p text:style-name="P1">Iteration 12 calculating Hessian matrix 115 of 121</text:p>
      <text:p text:style-name="P1">Iteration 12 calculating Hessian matrix 116 of 121</text:p>
      <text:p text:style-name="P1">Iteration 12 calculating Hessian matrix 117 of 121</text:p>
      <text:p text:style-name="P1">Iteration 12 calculating Hessian matrix 118 of 121</text:p>
      <text:p text:style-name="P1">Iteration 12 calculating Hessian matrix 119 of 121</text:p>
      <text:p text:style-name="P1">Iteration 12 calculating Hessian matrix 120 of 121</text:p>
      <text:p text:style-name="P1">Iteration 12 calculating Hessian matrix 121 of 121</text:p>
      <text:p text:style-name="P1">Iteration 12 mu: <text:s text:c="2"/>4.0674e-04</text:p>
      <text:p text:style-name="P1">!!!d!!!</text:p>
      <text:p text:style-name="P1"><text:s text:c="3"/>2.21364</text:p>
      <text:p text:style-name="P1"><text:s text:c="3"/>3.45577</text:p>
      <text:p text:style-name="P1"><text:s text:c="3"/>2.39167</text:p>
      <text:p text:style-name="P1"><text:s text:c="3"/>1.39771</text:p>
      <text:p text:style-name="P1"><text:soft-page-break/><text:s text:c="3"/>0.91702</text:p>
      <text:p text:style-name="P1"><text:s text:c="3"/>1.64698</text:p>
      <text:p text:style-name="P1"><text:s text:c="2"/>-0.14474</text:p>
      <text:p text:style-name="P1"><text:s text:c="2"/>-1.23124</text:p>
      <text:p text:style-name="P1"><text:s text:c="2"/>-1.83897</text:p>
      <text:p text:style-name="P1"><text:s text:c="2"/>-4.94672</text:p>
      <text:p text:style-name="P1"><text:s text:c="2"/>-3.06703</text:p>
      <text:p text:style-name="P1">!!!Was!!!</text:p>
      <text:p text:style-name="P1"><text:s text:c="4"/>1.7672</text:p>
      <text:p text:style-name="P1"><text:s text:c="4"/>3.4809</text:p>
      <text:p text:style-name="P1"><text:s text:c="4"/>5.4677</text:p>
      <text:p text:style-name="P1"><text:s text:c="4"/>7.6766</text:p>
      <text:p text:style-name="P1"><text:s text:c="4"/>9.6765</text:p>
      <text:p text:style-name="P1"><text:s text:c="3"/>11.3778</text:p>
      <text:p text:style-name="P1"><text:s text:c="3"/>14.0820</text:p>
      <text:p text:style-name="P1"><text:s text:c="3"/>13.8483</text:p>
      <text:p text:style-name="P1"><text:s text:c="3"/>15.4514</text:p>
      <text:p text:style-name="P1"><text:s text:c="3"/>17.8062</text:p>
      <text:p text:style-name="P1"><text:s text:c="4"/>8.9083</text:p>
      <text:p text:style-name="P1">!!!Now!!!</text:p>
      <text:p text:style-name="P1"><text:s text:c="3"/>-0.446449</text:p>
      <text:p text:style-name="P1"><text:s text:c="4"/>0.025147</text:p>
      <text:p text:style-name="P1"><text:s text:c="4"/>3.076049</text:p>
      <text:p text:style-name="P1"><text:s text:c="4"/>6.278861</text:p>
      <text:p text:style-name="P1"><text:s text:c="4"/>8.759494</text:p>
      <text:p text:style-name="P1"><text:s text:c="4"/>9.730831</text:p>
      <text:p text:style-name="P1"><text:s text:c="3"/>14.226763</text:p>
      <text:p text:style-name="P1"><text:s text:c="3"/>15.079570</text:p>
      <text:p text:style-name="P1"><text:s text:c="3"/>17.290348</text:p>
      <text:p text:style-name="P1"><text:s text:c="3"/>22.752963</text:p>
      <text:p text:style-name="P1"><text:s text:c="3"/>11.975319</text:p>
      <text:p text:style-name="P1">All OK, reducing mu</text:p>
      <text:p text:style-name="P1">!!!Result!!!</text:p>
      <text:p text:style-name="P1"><text:s text:c="3"/>-0.446449</text:p>
      <text:p text:style-name="P1"><text:s text:c="4"/>0.025147</text:p>
      <text:p text:style-name="P1"><text:s text:c="4"/>3.076049</text:p>
      <text:p text:style-name="P1"><text:s text:c="4"/>6.278861</text:p>
      <text:p text:style-name="P1"><text:s text:c="4"/>8.759494</text:p>
      <text:p text:style-name="P1"><text:s text:c="4"/>9.730831</text:p>
      <text:p text:style-name="P1"><text:s text:c="3"/>14.226763</text:p>
      <text:p text:style-name="P1"><text:s text:c="3"/>15.079570</text:p>
      <text:p text:style-name="P1"><text:s text:c="3"/>17.290348</text:p>
      <text:p text:style-name="P1"><text:s text:c="3"/>22.752963</text:p>
      <text:p text:style-name="P1"><text:s text:c="3"/>11.975319</text:p>
      <text:p text:style-name="P1">!!!Ans!!!</text:p>
      <text:p text:style-name="P1"><text:s/>0.21089</text:p>
      <text:p text:style-name="P1">Grad wt</text:p>
      <text:p text:style-name="P1"><text:s text:c="3"/>-0.446449</text:p>
      <text:p text:style-name="P1"><text:s text:c="4"/>0.025147</text:p>
      <text:p text:style-name="P1"><text:soft-page-break/><text:s text:c="4"/>3.076049</text:p>
      <text:p text:style-name="P1"><text:s text:c="4"/>6.278861</text:p>
      <text:p text:style-name="P1"><text:s text:c="4"/>8.759494</text:p>
      <text:p text:style-name="P1"><text:s text:c="4"/>9.730831</text:p>
      <text:p text:style-name="P1"><text:s text:c="3"/>14.226763</text:p>
      <text:p text:style-name="P1"><text:s text:c="3"/>15.079570</text:p>
      <text:p text:style-name="P1"><text:s text:c="3"/>17.290348</text:p>
      <text:p text:style-name="P1"><text:s text:c="3"/>22.752963</text:p>
      <text:p text:style-name="P1"><text:s text:c="3"/>11.975319</text:p>
      <text:p text:style-name="P1"><text:s text:c="3"/>-0.446449</text:p>
      <text:p text:style-name="P1"><text:s text:c="4"/>0.025147</text:p>
      <text:p text:style-name="P1"><text:s text:c="4"/>3.076049</text:p>
      <text:p text:style-name="P1"><text:s text:c="4"/>6.278861</text:p>
      <text:p text:style-name="P1"><text:s text:c="4"/>8.759494</text:p>
      <text:p text:style-name="P1"><text:s text:c="4"/>9.730831</text:p>
      <text:p text:style-name="P1"><text:s text:c="3"/>14.226763</text:p>
      <text:p text:style-name="P1"><text:s text:c="3"/>15.079570</text:p>
      <text:p text:style-name="P1"><text:s text:c="3"/>17.290348</text:p>
      <text:p text:style-name="P1"><text:s text:c="3"/>22.752963</text:p>
      <text:p text:style-name="P1"><text:s text:c="3"/>11.975319</text:p>
      <text:p text:style-name="P1">Iteration 12 calculating gradient 1 of 11</text:p>
      <text:p text:style-name="P1">Iteration 12 calculating gradient 2 of 11</text:p>
      <text:p text:style-name="P1">Iteration 12 calculating gradient 3 of 11</text:p>
      <text:p text:style-name="P1">Iteration 12 calculating gradient 4 of 11</text:p>
      <text:p text:style-name="P1">Iteration 12 calculating gradient 5 of 11</text:p>
      <text:p text:style-name="P1">Iteration 12 calculating gradient 6 of 11</text:p>
      <text:p text:style-name="P1">Iteration 12 calculating gradient 7 of 11</text:p>
      <text:p text:style-name="P1">Iteration 12 calculating gradient 8 of 11</text:p>
      <text:p text:style-name="P1">Iteration 12 calculating gradient 9 of 11</text:p>
      <text:p text:style-name="P1">Iteration 12 calculating gradient 10 of 11</text:p>
      <text:p text:style-name="P1">Iteration 12 calculating gradient 11 of 11</text:p>
      <text:p text:style-name="P1">Gradient euclidean norm</text:p>
      <text:p text:style-name="P1"><text:s/>0.0033309</text:p>
      <text:p text:style-name="P1">Iteration 13 calculating Hessian matrix 1 of 121</text:p>
      <text:p text:style-name="P1">Iteration 13 calculating Hessian matrix 2 of 121</text:p>
      <text:p text:style-name="P1">Iteration 13 calculating Hessian matrix 3 of 121</text:p>
      <text:p text:style-name="P1">Iteration 13 calculating Hessian matrix 4 of 121</text:p>
      <text:p text:style-name="P1">Iteration 13 calculating Hessian matrix 5 of 121</text:p>
      <text:p text:style-name="P1">Iteration 13 calculating Hessian matrix 6 of 121</text:p>
      <text:p text:style-name="P1">Iteration 13 calculating Hessian matrix 7 of 121</text:p>
      <text:p text:style-name="P1">Iteration 13 calculating Hessian matrix 8 of 121</text:p>
      <text:p text:style-name="P1">Iteration 13 calculating Hessian matrix 9 of 121</text:p>
      <text:p text:style-name="P1">Iteration 13 calculating Hessian matrix 10 of 121</text:p>
      <text:p text:style-name="P1">Iteration 13 calculating Hessian matrix 11 of 121</text:p>
      <text:p text:style-name="P1">Iteration 13 calculating Hessian matrix 12 of 121</text:p>
      <text:p text:style-name="P1">Iteration 13 calculating Hessian matrix 13 of 121</text:p>
      <text:p text:style-name="P1">Iteration 13 calculating Hessian matrix 14 of 121</text:p>
      <text:p text:style-name="P1">Iteration 13 calculating Hessian matrix 15 of 121</text:p>
      <text:p text:style-name="P1">Iteration 13 calculating Hessian matrix 16 of 121</text:p>
      <text:p text:style-name="P1"><text:soft-page-break/>Iteration 13 calculating Hessian matrix 17 of 121</text:p>
      <text:p text:style-name="P1">Iteration 13 calculating Hessian matrix 18 of 121</text:p>
      <text:p text:style-name="P1">Iteration 13 calculating Hessian matrix 19 of 121</text:p>
      <text:p text:style-name="P1">Iteration 13 calculating Hessian matrix 20 of 121</text:p>
      <text:p text:style-name="P1">Iteration 13 calculating Hessian matrix 21 of 121</text:p>
      <text:p text:style-name="P1">Iteration 13 calculating Hessian matrix 22 of 121</text:p>
      <text:p text:style-name="P1">Iteration 13 calculating Hessian matrix 23 of 121</text:p>
      <text:p text:style-name="P1">Iteration 13 calculating Hessian matrix 24 of 121</text:p>
      <text:p text:style-name="P1">Iteration 13 calculating Hessian matrix 25 of 121</text:p>
      <text:p text:style-name="P1">Iteration 13 calculating Hessian matrix 26 of 121</text:p>
      <text:p text:style-name="P1">Iteration 13 calculating Hessian matrix 27 of 121</text:p>
      <text:p text:style-name="P1">Iteration 13 calculating Hessian matrix 28 of 121</text:p>
      <text:p text:style-name="P1">Iteration 13 calculating Hessian matrix 29 of 121</text:p>
      <text:p text:style-name="P1">Iteration 13 calculating Hessian matrix 30 of 121</text:p>
      <text:p text:style-name="P1">Iteration 13 calculating Hessian matrix 31 of 121</text:p>
      <text:p text:style-name="P1">Iteration 13 calculating Hessian matrix 32 of 121</text:p>
      <text:p text:style-name="P1">Iteration 13 calculating Hessian matrix 33 of 121</text:p>
      <text:p text:style-name="P1">Iteration 13 calculating Hessian matrix 34 of 121</text:p>
      <text:p text:style-name="P1">Iteration 13 calculating Hessian matrix 35 of 121</text:p>
      <text:p text:style-name="P1">Iteration 13 calculating Hessian matrix 36 of 121</text:p>
      <text:p text:style-name="P1">Iteration 13 calculating Hessian matrix 37 of 121</text:p>
      <text:p text:style-name="P1">Iteration 13 calculating Hessian matrix 38 of 121</text:p>
      <text:p text:style-name="P1">Iteration 13 calculating Hessian matrix 39 of 121</text:p>
      <text:p text:style-name="P1">Iteration 13 calculating Hessian matrix 40 of 121</text:p>
      <text:p text:style-name="P1">Iteration 13 calculating Hessian matrix 41 of 121</text:p>
      <text:p text:style-name="P1">Iteration 13 calculating Hessian matrix 42 of 121</text:p>
      <text:p text:style-name="P1">Iteration 13 calculating Hessian matrix 43 of 121</text:p>
      <text:p text:style-name="P1">Iteration 13 calculating Hessian matrix 44 of 121</text:p>
      <text:p text:style-name="P1">Iteration 13 calculating Hessian matrix 45 of 121</text:p>
      <text:p text:style-name="P1">Iteration 13 calculating Hessian matrix 46 of 121</text:p>
      <text:p text:style-name="P1">Iteration 13 calculating Hessian matrix 47 of 121</text:p>
      <text:p text:style-name="P1">Iteration 13 calculating Hessian matrix 48 of 121</text:p>
      <text:p text:style-name="P1">Iteration 13 calculating Hessian matrix 49 of 121</text:p>
      <text:p text:style-name="P1">Iteration 13 calculating Hessian matrix 50 of 121</text:p>
      <text:p text:style-name="P1">Iteration 13 calculating Hessian matrix 51 of 121</text:p>
      <text:p text:style-name="P1">Iteration 13 calculating Hessian matrix 52 of 121</text:p>
      <text:p text:style-name="P1">Iteration 13 calculating Hessian matrix 53 of 121</text:p>
      <text:p text:style-name="P1">Iteration 13 calculating Hessian matrix 54 of 121</text:p>
      <text:p text:style-name="P1">Iteration 13 calculating Hessian matrix 55 of 121</text:p>
      <text:p text:style-name="P1">Iteration 13 calculating Hessian matrix 56 of 121</text:p>
      <text:p text:style-name="P1">Iteration 13 calculating Hessian matrix 57 of 121</text:p>
      <text:p text:style-name="P1">Iteration 13 calculating Hessian matrix 58 of 121</text:p>
      <text:p text:style-name="P1">Iteration 13 calculating Hessian matrix 59 of 121</text:p>
      <text:p text:style-name="P1">Iteration 13 calculating Hessian matrix 60 of 121</text:p>
      <text:p text:style-name="P1">Iteration 13 calculating Hessian matrix 61 of 121</text:p>
      <text:p text:style-name="P1">Iteration 13 calculating Hessian matrix 62 of 121</text:p>
      <text:p text:style-name="P1">Iteration 13 calculating Hessian matrix 63 of 121</text:p>
      <text:p text:style-name="P1">Iteration 13 calculating Hessian matrix 64 of 121</text:p>
      <text:p text:style-name="P1">Iteration 13 calculating Hessian matrix 65 of 121</text:p>
      <text:p text:style-name="P1"><text:soft-page-break/>Iteration 13 calculating Hessian matrix 66 of 121</text:p>
      <text:p text:style-name="P1">Iteration 13 calculating Hessian matrix 67 of 121</text:p>
      <text:p text:style-name="P1">Iteration 13 calculating Hessian matrix 68 of 121</text:p>
      <text:p text:style-name="P1">Iteration 13 calculating Hessian matrix 69 of 121</text:p>
      <text:p text:style-name="P1">Iteration 13 calculating Hessian matrix 70 of 121</text:p>
      <text:p text:style-name="P1">Iteration 13 calculating Hessian matrix 71 of 121</text:p>
      <text:p text:style-name="P1">Iteration 13 calculating Hessian matrix 72 of 121</text:p>
      <text:p text:style-name="P1">Iteration 13 calculating Hessian matrix 73 of 121</text:p>
      <text:p text:style-name="P1">Iteration 13 calculating Hessian matrix 74 of 121</text:p>
      <text:p text:style-name="P1">Iteration 13 calculating Hessian matrix 75 of 121</text:p>
      <text:p text:style-name="P1">Iteration 13 calculating Hessian matrix 76 of 121</text:p>
      <text:p text:style-name="P1">Iteration 13 calculating Hessian matrix 77 of 121</text:p>
      <text:p text:style-name="P1">Iteration 13 calculating Hessian matrix 78 of 121</text:p>
      <text:p text:style-name="P1">Iteration 13 calculating Hessian matrix 79 of 121</text:p>
      <text:p text:style-name="P1">Iteration 13 calculating Hessian matrix 80 of 121</text:p>
      <text:p text:style-name="P1">Iteration 13 calculating Hessian matrix 81 of 121</text:p>
      <text:p text:style-name="P1">Iteration 13 calculating Hessian matrix 82 of 121</text:p>
      <text:p text:style-name="P1">Iteration 13 calculating Hessian matrix 83 of 121</text:p>
      <text:p text:style-name="P1">Iteration 13 calculating Hessian matrix 84 of 121</text:p>
      <text:p text:style-name="P1">Iteration 13 calculating Hessian matrix 85 of 121</text:p>
      <text:p text:style-name="P1">Iteration 13 calculating Hessian matrix 86 of 121</text:p>
      <text:p text:style-name="P1">Iteration 13 calculating Hessian matrix 87 of 121</text:p>
      <text:p text:style-name="P1">Iteration 13 calculating Hessian matrix 88 of 121</text:p>
      <text:p text:style-name="P1">Iteration 13 calculating Hessian matrix 89 of 121</text:p>
      <text:p text:style-name="P1">Iteration 13 calculating Hessian matrix 90 of 121</text:p>
      <text:p text:style-name="P1">Iteration 13 calculating Hessian matrix 91 of 121</text:p>
      <text:p text:style-name="P1">Iteration 13 calculating Hessian matrix 92 of 121</text:p>
      <text:p text:style-name="P1">Iteration 13 calculating Hessian matrix 93 of 121</text:p>
      <text:p text:style-name="P1">Iteration 13 calculating Hessian matrix 94 of 121</text:p>
      <text:p text:style-name="P1">Iteration 13 calculating Hessian matrix 95 of 121</text:p>
      <text:p text:style-name="P1">Iteration 13 calculating Hessian matrix 96 of 121</text:p>
      <text:p text:style-name="P1">Iteration 13 calculating Hessian matrix 97 of 121</text:p>
      <text:p text:style-name="P1">Iteration 13 calculating Hessian matrix 98 of 121</text:p>
      <text:p text:style-name="P1">Iteration 13 calculating Hessian matrix 99 of 121</text:p>
      <text:p text:style-name="P1">Iteration 13 calculating Hessian matrix 100 of 121</text:p>
      <text:p text:style-name="P1">Iteration 13 calculating Hessian matrix 101 of 121</text:p>
      <text:p text:style-name="P1">Iteration 13 calculating Hessian matrix 102 of 121</text:p>
      <text:p text:style-name="P1">Iteration 13 calculating Hessian matrix 103 of 121</text:p>
      <text:p text:style-name="P1">Iteration 13 calculating Hessian matrix 104 of 121</text:p>
      <text:p text:style-name="P1">Iteration 13 calculating Hessian matrix 105 of 121</text:p>
      <text:p text:style-name="P1">Iteration 13 calculating Hessian matrix 106 of 121</text:p>
      <text:p text:style-name="P1">Iteration 13 calculating Hessian matrix 107 of 121</text:p>
      <text:p text:style-name="P1">Iteration 13 calculating Hessian matrix 108 of 121</text:p>
      <text:p text:style-name="P1">Iteration 13 calculating Hessian matrix 109 of 121</text:p>
      <text:p text:style-name="P1">Iteration 13 calculating Hessian matrix 110 of 121</text:p>
      <text:p text:style-name="P1">Iteration 13 calculating Hessian matrix 111 of 121</text:p>
      <text:p text:style-name="P1">Iteration 13 calculating Hessian matrix 112 of 121</text:p>
      <text:p text:style-name="P1">Iteration 13 calculating Hessian matrix 113 of 121</text:p>
      <text:p text:style-name="P1">Iteration 13 calculating Hessian matrix 114 of 121</text:p>
      <text:p text:style-name="P1"><text:soft-page-break/>Iteration 13 calculating Hessian matrix 115 of 121</text:p>
      <text:p text:style-name="P1">Iteration 13 calculating Hessian matrix 116 of 121</text:p>
      <text:p text:style-name="P1">Iteration 13 calculating Hessian matrix 117 of 121</text:p>
      <text:p text:style-name="P1">Iteration 13 calculating Hessian matrix 118 of 121</text:p>
      <text:p text:style-name="P1">Iteration 13 calculating Hessian matrix 119 of 121</text:p>
      <text:p text:style-name="P1">Iteration 13 calculating Hessian matrix 120 of 121</text:p>
      <text:p text:style-name="P1">Iteration 13 calculating Hessian matrix 121 of 121</text:p>
      <text:p text:style-name="P1">Iteration 13 mu: <text:s text:c="2"/>2.0337e-04</text:p>
      <text:p text:style-name="P1">!!!d!!!</text:p>
      <text:p text:style-name="P1"><text:s text:c="3"/>4.02862</text:p>
      <text:p text:style-name="P1"><text:s text:c="3"/>5.67596</text:p>
      <text:p text:style-name="P1"><text:s text:c="3"/>4.25054</text:p>
      <text:p text:style-name="P1"><text:s text:c="3"/>2.43310</text:p>
      <text:p text:style-name="P1"><text:s text:c="3"/>1.34879</text:p>
      <text:p text:style-name="P1"><text:s text:c="3"/>3.86244</text:p>
      <text:p text:style-name="P1"><text:s text:c="3"/>0.30394</text:p>
      <text:p text:style-name="P1"><text:s text:c="2"/>-1.91935</text:p>
      <text:p text:style-name="P1"><text:s text:c="2"/>-1.96470</text:p>
      <text:p text:style-name="P1"><text:s text:c="2"/>-8.31750</text:p>
      <text:p text:style-name="P1"><text:s text:c="2"/>-5.77117</text:p>
      <text:p text:style-name="P1">!!!Was!!!</text:p>
      <text:p text:style-name="P1"><text:s text:c="3"/>-0.446449</text:p>
      <text:p text:style-name="P1"><text:s text:c="4"/>0.025147</text:p>
      <text:p text:style-name="P1"><text:s text:c="4"/>3.076049</text:p>
      <text:p text:style-name="P1"><text:s text:c="4"/>6.278861</text:p>
      <text:p text:style-name="P1"><text:s text:c="4"/>8.759494</text:p>
      <text:p text:style-name="P1"><text:s text:c="4"/>9.730831</text:p>
      <text:p text:style-name="P1"><text:s text:c="3"/>14.226763</text:p>
      <text:p text:style-name="P1"><text:s text:c="3"/>15.079570</text:p>
      <text:p text:style-name="P1"><text:s text:c="3"/>17.290348</text:p>
      <text:p text:style-name="P1"><text:s text:c="3"/>22.752963</text:p>
      <text:p text:style-name="P1"><text:s text:c="3"/>11.975319</text:p>
      <text:p text:style-name="P1">!!!Now!!!</text:p>
      <text:p text:style-name="P1"><text:s text:c="3"/>-4.4751</text:p>
      <text:p text:style-name="P1"><text:s text:c="3"/>-5.6508</text:p>
      <text:p text:style-name="P1"><text:s text:c="3"/>-1.1745</text:p>
      <text:p text:style-name="P1"><text:s text:c="4"/>3.8458</text:p>
      <text:p text:style-name="P1"><text:s text:c="4"/>7.4107</text:p>
      <text:p text:style-name="P1"><text:s text:c="4"/>5.8684</text:p>
      <text:p text:style-name="P1"><text:s text:c="3"/>13.9228</text:p>
      <text:p text:style-name="P1"><text:s text:c="3"/>16.9989</text:p>
      <text:p text:style-name="P1"><text:s text:c="3"/>19.2550</text:p>
      <text:p text:style-name="P1"><text:s text:c="3"/>31.0705</text:p>
      <text:p text:style-name="P1"><text:s text:c="3"/>17.7465</text:p>
      <text:p text:style-name="P1">All OK, reducing mu</text:p>
      <text:p text:style-name="P1">!!!Result!!!</text:p>
      <text:p text:style-name="P1"><text:s text:c="3"/>-4.4751</text:p>
      <text:p text:style-name="P1"><text:s text:c="3"/>-5.6508</text:p>
      <text:p text:style-name="P1"><text:s text:c="3"/>-1.1745</text:p>
      <text:p text:style-name="P1"><text:soft-page-break/><text:s text:c="4"/>3.8458</text:p>
      <text:p text:style-name="P1"><text:s text:c="4"/>7.4107</text:p>
      <text:p text:style-name="P1"><text:s text:c="4"/>5.8684</text:p>
      <text:p text:style-name="P1"><text:s text:c="3"/>13.9228</text:p>
      <text:p text:style-name="P1"><text:s text:c="3"/>16.9989</text:p>
      <text:p text:style-name="P1"><text:s text:c="3"/>19.2550</text:p>
      <text:p text:style-name="P1"><text:s text:c="3"/>31.0705</text:p>
      <text:p text:style-name="P1"><text:s text:c="3"/>17.7465</text:p>
      <text:p text:style-name="P1">!!!Ans!!!</text:p>
      <text:p text:style-name="P1"><text:s/>0.16733</text:p>
      <text:p text:style-name="P1">Grad wt</text:p>
      <text:p text:style-name="P1"><text:s text:c="3"/>-4.4751</text:p>
      <text:p text:style-name="P1"><text:s text:c="3"/>-5.6508</text:p>
      <text:p text:style-name="P1"><text:s text:c="3"/>-1.1745</text:p>
      <text:p text:style-name="P1"><text:s text:c="4"/>3.8458</text:p>
      <text:p text:style-name="P1"><text:s text:c="4"/>7.4107</text:p>
      <text:p text:style-name="P1"><text:s text:c="4"/>5.8684</text:p>
      <text:p text:style-name="P1"><text:s text:c="3"/>13.9228</text:p>
      <text:p text:style-name="P1"><text:s text:c="3"/>16.9989</text:p>
      <text:p text:style-name="P1"><text:s text:c="3"/>19.2550</text:p>
      <text:p text:style-name="P1"><text:s text:c="3"/>31.0705</text:p>
      <text:p text:style-name="P1"><text:s text:c="3"/>17.7465</text:p>
      <text:p text:style-name="P1"><text:s text:c="3"/>-4.4751</text:p>
      <text:p text:style-name="P1"><text:s text:c="3"/>-5.6508</text:p>
      <text:p text:style-name="P1"><text:s text:c="3"/>-1.1745</text:p>
      <text:p text:style-name="P1"><text:s text:c="4"/>3.8458</text:p>
      <text:p text:style-name="P1"><text:s text:c="4"/>7.4107</text:p>
      <text:p text:style-name="P1"><text:s text:c="4"/>5.8684</text:p>
      <text:p text:style-name="P1"><text:s text:c="3"/>13.9228</text:p>
      <text:p text:style-name="P1"><text:s text:c="3"/>16.9989</text:p>
      <text:p text:style-name="P1"><text:s text:c="3"/>19.2550</text:p>
      <text:p text:style-name="P1"><text:s text:c="3"/>31.0705</text:p>
      <text:p text:style-name="P1"><text:s text:c="3"/>17.7465</text:p>
      <text:p text:style-name="P1">Iteration 13 calculating gradient 1 of 11</text:p>
      <text:p text:style-name="P1">Iteration 13 calculating gradient 2 of 11</text:p>
      <text:p text:style-name="P1">Iteration 13 calculating gradient 3 of 11</text:p>
      <text:p text:style-name="P1">Iteration 13 calculating gradient 4 of 11</text:p>
      <text:p text:style-name="P1">Iteration 13 calculating gradient 5 of 11</text:p>
      <text:p text:style-name="P1">Iteration 13 calculating gradient 6 of 11</text:p>
      <text:p text:style-name="P1">Iteration 13 calculating gradient 7 of 11</text:p>
      <text:p text:style-name="P1">Iteration 13 calculating gradient 8 of 11</text:p>
      <text:p text:style-name="P1">Iteration 13 calculating gradient 9 of 11</text:p>
      <text:p text:style-name="P1">Iteration 13 calculating gradient 10 of 11</text:p>
      <text:p text:style-name="P1">Iteration 13 calculating gradient 11 of 11</text:p>
      <text:p text:style-name="P1">Gradient euclidean norm</text:p>
      <text:p text:style-name="P1"><text:s/>0.0028632</text:p>
      <text:p text:style-name="P1">Iteration 14 calculating Hessian matrix 1 of 121</text:p>
      <text:p text:style-name="P1">Iteration 14 calculating Hessian matrix 2 of 121</text:p>
      <text:p text:style-name="P1">Iteration 14 calculating Hessian matrix 3 of 121</text:p>
      <text:p text:style-name="P1"><text:soft-page-break/>Iteration 14 calculating Hessian matrix 4 of 121</text:p>
      <text:p text:style-name="P1">Iteration 14 calculating Hessian matrix 5 of 121</text:p>
      <text:p text:style-name="P1">Iteration 14 calculating Hessian matrix 6 of 121</text:p>
      <text:p text:style-name="P1">Iteration 14 calculating Hessian matrix 7 of 121</text:p>
      <text:p text:style-name="P1">Iteration 14 calculating Hessian matrix 8 of 121</text:p>
      <text:p text:style-name="P1">Iteration 14 calculating Hessian matrix 9 of 121</text:p>
      <text:p text:style-name="P1">Iteration 14 calculating Hessian matrix 10 of 121</text:p>
      <text:p text:style-name="P1">Iteration 14 calculating Hessian matrix 11 of 121</text:p>
      <text:p text:style-name="P1">Iteration 14 calculating Hessian matrix 12 of 121</text:p>
      <text:p text:style-name="P1">Iteration 14 calculating Hessian matrix 13 of 121</text:p>
      <text:p text:style-name="P1">Iteration 14 calculating Hessian matrix 14 of 121</text:p>
      <text:p text:style-name="P1">Iteration 14 calculating Hessian matrix 15 of 121</text:p>
      <text:p text:style-name="P1">Iteration 14 calculating Hessian matrix 16 of 121</text:p>
      <text:p text:style-name="P1">Iteration 14 calculating Hessian matrix 17 of 121</text:p>
      <text:p text:style-name="P1">Iteration 14 calculating Hessian matrix 18 of 121</text:p>
      <text:p text:style-name="P1">Iteration 14 calculating Hessian matrix 19 of 121</text:p>
      <text:p text:style-name="P1">Iteration 14 calculating Hessian matrix 20 of 121</text:p>
      <text:p text:style-name="P1">Iteration 14 calculating Hessian matrix 21 of 121</text:p>
      <text:p text:style-name="P1">Iteration 14 calculating Hessian matrix 22 of 121</text:p>
      <text:p text:style-name="P1">Iteration 14 calculating Hessian matrix 23 of 121</text:p>
      <text:p text:style-name="P1">Iteration 14 calculating Hessian matrix 24 of 121</text:p>
      <text:p text:style-name="P1">Iteration 14 calculating Hessian matrix 25 of 121</text:p>
      <text:p text:style-name="P1">Iteration 14 calculating Hessian matrix 26 of 121</text:p>
      <text:p text:style-name="P1">Iteration 14 calculating Hessian matrix 27 of 121</text:p>
      <text:p text:style-name="P1">Iteration 14 calculating Hessian matrix 28 of 121</text:p>
      <text:p text:style-name="P1">Iteration 14 calculating Hessian matrix 29 of 121</text:p>
      <text:p text:style-name="P1">Iteration 14 calculating Hessian matrix 30 of 121</text:p>
      <text:p text:style-name="P1">Iteration 14 calculating Hessian matrix 31 of 121</text:p>
      <text:p text:style-name="P1">Iteration 14 calculating Hessian matrix 32 of 121</text:p>
      <text:p text:style-name="P1">Iteration 14 calculating Hessian matrix 33 of 121</text:p>
      <text:p text:style-name="P1">Iteration 14 calculating Hessian matrix 34 of 121</text:p>
      <text:p text:style-name="P1">Iteration 14 calculating Hessian matrix 35 of 121</text:p>
      <text:p text:style-name="P1">Iteration 14 calculating Hessian matrix 36 of 121</text:p>
      <text:p text:style-name="P1">Iteration 14 calculating Hessian matrix 37 of 121</text:p>
      <text:p text:style-name="P1">Iteration 14 calculating Hessian matrix 38 of 121</text:p>
      <text:p text:style-name="P1">Iteration 14 calculating Hessian matrix 39 of 121</text:p>
      <text:p text:style-name="P1">Iteration 14 calculating Hessian matrix 40 of 121</text:p>
      <text:p text:style-name="P1">Iteration 14 calculating Hessian matrix 41 of 121</text:p>
      <text:p text:style-name="P1">Iteration 14 calculating Hessian matrix 42 of 121</text:p>
      <text:p text:style-name="P1">Iteration 14 calculating Hessian matrix 43 of 121</text:p>
      <text:p text:style-name="P1">Iteration 14 calculating Hessian matrix 44 of 121</text:p>
      <text:p text:style-name="P1">Iteration 14 calculating Hessian matrix 45 of 121</text:p>
      <text:p text:style-name="P1">Iteration 14 calculating Hessian matrix 46 of 121</text:p>
      <text:p text:style-name="P1">Iteration 14 calculating Hessian matrix 47 of 121</text:p>
      <text:p text:style-name="P1">Iteration 14 calculating Hessian matrix 48 of 121</text:p>
      <text:p text:style-name="P1">Iteration 14 calculating Hessian matrix 49 of 121</text:p>
      <text:p text:style-name="P1">Iteration 14 calculating Hessian matrix 50 of 121</text:p>
      <text:p text:style-name="P1">Iteration 14 calculating Hessian matrix 51 of 121</text:p>
      <text:p text:style-name="P1">Iteration 14 calculating Hessian matrix 52 of 121</text:p>
      <text:p text:style-name="P1"><text:soft-page-break/>Iteration 14 calculating Hessian matrix 53 of 121</text:p>
      <text:p text:style-name="P1">Iteration 14 calculating Hessian matrix 54 of 121</text:p>
      <text:p text:style-name="P1">Iteration 14 calculating Hessian matrix 55 of 121</text:p>
      <text:p text:style-name="P1">Iteration 14 calculating Hessian matrix 56 of 121</text:p>
      <text:p text:style-name="P1">Iteration 14 calculating Hessian matrix 57 of 121</text:p>
      <text:p text:style-name="P1">Iteration 14 calculating Hessian matrix 58 of 121</text:p>
      <text:p text:style-name="P1">Iteration 14 calculating Hessian matrix 59 of 121</text:p>
      <text:p text:style-name="P1">Iteration 14 calculating Hessian matrix 60 of 121</text:p>
      <text:p text:style-name="P1">Iteration 14 calculating Hessian matrix 61 of 121</text:p>
      <text:p text:style-name="P1">Iteration 14 calculating Hessian matrix 62 of 121</text:p>
      <text:p text:style-name="P1">Iteration 14 calculating Hessian matrix 63 of 121</text:p>
      <text:p text:style-name="P1">Iteration 14 calculating Hessian matrix 64 of 121</text:p>
      <text:p text:style-name="P1">Iteration 14 calculating Hessian matrix 65 of 121</text:p>
      <text:p text:style-name="P1">Iteration 14 calculating Hessian matrix 66 of 121</text:p>
      <text:p text:style-name="P1">Iteration 14 calculating Hessian matrix 67 of 121</text:p>
      <text:p text:style-name="P1">Iteration 14 calculating Hessian matrix 68 of 121</text:p>
      <text:p text:style-name="P1">Iteration 14 calculating Hessian matrix 69 of 121</text:p>
      <text:p text:style-name="P1">Iteration 14 calculating Hessian matrix 70 of 121</text:p>
      <text:p text:style-name="P1">Iteration 14 calculating Hessian matrix 71 of 121</text:p>
      <text:p text:style-name="P1">Iteration 14 calculating Hessian matrix 72 of 121</text:p>
      <text:p text:style-name="P1">Iteration 14 calculating Hessian matrix 73 of 121</text:p>
      <text:p text:style-name="P1">Iteration 14 calculating Hessian matrix 74 of 121</text:p>
      <text:p text:style-name="P1">Iteration 14 calculating Hessian matrix 75 of 121</text:p>
      <text:p text:style-name="P1">Iteration 14 calculating Hessian matrix 76 of 121</text:p>
      <text:p text:style-name="P1">Iteration 14 calculating Hessian matrix 77 of 121</text:p>
      <text:p text:style-name="P1">Iteration 14 calculating Hessian matrix 78 of 121</text:p>
      <text:p text:style-name="P1">Iteration 14 calculating Hessian matrix 79 of 121</text:p>
      <text:p text:style-name="P1">Iteration 14 calculating Hessian matrix 80 of 121</text:p>
      <text:p text:style-name="P1">Iteration 14 calculating Hessian matrix 81 of 121</text:p>
      <text:p text:style-name="P1">Iteration 14 calculating Hessian matrix 82 of 121</text:p>
      <text:p text:style-name="P1">Iteration 14 calculating Hessian matrix 83 of 121</text:p>
      <text:p text:style-name="P1">Iteration 14 calculating Hessian matrix 84 of 121</text:p>
      <text:p text:style-name="P1">Iteration 14 calculating Hessian matrix 85 of 121</text:p>
      <text:p text:style-name="P1">Iteration 14 calculating Hessian matrix 86 of 121</text:p>
      <text:p text:style-name="P1">Iteration 14 calculating Hessian matrix 87 of 121</text:p>
      <text:p text:style-name="P1">Iteration 14 calculating Hessian matrix 88 of 121</text:p>
      <text:p text:style-name="P1">Iteration 14 calculating Hessian matrix 89 of 121</text:p>
      <text:p text:style-name="P1">Iteration 14 calculating Hessian matrix 90 of 121</text:p>
      <text:p text:style-name="P1">Iteration 14 calculating Hessian matrix 91 of 121</text:p>
      <text:p text:style-name="P1">Iteration 14 calculating Hessian matrix 92 of 121</text:p>
      <text:p text:style-name="P1">Iteration 14 calculating Hessian matrix 93 of 121</text:p>
      <text:p text:style-name="P1">Iteration 14 calculating Hessian matrix 94 of 121</text:p>
      <text:p text:style-name="P1">Iteration 14 calculating Hessian matrix 95 of 121</text:p>
      <text:p text:style-name="P1">Iteration 14 calculating Hessian matrix 96 of 121</text:p>
      <text:p text:style-name="P1">Iteration 14 calculating Hessian matrix 97 of 121</text:p>
      <text:p text:style-name="P1">Iteration 14 calculating Hessian matrix 98 of 121</text:p>
      <text:p text:style-name="P1">Iteration 14 calculating Hessian matrix 99 of 121</text:p>
      <text:p text:style-name="P1">Iteration 14 calculating Hessian matrix 100 of 121</text:p>
      <text:p text:style-name="P1">Iteration 14 calculating Hessian matrix 101 of 121</text:p>
      <text:p text:style-name="P1"><text:soft-page-break/>Iteration 14 calculating Hessian matrix 102 of 121</text:p>
      <text:p text:style-name="P1">Iteration 14 calculating Hessian matrix 103 of 121</text:p>
      <text:p text:style-name="P1">Iteration 14 calculating Hessian matrix 104 of 121</text:p>
      <text:p text:style-name="P1">Iteration 14 calculating Hessian matrix 105 of 121</text:p>
      <text:p text:style-name="P1">Iteration 14 calculating Hessian matrix 106 of 121</text:p>
      <text:p text:style-name="P1">Iteration 14 calculating Hessian matrix 107 of 121</text:p>
      <text:p text:style-name="P1">Iteration 14 calculating Hessian matrix 108 of 121</text:p>
      <text:p text:style-name="P1">Iteration 14 calculating Hessian matrix 109 of 121</text:p>
      <text:p text:style-name="P1">Iteration 14 calculating Hessian matrix 110 of 121</text:p>
      <text:p text:style-name="P1">Iteration 14 calculating Hessian matrix 111 of 121</text:p>
      <text:p text:style-name="P1">Iteration 14 calculating Hessian matrix 112 of 121</text:p>
      <text:p text:style-name="P1">Iteration 14 calculating Hessian matrix 113 of 121</text:p>
      <text:p text:style-name="P1">Iteration 14 calculating Hessian matrix 114 of 121</text:p>
      <text:p text:style-name="P1">Iteration 14 calculating Hessian matrix 115 of 121</text:p>
      <text:p text:style-name="P1">Iteration 14 calculating Hessian matrix 116 of 121</text:p>
      <text:p text:style-name="P1">Iteration 14 calculating Hessian matrix 117 of 121</text:p>
      <text:p text:style-name="P1">Iteration 14 calculating Hessian matrix 118 of 121</text:p>
      <text:p text:style-name="P1">Iteration 14 calculating Hessian matrix 119 of 121</text:p>
      <text:p text:style-name="P1">Iteration 14 calculating Hessian matrix 120 of 121</text:p>
      <text:p text:style-name="P1">Iteration 14 calculating Hessian matrix 121 of 121</text:p>
      <text:p text:style-name="P1">Iteration 14 mu: <text:s text:c="2"/>1.0168e-04</text:p>
      <text:p text:style-name="P1">!!!d!!!</text:p>
      <text:p text:style-name="P1"><text:s text:c="4"/>6.69866</text:p>
      <text:p text:style-name="P1"><text:s text:c="4"/>8.48803</text:p>
      <text:p text:style-name="P1"><text:s text:c="4"/>6.18109</text:p>
      <text:p text:style-name="P1"><text:s text:c="4"/>3.76953</text:p>
      <text:p text:style-name="P1"><text:s text:c="4"/>0.86111</text:p>
      <text:p text:style-name="P1"><text:s text:c="4"/>5.74731</text:p>
      <text:p text:style-name="P1"><text:s text:c="4"/>0.68185</text:p>
      <text:p text:style-name="P1"><text:s text:c="3"/>-2.97544</text:p>
      <text:p text:style-name="P1"><text:s text:c="3"/>-1.73481</text:p>
      <text:p text:style-name="P1"><text:s text:c="2"/>-12.24102</text:p>
      <text:p text:style-name="P1"><text:s text:c="3"/>-9.51125</text:p>
      <text:p text:style-name="P1">!!!Was!!!</text:p>
      <text:p text:style-name="P1"><text:s text:c="3"/>-4.4751</text:p>
      <text:p text:style-name="P1"><text:s text:c="3"/>-5.6508</text:p>
      <text:p text:style-name="P1"><text:s text:c="3"/>-1.1745</text:p>
      <text:p text:style-name="P1"><text:s text:c="4"/>3.8458</text:p>
      <text:p text:style-name="P1"><text:s text:c="4"/>7.4107</text:p>
      <text:p text:style-name="P1"><text:s text:c="4"/>5.8684</text:p>
      <text:p text:style-name="P1"><text:s text:c="3"/>13.9228</text:p>
      <text:p text:style-name="P1"><text:s text:c="3"/>16.9989</text:p>
      <text:p text:style-name="P1"><text:s text:c="3"/>19.2550</text:p>
      <text:p text:style-name="P1"><text:s text:c="3"/>31.0705</text:p>
      <text:p text:style-name="P1"><text:s text:c="3"/>17.7465</text:p>
      <text:p text:style-name="P1">!!!Now!!!</text:p>
      <text:p text:style-name="P1"><text:s text:c="2"/>-11.173726</text:p>
      <text:p text:style-name="P1"><text:s text:c="2"/>-14.138849</text:p>
      <text:p text:style-name="P1"><text:s text:c="3"/>-7.355586</text:p>
      <text:p text:style-name="P1"><text:soft-page-break/><text:s text:c="4"/>0.076237</text:p>
      <text:p text:style-name="P1"><text:s text:c="4"/>6.549593</text:p>
      <text:p text:style-name="P1"><text:s text:c="4"/>0.121082</text:p>
      <text:p text:style-name="P1"><text:s text:c="3"/>13.240966</text:p>
      <text:p text:style-name="P1"><text:s text:c="3"/>19.974363</text:p>
      <text:p text:style-name="P1"><text:s text:c="3"/>20.989856</text:p>
      <text:p text:style-name="P1"><text:s text:c="3"/>43.311477</text:p>
      <text:p text:style-name="P1"><text:s text:c="3"/>27.257738</text:p>
      <text:p text:style-name="P1">All OK, reducing mu</text:p>
      <text:p text:style-name="P1">!!!Result!!!</text:p>
      <text:p text:style-name="P1"><text:s text:c="2"/>-11.173726</text:p>
      <text:p text:style-name="P1"><text:s text:c="2"/>-14.138849</text:p>
      <text:p text:style-name="P1"><text:s text:c="3"/>-7.355586</text:p>
      <text:p text:style-name="P1"><text:s text:c="4"/>0.076237</text:p>
      <text:p text:style-name="P1"><text:s text:c="4"/>6.549593</text:p>
      <text:p text:style-name="P1"><text:s text:c="4"/>0.121082</text:p>
      <text:p text:style-name="P1"><text:s text:c="3"/>13.240966</text:p>
      <text:p text:style-name="P1"><text:s text:c="3"/>19.974363</text:p>
      <text:p text:style-name="P1"><text:s text:c="3"/>20.989856</text:p>
      <text:p text:style-name="P1"><text:s text:c="3"/>43.311477</text:p>
      <text:p text:style-name="P1"><text:s text:c="3"/>27.257738</text:p>
      <text:p text:style-name="P1">!!!Ans!!!</text:p>
      <text:p text:style-name="P1"><text:s/>0.11299</text:p>
      <text:p text:style-name="P1">Grad wt</text:p>
      <text:p text:style-name="P1"><text:s text:c="2"/>-11.173726</text:p>
      <text:p text:style-name="P1"><text:s text:c="2"/>-14.138849</text:p>
      <text:p text:style-name="P1"><text:s text:c="3"/>-7.355586</text:p>
      <text:p text:style-name="P1"><text:s text:c="4"/>0.076237</text:p>
      <text:p text:style-name="P1"><text:s text:c="4"/>6.549593</text:p>
      <text:p text:style-name="P1"><text:s text:c="4"/>0.121082</text:p>
      <text:p text:style-name="P1"><text:s text:c="3"/>13.240966</text:p>
      <text:p text:style-name="P1"><text:s text:c="3"/>19.974363</text:p>
      <text:p text:style-name="P1"><text:s text:c="3"/>20.989856</text:p>
      <text:p text:style-name="P1"><text:s text:c="3"/>43.311477</text:p>
      <text:p text:style-name="P1"><text:s text:c="3"/>27.257738</text:p>
      <text:p text:style-name="P1"><text:s text:c="2"/>-11.173726</text:p>
      <text:p text:style-name="P1"><text:s text:c="2"/>-14.138849</text:p>
      <text:p text:style-name="P1"><text:s text:c="3"/>-7.355586</text:p>
      <text:p text:style-name="P1"><text:s text:c="4"/>0.076237</text:p>
      <text:p text:style-name="P1"><text:s text:c="4"/>6.549593</text:p>
      <text:p text:style-name="P1"><text:s text:c="4"/>0.121082</text:p>
      <text:p text:style-name="P1"><text:s text:c="3"/>13.240966</text:p>
      <text:p text:style-name="P1"><text:s text:c="3"/>19.974363</text:p>
      <text:p text:style-name="P1"><text:s text:c="3"/>20.989856</text:p>
      <text:p text:style-name="P1"><text:s text:c="3"/>43.311477</text:p>
      <text:p text:style-name="P1"><text:s text:c="3"/>27.257738</text:p>
      <text:p text:style-name="P1">Iteration 14 calculating gradient 1 of 11</text:p>
      <text:p text:style-name="P1">Iteration 14 calculating gradient 2 of 11</text:p>
      <text:p text:style-name="P1">Iteration 14 calculating gradient 3 of 11</text:p>
      <text:p text:style-name="P1"><text:soft-page-break/>Iteration 14 calculating gradient 4 of 11</text:p>
      <text:p text:style-name="P1">Iteration 14 calculating gradient 5 of 11</text:p>
      <text:p text:style-name="P1">Iteration 14 calculating gradient 6 of 11</text:p>
      <text:p text:style-name="P1">Iteration 14 calculating gradient 7 of 11</text:p>
      <text:p text:style-name="P1">Iteration 14 calculating gradient 8 of 11</text:p>
      <text:p text:style-name="P1">Iteration 14 calculating gradient 9 of 11</text:p>
      <text:p text:style-name="P1">Iteration 14 calculating gradient 10 of 11</text:p>
      <text:p text:style-name="P1">Iteration 14 calculating gradient 11 of 11</text:p>
      <text:p text:style-name="P1">Gradient euclidean norm</text:p>
      <text:p text:style-name="P1"><text:s/>0.0022411</text:p>
      <text:p text:style-name="P1">Iteration 15 calculating Hessian matrix 1 of 121</text:p>
      <text:p text:style-name="P1">Iteration 15 calculating Hessian matrix 2 of 121</text:p>
      <text:p text:style-name="P1">Iteration 15 calculating Hessian matrix 3 of 121</text:p>
      <text:p text:style-name="P1">Iteration 15 calculating Hessian matrix 4 of 121</text:p>
      <text:p text:style-name="P1">Iteration 15 calculating Hessian matrix 5 of 121</text:p>
      <text:p text:style-name="P1">Iteration 15 calculating Hessian matrix 6 of 121</text:p>
      <text:p text:style-name="P1">Iteration 15 calculating Hessian matrix 7 of 121</text:p>
      <text:p text:style-name="P1">Iteration 15 calculating Hessian matrix 8 of 121</text:p>
      <text:p text:style-name="P1">Iteration 15 calculating Hessian matrix 9 of 121</text:p>
      <text:p text:style-name="P1">Iteration 15 calculating Hessian matrix 10 of 121</text:p>
      <text:p text:style-name="P1">Iteration 15 calculating Hessian matrix 11 of 121</text:p>
      <text:p text:style-name="P1">Iteration 15 calculating Hessian matrix 12 of 121</text:p>
      <text:p text:style-name="P1">Iteration 15 calculating Hessian matrix 13 of 121</text:p>
      <text:p text:style-name="P1">Iteration 15 calculating Hessian matrix 14 of 121</text:p>
      <text:p text:style-name="P1">Iteration 15 calculating Hessian matrix 15 of 121</text:p>
      <text:p text:style-name="P1">Iteration 15 calculating Hessian matrix 16 of 121</text:p>
      <text:p text:style-name="P1">Iteration 15 calculating Hessian matrix 17 of 121</text:p>
      <text:p text:style-name="P1">Iteration 15 calculating Hessian matrix 18 of 121</text:p>
      <text:p text:style-name="P1">Iteration 15 calculating Hessian matrix 19 of 121</text:p>
      <text:p text:style-name="P1">Iteration 15 calculating Hessian matrix 20 of 121</text:p>
      <text:p text:style-name="P1">Iteration 15 calculating Hessian matrix 21 of 121</text:p>
      <text:p text:style-name="P1">Iteration 15 calculating Hessian matrix 22 of 121</text:p>
      <text:p text:style-name="P1">Iteration 15 calculating Hessian matrix 23 of 121</text:p>
      <text:p text:style-name="P1">Iteration 15 calculating Hessian matrix 24 of 121</text:p>
      <text:p text:style-name="P1">Iteration 15 calculating Hessian matrix 25 of 121</text:p>
      <text:p text:style-name="P1">Iteration 15 calculating Hessian matrix 26 of 121</text:p>
      <text:p text:style-name="P1">Iteration 15 calculating Hessian matrix 27 of 121</text:p>
      <text:p text:style-name="P1">Iteration 15 calculating Hessian matrix 28 of 121</text:p>
      <text:p text:style-name="P1">Iteration 15 calculating Hessian matrix 29 of 121</text:p>
      <text:p text:style-name="P1">Iteration 15 calculating Hessian matrix 30 of 121</text:p>
      <text:p text:style-name="P1">Iteration 15 calculating Hessian matrix 31 of 121</text:p>
      <text:p text:style-name="P1">Iteration 15 calculating Hessian matrix 32 of 121</text:p>
      <text:p text:style-name="P1">Iteration 15 calculating Hessian matrix 33 of 121</text:p>
      <text:p text:style-name="P1">Iteration 15 calculating Hessian matrix 34 of 121</text:p>
      <text:p text:style-name="P1">Iteration 15 calculating Hessian matrix 35 of 121</text:p>
      <text:p text:style-name="P1">Iteration 15 calculating Hessian matrix 36 of 121</text:p>
      <text:p text:style-name="P1">Iteration 15 calculating Hessian matrix 37 of 121</text:p>
      <text:p text:style-name="P1">Iteration 15 calculating Hessian matrix 38 of 121</text:p>
      <text:p text:style-name="P1">Iteration 15 calculating Hessian matrix 39 of 121</text:p>
      <text:p text:style-name="P1"><text:soft-page-break/>Iteration 15 calculating Hessian matrix 40 of 121</text:p>
      <text:p text:style-name="P1">Iteration 15 calculating Hessian matrix 41 of 121</text:p>
      <text:p text:style-name="P1">Iteration 15 calculating Hessian matrix 42 of 121</text:p>
      <text:p text:style-name="P1">Iteration 15 calculating Hessian matrix 43 of 121</text:p>
      <text:p text:style-name="P1">Iteration 15 calculating Hessian matrix 44 of 121</text:p>
      <text:p text:style-name="P1">Iteration 15 calculating Hessian matrix 45 of 121</text:p>
      <text:p text:style-name="P1">Iteration 15 calculating Hessian matrix 46 of 121</text:p>
      <text:p text:style-name="P1">Iteration 15 calculating Hessian matrix 47 of 121</text:p>
      <text:p text:style-name="P1">Iteration 15 calculating Hessian matrix 48 of 121</text:p>
      <text:p text:style-name="P1">Iteration 15 calculating Hessian matrix 49 of 121</text:p>
      <text:p text:style-name="P1">Iteration 15 calculating Hessian matrix 50 of 121</text:p>
      <text:p text:style-name="P1">Iteration 15 calculating Hessian matrix 51 of 121</text:p>
      <text:p text:style-name="P1">Iteration 15 calculating Hessian matrix 52 of 121</text:p>
      <text:p text:style-name="P1">Iteration 15 calculating Hessian matrix 53 of 121</text:p>
      <text:p text:style-name="P1">Iteration 15 calculating Hessian matrix 54 of 121</text:p>
      <text:p text:style-name="P1">Iteration 15 calculating Hessian matrix 55 of 121</text:p>
      <text:p text:style-name="P1">Iteration 15 calculating Hessian matrix 56 of 121</text:p>
      <text:p text:style-name="P1">Iteration 15 calculating Hessian matrix 57 of 121</text:p>
      <text:p text:style-name="P1">Iteration 15 calculating Hessian matrix 58 of 121</text:p>
      <text:p text:style-name="P1">Iteration 15 calculating Hessian matrix 59 of 121</text:p>
      <text:p text:style-name="P1">Iteration 15 calculating Hessian matrix 60 of 121</text:p>
      <text:p text:style-name="P1">Iteration 15 calculating Hessian matrix 61 of 121</text:p>
      <text:p text:style-name="P1">Iteration 15 calculating Hessian matrix 62 of 121</text:p>
      <text:p text:style-name="P1">Iteration 15 calculating Hessian matrix 63 of 121</text:p>
      <text:p text:style-name="P1">Iteration 15 calculating Hessian matrix 64 of 121</text:p>
      <text:p text:style-name="P1">Iteration 15 calculating Hessian matrix 65 of 121</text:p>
      <text:p text:style-name="P1">Iteration 15 calculating Hessian matrix 66 of 121</text:p>
      <text:p text:style-name="P1">Iteration 15 calculating Hessian matrix 67 of 121</text:p>
      <text:p text:style-name="P1">Iteration 15 calculating Hessian matrix 68 of 121</text:p>
      <text:p text:style-name="P1">Iteration 15 calculating Hessian matrix 69 of 121</text:p>
      <text:p text:style-name="P1">Iteration 15 calculating Hessian matrix 70 of 121</text:p>
      <text:p text:style-name="P1">Iteration 15 calculating Hessian matrix 71 of 121</text:p>
      <text:p text:style-name="P1">Iteration 15 calculating Hessian matrix 72 of 121</text:p>
      <text:p text:style-name="P1">Iteration 15 calculating Hessian matrix 73 of 121</text:p>
      <text:p text:style-name="P1">Iteration 15 calculating Hessian matrix 74 of 121</text:p>
      <text:p text:style-name="P1">Iteration 15 calculating Hessian matrix 75 of 121</text:p>
      <text:p text:style-name="P1">Iteration 15 calculating Hessian matrix 76 of 121</text:p>
      <text:p text:style-name="P1">Iteration 15 calculating Hessian matrix 77 of 121</text:p>
      <text:p text:style-name="P1">Iteration 15 calculating Hessian matrix 78 of 121</text:p>
      <text:p text:style-name="P1">Iteration 15 calculating Hessian matrix 79 of 121</text:p>
      <text:p text:style-name="P1">Iteration 15 calculating Hessian matrix 80 of 121</text:p>
      <text:p text:style-name="P1">Iteration 15 calculating Hessian matrix 81 of 121</text:p>
      <text:p text:style-name="P1">Iteration 15 calculating Hessian matrix 82 of 121</text:p>
      <text:p text:style-name="P1">Iteration 15 calculating Hessian matrix 83 of 121</text:p>
      <text:p text:style-name="P1">Iteration 15 calculating Hessian matrix 84 of 121</text:p>
      <text:p text:style-name="P1">Iteration 15 calculating Hessian matrix 85 of 121</text:p>
      <text:p text:style-name="P1">Iteration 15 calculating Hessian matrix 86 of 121</text:p>
      <text:p text:style-name="P1">Iteration 15 calculating Hessian matrix 87 of 121</text:p>
      <text:p text:style-name="P1">Iteration 15 calculating Hessian matrix 88 of 121</text:p>
      <text:p text:style-name="P1"><text:soft-page-break/>Iteration 15 calculating Hessian matrix 89 of 121</text:p>
      <text:p text:style-name="P1">Iteration 15 calculating Hessian matrix 90 of 121</text:p>
      <text:p text:style-name="P1">Iteration 15 calculating Hessian matrix 91 of 121</text:p>
      <text:p text:style-name="P1">Iteration 15 calculating Hessian matrix 92 of 121</text:p>
      <text:p text:style-name="P1">Iteration 15 calculating Hessian matrix 93 of 121</text:p>
      <text:p text:style-name="P1">Iteration 15 calculating Hessian matrix 94 of 121</text:p>
      <text:p text:style-name="P1">Iteration 15 calculating Hessian matrix 95 of 121</text:p>
      <text:p text:style-name="P1">Iteration 15 calculating Hessian matrix 96 of 121</text:p>
      <text:p text:style-name="P1">Iteration 15 calculating Hessian matrix 97 of 121</text:p>
      <text:p text:style-name="P1">Iteration 15 calculating Hessian matrix 98 of 121</text:p>
      <text:p text:style-name="P1">Iteration 15 calculating Hessian matrix 99 of 121</text:p>
      <text:p text:style-name="P1">Iteration 15 calculating Hessian matrix 100 of 121</text:p>
      <text:p text:style-name="P1">Iteration 15 calculating Hessian matrix 101 of 121</text:p>
      <text:p text:style-name="P1">Iteration 15 calculating Hessian matrix 102 of 121</text:p>
      <text:p text:style-name="P1">Iteration 15 calculating Hessian matrix 103 of 121</text:p>
      <text:p text:style-name="P1">Iteration 15 calculating Hessian matrix 104 of 121</text:p>
      <text:p text:style-name="P1">Iteration 15 calculating Hessian matrix 105 of 121</text:p>
      <text:p text:style-name="P1">Iteration 15 calculating Hessian matrix 106 of 121</text:p>
      <text:p text:style-name="P1">Iteration 15 calculating Hessian matrix 107 of 121</text:p>
      <text:p text:style-name="P1">Iteration 15 calculating Hessian matrix 108 of 121</text:p>
      <text:p text:style-name="P1">Iteration 15 calculating Hessian matrix 109 of 121</text:p>
      <text:p text:style-name="P1">Iteration 15 calculating Hessian matrix 110 of 121</text:p>
      <text:p text:style-name="P1">Iteration 15 calculating Hessian matrix 111 of 121</text:p>
      <text:p text:style-name="P1">Iteration 15 calculating Hessian matrix 112 of 121</text:p>
      <text:p text:style-name="P1">Iteration 15 calculating Hessian matrix 113 of 121</text:p>
      <text:p text:style-name="P1">Iteration 15 calculating Hessian matrix 114 of 121</text:p>
      <text:p text:style-name="P1">Iteration 15 calculating Hessian matrix 115 of 121</text:p>
      <text:p text:style-name="P1">Iteration 15 calculating Hessian matrix 116 of 121</text:p>
      <text:p text:style-name="P1">Iteration 15 calculating Hessian matrix 117 of 121</text:p>
      <text:p text:style-name="P1">Iteration 15 calculating Hessian matrix 118 of 121</text:p>
      <text:p text:style-name="P1">Iteration 15 calculating Hessian matrix 119 of 121</text:p>
      <text:p text:style-name="P1">Iteration 15 calculating Hessian matrix 120 of 121</text:p>
      <text:p text:style-name="P1">Iteration 15 calculating Hessian matrix 121 of 121</text:p>
      <text:p text:style-name="P1">Iteration 15 mu: <text:s text:c="2"/>5.0842e-05</text:p>
      <text:p text:style-name="P1">!!!d!!!</text:p>
      <text:p text:style-name="P1"><text:s text:c="3"/>10.03155</text:p>
      <text:p text:style-name="P1"><text:s text:c="3"/>11.72141</text:p>
      <text:p text:style-name="P1"><text:s text:c="4"/>8.09859</text:p>
      <text:p text:style-name="P1"><text:s text:c="4"/>5.00648</text:p>
      <text:p text:style-name="P1"><text:s text:c="3"/>-1.65123</text:p>
      <text:p text:style-name="P1"><text:s text:c="4"/>6.87195</text:p>
      <text:p text:style-name="P1"><text:s text:c="4"/>0.63011</text:p>
      <text:p text:style-name="P1"><text:s text:c="3"/>-2.73831</text:p>
      <text:p text:style-name="P1"><text:s text:c="3"/>-0.56921</text:p>
      <text:p text:style-name="P1"><text:s text:c="2"/>-15.81598</text:p>
      <text:p text:style-name="P1"><text:s text:c="2"/>-13.70106</text:p>
      <text:p text:style-name="P1">!!!Was!!!</text:p>
      <text:p text:style-name="P1"><text:s text:c="2"/>-11.173726</text:p>
      <text:p text:style-name="P1"><text:s text:c="2"/>-14.138849</text:p>
      <text:p text:style-name="P1"><text:soft-page-break/><text:s text:c="3"/>-7.355586</text:p>
      <text:p text:style-name="P1"><text:s text:c="4"/>0.076237</text:p>
      <text:p text:style-name="P1"><text:s text:c="4"/>6.549593</text:p>
      <text:p text:style-name="P1"><text:s text:c="4"/>0.121082</text:p>
      <text:p text:style-name="P1"><text:s text:c="3"/>13.240966</text:p>
      <text:p text:style-name="P1"><text:s text:c="3"/>19.974363</text:p>
      <text:p text:style-name="P1"><text:s text:c="3"/>20.989856</text:p>
      <text:p text:style-name="P1"><text:s text:c="3"/>43.311477</text:p>
      <text:p text:style-name="P1"><text:s text:c="3"/>27.257738</text:p>
      <text:p text:style-name="P1">!!!Now!!!</text:p>
      <text:p text:style-name="P1"><text:s text:c="2"/>-21.2053</text:p>
      <text:p text:style-name="P1"><text:s text:c="2"/>-25.8603</text:p>
      <text:p text:style-name="P1"><text:s text:c="2"/>-15.4542</text:p>
      <text:p text:style-name="P1"><text:s text:c="3"/>-4.9302</text:p>
      <text:p text:style-name="P1"><text:s text:c="4"/>8.2008</text:p>
      <text:p text:style-name="P1"><text:s text:c="3"/>-6.7509</text:p>
      <text:p text:style-name="P1"><text:s text:c="3"/>12.6109</text:p>
      <text:p text:style-name="P1"><text:s text:c="3"/>22.7127</text:p>
      <text:p text:style-name="P1"><text:s text:c="3"/>21.5591</text:p>
      <text:p text:style-name="P1"><text:s text:c="3"/>59.1275</text:p>
      <text:p text:style-name="P1"><text:s text:c="3"/>40.9588</text:p>
      <text:p text:style-name="P1">All OK, reducing mu</text:p>
      <text:p text:style-name="P1">!!!Result!!!</text:p>
      <text:p text:style-name="P1"><text:s text:c="2"/>-21.2053</text:p>
      <text:p text:style-name="P1"><text:s text:c="2"/>-25.8603</text:p>
      <text:p text:style-name="P1"><text:s text:c="2"/>-15.4542</text:p>
      <text:p text:style-name="P1"><text:s text:c="3"/>-4.9302</text:p>
      <text:p text:style-name="P1"><text:s text:c="4"/>8.2008</text:p>
      <text:p text:style-name="P1"><text:s text:c="3"/>-6.7509</text:p>
      <text:p text:style-name="P1"><text:s text:c="3"/>12.6109</text:p>
      <text:p text:style-name="P1"><text:s text:c="3"/>22.7127</text:p>
      <text:p text:style-name="P1"><text:s text:c="3"/>21.5591</text:p>
      <text:p text:style-name="P1"><text:s text:c="3"/>59.1275</text:p>
      <text:p text:style-name="P1"><text:s text:c="3"/>40.9588</text:p>
      <text:p text:style-name="P1">!!!Ans!!!</text:p>
      <text:p text:style-name="P1"><text:s/>0.059799</text:p>
      <text:p text:style-name="P1">Grad wt</text:p>
      <text:p text:style-name="P1"><text:s text:c="2"/>-21.2053</text:p>
      <text:p text:style-name="P1"><text:s text:c="2"/>-25.8603</text:p>
      <text:p text:style-name="P1"><text:s text:c="2"/>-15.4542</text:p>
      <text:p text:style-name="P1"><text:s text:c="3"/>-4.9302</text:p>
      <text:p text:style-name="P1"><text:s text:c="4"/>8.2008</text:p>
      <text:p text:style-name="P1"><text:s text:c="3"/>-6.7509</text:p>
      <text:p text:style-name="P1"><text:s text:c="3"/>12.6109</text:p>
      <text:p text:style-name="P1"><text:s text:c="3"/>22.7127</text:p>
      <text:p text:style-name="P1"><text:s text:c="3"/>21.5591</text:p>
      <text:p text:style-name="P1"><text:s text:c="3"/>59.1275</text:p>
      <text:p text:style-name="P1"><text:s text:c="3"/>40.9588</text:p>
      <text:p text:style-name="P1"><text:s text:c="2"/>-21.2053</text:p>
      <text:p text:style-name="P1"><text:soft-page-break/><text:s text:c="2"/>-25.8603</text:p>
      <text:p text:style-name="P1"><text:s text:c="2"/>-15.4542</text:p>
      <text:p text:style-name="P1"><text:s text:c="3"/>-4.9302</text:p>
      <text:p text:style-name="P1"><text:s text:c="4"/>8.2008</text:p>
      <text:p text:style-name="P1"><text:s text:c="3"/>-6.7509</text:p>
      <text:p text:style-name="P1"><text:s text:c="3"/>12.6109</text:p>
      <text:p text:style-name="P1"><text:s text:c="3"/>22.7127</text:p>
      <text:p text:style-name="P1"><text:s text:c="3"/>21.5591</text:p>
      <text:p text:style-name="P1"><text:s text:c="3"/>59.1275</text:p>
      <text:p text:style-name="P1"><text:s text:c="3"/>40.9588</text:p>
      <text:p text:style-name="P1">Iteration 15 calculating gradient 1 of 11</text:p>
      <text:p text:style-name="P1">Iteration 15 calculating gradient 2 of 11</text:p>
      <text:p text:style-name="P1">Iteration 15 calculating gradient 3 of 11</text:p>
      <text:p text:style-name="P1">Iteration 15 calculating gradient 4 of 11</text:p>
      <text:p text:style-name="P1">Iteration 15 calculating gradient 5 of 11</text:p>
      <text:p text:style-name="P1">Iteration 15 calculating gradient 6 of 11</text:p>
      <text:p text:style-name="P1">Iteration 15 calculating gradient 7 of 11</text:p>
      <text:p text:style-name="P1">Iteration 15 calculating gradient 8 of 11</text:p>
      <text:p text:style-name="P1">Iteration 15 calculating gradient 9 of 11</text:p>
      <text:p text:style-name="P1">Iteration 15 calculating gradient 10 of 11</text:p>
      <text:p text:style-name="P1">Iteration 15 calculating gradient 11 of 11</text:p>
      <text:p text:style-name="P1">Gradient euclidean norm</text:p>
      <text:p text:style-name="P1"><text:s/>0.0014899</text:p>
      <text:p text:style-name="P1">Iteration 16 calculating Hessian matrix 1 of 121</text:p>
      <text:p text:style-name="P1">Iteration 16 calculating Hessian matrix 2 of 121</text:p>
      <text:p text:style-name="P1">Iteration 16 calculating Hessian matrix 3 of 121</text:p>
      <text:p text:style-name="P1">Iteration 16 calculating Hessian matrix 4 of 121</text:p>
      <text:p text:style-name="P1">Iteration 16 calculating Hessian matrix 5 of 121</text:p>
      <text:p text:style-name="P1">Iteration 16 calculating Hessian matrix 6 of 121</text:p>
      <text:p text:style-name="P1">Iteration 16 calculating Hessian matrix 7 of 121</text:p>
      <text:p text:style-name="P1">Iteration 16 calculating Hessian matrix 8 of 121</text:p>
      <text:p text:style-name="P1">Iteration 16 calculating Hessian matrix 9 of 121</text:p>
      <text:p text:style-name="P1">Iteration 16 calculating Hessian matrix 10 of 121</text:p>
      <text:p text:style-name="P1">Iteration 16 calculating Hessian matrix 11 of 121</text:p>
      <text:p text:style-name="P1">Iteration 16 calculating Hessian matrix 12 of 121</text:p>
      <text:p text:style-name="P1">Iteration 16 calculating Hessian matrix 13 of 121</text:p>
      <text:p text:style-name="P1">Iteration 16 calculating Hessian matrix 14 of 121</text:p>
      <text:p text:style-name="P1">Iteration 16 calculating Hessian matrix 15 of 121</text:p>
      <text:p text:style-name="P1">Iteration 16 calculating Hessian matrix 16 of 121</text:p>
      <text:p text:style-name="P1">Iteration 16 calculating Hessian matrix 17 of 121</text:p>
      <text:p text:style-name="P1">Iteration 16 calculating Hessian matrix 18 of 121</text:p>
      <text:p text:style-name="P1">Iteration 16 calculating Hessian matrix 19 of 121</text:p>
      <text:p text:style-name="P1">Iteration 16 calculating Hessian matrix 20 of 121</text:p>
      <text:p text:style-name="P1">Iteration 16 calculating Hessian matrix 21 of 121</text:p>
      <text:p text:style-name="P1">Iteration 16 calculating Hessian matrix 22 of 121</text:p>
      <text:p text:style-name="P1">Iteration 16 calculating Hessian matrix 23 of 121</text:p>
      <text:p text:style-name="P1">Iteration 16 calculating Hessian matrix 24 of 121</text:p>
      <text:p text:style-name="P1">Iteration 16 calculating Hessian matrix 25 of 121</text:p>
      <text:p text:style-name="P1">Iteration 16 calculating Hessian matrix 26 of 121</text:p>
      <text:p text:style-name="P1"><text:soft-page-break/>Iteration 16 calculating Hessian matrix 27 of 121</text:p>
      <text:p text:style-name="P1">Iteration 16 calculating Hessian matrix 28 of 121</text:p>
      <text:p text:style-name="P1">Iteration 16 calculating Hessian matrix 29 of 121</text:p>
      <text:p text:style-name="P1">Iteration 16 calculating Hessian matrix 30 of 121</text:p>
      <text:p text:style-name="P1">Iteration 16 calculating Hessian matrix 31 of 121</text:p>
      <text:p text:style-name="P1">Iteration 16 calculating Hessian matrix 32 of 121</text:p>
      <text:p text:style-name="P1">Iteration 16 calculating Hessian matrix 33 of 121</text:p>
      <text:p text:style-name="P1">Iteration 16 calculating Hessian matrix 34 of 121</text:p>
      <text:p text:style-name="P1">Iteration 16 calculating Hessian matrix 35 of 121</text:p>
      <text:p text:style-name="P1">Iteration 16 calculating Hessian matrix 36 of 121</text:p>
      <text:p text:style-name="P1">Iteration 16 calculating Hessian matrix 37 of 121</text:p>
      <text:p text:style-name="P1">Iteration 16 calculating Hessian matrix 38 of 121</text:p>
      <text:p text:style-name="P1">Iteration 16 calculating Hessian matrix 39 of 121</text:p>
      <text:p text:style-name="P1">Iteration 16 calculating Hessian matrix 40 of 121</text:p>
      <text:p text:style-name="P1">Iteration 16 calculating Hessian matrix 41 of 121</text:p>
      <text:p text:style-name="P1">Iteration 16 calculating Hessian matrix 42 of 121</text:p>
      <text:p text:style-name="P1">Iteration 16 calculating Hessian matrix 43 of 121</text:p>
      <text:p text:style-name="P1">Iteration 16 calculating Hessian matrix 44 of 121</text:p>
      <text:p text:style-name="P1">Iteration 16 calculating Hessian matrix 45 of 121</text:p>
      <text:p text:style-name="P1">Iteration 16 calculating Hessian matrix 46 of 121</text:p>
      <text:p text:style-name="P1">Iteration 16 calculating Hessian matrix 47 of 121</text:p>
      <text:p text:style-name="P1">Iteration 16 calculating Hessian matrix 48 of 121</text:p>
      <text:p text:style-name="P1">Iteration 16 calculating Hessian matrix 49 of 121</text:p>
      <text:p text:style-name="P1">Iteration 16 calculating Hessian matrix 50 of 121</text:p>
      <text:p text:style-name="P1">Iteration 16 calculating Hessian matrix 51 of 121</text:p>
      <text:p text:style-name="P1">Iteration 16 calculating Hessian matrix 52 of 121</text:p>
      <text:p text:style-name="P1">Iteration 16 calculating Hessian matrix 53 of 121</text:p>
      <text:p text:style-name="P1">Iteration 16 calculating Hessian matrix 54 of 121</text:p>
      <text:p text:style-name="P1">Iteration 16 calculating Hessian matrix 55 of 121</text:p>
      <text:p text:style-name="P1">Iteration 16 calculating Hessian matrix 56 of 121</text:p>
      <text:p text:style-name="P1">Iteration 16 calculating Hessian matrix 57 of 121</text:p>
      <text:p text:style-name="P1">Iteration 16 calculating Hessian matrix 58 of 121</text:p>
      <text:p text:style-name="P1">Iteration 16 calculating Hessian matrix 59 of 121</text:p>
      <text:p text:style-name="P1">Iteration 16 calculating Hessian matrix 60 of 121</text:p>
      <text:p text:style-name="P1">Iteration 16 calculating Hessian matrix 61 of 121</text:p>
      <text:p text:style-name="P1">Iteration 16 calculating Hessian matrix 62 of 121</text:p>
      <text:p text:style-name="P1">Iteration 16 calculating Hessian matrix 63 of 121</text:p>
      <text:p text:style-name="P1">Iteration 16 calculating Hessian matrix 64 of 121</text:p>
      <text:p text:style-name="P1">Iteration 16 calculating Hessian matrix 65 of 121</text:p>
      <text:p text:style-name="P1">Iteration 16 calculating Hessian matrix 66 of 121</text:p>
      <text:p text:style-name="P1">Iteration 16 calculating Hessian matrix 67 of 121</text:p>
      <text:p text:style-name="P1">Iteration 16 calculating Hessian matrix 68 of 121</text:p>
      <text:p text:style-name="P1">Iteration 16 calculating Hessian matrix 69 of 121</text:p>
      <text:p text:style-name="P1">Iteration 16 calculating Hessian matrix 70 of 121</text:p>
      <text:p text:style-name="P1">Iteration 16 calculating Hessian matrix 71 of 121</text:p>
      <text:p text:style-name="P1">Iteration 16 calculating Hessian matrix 72 of 121</text:p>
      <text:p text:style-name="P1">Iteration 16 calculating Hessian matrix 73 of 121</text:p>
      <text:p text:style-name="P1">Iteration 16 calculating Hessian matrix 74 of 121</text:p>
      <text:p text:style-name="P1">Iteration 16 calculating Hessian matrix 75 of 121</text:p>
      <text:p text:style-name="P1"><text:soft-page-break/>Iteration 16 calculating Hessian matrix 76 of 121</text:p>
      <text:p text:style-name="P1">Iteration 16 calculating Hessian matrix 77 of 121</text:p>
      <text:p text:style-name="P1">Iteration 16 calculating Hessian matrix 78 of 121</text:p>
      <text:p text:style-name="P1">Iteration 16 calculating Hessian matrix 79 of 121</text:p>
      <text:p text:style-name="P1">Iteration 16 calculating Hessian matrix 80 of 121</text:p>
      <text:p text:style-name="P1">Iteration 16 calculating Hessian matrix 81 of 121</text:p>
      <text:p text:style-name="P1">Iteration 16 calculating Hessian matrix 82 of 121</text:p>
      <text:p text:style-name="P1">Iteration 16 calculating Hessian matrix 83 of 121</text:p>
      <text:p text:style-name="P1">Iteration 16 calculating Hessian matrix 84 of 121</text:p>
      <text:p text:style-name="P1">Iteration 16 calculating Hessian matrix 85 of 121</text:p>
      <text:p text:style-name="P1">Iteration 16 calculating Hessian matrix 86 of 121</text:p>
      <text:p text:style-name="P1">Iteration 16 calculating Hessian matrix 87 of 121</text:p>
      <text:p text:style-name="P1">Iteration 16 calculating Hessian matrix 88 of 121</text:p>
      <text:p text:style-name="P1">Iteration 16 calculating Hessian matrix 89 of 121</text:p>
      <text:p text:style-name="P1">Iteration 16 calculating Hessian matrix 90 of 121</text:p>
      <text:p text:style-name="P1">Iteration 16 calculating Hessian matrix 91 of 121</text:p>
      <text:p text:style-name="P1">Iteration 16 calculating Hessian matrix 92 of 121</text:p>
      <text:p text:style-name="P1">Iteration 16 calculating Hessian matrix 93 of 121</text:p>
      <text:p text:style-name="P1">Iteration 16 calculating Hessian matrix 94 of 121</text:p>
      <text:p text:style-name="P1">Iteration 16 calculating Hessian matrix 95 of 121</text:p>
      <text:p text:style-name="P1">Iteration 16 calculating Hessian matrix 96 of 121</text:p>
      <text:p text:style-name="P1">Iteration 16 calculating Hessian matrix 97 of 121</text:p>
      <text:p text:style-name="P1">Iteration 16 calculating Hessian matrix 98 of 121</text:p>
      <text:p text:style-name="P1">Iteration 16 calculating Hessian matrix 99 of 121</text:p>
      <text:p text:style-name="P1">Iteration 16 calculating Hessian matrix 100 of 121</text:p>
      <text:p text:style-name="P1">Iteration 16 calculating Hessian matrix 101 of 121</text:p>
      <text:p text:style-name="P1">Iteration 16 calculating Hessian matrix 102 of 121</text:p>
      <text:p text:style-name="P1">Iteration 16 calculating Hessian matrix 103 of 121</text:p>
      <text:p text:style-name="P1">Iteration 16 calculating Hessian matrix 104 of 121</text:p>
      <text:p text:style-name="P1">Iteration 16 calculating Hessian matrix 105 of 121</text:p>
      <text:p text:style-name="P1">Iteration 16 calculating Hessian matrix 106 of 121</text:p>
      <text:p text:style-name="P1">Iteration 16 calculating Hessian matrix 107 of 121</text:p>
      <text:p text:style-name="P1">Iteration 16 calculating Hessian matrix 108 of 121</text:p>
      <text:p text:style-name="P1">Iteration 16 calculating Hessian matrix 109 of 121</text:p>
      <text:p text:style-name="P1">Iteration 16 calculating Hessian matrix 110 of 121</text:p>
      <text:p text:style-name="P1">Iteration 16 calculating Hessian matrix 111 of 121</text:p>
      <text:p text:style-name="P1">Iteration 16 calculating Hessian matrix 112 of 121</text:p>
      <text:p text:style-name="P1">Iteration 16 calculating Hessian matrix 113 of 121</text:p>
      <text:p text:style-name="P1">Iteration 16 calculating Hessian matrix 114 of 121</text:p>
      <text:p text:style-name="P1">Iteration 16 calculating Hessian matrix 115 of 121</text:p>
      <text:p text:style-name="P1">Iteration 16 calculating Hessian matrix 116 of 121</text:p>
      <text:p text:style-name="P1">Iteration 16 calculating Hessian matrix 117 of 121</text:p>
      <text:p text:style-name="P1">Iteration 16 calculating Hessian matrix 118 of 121</text:p>
      <text:p text:style-name="P1">Iteration 16 calculating Hessian matrix 119 of 121</text:p>
      <text:p text:style-name="P1">Iteration 16 calculating Hessian matrix 120 of 121</text:p>
      <text:p text:style-name="P1">Iteration 16 calculating Hessian matrix 121 of 121</text:p>
      <text:p text:style-name="P1">Iteration 16 mu: <text:s text:c="2"/>2.5421e-05</text:p>
      <text:p text:style-name="P1">!!!d!!!</text:p>
      <text:p text:style-name="P1"><text:s text:c="3"/>13.66065</text:p>
      <text:p text:style-name="P1"><text:soft-page-break/><text:s text:c="3"/>15.34167</text:p>
      <text:p text:style-name="P1"><text:s text:c="4"/>7.64132</text:p>
      <text:p text:style-name="P1"><text:s text:c="4"/>3.14125</text:p>
      <text:p text:style-name="P1"><text:s text:c="3"/>-7.65484</text:p>
      <text:p text:style-name="P1"><text:s text:c="4"/>5.50504</text:p>
      <text:p text:style-name="P1"><text:s text:c="4"/>0.89786</text:p>
      <text:p text:style-name="P1"><text:s text:c="3"/>-1.21216</text:p>
      <text:p text:style-name="P1"><text:s text:c="4"/>3.26905</text:p>
      <text:p text:style-name="P1"><text:s text:c="2"/>-15.94702</text:p>
      <text:p text:style-name="P1"><text:s text:c="2"/>-14.73112</text:p>
      <text:p text:style-name="P1">!!!Was!!!</text:p>
      <text:p text:style-name="P1"><text:s text:c="2"/>-21.2053</text:p>
      <text:p text:style-name="P1"><text:s text:c="2"/>-25.8603</text:p>
      <text:p text:style-name="P1"><text:s text:c="2"/>-15.4542</text:p>
      <text:p text:style-name="P1"><text:s text:c="3"/>-4.9302</text:p>
      <text:p text:style-name="P1"><text:s text:c="4"/>8.2008</text:p>
      <text:p text:style-name="P1"><text:s text:c="3"/>-6.7509</text:p>
      <text:p text:style-name="P1"><text:s text:c="3"/>12.6109</text:p>
      <text:p text:style-name="P1"><text:s text:c="3"/>22.7127</text:p>
      <text:p text:style-name="P1"><text:s text:c="3"/>21.5591</text:p>
      <text:p text:style-name="P1"><text:s text:c="3"/>59.1275</text:p>
      <text:p text:style-name="P1"><text:s text:c="3"/>40.9588</text:p>
      <text:p text:style-name="P1">!!!Now!!!</text:p>
      <text:p text:style-name="P1"><text:s text:c="2"/>-34.8659</text:p>
      <text:p text:style-name="P1"><text:s text:c="2"/>-41.2019</text:p>
      <text:p text:style-name="P1"><text:s text:c="2"/>-23.0955</text:p>
      <text:p text:style-name="P1"><text:s text:c="3"/>-8.0715</text:p>
      <text:p text:style-name="P1"><text:s text:c="3"/>15.8557</text:p>
      <text:p text:style-name="P1"><text:s text:c="2"/>-12.2559</text:p>
      <text:p text:style-name="P1"><text:s text:c="3"/>11.7130</text:p>
      <text:p text:style-name="P1"><text:s text:c="3"/>23.9248</text:p>
      <text:p text:style-name="P1"><text:s text:c="3"/>18.2900</text:p>
      <text:p text:style-name="P1"><text:s text:c="3"/>75.0745</text:p>
      <text:p text:style-name="P1"><text:s text:c="3"/>55.6899</text:p>
      <text:p text:style-name="P1">All OK, reducing mu</text:p>
      <text:p text:style-name="P1">!!!Result!!!</text:p>
      <text:p text:style-name="P1"><text:s text:c="2"/>-34.8659</text:p>
      <text:p text:style-name="P1"><text:s text:c="2"/>-41.2019</text:p>
      <text:p text:style-name="P1"><text:s text:c="2"/>-23.0955</text:p>
      <text:p text:style-name="P1"><text:s text:c="3"/>-8.0715</text:p>
      <text:p text:style-name="P1"><text:s text:c="3"/>15.8557</text:p>
      <text:p text:style-name="P1"><text:s text:c="2"/>-12.2559</text:p>
      <text:p text:style-name="P1"><text:s text:c="3"/>11.7130</text:p>
      <text:p text:style-name="P1"><text:s text:c="3"/>23.9248</text:p>
      <text:p text:style-name="P1"><text:s text:c="3"/>18.2900</text:p>
      <text:p text:style-name="P1"><text:s text:c="3"/>75.0745</text:p>
      <text:p text:style-name="P1"><text:s text:c="3"/>55.6899</text:p>
      <text:p text:style-name="P1">!!!Ans!!!</text:p>
      <text:p text:style-name="P1"><text:s/>0.023317</text:p>
      <text:p text:style-name="P1"><text:soft-page-break/>Grad wt</text:p>
      <text:p text:style-name="P1"><text:s text:c="2"/>-34.8659</text:p>
      <text:p text:style-name="P1"><text:s text:c="2"/>-41.2019</text:p>
      <text:p text:style-name="P1"><text:s text:c="2"/>-23.0955</text:p>
      <text:p text:style-name="P1"><text:s text:c="3"/>-8.0715</text:p>
      <text:p text:style-name="P1"><text:s text:c="3"/>15.8557</text:p>
      <text:p text:style-name="P1"><text:s text:c="2"/>-12.2559</text:p>
      <text:p text:style-name="P1"><text:s text:c="3"/>11.7130</text:p>
      <text:p text:style-name="P1"><text:s text:c="3"/>23.9248</text:p>
      <text:p text:style-name="P1"><text:s text:c="3"/>18.2900</text:p>
      <text:p text:style-name="P1"><text:s text:c="3"/>75.0745</text:p>
      <text:p text:style-name="P1"><text:s text:c="3"/>55.6899</text:p>
      <text:p text:style-name="P1"><text:s text:c="2"/>-34.8659</text:p>
      <text:p text:style-name="P1"><text:s text:c="2"/>-41.2019</text:p>
      <text:p text:style-name="P1"><text:s text:c="2"/>-23.0955</text:p>
      <text:p text:style-name="P1"><text:s text:c="3"/>-8.0715</text:p>
      <text:p text:style-name="P1"><text:s text:c="3"/>15.8557</text:p>
      <text:p text:style-name="P1"><text:s text:c="2"/>-12.2559</text:p>
      <text:p text:style-name="P1"><text:s text:c="3"/>11.7130</text:p>
      <text:p text:style-name="P1"><text:s text:c="3"/>23.9248</text:p>
      <text:p text:style-name="P1"><text:s text:c="3"/>18.2900</text:p>
      <text:p text:style-name="P1"><text:s text:c="3"/>75.0745</text:p>
      <text:p text:style-name="P1"><text:s text:c="3"/>55.6899</text:p>
      <text:p text:style-name="P1">Iteration 16 calculating gradient 1 of 11</text:p>
      <text:p text:style-name="P1">Iteration 16 calculating gradient 2 of 11</text:p>
      <text:p text:style-name="P1">Iteration 16 calculating gradient 3 of 11</text:p>
      <text:p text:style-name="P1">Iteration 16 calculating gradient 4 of 11</text:p>
      <text:p text:style-name="P1">Iteration 16 calculating gradient 5 of 11</text:p>
      <text:p text:style-name="P1">Iteration 16 calculating gradient 6 of 11</text:p>
      <text:p text:style-name="P1">Iteration 16 calculating gradient 7 of 11</text:p>
      <text:p text:style-name="P1">Iteration 16 calculating gradient 8 of 11</text:p>
      <text:p text:style-name="P1">Iteration 16 calculating gradient 9 of 11</text:p>
      <text:p text:style-name="P1">Iteration 16 calculating gradient 10 of 11</text:p>
      <text:p text:style-name="P1">Iteration 16 calculating gradient 11 of 11</text:p>
      <text:p text:style-name="P1">Gradient euclidean norm</text:p>
      <text:p text:style-name="P1"><text:s text:c="3"/>8.0195e-04</text:p>
      <text:p text:style-name="P1">Iteration 17 calculating Hessian matrix 1 of 121</text:p>
      <text:p text:style-name="P1">Iteration 17 calculating Hessian matrix 2 of 121</text:p>
      <text:p text:style-name="P1">Iteration 17 calculating Hessian matrix 3 of 121</text:p>
      <text:p text:style-name="P1">Iteration 17 calculating Hessian matrix 4 of 121</text:p>
      <text:p text:style-name="P1">Iteration 17 calculating Hessian matrix 5 of 121</text:p>
      <text:p text:style-name="P1">Iteration 17 calculating Hessian matrix 6 of 121</text:p>
      <text:p text:style-name="P1">Iteration 17 calculating Hessian matrix 7 of 121</text:p>
      <text:p text:style-name="P1">Iteration 17 calculating Hessian matrix 8 of 121</text:p>
      <text:p text:style-name="P1">Iteration 17 calculating Hessian matrix 9 of 121</text:p>
      <text:p text:style-name="P1">Iteration 17 calculating Hessian matrix 10 of 121</text:p>
      <text:p text:style-name="P1">Iteration 17 calculating Hessian matrix 11 of 121</text:p>
      <text:p text:style-name="P1">Iteration 17 calculating Hessian matrix 12 of 121</text:p>
      <text:p text:style-name="P1">Iteration 17 calculating Hessian matrix 13 of 121</text:p>
      <text:p text:style-name="P1"><text:soft-page-break/>Iteration 17 calculating Hessian matrix 14 of 121</text:p>
      <text:p text:style-name="P1">Iteration 17 calculating Hessian matrix 15 of 121</text:p>
      <text:p text:style-name="P1">Iteration 17 calculating Hessian matrix 16 of 121</text:p>
      <text:p text:style-name="P1">Iteration 17 calculating Hessian matrix 17 of 121</text:p>
      <text:p text:style-name="P1">Iteration 17 calculating Hessian matrix 18 of 121</text:p>
      <text:p text:style-name="P1">Iteration 17 calculating Hessian matrix 19 of 121</text:p>
      <text:p text:style-name="P1">Iteration 17 calculating Hessian matrix 20 of 121</text:p>
      <text:p text:style-name="P1">Iteration 17 calculating Hessian matrix 21 of 121</text:p>
      <text:p text:style-name="P1">Iteration 17 calculating Hessian matrix 22 of 121</text:p>
      <text:p text:style-name="P1">Iteration 17 calculating Hessian matrix 23 of 121</text:p>
      <text:p text:style-name="P1">Iteration 17 calculating Hessian matrix 24 of 121</text:p>
      <text:p text:style-name="P1">Iteration 17 calculating Hessian matrix 25 of 121</text:p>
      <text:p text:style-name="P1">Iteration 17 calculating Hessian matrix 26 of 121</text:p>
      <text:p text:style-name="P1">Iteration 17 calculating Hessian matrix 27 of 121</text:p>
      <text:p text:style-name="P1">Iteration 17 calculating Hessian matrix 28 of 121</text:p>
      <text:p text:style-name="P1">Iteration 17 calculating Hessian matrix 29 of 121</text:p>
      <text:p text:style-name="P1">Iteration 17 calculating Hessian matrix 30 of 121</text:p>
      <text:p text:style-name="P1">Iteration 17 calculating Hessian matrix 31 of 121</text:p>
      <text:p text:style-name="P1">Iteration 17 calculating Hessian matrix 32 of 121</text:p>
      <text:p text:style-name="P1">Iteration 17 calculating Hessian matrix 33 of 121</text:p>
      <text:p text:style-name="P1">Iteration 17 calculating Hessian matrix 34 of 121</text:p>
      <text:p text:style-name="P1">Iteration 17 calculating Hessian matrix 35 of 121</text:p>
      <text:p text:style-name="P1">Iteration 17 calculating Hessian matrix 36 of 121</text:p>
      <text:p text:style-name="P1">Iteration 17 calculating Hessian matrix 37 of 121</text:p>
      <text:p text:style-name="P1">Iteration 17 calculating Hessian matrix 38 of 121</text:p>
      <text:p text:style-name="P1">Iteration 17 calculating Hessian matrix 39 of 121</text:p>
      <text:p text:style-name="P1">Iteration 17 calculating Hessian matrix 40 of 121</text:p>
      <text:p text:style-name="P1">Iteration 17 calculating Hessian matrix 41 of 121</text:p>
      <text:p text:style-name="P1">Iteration 17 calculating Hessian matrix 42 of 121</text:p>
      <text:p text:style-name="P1">Iteration 17 calculating Hessian matrix 43 of 121</text:p>
      <text:p text:style-name="P1">Iteration 17 calculating Hessian matrix 44 of 121</text:p>
      <text:p text:style-name="P1">Iteration 17 calculating Hessian matrix 45 of 121</text:p>
      <text:p text:style-name="P1">Iteration 17 calculating Hessian matrix 46 of 121</text:p>
      <text:p text:style-name="P1">Iteration 17 calculating Hessian matrix 47 of 121</text:p>
      <text:p text:style-name="P1">Iteration 17 calculating Hessian matrix 48 of 121</text:p>
      <text:p text:style-name="P1">Iteration 17 calculating Hessian matrix 49 of 121</text:p>
      <text:p text:style-name="P1">Iteration 17 calculating Hessian matrix 50 of 121</text:p>
      <text:p text:style-name="P1">Iteration 17 calculating Hessian matrix 51 of 121</text:p>
      <text:p text:style-name="P1">Iteration 17 calculating Hessian matrix 52 of 121</text:p>
      <text:p text:style-name="P1">Iteration 17 calculating Hessian matrix 53 of 121</text:p>
      <text:p text:style-name="P1">Iteration 17 calculating Hessian matrix 54 of 121</text:p>
      <text:p text:style-name="P1">Iteration 17 calculating Hessian matrix 55 of 121</text:p>
      <text:p text:style-name="P1">Iteration 17 calculating Hessian matrix 56 of 121</text:p>
      <text:p text:style-name="P1">Iteration 17 calculating Hessian matrix 57 of 121</text:p>
      <text:p text:style-name="P1">Iteration 17 calculating Hessian matrix 58 of 121</text:p>
      <text:p text:style-name="P1">Iteration 17 calculating Hessian matrix 59 of 121</text:p>
      <text:p text:style-name="P1">Iteration 17 calculating Hessian matrix 60 of 121</text:p>
      <text:p text:style-name="P1">Iteration 17 calculating Hessian matrix 61 of 121</text:p>
      <text:p text:style-name="P1">Iteration 17 calculating Hessian matrix 62 of 121</text:p>
      <text:p text:style-name="P1"><text:soft-page-break/>Iteration 17 calculating Hessian matrix 63 of 121</text:p>
      <text:p text:style-name="P1">Iteration 17 calculating Hessian matrix 64 of 121</text:p>
      <text:p text:style-name="P1">Iteration 17 calculating Hessian matrix 65 of 121</text:p>
      <text:p text:style-name="P1">Iteration 17 calculating Hessian matrix 66 of 121</text:p>
      <text:p text:style-name="P1">Iteration 17 calculating Hessian matrix 67 of 121</text:p>
      <text:p text:style-name="P1">Iteration 17 calculating Hessian matrix 68 of 121</text:p>
      <text:p text:style-name="P1">Iteration 17 calculating Hessian matrix 69 of 121</text:p>
      <text:p text:style-name="P1">Iteration 17 calculating Hessian matrix 70 of 121</text:p>
      <text:p text:style-name="P1">Iteration 17 calculating Hessian matrix 71 of 121</text:p>
      <text:p text:style-name="P1">Iteration 17 calculating Hessian matrix 72 of 121</text:p>
      <text:p text:style-name="P1">Iteration 17 calculating Hessian matrix 73 of 121</text:p>
      <text:p text:style-name="P1">Iteration 17 calculating Hessian matrix 74 of 121</text:p>
      <text:p text:style-name="P1">Iteration 17 calculating Hessian matrix 75 of 121</text:p>
      <text:p text:style-name="P1">Iteration 17 calculating Hessian matrix 76 of 121</text:p>
      <text:p text:style-name="P1">Iteration 17 calculating Hessian matrix 77 of 121</text:p>
      <text:p text:style-name="P1">Iteration 17 calculating Hessian matrix 78 of 121</text:p>
      <text:p text:style-name="P1">Iteration 17 calculating Hessian matrix 79 of 121</text:p>
      <text:p text:style-name="P1">Iteration 17 calculating Hessian matrix 80 of 121</text:p>
      <text:p text:style-name="P1">Iteration 17 calculating Hessian matrix 81 of 121</text:p>
      <text:p text:style-name="P1">Iteration 17 calculating Hessian matrix 82 of 121</text:p>
      <text:p text:style-name="P1">Iteration 17 calculating Hessian matrix 83 of 121</text:p>
      <text:p text:style-name="P1">Iteration 17 calculating Hessian matrix 84 of 121</text:p>
      <text:p text:style-name="P1">Iteration 17 calculating Hessian matrix 85 of 121</text:p>
      <text:p text:style-name="P1">Iteration 17 calculating Hessian matrix 86 of 121</text:p>
      <text:p text:style-name="P1">Iteration 17 calculating Hessian matrix 87 of 121</text:p>
      <text:p text:style-name="P1">Iteration 17 calculating Hessian matrix 88 of 121</text:p>
      <text:p text:style-name="P1">Iteration 17 calculating Hessian matrix 89 of 121</text:p>
      <text:p text:style-name="P1">Iteration 17 calculating Hessian matrix 90 of 121</text:p>
      <text:p text:style-name="P1">Iteration 17 calculating Hessian matrix 91 of 121</text:p>
      <text:p text:style-name="P1">Iteration 17 calculating Hessian matrix 92 of 121</text:p>
      <text:p text:style-name="P1">Iteration 17 calculating Hessian matrix 93 of 121</text:p>
      <text:p text:style-name="P1">Iteration 17 calculating Hessian matrix 94 of 121</text:p>
      <text:p text:style-name="P1">Iteration 17 calculating Hessian matrix 95 of 121</text:p>
      <text:p text:style-name="P1">Iteration 17 calculating Hessian matrix 96 of 121</text:p>
      <text:p text:style-name="P1">Iteration 17 calculating Hessian matrix 97 of 121</text:p>
      <text:p text:style-name="P1">Iteration 17 calculating Hessian matrix 98 of 121</text:p>
      <text:p text:style-name="P1">Iteration 17 calculating Hessian matrix 99 of 121</text:p>
      <text:p text:style-name="P1">Iteration 17 calculating Hessian matrix 100 of 121</text:p>
      <text:p text:style-name="P1">Iteration 17 calculating Hessian matrix 101 of 121</text:p>
      <text:p text:style-name="P1">Iteration 17 calculating Hessian matrix 102 of 121</text:p>
      <text:p text:style-name="P1">Iteration 17 calculating Hessian matrix 103 of 121</text:p>
      <text:p text:style-name="P1">Iteration 17 calculating Hessian matrix 104 of 121</text:p>
      <text:p text:style-name="P1">Iteration 17 calculating Hessian matrix 105 of 121</text:p>
      <text:p text:style-name="P1">Iteration 17 calculating Hessian matrix 106 of 121</text:p>
      <text:p text:style-name="P1">Iteration 17 calculating Hessian matrix 107 of 121</text:p>
      <text:p text:style-name="P1">Iteration 17 calculating Hessian matrix 108 of 121</text:p>
      <text:p text:style-name="P1">Iteration 17 calculating Hessian matrix 109 of 121</text:p>
      <text:p text:style-name="P1">Iteration 17 calculating Hessian matrix 110 of 121</text:p>
      <text:p text:style-name="P1">Iteration 17 calculating Hessian matrix 111 of 121</text:p>
      <text:p text:style-name="P1"><text:soft-page-break/>Iteration 17 calculating Hessian matrix 112 of 121</text:p>
      <text:p text:style-name="P1">Iteration 17 calculating Hessian matrix 113 of 121</text:p>
      <text:p text:style-name="P1">Iteration 17 calculating Hessian matrix 114 of 121</text:p>
      <text:p text:style-name="P1">Iteration 17 calculating Hessian matrix 115 of 121</text:p>
      <text:p text:style-name="P1">Iteration 17 calculating Hessian matrix 116 of 121</text:p>
      <text:p text:style-name="P1">Iteration 17 calculating Hessian matrix 117 of 121</text:p>
      <text:p text:style-name="P1">Iteration 17 calculating Hessian matrix 118 of 121</text:p>
      <text:p text:style-name="P1">Iteration 17 calculating Hessian matrix 119 of 121</text:p>
      <text:p text:style-name="P1">Iteration 17 calculating Hessian matrix 120 of 121</text:p>
      <text:p text:style-name="P1">Iteration 17 calculating Hessian matrix 121 of 121</text:p>
      <text:p text:style-name="P1">Iteration 17 mu: <text:s text:c="2"/>1.2711e-05</text:p>
      <text:p text:style-name="P1">!!!d!!!</text:p>
      <text:p text:style-name="P1"><text:s text:c="3"/>12.45512</text:p>
      <text:p text:style-name="P1"><text:s text:c="3"/>12.92260</text:p>
      <text:p text:style-name="P1"><text:s text:c="4"/>6.31684</text:p>
      <text:p text:style-name="P1"><text:s text:c="4"/>0.20876</text:p>
      <text:p text:style-name="P1"><text:s text:c="3"/>-9.82540</text:p>
      <text:p text:style-name="P1"><text:s text:c="4"/>0.91997</text:p>
      <text:p text:style-name="P1"><text:s text:c="4"/>1.15921</text:p>
      <text:p text:style-name="P1"><text:s text:c="4"/>1.12878</text:p>
      <text:p text:style-name="P1"><text:s text:c="4"/>6.31296</text:p>
      <text:p text:style-name="P1"><text:s text:c="2"/>-11.50038</text:p>
      <text:p text:style-name="P1"><text:s text:c="2"/>-12.49761</text:p>
      <text:p text:style-name="P1">!!!Was!!!</text:p>
      <text:p text:style-name="P1"><text:s text:c="2"/>-34.8659</text:p>
      <text:p text:style-name="P1"><text:s text:c="2"/>-41.2019</text:p>
      <text:p text:style-name="P1"><text:s text:c="2"/>-23.0955</text:p>
      <text:p text:style-name="P1"><text:s text:c="3"/>-8.0715</text:p>
      <text:p text:style-name="P1"><text:s text:c="3"/>15.8557</text:p>
      <text:p text:style-name="P1"><text:s text:c="2"/>-12.2559</text:p>
      <text:p text:style-name="P1"><text:s text:c="3"/>11.7130</text:p>
      <text:p text:style-name="P1"><text:s text:c="3"/>23.9248</text:p>
      <text:p text:style-name="P1"><text:s text:c="3"/>18.2900</text:p>
      <text:p text:style-name="P1"><text:s text:c="3"/>75.0745</text:p>
      <text:p text:style-name="P1"><text:s text:c="3"/>55.6899</text:p>
      <text:p text:style-name="P1">!!!Now!!!</text:p>
      <text:p text:style-name="P1"><text:s text:c="2"/>-47.3210</text:p>
      <text:p text:style-name="P1"><text:s text:c="2"/>-54.1245</text:p>
      <text:p text:style-name="P1"><text:s text:c="2"/>-29.4123</text:p>
      <text:p text:style-name="P1"><text:s text:c="3"/>-8.2802</text:p>
      <text:p text:style-name="P1"><text:s text:c="3"/>25.6811</text:p>
      <text:p text:style-name="P1"><text:s text:c="2"/>-13.1759</text:p>
      <text:p text:style-name="P1"><text:s text:c="3"/>10.5538</text:p>
      <text:p text:style-name="P1"><text:s text:c="3"/>22.7961</text:p>
      <text:p text:style-name="P1"><text:s text:c="3"/>11.9771</text:p>
      <text:p text:style-name="P1"><text:s text:c="3"/>86.5749</text:p>
      <text:p text:style-name="P1"><text:s text:c="3"/>68.1875</text:p>
      <text:p text:style-name="P1">All OK, reducing mu</text:p>
      <text:p text:style-name="P1">!!!Result!!!</text:p>
      <text:p text:style-name="P1"><text:soft-page-break/><text:s text:c="2"/>-47.3210</text:p>
      <text:p text:style-name="P1"><text:s text:c="2"/>-54.1245</text:p>
      <text:p text:style-name="P1"><text:s text:c="2"/>-29.4123</text:p>
      <text:p text:style-name="P1"><text:s text:c="3"/>-8.2802</text:p>
      <text:p text:style-name="P1"><text:s text:c="3"/>25.6811</text:p>
      <text:p text:style-name="P1"><text:s text:c="2"/>-13.1759</text:p>
      <text:p text:style-name="P1"><text:s text:c="3"/>10.5538</text:p>
      <text:p text:style-name="P1"><text:s text:c="3"/>22.7961</text:p>
      <text:p text:style-name="P1"><text:s text:c="3"/>11.9771</text:p>
      <text:p text:style-name="P1"><text:s text:c="3"/>86.5749</text:p>
      <text:p text:style-name="P1"><text:s text:c="3"/>68.1875</text:p>
      <text:p text:style-name="P1">!!!Ans!!!</text:p>
      <text:p text:style-name="P1"><text:s/>0.0075096</text:p>
      <text:p text:style-name="P1">Grad wt</text:p>
      <text:p text:style-name="P1"><text:s text:c="2"/>-47.3210</text:p>
      <text:p text:style-name="P1"><text:s text:c="2"/>-54.1245</text:p>
      <text:p text:style-name="P1"><text:s text:c="2"/>-29.4123</text:p>
      <text:p text:style-name="P1"><text:s text:c="3"/>-8.2802</text:p>
      <text:p text:style-name="P1"><text:s text:c="3"/>25.6811</text:p>
      <text:p text:style-name="P1"><text:s text:c="2"/>-13.1759</text:p>
      <text:p text:style-name="P1"><text:s text:c="3"/>10.5538</text:p>
      <text:p text:style-name="P1"><text:s text:c="3"/>22.7961</text:p>
      <text:p text:style-name="P1"><text:s text:c="3"/>11.9771</text:p>
      <text:p text:style-name="P1"><text:s text:c="3"/>86.5749</text:p>
      <text:p text:style-name="P1"><text:s text:c="3"/>68.1875</text:p>
      <text:p text:style-name="P1"><text:s text:c="2"/>-47.3210</text:p>
      <text:p text:style-name="P1"><text:s text:c="2"/>-54.1245</text:p>
      <text:p text:style-name="P1"><text:s text:c="2"/>-29.4123</text:p>
      <text:p text:style-name="P1"><text:s text:c="3"/>-8.2802</text:p>
      <text:p text:style-name="P1"><text:s text:c="3"/>25.6811</text:p>
      <text:p text:style-name="P1"><text:s text:c="2"/>-13.1759</text:p>
      <text:p text:style-name="P1"><text:s text:c="3"/>10.5538</text:p>
      <text:p text:style-name="P1"><text:s text:c="3"/>22.7961</text:p>
      <text:p text:style-name="P1"><text:s text:c="3"/>11.9771</text:p>
      <text:p text:style-name="P1"><text:s text:c="3"/>86.5749</text:p>
      <text:p text:style-name="P1"><text:s text:c="3"/>68.1875</text:p>
      <text:p text:style-name="P1">Iteration 17 calculating gradient 1 of 11</text:p>
      <text:p text:style-name="P1">Iteration 17 calculating gradient 2 of 11</text:p>
      <text:p text:style-name="P1">Iteration 17 calculating gradient 3 of 11</text:p>
      <text:p text:style-name="P1">Iteration 17 calculating gradient 4 of 11</text:p>
      <text:p text:style-name="P1">Iteration 17 calculating gradient 5 of 11</text:p>
      <text:p text:style-name="P1">Iteration 17 calculating gradient 6 of 11</text:p>
      <text:p text:style-name="P1">Iteration 17 calculating gradient 7 of 11</text:p>
      <text:p text:style-name="P1">Iteration 17 calculating gradient 8 of 11</text:p>
      <text:p text:style-name="P1">Iteration 17 calculating gradient 9 of 11</text:p>
      <text:p text:style-name="P1">Iteration 17 calculating gradient 10 of 11</text:p>
      <text:p text:style-name="P1">Iteration 17 calculating gradient 11 of 11</text:p>
      <text:p text:style-name="P1">Gradient euclidean norm</text:p>
      <text:p text:style-name="P1"><text:s text:c="3"/>3.5643e-04</text:p>
      <text:p text:style-name="P1"><text:soft-page-break/>Iteration 18 calculating Hessian matrix 1 of 121</text:p>
      <text:p text:style-name="P1">Iteration 18 calculating Hessian matrix 2 of 121</text:p>
      <text:p text:style-name="P1">Iteration 18 calculating Hessian matrix 3 of 121</text:p>
      <text:p text:style-name="P1">Iteration 18 calculating Hessian matrix 4 of 121</text:p>
      <text:p text:style-name="P1">Iteration 18 calculating Hessian matrix 5 of 121</text:p>
      <text:p text:style-name="P1">Iteration 18 calculating Hessian matrix 6 of 121</text:p>
      <text:p text:style-name="P1">Iteration 18 calculating Hessian matrix 7 of 121</text:p>
      <text:p text:style-name="P1">Iteration 18 calculating Hessian matrix 8 of 121</text:p>
      <text:p text:style-name="P1">Iteration 18 calculating Hessian matrix 9 of 121</text:p>
      <text:p text:style-name="P1">Iteration 18 calculating Hessian matrix 10 of 121</text:p>
      <text:p text:style-name="P1">Iteration 18 calculating Hessian matrix 11 of 121</text:p>
      <text:p text:style-name="P1">Iteration 18 calculating Hessian matrix 12 of 121</text:p>
      <text:p text:style-name="P1">Iteration 18 calculating Hessian matrix 13 of 121</text:p>
      <text:p text:style-name="P1">Iteration 18 calculating Hessian matrix 14 of 121</text:p>
      <text:p text:style-name="P1">Iteration 18 calculating Hessian matrix 15 of 121</text:p>
      <text:p text:style-name="P1">Iteration 18 calculating Hessian matrix 16 of 121</text:p>
      <text:p text:style-name="P1">Iteration 18 calculating Hessian matrix 17 of 121</text:p>
      <text:p text:style-name="P1">Iteration 18 calculating Hessian matrix 18 of 121</text:p>
      <text:p text:style-name="P1">Iteration 18 calculating Hessian matrix 19 of 121</text:p>
      <text:p text:style-name="P1">Iteration 18 calculating Hessian matrix 20 of 121</text:p>
      <text:p text:style-name="P1">Iteration 18 calculating Hessian matrix 21 of 121</text:p>
      <text:p text:style-name="P1">Iteration 18 calculating Hessian matrix 22 of 121</text:p>
      <text:p text:style-name="P1">Iteration 18 calculating Hessian matrix 23 of 121</text:p>
      <text:p text:style-name="P1">Iteration 18 calculating Hessian matrix 24 of 121</text:p>
      <text:p text:style-name="P1">Iteration 18 calculating Hessian matrix 25 of 121</text:p>
      <text:p text:style-name="P1">Iteration 18 calculating Hessian matrix 26 of 121</text:p>
      <text:p text:style-name="P1">Iteration 18 calculating Hessian matrix 27 of 121</text:p>
      <text:p text:style-name="P1">Iteration 18 calculating Hessian matrix 28 of 121</text:p>
      <text:p text:style-name="P1">Iteration 18 calculating Hessian matrix 29 of 121</text:p>
      <text:p text:style-name="P1">Iteration 18 calculating Hessian matrix 30 of 121</text:p>
      <text:p text:style-name="P1">Iteration 18 calculating Hessian matrix 31 of 121</text:p>
      <text:p text:style-name="P1">Iteration 18 calculating Hessian matrix 32 of 121</text:p>
      <text:p text:style-name="P1">Iteration 18 calculating Hessian matrix 33 of 121</text:p>
      <text:p text:style-name="P1">Iteration 18 calculating Hessian matrix 34 of 121</text:p>
      <text:p text:style-name="P1">Iteration 18 calculating Hessian matrix 35 of 121</text:p>
      <text:p text:style-name="P1">Iteration 18 calculating Hessian matrix 36 of 121</text:p>
      <text:p text:style-name="P1">Iteration 18 calculating Hessian matrix 37 of 121</text:p>
      <text:p text:style-name="P1">Iteration 18 calculating Hessian matrix 38 of 121</text:p>
      <text:p text:style-name="P1">Iteration 18 calculating Hessian matrix 39 of 121</text:p>
      <text:p text:style-name="P1">Iteration 18 calculating Hessian matrix 40 of 121</text:p>
      <text:p text:style-name="P1">Iteration 18 calculating Hessian matrix 41 of 121</text:p>
      <text:p text:style-name="P1">Iteration 18 calculating Hessian matrix 42 of 121</text:p>
      <text:p text:style-name="P1">Iteration 18 calculating Hessian matrix 43 of 121</text:p>
      <text:p text:style-name="P1">Iteration 18 calculating Hessian matrix 44 of 121</text:p>
      <text:p text:style-name="P1">Iteration 18 calculating Hessian matrix 45 of 121</text:p>
      <text:p text:style-name="P1">Iteration 18 calculating Hessian matrix 46 of 121</text:p>
      <text:p text:style-name="P1">Iteration 18 calculating Hessian matrix 47 of 121</text:p>
      <text:p text:style-name="P1">Iteration 18 calculating Hessian matrix 48 of 121</text:p>
      <text:p text:style-name="P1">Iteration 18 calculating Hessian matrix 49 of 121</text:p>
      <text:p text:style-name="P1"><text:soft-page-break/>Iteration 18 calculating Hessian matrix 50 of 121</text:p>
      <text:p text:style-name="P1">Iteration 18 calculating Hessian matrix 51 of 121</text:p>
      <text:p text:style-name="P1">Iteration 18 calculating Hessian matrix 52 of 121</text:p>
      <text:p text:style-name="P1">Iteration 18 calculating Hessian matrix 53 of 121</text:p>
      <text:p text:style-name="P1">Iteration 18 calculating Hessian matrix 54 of 121</text:p>
      <text:p text:style-name="P1">Iteration 18 calculating Hessian matrix 55 of 121</text:p>
      <text:p text:style-name="P1">Iteration 18 calculating Hessian matrix 56 of 121</text:p>
      <text:p text:style-name="P1">Iteration 18 calculating Hessian matrix 57 of 121</text:p>
      <text:p text:style-name="P1">Iteration 18 calculating Hessian matrix 58 of 121</text:p>
      <text:p text:style-name="P1">Iteration 18 calculating Hessian matrix 59 of 121</text:p>
      <text:p text:style-name="P1">Iteration 18 calculating Hessian matrix 60 of 121</text:p>
      <text:p text:style-name="P1">Iteration 18 calculating Hessian matrix 61 of 121</text:p>
      <text:p text:style-name="P1">Iteration 18 calculating Hessian matrix 62 of 121</text:p>
      <text:p text:style-name="P1">Iteration 18 calculating Hessian matrix 63 of 121</text:p>
      <text:p text:style-name="P1">Iteration 18 calculating Hessian matrix 64 of 121</text:p>
      <text:p text:style-name="P1">Iteration 18 calculating Hessian matrix 65 of 121</text:p>
      <text:p text:style-name="P1">Iteration 18 calculating Hessian matrix 66 of 121</text:p>
      <text:p text:style-name="P1">Iteration 18 calculating Hessian matrix 67 of 121</text:p>
      <text:p text:style-name="P1">Iteration 18 calculating Hessian matrix 68 of 121</text:p>
      <text:p text:style-name="P1">Iteration 18 calculating Hessian matrix 69 of 121</text:p>
      <text:p text:style-name="P1">Iteration 18 calculating Hessian matrix 70 of 121</text:p>
      <text:p text:style-name="P1">Iteration 18 calculating Hessian matrix 71 of 121</text:p>
      <text:p text:style-name="P1">Iteration 18 calculating Hessian matrix 72 of 121</text:p>
      <text:p text:style-name="P1">Iteration 18 calculating Hessian matrix 73 of 121</text:p>
      <text:p text:style-name="P1">Iteration 18 calculating Hessian matrix 74 of 121</text:p>
      <text:p text:style-name="P1">Iteration 18 calculating Hessian matrix 75 of 121</text:p>
      <text:p text:style-name="P1">Iteration 18 calculating Hessian matrix 76 of 121</text:p>
      <text:p text:style-name="P1">Iteration 18 calculating Hessian matrix 77 of 121</text:p>
      <text:p text:style-name="P1">Iteration 18 calculating Hessian matrix 78 of 121</text:p>
      <text:p text:style-name="P1">Iteration 18 calculating Hessian matrix 79 of 121</text:p>
      <text:p text:style-name="P1">Iteration 18 calculating Hessian matrix 80 of 121</text:p>
      <text:p text:style-name="P1">Iteration 18 calculating Hessian matrix 81 of 121</text:p>
      <text:p text:style-name="P1">Iteration 18 calculating Hessian matrix 82 of 121</text:p>
      <text:p text:style-name="P1">Iteration 18 calculating Hessian matrix 83 of 121</text:p>
      <text:p text:style-name="P1">Iteration 18 calculating Hessian matrix 84 of 121</text:p>
      <text:p text:style-name="P1">Iteration 18 calculating Hessian matrix 85 of 121</text:p>
      <text:p text:style-name="P1">Iteration 18 calculating Hessian matrix 86 of 121</text:p>
      <text:p text:style-name="P1">Iteration 18 calculating Hessian matrix 87 of 121</text:p>
      <text:p text:style-name="P1">Iteration 18 calculating Hessian matrix 88 of 121</text:p>
      <text:p text:style-name="P1">Iteration 18 calculating Hessian matrix 89 of 121</text:p>
      <text:p text:style-name="P1">Iteration 18 calculating Hessian matrix 90 of 121</text:p>
      <text:p text:style-name="P1">Iteration 18 calculating Hessian matrix 91 of 121</text:p>
      <text:p text:style-name="P1">Iteration 18 calculating Hessian matrix 92 of 121</text:p>
      <text:p text:style-name="P1">Iteration 18 calculating Hessian matrix 93 of 121</text:p>
      <text:p text:style-name="P1">Iteration 18 calculating Hessian matrix 94 of 121</text:p>
      <text:p text:style-name="P1">Iteration 18 calculating Hessian matrix 95 of 121</text:p>
      <text:p text:style-name="P1">Iteration 18 calculating Hessian matrix 96 of 121</text:p>
      <text:p text:style-name="P1">Iteration 18 calculating Hessian matrix 97 of 121</text:p>
      <text:p text:style-name="P1">Iteration 18 calculating Hessian matrix 98 of 121</text:p>
      <text:p text:style-name="P1"><text:soft-page-break/>Iteration 18 calculating Hessian matrix 99 of 121</text:p>
      <text:p text:style-name="P1">Iteration 18 calculating Hessian matrix 100 of 121</text:p>
      <text:p text:style-name="P1">Iteration 18 calculating Hessian matrix 101 of 121</text:p>
      <text:p text:style-name="P1">Iteration 18 calculating Hessian matrix 102 of 121</text:p>
      <text:p text:style-name="P1">Iteration 18 calculating Hessian matrix 103 of 121</text:p>
      <text:p text:style-name="P1">Iteration 18 calculating Hessian matrix 104 of 121</text:p>
      <text:p text:style-name="P1">Iteration 18 calculating Hessian matrix 105 of 121</text:p>
      <text:p text:style-name="P1">Iteration 18 calculating Hessian matrix 106 of 121</text:p>
      <text:p text:style-name="P1">Iteration 18 calculating Hessian matrix 107 of 121</text:p>
      <text:p text:style-name="P1">Iteration 18 calculating Hessian matrix 108 of 121</text:p>
      <text:p text:style-name="P1">Iteration 18 calculating Hessian matrix 109 of 121</text:p>
      <text:p text:style-name="P1">Iteration 18 calculating Hessian matrix 110 of 121</text:p>
      <text:p text:style-name="P1">Iteration 18 calculating Hessian matrix 111 of 121</text:p>
      <text:p text:style-name="P1">Iteration 18 calculating Hessian matrix 112 of 121</text:p>
      <text:p text:style-name="P1">Iteration 18 calculating Hessian matrix 113 of 121</text:p>
      <text:p text:style-name="P1">Iteration 18 calculating Hessian matrix 114 of 121</text:p>
      <text:p text:style-name="P1">Iteration 18 calculating Hessian matrix 115 of 121</text:p>
      <text:p text:style-name="P1">Iteration 18 calculating Hessian matrix 116 of 121</text:p>
      <text:p text:style-name="P1">Iteration 18 calculating Hessian matrix 117 of 121</text:p>
      <text:p text:style-name="P1">Iteration 18 calculating Hessian matrix 118 of 121</text:p>
      <text:p text:style-name="P1">Iteration 18 calculating Hessian matrix 119 of 121</text:p>
      <text:p text:style-name="P1">Iteration 18 calculating Hessian matrix 120 of 121</text:p>
      <text:p text:style-name="P1">Iteration 18 calculating Hessian matrix 121 of 121</text:p>
      <text:p text:style-name="P1">Iteration 18 mu: <text:s text:c="2"/>6.3553e-06</text:p>
      <text:p text:style-name="P1">!!!d!!!</text:p>
      <text:p text:style-name="P1"><text:s text:c="3"/>7.63831</text:p>
      <text:p text:style-name="P1"><text:s text:c="3"/>8.08289</text:p>
      <text:p text:style-name="P1"><text:s text:c="3"/>3.92086</text:p>
      <text:p text:style-name="P1"><text:s text:c="2"/>-0.77924</text:p>
      <text:p text:style-name="P1"><text:s text:c="2"/>-8.52458</text:p>
      <text:p text:style-name="P1"><text:s text:c="2"/>-1.36300</text:p>
      <text:p text:style-name="P1"><text:s text:c="3"/>0.20232</text:p>
      <text:p text:style-name="P1"><text:s text:c="3"/>2.88801</text:p>
      <text:p text:style-name="P1"><text:s text:c="3"/>6.02656</text:p>
      <text:p text:style-name="P1"><text:s text:c="2"/>-6.37875</text:p>
      <text:p text:style-name="P1"><text:s text:c="2"/>-7.43880</text:p>
      <text:p text:style-name="P1">!!!Was!!!</text:p>
      <text:p text:style-name="P1"><text:s text:c="2"/>-47.3210</text:p>
      <text:p text:style-name="P1"><text:s text:c="2"/>-54.1245</text:p>
      <text:p text:style-name="P1"><text:s text:c="2"/>-29.4123</text:p>
      <text:p text:style-name="P1"><text:s text:c="3"/>-8.2802</text:p>
      <text:p text:style-name="P1"><text:s text:c="3"/>25.6811</text:p>
      <text:p text:style-name="P1"><text:s text:c="2"/>-13.1759</text:p>
      <text:p text:style-name="P1"><text:s text:c="3"/>10.5538</text:p>
      <text:p text:style-name="P1"><text:s text:c="3"/>22.7961</text:p>
      <text:p text:style-name="P1"><text:s text:c="3"/>11.9771</text:p>
      <text:p text:style-name="P1"><text:s text:c="3"/>86.5749</text:p>
      <text:p text:style-name="P1"><text:s text:c="3"/>68.1875</text:p>
      <text:p text:style-name="P1">!!!Now!!!</text:p>
      <text:p text:style-name="P1"><text:soft-page-break/><text:s text:c="2"/>-54.9593</text:p>
      <text:p text:style-name="P1"><text:s text:c="2"/>-62.2074</text:p>
      <text:p text:style-name="P1"><text:s text:c="2"/>-33.3332</text:p>
      <text:p text:style-name="P1"><text:s text:c="3"/>-7.5010</text:p>
      <text:p text:style-name="P1"><text:s text:c="3"/>34.2056</text:p>
      <text:p text:style-name="P1"><text:s text:c="2"/>-11.8129</text:p>
      <text:p text:style-name="P1"><text:s text:c="3"/>10.3515</text:p>
      <text:p text:style-name="P1"><text:s text:c="3"/>19.9080</text:p>
      <text:p text:style-name="P1"><text:s text:c="4"/>5.9505</text:p>
      <text:p text:style-name="P1"><text:s text:c="3"/>92.9536</text:p>
      <text:p text:style-name="P1"><text:s text:c="3"/>75.6263</text:p>
      <text:p text:style-name="P1">All OK, reducing mu</text:p>
      <text:p text:style-name="P1">!!!Result!!!</text:p>
      <text:p text:style-name="P1"><text:s text:c="2"/>-54.9593</text:p>
      <text:p text:style-name="P1"><text:s text:c="2"/>-62.2074</text:p>
      <text:p text:style-name="P1"><text:s text:c="2"/>-33.3332</text:p>
      <text:p text:style-name="P1"><text:s text:c="3"/>-7.5010</text:p>
      <text:p text:style-name="P1"><text:s text:c="3"/>34.2056</text:p>
      <text:p text:style-name="P1"><text:s text:c="2"/>-11.8129</text:p>
      <text:p text:style-name="P1"><text:s text:c="3"/>10.3515</text:p>
      <text:p text:style-name="P1"><text:s text:c="3"/>19.9080</text:p>
      <text:p text:style-name="P1"><text:s text:c="4"/>5.9505</text:p>
      <text:p text:style-name="P1"><text:s text:c="3"/>92.9536</text:p>
      <text:p text:style-name="P1"><text:s text:c="3"/>75.6263</text:p>
      <text:p text:style-name="P1">!!!Ans!!!</text:p>
      <text:p text:style-name="P1"><text:s/>0.0030879</text:p>
      <text:p text:style-name="P1">Grad wt</text:p>
      <text:p text:style-name="P1"><text:s text:c="2"/>-54.9593</text:p>
      <text:p text:style-name="P1"><text:s text:c="2"/>-62.2074</text:p>
      <text:p text:style-name="P1"><text:s text:c="2"/>-33.3332</text:p>
      <text:p text:style-name="P1"><text:s text:c="3"/>-7.5010</text:p>
      <text:p text:style-name="P1"><text:s text:c="3"/>34.2056</text:p>
      <text:p text:style-name="P1"><text:s text:c="2"/>-11.8129</text:p>
      <text:p text:style-name="P1"><text:s text:c="3"/>10.3515</text:p>
      <text:p text:style-name="P1"><text:s text:c="3"/>19.9080</text:p>
      <text:p text:style-name="P1"><text:s text:c="4"/>5.9505</text:p>
      <text:p text:style-name="P1"><text:s text:c="3"/>92.9536</text:p>
      <text:p text:style-name="P1"><text:s text:c="3"/>75.6263</text:p>
      <text:p text:style-name="P1"><text:s text:c="2"/>-54.9593</text:p>
      <text:p text:style-name="P1"><text:s text:c="2"/>-62.2074</text:p>
      <text:p text:style-name="P1"><text:s text:c="2"/>-33.3332</text:p>
      <text:p text:style-name="P1"><text:s text:c="3"/>-7.5010</text:p>
      <text:p text:style-name="P1"><text:s text:c="3"/>34.2056</text:p>
      <text:p text:style-name="P1"><text:s text:c="2"/>-11.8129</text:p>
      <text:p text:style-name="P1"><text:s text:c="3"/>10.3515</text:p>
      <text:p text:style-name="P1"><text:s text:c="3"/>19.9080</text:p>
      <text:p text:style-name="P1"><text:s text:c="4"/>5.9505</text:p>
      <text:p text:style-name="P1"><text:s text:c="3"/>92.9536</text:p>
      <text:p text:style-name="P1"><text:s text:c="3"/>75.6263</text:p>
      <text:p text:style-name="P1"><text:soft-page-break/>Iteration 18 calculating gradient 1 of 11</text:p>
      <text:p text:style-name="P1">Iteration 18 calculating gradient 2 of 11</text:p>
      <text:p text:style-name="P1">Iteration 18 calculating gradient 3 of 11</text:p>
      <text:p text:style-name="P1">Iteration 18 calculating gradient 4 of 11</text:p>
      <text:p text:style-name="P1">Iteration 18 calculating gradient 5 of 11</text:p>
      <text:p text:style-name="P1">Iteration 18 calculating gradient 6 of 11</text:p>
      <text:p text:style-name="P1">Iteration 18 calculating gradient 7 of 11</text:p>
      <text:p text:style-name="P1">Iteration 18 calculating gradient 8 of 11</text:p>
      <text:p text:style-name="P1">Iteration 18 calculating gradient 9 of 11</text:p>
      <text:p text:style-name="P1">Iteration 18 calculating gradient 10 of 11</text:p>
      <text:p text:style-name="P1">Iteration 18 calculating gradient 11 of 11</text:p>
      <text:p text:style-name="P1">Gradient euclidean norm</text:p>
      <text:p text:style-name="P1"><text:s text:c="3"/>1.2340e-04</text:p>
      <text:p text:style-name="P1">Iteration 19 calculating Hessian matrix 1 of 121</text:p>
      <text:p text:style-name="P1">Iteration 19 calculating Hessian matrix 2 of 121</text:p>
      <text:p text:style-name="P1">Iteration 19 calculating Hessian matrix 3 of 121</text:p>
      <text:p text:style-name="P1">Iteration 19 calculating Hessian matrix 4 of 121</text:p>
      <text:p text:style-name="P1">Iteration 19 calculating Hessian matrix 5 of 121</text:p>
      <text:p text:style-name="P1">Iteration 19 calculating Hessian matrix 6 of 121</text:p>
      <text:p text:style-name="P1">Iteration 19 calculating Hessian matrix 7 of 121</text:p>
      <text:p text:style-name="P1">Iteration 19 calculating Hessian matrix 8 of 121</text:p>
      <text:p text:style-name="P1">Iteration 19 calculating Hessian matrix 9 of 121</text:p>
      <text:p text:style-name="P1">Iteration 19 calculating Hessian matrix 10 of 121</text:p>
      <text:p text:style-name="P1">Iteration 19 calculating Hessian matrix 11 of 121</text:p>
      <text:p text:style-name="P1">Iteration 19 calculating Hessian matrix 12 of 121</text:p>
      <text:p text:style-name="P1">Iteration 19 calculating Hessian matrix 13 of 121</text:p>
      <text:p text:style-name="P1">Iteration 19 calculating Hessian matrix 14 of 121</text:p>
      <text:p text:style-name="P1">Iteration 19 calculating Hessian matrix 15 of 121</text:p>
      <text:p text:style-name="P1">Iteration 19 calculating Hessian matrix 16 of 121</text:p>
      <text:p text:style-name="P1">Iteration 19 calculating Hessian matrix 17 of 121</text:p>
      <text:p text:style-name="P1">Iteration 19 calculating Hessian matrix 18 of 121</text:p>
      <text:p text:style-name="P1">Iteration 19 calculating Hessian matrix 19 of 121</text:p>
      <text:p text:style-name="P1">Iteration 19 calculating Hessian matrix 20 of 121</text:p>
      <text:p text:style-name="P1">Iteration 19 calculating Hessian matrix 21 of 121</text:p>
      <text:p text:style-name="P1">Iteration 19 calculating Hessian matrix 22 of 121</text:p>
      <text:p text:style-name="P1">Iteration 19 calculating Hessian matrix 23 of 121</text:p>
      <text:p text:style-name="P1">Iteration 19 calculating Hessian matrix 24 of 121</text:p>
      <text:p text:style-name="P1">Iteration 19 calculating Hessian matrix 25 of 121</text:p>
      <text:p text:style-name="P1">Iteration 19 calculating Hessian matrix 26 of 121</text:p>
      <text:p text:style-name="P1">Iteration 19 calculating Hessian matrix 27 of 121</text:p>
      <text:p text:style-name="P1">Iteration 19 calculating Hessian matrix 28 of 121</text:p>
      <text:p text:style-name="P1">Iteration 19 calculating Hessian matrix 29 of 121</text:p>
      <text:p text:style-name="P1">Iteration 19 calculating Hessian matrix 30 of 121</text:p>
      <text:p text:style-name="P1">Iteration 19 calculating Hessian matrix 31 of 121</text:p>
      <text:p text:style-name="P1">Iteration 19 calculating Hessian matrix 32 of 121</text:p>
      <text:p text:style-name="P1">Iteration 19 calculating Hessian matrix 33 of 121</text:p>
      <text:p text:style-name="P1">Iteration 19 calculating Hessian matrix 34 of 121</text:p>
      <text:p text:style-name="P1">Iteration 19 calculating Hessian matrix 35 of 121</text:p>
      <text:p text:style-name="P1">Iteration 19 calculating Hessian matrix 36 of 121</text:p>
      <text:p text:style-name="P1"><text:soft-page-break/>Iteration 19 calculating Hessian matrix 37 of 121</text:p>
      <text:p text:style-name="P1">Iteration 19 calculating Hessian matrix 38 of 121</text:p>
      <text:p text:style-name="P1">Iteration 19 calculating Hessian matrix 39 of 121</text:p>
      <text:p text:style-name="P1">Iteration 19 calculating Hessian matrix 40 of 121</text:p>
      <text:p text:style-name="P1">Iteration 19 calculating Hessian matrix 41 of 121</text:p>
      <text:p text:style-name="P1">Iteration 19 calculating Hessian matrix 42 of 121</text:p>
      <text:p text:style-name="P1">Iteration 19 calculating Hessian matrix 43 of 121</text:p>
      <text:p text:style-name="P1">Iteration 19 calculating Hessian matrix 44 of 121</text:p>
      <text:p text:style-name="P1">Iteration 19 calculating Hessian matrix 45 of 121</text:p>
      <text:p text:style-name="P1">Iteration 19 calculating Hessian matrix 46 of 121</text:p>
      <text:p text:style-name="P1">Iteration 19 calculating Hessian matrix 47 of 121</text:p>
      <text:p text:style-name="P1">Iteration 19 calculating Hessian matrix 48 of 121</text:p>
      <text:p text:style-name="P1">Iteration 19 calculating Hessian matrix 49 of 121</text:p>
      <text:p text:style-name="P1">Iteration 19 calculating Hessian matrix 50 of 121</text:p>
      <text:p text:style-name="P1">Iteration 19 calculating Hessian matrix 51 of 121</text:p>
      <text:p text:style-name="P1">Iteration 19 calculating Hessian matrix 52 of 121</text:p>
      <text:p text:style-name="P1">Iteration 19 calculating Hessian matrix 53 of 121</text:p>
      <text:p text:style-name="P1">Iteration 19 calculating Hessian matrix 54 of 121</text:p>
      <text:p text:style-name="P1">Iteration 19 calculating Hessian matrix 55 of 121</text:p>
      <text:p text:style-name="P1">Iteration 19 calculating Hessian matrix 56 of 121</text:p>
      <text:p text:style-name="P1">Iteration 19 calculating Hessian matrix 57 of 121</text:p>
      <text:p text:style-name="P1">Iteration 19 calculating Hessian matrix 58 of 121</text:p>
      <text:p text:style-name="P1">Iteration 19 calculating Hessian matrix 59 of 121</text:p>
      <text:p text:style-name="P1">Iteration 19 calculating Hessian matrix 60 of 121</text:p>
      <text:p text:style-name="P1">Iteration 19 calculating Hessian matrix 61 of 121</text:p>
      <text:p text:style-name="P1">Iteration 19 calculating Hessian matrix 62 of 121</text:p>
      <text:p text:style-name="P1">Iteration 19 calculating Hessian matrix 63 of 121</text:p>
      <text:p text:style-name="P1">Iteration 19 calculating Hessian matrix 64 of 121</text:p>
      <text:p text:style-name="P1">Iteration 19 calculating Hessian matrix 65 of 121</text:p>
      <text:p text:style-name="P1">Iteration 19 calculating Hessian matrix 66 of 121</text:p>
      <text:p text:style-name="P1">Iteration 19 calculating Hessian matrix 67 of 121</text:p>
      <text:p text:style-name="P1">Iteration 19 calculating Hessian matrix 68 of 121</text:p>
      <text:p text:style-name="P1">Iteration 19 calculating Hessian matrix 69 of 121</text:p>
      <text:p text:style-name="P1">Iteration 19 calculating Hessian matrix 70 of 121</text:p>
      <text:p text:style-name="P1">Iteration 19 calculating Hessian matrix 71 of 121</text:p>
      <text:p text:style-name="P1">Iteration 19 calculating Hessian matrix 72 of 121</text:p>
      <text:p text:style-name="P1">Iteration 19 calculating Hessian matrix 73 of 121</text:p>
      <text:p text:style-name="P1">Iteration 19 calculating Hessian matrix 74 of 121</text:p>
      <text:p text:style-name="P1">Iteration 19 calculating Hessian matrix 75 of 121</text:p>
      <text:p text:style-name="P1">Iteration 19 calculating Hessian matrix 76 of 121</text:p>
      <text:p text:style-name="P1">Iteration 19 calculating Hessian matrix 77 of 121</text:p>
      <text:p text:style-name="P1">Iteration 19 calculating Hessian matrix 78 of 121</text:p>
      <text:p text:style-name="P1">Iteration 19 calculating Hessian matrix 79 of 121</text:p>
      <text:p text:style-name="P1">Iteration 19 calculating Hessian matrix 80 of 121</text:p>
      <text:p text:style-name="P1">Iteration 19 calculating Hessian matrix 81 of 121</text:p>
      <text:p text:style-name="P1">Iteration 19 calculating Hessian matrix 82 of 121</text:p>
      <text:p text:style-name="P1">Iteration 19 calculating Hessian matrix 83 of 121</text:p>
      <text:p text:style-name="P1">Iteration 19 calculating Hessian matrix 84 of 121</text:p>
      <text:p text:style-name="P1">Iteration 19 calculating Hessian matrix 85 of 121</text:p>
      <text:p text:style-name="P1"><text:soft-page-break/>Iteration 19 calculating Hessian matrix 86 of 121</text:p>
      <text:p text:style-name="P1">Iteration 19 calculating Hessian matrix 87 of 121</text:p>
      <text:p text:style-name="P1">Iteration 19 calculating Hessian matrix 88 of 121</text:p>
      <text:p text:style-name="P1">Iteration 19 calculating Hessian matrix 89 of 121</text:p>
      <text:p text:style-name="P1">Iteration 19 calculating Hessian matrix 90 of 121</text:p>
      <text:p text:style-name="P1">Iteration 19 calculating Hessian matrix 91 of 121</text:p>
      <text:p text:style-name="P1">Iteration 19 calculating Hessian matrix 92 of 121</text:p>
      <text:p text:style-name="P1">Iteration 19 calculating Hessian matrix 93 of 121</text:p>
      <text:p text:style-name="P1">Iteration 19 calculating Hessian matrix 94 of 121</text:p>
      <text:p text:style-name="P1">Iteration 19 calculating Hessian matrix 95 of 121</text:p>
      <text:p text:style-name="P1">Iteration 19 calculating Hessian matrix 96 of 121</text:p>
      <text:p text:style-name="P1">Iteration 19 calculating Hessian matrix 97 of 121</text:p>
      <text:p text:style-name="P1">Iteration 19 calculating Hessian matrix 98 of 121</text:p>
      <text:p text:style-name="P1">Iteration 19 calculating Hessian matrix 99 of 121</text:p>
      <text:p text:style-name="P1">Iteration 19 calculating Hessian matrix 100 of 121</text:p>
      <text:p text:style-name="P1">Iteration 19 calculating Hessian matrix 101 of 121</text:p>
      <text:p text:style-name="P1">Iteration 19 calculating Hessian matrix 102 of 121</text:p>
      <text:p text:style-name="P1">Iteration 19 calculating Hessian matrix 103 of 121</text:p>
      <text:p text:style-name="P1">Iteration 19 calculating Hessian matrix 104 of 121</text:p>
      <text:p text:style-name="P1">Iteration 19 calculating Hessian matrix 105 of 121</text:p>
      <text:p text:style-name="P1">Iteration 19 calculating Hessian matrix 106 of 121</text:p>
      <text:p text:style-name="P1">Iteration 19 calculating Hessian matrix 107 of 121</text:p>
      <text:p text:style-name="P1">Iteration 19 calculating Hessian matrix 108 of 121</text:p>
      <text:p text:style-name="P1">Iteration 19 calculating Hessian matrix 109 of 121</text:p>
      <text:p text:style-name="P1">Iteration 19 calculating Hessian matrix 110 of 121</text:p>
      <text:p text:style-name="P1">Iteration 19 calculating Hessian matrix 111 of 121</text:p>
      <text:p text:style-name="P1">Iteration 19 calculating Hessian matrix 112 of 121</text:p>
      <text:p text:style-name="P1">Iteration 19 calculating Hessian matrix 113 of 121</text:p>
      <text:p text:style-name="P1">Iteration 19 calculating Hessian matrix 114 of 121</text:p>
      <text:p text:style-name="P1">Iteration 19 calculating Hessian matrix 115 of 121</text:p>
      <text:p text:style-name="P1">Iteration 19 calculating Hessian matrix 116 of 121</text:p>
      <text:p text:style-name="P1">Iteration 19 calculating Hessian matrix 117 of 121</text:p>
      <text:p text:style-name="P1">Iteration 19 calculating Hessian matrix 118 of 121</text:p>
      <text:p text:style-name="P1">Iteration 19 calculating Hessian matrix 119 of 121</text:p>
      <text:p text:style-name="P1">Iteration 19 calculating Hessian matrix 120 of 121</text:p>
      <text:p text:style-name="P1">Iteration 19 calculating Hessian matrix 121 of 121</text:p>
      <text:p text:style-name="P1">Iteration 19 mu: <text:s text:c="2"/>3.1776e-06</text:p>
      <text:p text:style-name="P1">!!!d!!!</text:p>
      <text:p text:style-name="P1"><text:s text:c="3"/>2.868934</text:p>
      <text:p text:style-name="P1"><text:s text:c="3"/>2.846895</text:p>
      <text:p text:style-name="P1"><text:s text:c="3"/>2.272674</text:p>
      <text:p text:style-name="P1"><text:s text:c="2"/>-0.059052</text:p>
      <text:p text:style-name="P1"><text:s text:c="2"/>-4.039096</text:p>
      <text:p text:style-name="P1"><text:s text:c="2"/>-1.778667</text:p>
      <text:p text:style-name="P1"><text:s text:c="2"/>-0.158545</text:p>
      <text:p text:style-name="P1"><text:s text:c="3"/>2.484136</text:p>
      <text:p text:style-name="P1"><text:s text:c="3"/>3.359781</text:p>
      <text:p text:style-name="P1"><text:s text:c="2"/>-2.953244</text:p>
      <text:p text:style-name="P1"><text:s text:c="2"/>-3.443669</text:p>
      <text:p text:style-name="P1"><text:soft-page-break/>!!!Was!!!</text:p>
      <text:p text:style-name="P1"><text:s text:c="2"/>-54.9593</text:p>
      <text:p text:style-name="P1"><text:s text:c="2"/>-62.2074</text:p>
      <text:p text:style-name="P1"><text:s text:c="2"/>-33.3332</text:p>
      <text:p text:style-name="P1"><text:s text:c="3"/>-7.5010</text:p>
      <text:p text:style-name="P1"><text:s text:c="3"/>34.2056</text:p>
      <text:p text:style-name="P1"><text:s text:c="2"/>-11.8129</text:p>
      <text:p text:style-name="P1"><text:s text:c="3"/>10.3515</text:p>
      <text:p text:style-name="P1"><text:s text:c="3"/>19.9080</text:p>
      <text:p text:style-name="P1"><text:s text:c="4"/>5.9505</text:p>
      <text:p text:style-name="P1"><text:s text:c="3"/>92.9536</text:p>
      <text:p text:style-name="P1"><text:s text:c="3"/>75.6263</text:p>
      <text:p text:style-name="P1">!!!Now!!!</text:p>
      <text:p text:style-name="P1"><text:s text:c="2"/>-57.8283</text:p>
      <text:p text:style-name="P1"><text:s text:c="2"/>-65.0543</text:p>
      <text:p text:style-name="P1"><text:s text:c="2"/>-35.6059</text:p>
      <text:p text:style-name="P1"><text:s text:c="3"/>-7.4420</text:p>
      <text:p text:style-name="P1"><text:s text:c="3"/>38.2447</text:p>
      <text:p text:style-name="P1"><text:s text:c="2"/>-10.0342</text:p>
      <text:p text:style-name="P1"><text:s text:c="3"/>10.5100</text:p>
      <text:p text:style-name="P1"><text:s text:c="3"/>17.4239</text:p>
      <text:p text:style-name="P1"><text:s text:c="4"/>2.5907</text:p>
      <text:p text:style-name="P1"><text:s text:c="3"/>95.9069</text:p>
      <text:p text:style-name="P1"><text:s text:c="3"/>79.0700</text:p>
      <text:p text:style-name="P1">All OK, reducing mu</text:p>
      <text:p text:style-name="P1">!!!Result!!!</text:p>
      <text:p text:style-name="P1"><text:s text:c="2"/>-57.8283</text:p>
      <text:p text:style-name="P1"><text:s text:c="2"/>-65.0543</text:p>
      <text:p text:style-name="P1"><text:s text:c="2"/>-35.6059</text:p>
      <text:p text:style-name="P1"><text:s text:c="3"/>-7.4420</text:p>
      <text:p text:style-name="P1"><text:s text:c="3"/>38.2447</text:p>
      <text:p text:style-name="P1"><text:s text:c="2"/>-10.0342</text:p>
      <text:p text:style-name="P1"><text:s text:c="3"/>10.5100</text:p>
      <text:p text:style-name="P1"><text:s text:c="3"/>17.4239</text:p>
      <text:p text:style-name="P1"><text:s text:c="4"/>2.5907</text:p>
      <text:p text:style-name="P1"><text:s text:c="3"/>95.9069</text:p>
      <text:p text:style-name="P1"><text:s text:c="3"/>79.0700</text:p>
      <text:p text:style-name="P1">!!!Ans!!!</text:p>
      <text:p text:style-name="P1"><text:s/>0.0024297</text:p>
      <text:p text:style-name="P1">Grad wt</text:p>
      <text:p text:style-name="P1"><text:s text:c="2"/>-57.8283</text:p>
      <text:p text:style-name="P1"><text:s text:c="2"/>-65.0543</text:p>
      <text:p text:style-name="P1"><text:s text:c="2"/>-35.6059</text:p>
      <text:p text:style-name="P1"><text:s text:c="3"/>-7.4420</text:p>
      <text:p text:style-name="P1"><text:s text:c="3"/>38.2447</text:p>
      <text:p text:style-name="P1"><text:s text:c="2"/>-10.0342</text:p>
      <text:p text:style-name="P1"><text:s text:c="3"/>10.5100</text:p>
      <text:p text:style-name="P1"><text:s text:c="3"/>17.4239</text:p>
      <text:p text:style-name="P1"><text:s text:c="4"/>2.5907</text:p>
      <text:p text:style-name="P1"><text:soft-page-break/><text:s text:c="3"/>95.9069</text:p>
      <text:p text:style-name="P1"><text:s text:c="3"/>79.0700</text:p>
      <text:p text:style-name="P1"><text:s text:c="2"/>-57.8283</text:p>
      <text:p text:style-name="P1"><text:s text:c="2"/>-65.0543</text:p>
      <text:p text:style-name="P1"><text:s text:c="2"/>-35.6059</text:p>
      <text:p text:style-name="P1"><text:s text:c="3"/>-7.4420</text:p>
      <text:p text:style-name="P1"><text:s text:c="3"/>38.2447</text:p>
      <text:p text:style-name="P1"><text:s text:c="2"/>-10.0342</text:p>
      <text:p text:style-name="P1"><text:s text:c="3"/>10.5100</text:p>
      <text:p text:style-name="P1"><text:s text:c="3"/>17.4239</text:p>
      <text:p text:style-name="P1"><text:s text:c="4"/>2.5907</text:p>
      <text:p text:style-name="P1"><text:s text:c="3"/>95.9069</text:p>
      <text:p text:style-name="P1"><text:s text:c="3"/>79.0700</text:p>
      <text:p text:style-name="P1">Iteration 19 calculating gradient 1 of 11</text:p>
      <text:p text:style-name="P1">Iteration 19 calculating gradient 2 of 11</text:p>
      <text:p text:style-name="P1">Iteration 19 calculating gradient 3 of 11</text:p>
      <text:p text:style-name="P1">Iteration 19 calculating gradient 4 of 11</text:p>
      <text:p text:style-name="P1">Iteration 19 calculating gradient 5 of 11</text:p>
      <text:p text:style-name="P1">Iteration 19 calculating gradient 6 of 11</text:p>
      <text:p text:style-name="P1">Iteration 19 calculating gradient 7 of 11</text:p>
      <text:p text:style-name="P1">Iteration 19 calculating gradient 8 of 11</text:p>
      <text:p text:style-name="P1">Iteration 19 calculating gradient 9 of 11</text:p>
      <text:p text:style-name="P1">Iteration 19 calculating gradient 10 of 11</text:p>
      <text:p text:style-name="P1">Iteration 19 calculating gradient 11 of 11</text:p>
      <text:p text:style-name="P1">Gradient euclidean norm</text:p>
      <text:p text:style-name="P1"><text:s text:c="3"/>2.8317e-05</text:p>
      <text:p text:style-name="P1">Iteration 20 calculating Hessian matrix 1 of 121</text:p>
      <text:p text:style-name="P1">Iteration 20 calculating Hessian matrix 2 of 121</text:p>
      <text:p text:style-name="P1">Iteration 20 calculating Hessian matrix 3 of 121</text:p>
      <text:p text:style-name="P1">Iteration 20 calculating Hessian matrix 4 of 121</text:p>
      <text:p text:style-name="P1">Iteration 20 calculating Hessian matrix 5 of 121</text:p>
      <text:p text:style-name="P1">Iteration 20 calculating Hessian matrix 6 of 121</text:p>
      <text:p text:style-name="P1">Iteration 20 calculating Hessian matrix 7 of 121</text:p>
      <text:p text:style-name="P1">Iteration 20 calculating Hessian matrix 8 of 121</text:p>
      <text:p text:style-name="P1">Iteration 20 calculating Hessian matrix 9 of 121</text:p>
      <text:p text:style-name="P1">Iteration 20 calculating Hessian matrix 10 of 121</text:p>
      <text:p text:style-name="P1">Iteration 20 calculating Hessian matrix 11 of 121</text:p>
      <text:p text:style-name="P1">Iteration 20 calculating Hessian matrix 12 of 121</text:p>
      <text:p text:style-name="P1">Iteration 20 calculating Hessian matrix 13 of 121</text:p>
      <text:p text:style-name="P1">Iteration 20 calculating Hessian matrix 14 of 121</text:p>
      <text:p text:style-name="P1">Iteration 20 calculating Hessian matrix 15 of 121</text:p>
      <text:p text:style-name="P1">Iteration 20 calculating Hessian matrix 16 of 121</text:p>
      <text:p text:style-name="P1">Iteration 20 calculating Hessian matrix 17 of 121</text:p>
      <text:p text:style-name="P1">Iteration 20 calculating Hessian matrix 18 of 121</text:p>
      <text:p text:style-name="P1">Iteration 20 calculating Hessian matrix 19 of 121</text:p>
      <text:p text:style-name="P1">Iteration 20 calculating Hessian matrix 20 of 121</text:p>
      <text:p text:style-name="P1">Iteration 20 calculating Hessian matrix 21 of 121</text:p>
      <text:p text:style-name="P1">Iteration 20 calculating Hessian matrix 22 of 121</text:p>
      <text:p text:style-name="P1">Iteration 20 calculating Hessian matrix 23 of 121</text:p>
      <text:p text:style-name="P1"><text:soft-page-break/>Iteration 20 calculating Hessian matrix 24 of 121</text:p>
      <text:p text:style-name="P1">Iteration 20 calculating Hessian matrix 25 of 121</text:p>
      <text:p text:style-name="P1">Iteration 20 calculating Hessian matrix 26 of 121</text:p>
      <text:p text:style-name="P1">Iteration 20 calculating Hessian matrix 27 of 121</text:p>
      <text:p text:style-name="P1">Iteration 20 calculating Hessian matrix 28 of 121</text:p>
      <text:p text:style-name="P1">Iteration 20 calculating Hessian matrix 29 of 121</text:p>
      <text:p text:style-name="P1">Iteration 20 calculating Hessian matrix 30 of 121</text:p>
      <text:p text:style-name="P1">Iteration 20 calculating Hessian matrix 31 of 121</text:p>
      <text:p text:style-name="P1">Iteration 20 calculating Hessian matrix 32 of 121</text:p>
      <text:p text:style-name="P1">Iteration 20 calculating Hessian matrix 33 of 121</text:p>
      <text:p text:style-name="P1">Iteration 20 calculating Hessian matrix 34 of 121</text:p>
      <text:p text:style-name="P1">Iteration 20 calculating Hessian matrix 35 of 121</text:p>
      <text:p text:style-name="P1">Iteration 20 calculating Hessian matrix 36 of 121</text:p>
      <text:p text:style-name="P1">Iteration 20 calculating Hessian matrix 37 of 121</text:p>
      <text:p text:style-name="P1">Iteration 20 calculating Hessian matrix 38 of 121</text:p>
      <text:p text:style-name="P1">Iteration 20 calculating Hessian matrix 39 of 121</text:p>
      <text:p text:style-name="P1">Iteration 20 calculating Hessian matrix 40 of 121</text:p>
      <text:p text:style-name="P1">Iteration 20 calculating Hessian matrix 41 of 121</text:p>
      <text:p text:style-name="P1">Iteration 20 calculating Hessian matrix 42 of 121</text:p>
      <text:p text:style-name="P1">Iteration 20 calculating Hessian matrix 43 of 121</text:p>
      <text:p text:style-name="P1">Iteration 20 calculating Hessian matrix 44 of 121</text:p>
      <text:p text:style-name="P1">Iteration 20 calculating Hessian matrix 45 of 121</text:p>
      <text:p text:style-name="P1">Iteration 20 calculating Hessian matrix 46 of 121</text:p>
      <text:p text:style-name="P1">Iteration 20 calculating Hessian matrix 47 of 121</text:p>
      <text:p text:style-name="P1">Iteration 20 calculating Hessian matrix 48 of 121</text:p>
      <text:p text:style-name="P1">Iteration 20 calculating Hessian matrix 49 of 121</text:p>
      <text:p text:style-name="P1">Iteration 20 calculating Hessian matrix 50 of 121</text:p>
      <text:p text:style-name="P1">Iteration 20 calculating Hessian matrix 51 of 121</text:p>
      <text:p text:style-name="P1">Iteration 20 calculating Hessian matrix 52 of 121</text:p>
      <text:p text:style-name="P1">Iteration 20 calculating Hessian matrix 53 of 121</text:p>
      <text:p text:style-name="P1">Iteration 20 calculating Hessian matrix 54 of 121</text:p>
      <text:p text:style-name="P1">Iteration 20 calculating Hessian matrix 55 of 121</text:p>
      <text:p text:style-name="P1">Iteration 20 calculating Hessian matrix 56 of 121</text:p>
      <text:p text:style-name="P1">Iteration 20 calculating Hessian matrix 57 of 121</text:p>
      <text:p text:style-name="P1">Iteration 20 calculating Hessian matrix 58 of 121</text:p>
      <text:p text:style-name="P1">Iteration 20 calculating Hessian matrix 59 of 121</text:p>
      <text:p text:style-name="P1">Iteration 20 calculating Hessian matrix 60 of 121</text:p>
      <text:p text:style-name="P1">Iteration 20 calculating Hessian matrix 61 of 121</text:p>
      <text:p text:style-name="P1">Iteration 20 calculating Hessian matrix 62 of 121</text:p>
      <text:p text:style-name="P1">Iteration 20 calculating Hessian matrix 63 of 121</text:p>
      <text:p text:style-name="P1">Iteration 20 calculating Hessian matrix 64 of 121</text:p>
      <text:p text:style-name="P1">Iteration 20 calculating Hessian matrix 65 of 121</text:p>
      <text:p text:style-name="P1">Iteration 20 calculating Hessian matrix 66 of 121</text:p>
      <text:p text:style-name="P1">Iteration 20 calculating Hessian matrix 67 of 121</text:p>
      <text:p text:style-name="P1">Iteration 20 calculating Hessian matrix 68 of 121</text:p>
      <text:p text:style-name="P1">Iteration 20 calculating Hessian matrix 69 of 121</text:p>
      <text:p text:style-name="P1">Iteration 20 calculating Hessian matrix 70 of 121</text:p>
      <text:p text:style-name="P1">Iteration 20 calculating Hessian matrix 71 of 121</text:p>
      <text:p text:style-name="P1">Iteration 20 calculating Hessian matrix 72 of 121</text:p>
      <text:p text:style-name="P1"><text:soft-page-break/>Iteration 20 calculating Hessian matrix 73 of 121</text:p>
      <text:p text:style-name="P1">Iteration 20 calculating Hessian matrix 74 of 121</text:p>
      <text:p text:style-name="P1">Iteration 20 calculating Hessian matrix 75 of 121</text:p>
      <text:p text:style-name="P1">Iteration 20 calculating Hessian matrix 76 of 121</text:p>
      <text:p text:style-name="P1">Iteration 20 calculating Hessian matrix 77 of 121</text:p>
      <text:p text:style-name="P1">Iteration 20 calculating Hessian matrix 78 of 121</text:p>
      <text:p text:style-name="P1">Iteration 20 calculating Hessian matrix 79 of 121</text:p>
      <text:p text:style-name="P1">Iteration 20 calculating Hessian matrix 80 of 121</text:p>
      <text:p text:style-name="P1">Iteration 20 calculating Hessian matrix 81 of 121</text:p>
      <text:p text:style-name="P1">Iteration 20 calculating Hessian matrix 82 of 121</text:p>
      <text:p text:style-name="P1">Iteration 20 calculating Hessian matrix 83 of 121</text:p>
      <text:p text:style-name="P1">Iteration 20 calculating Hessian matrix 84 of 121</text:p>
      <text:p text:style-name="P1">Iteration 20 calculating Hessian matrix 85 of 121</text:p>
      <text:p text:style-name="P1">Iteration 20 calculating Hessian matrix 86 of 121</text:p>
      <text:p text:style-name="P1">Iteration 20 calculating Hessian matrix 87 of 121</text:p>
      <text:p text:style-name="P1">Iteration 20 calculating Hessian matrix 88 of 121</text:p>
      <text:p text:style-name="P1">Iteration 20 calculating Hessian matrix 89 of 121</text:p>
      <text:p text:style-name="P1">Iteration 20 calculating Hessian matrix 90 of 121</text:p>
      <text:p text:style-name="P1">Iteration 20 calculating Hessian matrix 91 of 121</text:p>
      <text:p text:style-name="P1">Iteration 20 calculating Hessian matrix 92 of 121</text:p>
      <text:p text:style-name="P1">Iteration 20 calculating Hessian matrix 93 of 121</text:p>
      <text:p text:style-name="P1">Iteration 20 calculating Hessian matrix 94 of 121</text:p>
      <text:p text:style-name="P1">Iteration 20 calculating Hessian matrix 95 of 121</text:p>
      <text:p text:style-name="P1">Iteration 20 calculating Hessian matrix 96 of 121</text:p>
      <text:p text:style-name="P1">Iteration 20 calculating Hessian matrix 97 of 121</text:p>
      <text:p text:style-name="P1">Iteration 20 calculating Hessian matrix 98 of 121</text:p>
      <text:p text:style-name="P1">Iteration 20 calculating Hessian matrix 99 of 121</text:p>
      <text:p text:style-name="P1">Iteration 20 calculating Hessian matrix 100 of 121</text:p>
      <text:p text:style-name="P1">Iteration 20 calculating Hessian matrix 101 of 121</text:p>
      <text:p text:style-name="P1">Iteration 20 calculating Hessian matrix 102 of 121</text:p>
      <text:p text:style-name="P1">Iteration 20 calculating Hessian matrix 103 of 121</text:p>
      <text:p text:style-name="P1">Iteration 20 calculating Hessian matrix 104 of 121</text:p>
      <text:p text:style-name="P1">Iteration 20 calculating Hessian matrix 105 of 121</text:p>
      <text:p text:style-name="P1">Iteration 20 calculating Hessian matrix 106 of 121</text:p>
      <text:p text:style-name="P1">Iteration 20 calculating Hessian matrix 107 of 121</text:p>
      <text:p text:style-name="P1">Iteration 20 calculating Hessian matrix 108 of 121</text:p>
      <text:p text:style-name="P1">Iteration 20 calculating Hessian matrix 109 of 121</text:p>
      <text:p text:style-name="P1">Iteration 20 calculating Hessian matrix 110 of 121</text:p>
      <text:p text:style-name="P1">Iteration 20 calculating Hessian matrix 111 of 121</text:p>
      <text:p text:style-name="P1">Iteration 20 calculating Hessian matrix 112 of 121</text:p>
      <text:p text:style-name="P1">Iteration 20 calculating Hessian matrix 113 of 121</text:p>
      <text:p text:style-name="P1">Iteration 20 calculating Hessian matrix 114 of 121</text:p>
      <text:p text:style-name="P1">Iteration 20 calculating Hessian matrix 115 of 121</text:p>
      <text:p text:style-name="P1">Iteration 20 calculating Hessian matrix 116 of 121</text:p>
      <text:p text:style-name="P1">Iteration 20 calculating Hessian matrix 117 of 121</text:p>
      <text:p text:style-name="P1">Iteration 20 calculating Hessian matrix 118 of 121</text:p>
      <text:p text:style-name="P1">Iteration 20 calculating Hessian matrix 119 of 121</text:p>
      <text:p text:style-name="P1">Iteration 20 calculating Hessian matrix 120 of 121</text:p>
      <text:p text:style-name="P1">Iteration 20 calculating Hessian matrix 121 of 121</text:p>
      <text:p text:style-name="P1"><text:soft-page-break/>Iteration 20 mu: <text:s text:c="2"/>1.5888e-06</text:p>
      <text:p text:style-name="P1">!!!d!!!</text:p>
      <text:p text:style-name="P1"><text:s text:c="3"/>0.52258</text:p>
      <text:p text:style-name="P1"><text:s text:c="3"/>0.19814</text:p>
      <text:p text:style-name="P1"><text:s text:c="3"/>1.02752</text:p>
      <text:p text:style-name="P1"><text:s text:c="3"/>0.37114</text:p>
      <text:p text:style-name="P1"><text:s text:c="2"/>-1.08628</text:p>
      <text:p text:style-name="P1"><text:s text:c="2"/>-0.88264</text:p>
      <text:p text:style-name="P1"><text:s text:c="2"/>-0.33593</text:p>
      <text:p text:style-name="P1"><text:s text:c="3"/>1.39901</text:p>
      <text:p text:style-name="P1"><text:s text:c="3"/>1.00642</text:p>
      <text:p text:style-name="P1"><text:s text:c="2"/>-0.97257</text:p>
      <text:p text:style-name="P1"><text:s text:c="2"/>-1.08993</text:p>
      <text:p text:style-name="P1">!!!Was!!!</text:p>
      <text:p text:style-name="P1"><text:s text:c="2"/>-57.8283</text:p>
      <text:p text:style-name="P1"><text:s text:c="2"/>-65.0543</text:p>
      <text:p text:style-name="P1"><text:s text:c="2"/>-35.6059</text:p>
      <text:p text:style-name="P1"><text:s text:c="3"/>-7.4420</text:p>
      <text:p text:style-name="P1"><text:s text:c="3"/>38.2447</text:p>
      <text:p text:style-name="P1"><text:s text:c="2"/>-10.0342</text:p>
      <text:p text:style-name="P1"><text:s text:c="3"/>10.5100</text:p>
      <text:p text:style-name="P1"><text:s text:c="3"/>17.4239</text:p>
      <text:p text:style-name="P1"><text:s text:c="4"/>2.5907</text:p>
      <text:p text:style-name="P1"><text:s text:c="3"/>95.9069</text:p>
      <text:p text:style-name="P1"><text:s text:c="3"/>79.0700</text:p>
      <text:p text:style-name="P1">!!!Now!!!</text:p>
      <text:p text:style-name="P1"><text:s text:c="2"/>-58.3509</text:p>
      <text:p text:style-name="P1"><text:s text:c="2"/>-65.2525</text:p>
      <text:p text:style-name="P1"><text:s text:c="2"/>-36.6334</text:p>
      <text:p text:style-name="P1"><text:s text:c="3"/>-7.8131</text:p>
      <text:p text:style-name="P1"><text:s text:c="3"/>39.3310</text:p>
      <text:p text:style-name="P1"><text:s text:c="3"/>-9.1516</text:p>
      <text:p text:style-name="P1"><text:s text:c="3"/>10.8459</text:p>
      <text:p text:style-name="P1"><text:s text:c="3"/>16.0249</text:p>
      <text:p text:style-name="P1"><text:s text:c="4"/>1.5843</text:p>
      <text:p text:style-name="P1"><text:s text:c="3"/>96.8794</text:p>
      <text:p text:style-name="P1"><text:s text:c="3"/>80.1599</text:p>
      <text:p text:style-name="P1">All OK, reducing mu</text:p>
      <text:p text:style-name="P1">!!!Result!!!</text:p>
      <text:p text:style-name="P1"><text:s text:c="2"/>-58.3509</text:p>
      <text:p text:style-name="P1"><text:s text:c="2"/>-65.2525</text:p>
      <text:p text:style-name="P1"><text:s text:c="2"/>-36.6334</text:p>
      <text:p text:style-name="P1"><text:s text:c="3"/>-7.8131</text:p>
      <text:p text:style-name="P1"><text:s text:c="3"/>39.3310</text:p>
      <text:p text:style-name="P1"><text:s text:c="3"/>-9.1516</text:p>
      <text:p text:style-name="P1"><text:s text:c="3"/>10.8459</text:p>
      <text:p text:style-name="P1"><text:s text:c="3"/>16.0249</text:p>
      <text:p text:style-name="P1"><text:s text:c="4"/>1.5843</text:p>
      <text:p text:style-name="P1"><text:s text:c="3"/>96.8794</text:p>
      <text:p text:style-name="P1"><text:soft-page-break/><text:s text:c="3"/>80.1599</text:p>
      <text:p text:style-name="P1">!!!Ans!!!</text:p>
      <text:p text:style-name="P1"><text:s/>0.0023851</text:p>
      <text:p text:style-name="P1">Grad wt</text:p>
      <text:p text:style-name="P1"><text:s text:c="2"/>-58.3509</text:p>
      <text:p text:style-name="P1"><text:s text:c="2"/>-65.2525</text:p>
      <text:p text:style-name="P1"><text:s text:c="2"/>-36.6334</text:p>
      <text:p text:style-name="P1"><text:s text:c="3"/>-7.8131</text:p>
      <text:p text:style-name="P1"><text:s text:c="3"/>39.3310</text:p>
      <text:p text:style-name="P1"><text:s text:c="3"/>-9.1516</text:p>
      <text:p text:style-name="P1"><text:s text:c="3"/>10.8459</text:p>
      <text:p text:style-name="P1"><text:s text:c="3"/>16.0249</text:p>
      <text:p text:style-name="P1"><text:s text:c="4"/>1.5843</text:p>
      <text:p text:style-name="P1"><text:s text:c="3"/>96.8794</text:p>
      <text:p text:style-name="P1"><text:s text:c="3"/>80.1599</text:p>
      <text:p text:style-name="P1"><text:s text:c="2"/>-58.3509</text:p>
      <text:p text:style-name="P1"><text:s text:c="2"/>-65.2525</text:p>
      <text:p text:style-name="P1"><text:s text:c="2"/>-36.6334</text:p>
      <text:p text:style-name="P1"><text:s text:c="3"/>-7.8131</text:p>
      <text:p text:style-name="P1"><text:s text:c="3"/>39.3310</text:p>
      <text:p text:style-name="P1"><text:s text:c="3"/>-9.1516</text:p>
      <text:p text:style-name="P1"><text:s text:c="3"/>10.8459</text:p>
      <text:p text:style-name="P1"><text:s text:c="3"/>16.0249</text:p>
      <text:p text:style-name="P1"><text:s text:c="4"/>1.5843</text:p>
      <text:p text:style-name="P1"><text:s text:c="3"/>96.8794</text:p>
      <text:p text:style-name="P1"><text:s text:c="3"/>80.1599</text:p>
      <text:p text:style-name="P1">Iteration 20 calculating gradient 1 of 11</text:p>
      <text:p text:style-name="P1">Iteration 20 calculating gradient 2 of 11</text:p>
      <text:p text:style-name="P1">Iteration 20 calculating gradient 3 of 11</text:p>
      <text:p text:style-name="P1">Iteration 20 calculating gradient 4 of 11</text:p>
      <text:p text:style-name="P1">Iteration 20 calculating gradient 5 of 11</text:p>
      <text:p text:style-name="P1">Iteration 20 calculating gradient 6 of 11</text:p>
      <text:p text:style-name="P1">Iteration 20 calculating gradient 7 of 11</text:p>
      <text:p text:style-name="P1">Iteration 20 calculating gradient 8 of 11</text:p>
      <text:p text:style-name="P1">Iteration 20 calculating gradient 9 of 11</text:p>
      <text:p text:style-name="P1">Iteration 20 calculating gradient 10 of 11</text:p>
      <text:p text:style-name="P1">Iteration 20 calculating gradient 11 of 11</text:p>
      <text:p text:style-name="P1">Gradient euclidean norm</text:p>
      <text:p text:style-name="P1"><text:s text:c="3"/>4.5864e-06</text:p>
      <text:p text:style-name="P1">Iteration 21 calculating Hessian matrix 1 of 121</text:p>
      <text:p text:style-name="P1">Iteration 21 calculating Hessian matrix 2 of 121</text:p>
      <text:p text:style-name="P1">Iteration 21 calculating Hessian matrix 3 of 121</text:p>
      <text:p text:style-name="P1">Iteration 21 calculating Hessian matrix 4 of 121</text:p>
      <text:p text:style-name="P1">Iteration 21 calculating Hessian matrix 5 of 121</text:p>
      <text:p text:style-name="P1">Iteration 21 calculating Hessian matrix 6 of 121</text:p>
      <text:p text:style-name="P1">Iteration 21 calculating Hessian matrix 7 of 121</text:p>
      <text:p text:style-name="P1">Iteration 21 calculating Hessian matrix 8 of 121</text:p>
      <text:p text:style-name="P1">Iteration 21 calculating Hessian matrix 9 of 121</text:p>
      <text:p text:style-name="P1">Iteration 21 calculating Hessian matrix 10 of 121</text:p>
      <text:p text:style-name="P1"><text:soft-page-break/>Iteration 21 calculating Hessian matrix 11 of 121</text:p>
      <text:p text:style-name="P1">Iteration 21 calculating Hessian matrix 12 of 121</text:p>
      <text:p text:style-name="P1">Iteration 21 calculating Hessian matrix 13 of 121</text:p>
      <text:p text:style-name="P1">Iteration 21 calculating Hessian matrix 14 of 121</text:p>
      <text:p text:style-name="P1">Iteration 21 calculating Hessian matrix 15 of 121</text:p>
      <text:p text:style-name="P1">Iteration 21 calculating Hessian matrix 16 of 121</text:p>
      <text:p text:style-name="P1">Iteration 21 calculating Hessian matrix 17 of 121</text:p>
      <text:p text:style-name="P1">Iteration 21 calculating Hessian matrix 18 of 121</text:p>
      <text:p text:style-name="P1">Iteration 21 calculating Hessian matrix 19 of 121</text:p>
      <text:p text:style-name="P1">Iteration 21 calculating Hessian matrix 20 of 121</text:p>
      <text:p text:style-name="P1">Iteration 21 calculating Hessian matrix 21 of 121</text:p>
      <text:p text:style-name="P1">Iteration 21 calculating Hessian matrix 22 of 121</text:p>
      <text:p text:style-name="P1">Iteration 21 calculating Hessian matrix 23 of 121</text:p>
      <text:p text:style-name="P1">Iteration 21 calculating Hessian matrix 24 of 121</text:p>
      <text:p text:style-name="P1">Iteration 21 calculating Hessian matrix 25 of 121</text:p>
      <text:p text:style-name="P1">Iteration 21 calculating Hessian matrix 26 of 121</text:p>
      <text:p text:style-name="P1">Iteration 21 calculating Hessian matrix 27 of 121</text:p>
      <text:p text:style-name="P1">Iteration 21 calculating Hessian matrix 28 of 121</text:p>
      <text:p text:style-name="P1">Iteration 21 calculating Hessian matrix 29 of 121</text:p>
      <text:p text:style-name="P1">Iteration 21 calculating Hessian matrix 30 of 121</text:p>
      <text:p text:style-name="P1">Iteration 21 calculating Hessian matrix 31 of 121</text:p>
      <text:p text:style-name="P1">Iteration 21 calculating Hessian matrix 32 of 121</text:p>
      <text:p text:style-name="P1">Iteration 21 calculating Hessian matrix 33 of 121</text:p>
      <text:p text:style-name="P1">Iteration 21 calculating Hessian matrix 34 of 121</text:p>
      <text:p text:style-name="P1">Iteration 21 calculating Hessian matrix 35 of 121</text:p>
      <text:p text:style-name="P1">Iteration 21 calculating Hessian matrix 36 of 121</text:p>
      <text:p text:style-name="P1">Iteration 21 calculating Hessian matrix 37 of 121</text:p>
      <text:p text:style-name="P1">Iteration 21 calculating Hessian matrix 38 of 121</text:p>
      <text:p text:style-name="P1">Iteration 21 calculating Hessian matrix 39 of 121</text:p>
      <text:p text:style-name="P1">Iteration 21 calculating Hessian matrix 40 of 121</text:p>
      <text:p text:style-name="P1">Iteration 21 calculating Hessian matrix 41 of 121</text:p>
      <text:p text:style-name="P1">Iteration 21 calculating Hessian matrix 42 of 121</text:p>
      <text:p text:style-name="P1">Iteration 21 calculating Hessian matrix 43 of 121</text:p>
      <text:p text:style-name="P1">Iteration 21 calculating Hessian matrix 44 of 121</text:p>
      <text:p text:style-name="P1">Iteration 21 calculating Hessian matrix 45 of 121</text:p>
      <text:p text:style-name="P1">Iteration 21 calculating Hessian matrix 46 of 121</text:p>
      <text:p text:style-name="P1">Iteration 21 calculating Hessian matrix 47 of 121</text:p>
      <text:p text:style-name="P1">Iteration 21 calculating Hessian matrix 48 of 121</text:p>
      <text:p text:style-name="P1">Iteration 21 calculating Hessian matrix 49 of 121</text:p>
      <text:p text:style-name="P1">Iteration 21 calculating Hessian matrix 50 of 121</text:p>
      <text:p text:style-name="P1">Iteration 21 calculating Hessian matrix 51 of 121</text:p>
      <text:p text:style-name="P1">Iteration 21 calculating Hessian matrix 52 of 121</text:p>
      <text:p text:style-name="P1">Iteration 21 calculating Hessian matrix 53 of 121</text:p>
      <text:p text:style-name="P1">Iteration 21 calculating Hessian matrix 54 of 121</text:p>
      <text:p text:style-name="P1">Iteration 21 calculating Hessian matrix 55 of 121</text:p>
      <text:p text:style-name="P1">Iteration 21 calculating Hessian matrix 56 of 121</text:p>
      <text:p text:style-name="P1">Iteration 21 calculating Hessian matrix 57 of 121</text:p>
      <text:p text:style-name="P1">Iteration 21 calculating Hessian matrix 58 of 121</text:p>
      <text:p text:style-name="P1">Iteration 21 calculating Hessian matrix 59 of 121</text:p>
      <text:p text:style-name="P1"><text:soft-page-break/>Iteration 21 calculating Hessian matrix 60 of 121</text:p>
      <text:p text:style-name="P1">Iteration 21 calculating Hessian matrix 61 of 121</text:p>
      <text:p text:style-name="P1">Iteration 21 calculating Hessian matrix 62 of 121</text:p>
      <text:p text:style-name="P1">Iteration 21 calculating Hessian matrix 63 of 121</text:p>
      <text:p text:style-name="P1">Iteration 21 calculating Hessian matrix 64 of 121</text:p>
      <text:p text:style-name="P1">Iteration 21 calculating Hessian matrix 65 of 121</text:p>
      <text:p text:style-name="P1">Iteration 21 calculating Hessian matrix 66 of 121</text:p>
      <text:p text:style-name="P1">Iteration 21 calculating Hessian matrix 67 of 121</text:p>
      <text:p text:style-name="P1">Iteration 21 calculating Hessian matrix 68 of 121</text:p>
      <text:p text:style-name="P1">Iteration 21 calculating Hessian matrix 69 of 121</text:p>
      <text:p text:style-name="P1">Iteration 21 calculating Hessian matrix 70 of 121</text:p>
      <text:p text:style-name="P1">Iteration 21 calculating Hessian matrix 71 of 121</text:p>
      <text:p text:style-name="P1">Iteration 21 calculating Hessian matrix 72 of 121</text:p>
      <text:p text:style-name="P1">Iteration 21 calculating Hessian matrix 73 of 121</text:p>
      <text:p text:style-name="P1">Iteration 21 calculating Hessian matrix 74 of 121</text:p>
      <text:p text:style-name="P1">Iteration 21 calculating Hessian matrix 75 of 121</text:p>
      <text:p text:style-name="P1">Iteration 21 calculating Hessian matrix 76 of 121</text:p>
      <text:p text:style-name="P1">Iteration 21 calculating Hessian matrix 77 of 121</text:p>
      <text:p text:style-name="P1">Iteration 21 calculating Hessian matrix 78 of 121</text:p>
      <text:p text:style-name="P1">Iteration 21 calculating Hessian matrix 79 of 121</text:p>
      <text:p text:style-name="P1">Iteration 21 calculating Hessian matrix 80 of 121</text:p>
      <text:p text:style-name="P1">Iteration 21 calculating Hessian matrix 81 of 121</text:p>
      <text:p text:style-name="P1">Iteration 21 calculating Hessian matrix 82 of 121</text:p>
      <text:p text:style-name="P1">Iteration 21 calculating Hessian matrix 83 of 121</text:p>
      <text:p text:style-name="P1">Iteration 21 calculating Hessian matrix 84 of 121</text:p>
      <text:p text:style-name="P1">Iteration 21 calculating Hessian matrix 85 of 121</text:p>
      <text:p text:style-name="P1">Iteration 21 calculating Hessian matrix 86 of 121</text:p>
      <text:p text:style-name="P1">Iteration 21 calculating Hessian matrix 87 of 121</text:p>
      <text:p text:style-name="P1">Iteration 21 calculating Hessian matrix 88 of 121</text:p>
      <text:p text:style-name="P1">Iteration 21 calculating Hessian matrix 89 of 121</text:p>
      <text:p text:style-name="P1">Iteration 21 calculating Hessian matrix 90 of 121</text:p>
      <text:p text:style-name="P1">Iteration 21 calculating Hessian matrix 91 of 121</text:p>
      <text:p text:style-name="P1">Iteration 21 calculating Hessian matrix 92 of 121</text:p>
      <text:p text:style-name="P1">Iteration 21 calculating Hessian matrix 93 of 121</text:p>
      <text:p text:style-name="P1">Iteration 21 calculating Hessian matrix 94 of 121</text:p>
      <text:p text:style-name="P1">Iteration 21 calculating Hessian matrix 95 of 121</text:p>
      <text:p text:style-name="P1">Iteration 21 calculating Hessian matrix 96 of 121</text:p>
      <text:p text:style-name="P1">Iteration 21 calculating Hessian matrix 97 of 121</text:p>
      <text:p text:style-name="P1">Iteration 21 calculating Hessian matrix 98 of 121</text:p>
      <text:p text:style-name="P1">Iteration 21 calculating Hessian matrix 99 of 121</text:p>
      <text:p text:style-name="P1">Iteration 21 calculating Hessian matrix 100 of 121</text:p>
      <text:p text:style-name="P1">Iteration 21 calculating Hessian matrix 101 of 121</text:p>
      <text:p text:style-name="P1">Iteration 21 calculating Hessian matrix 102 of 121</text:p>
      <text:p text:style-name="P1">Iteration 21 calculating Hessian matrix 103 of 121</text:p>
      <text:p text:style-name="P1">Iteration 21 calculating Hessian matrix 104 of 121</text:p>
      <text:p text:style-name="P1">Iteration 21 calculating Hessian matrix 105 of 121</text:p>
      <text:p text:style-name="P1">Iteration 21 calculating Hessian matrix 106 of 121</text:p>
      <text:p text:style-name="P1">Iteration 21 calculating Hessian matrix 107 of 121</text:p>
      <text:p text:style-name="P1">Iteration 21 calculating Hessian matrix 108 of 121</text:p>
      <text:p text:style-name="P1"><text:soft-page-break/>Iteration 21 calculating Hessian matrix 109 of 121</text:p>
      <text:p text:style-name="P1">Iteration 21 calculating Hessian matrix 110 of 121</text:p>
      <text:p text:style-name="P1">Iteration 21 calculating Hessian matrix 111 of 121</text:p>
      <text:p text:style-name="P1">Iteration 21 calculating Hessian matrix 112 of 121</text:p>
      <text:p text:style-name="P1">Iteration 21 calculating Hessian matrix 113 of 121</text:p>
      <text:p text:style-name="P1">Iteration 21 calculating Hessian matrix 114 of 121</text:p>
      <text:p text:style-name="P1">Iteration 21 calculating Hessian matrix 115 of 121</text:p>
      <text:p text:style-name="P1">Iteration 21 calculating Hessian matrix 116 of 121</text:p>
      <text:p text:style-name="P1">Iteration 21 calculating Hessian matrix 117 of 121</text:p>
      <text:p text:style-name="P1">Iteration 21 calculating Hessian matrix 118 of 121</text:p>
      <text:p text:style-name="P1">Iteration 21 calculating Hessian matrix 119 of 121</text:p>
      <text:p text:style-name="P1">Iteration 21 calculating Hessian matrix 120 of 121</text:p>
      <text:p text:style-name="P1">Iteration 21 calculating Hessian matrix 121 of 121</text:p>
      <text:p text:style-name="P1">Iteration 21 mu: <text:s text:c="2"/>7.9441e-07</text:p>
      <text:p text:style-name="P1">!!!d!!!</text:p>
      <text:p text:style-name="P1"><text:s text:c="3"/>0.4265665</text:p>
      <text:p text:style-name="P1"><text:s text:c="2"/>-0.5105878</text:p>
      <text:p text:style-name="P1"><text:s text:c="3"/>0.5593031</text:p>
      <text:p text:style-name="P1"><text:s text:c="3"/>0.0948100</text:p>
      <text:p text:style-name="P1"><text:s text:c="2"/>-0.2088398</text:p>
      <text:p text:style-name="P1"><text:s text:c="2"/>-0.0833692</text:p>
      <text:p text:style-name="P1"><text:s text:c="2"/>-0.3948001</text:p>
      <text:p text:style-name="P1"><text:s text:c="3"/>0.6960883</text:p>
      <text:p text:style-name="P1"><text:s text:c="3"/>0.0070646</text:p>
      <text:p text:style-name="P1"><text:s text:c="2"/>-0.1833230</text:p>
      <text:p text:style-name="P1"><text:s text:c="2"/>-0.1776638</text:p>
      <text:p text:style-name="P1">!!!Was!!!</text:p>
      <text:p text:style-name="P1"><text:s text:c="2"/>-58.3509</text:p>
      <text:p text:style-name="P1"><text:s text:c="2"/>-65.2525</text:p>
      <text:p text:style-name="P1"><text:s text:c="2"/>-36.6334</text:p>
      <text:p text:style-name="P1"><text:s text:c="3"/>-7.8131</text:p>
      <text:p text:style-name="P1"><text:s text:c="3"/>39.3310</text:p>
      <text:p text:style-name="P1"><text:s text:c="3"/>-9.1516</text:p>
      <text:p text:style-name="P1"><text:s text:c="3"/>10.8459</text:p>
      <text:p text:style-name="P1"><text:s text:c="3"/>16.0249</text:p>
      <text:p text:style-name="P1"><text:s text:c="4"/>1.5843</text:p>
      <text:p text:style-name="P1"><text:s text:c="3"/>96.8794</text:p>
      <text:p text:style-name="P1"><text:s text:c="3"/>80.1599</text:p>
      <text:p text:style-name="P1">!!!Now!!!</text:p>
      <text:p text:style-name="P1"><text:s text:c="2"/>-58.7774</text:p>
      <text:p text:style-name="P1"><text:s text:c="2"/>-64.7419</text:p>
      <text:p text:style-name="P1"><text:s text:c="2"/>-37.1927</text:p>
      <text:p text:style-name="P1"><text:s text:c="3"/>-7.9079</text:p>
      <text:p text:style-name="P1"><text:s text:c="3"/>39.5399</text:p>
      <text:p text:style-name="P1"><text:s text:c="3"/>-9.0682</text:p>
      <text:p text:style-name="P1"><text:s text:c="3"/>11.2407</text:p>
      <text:p text:style-name="P1"><text:s text:c="3"/>15.3288</text:p>
      <text:p text:style-name="P1"><text:s text:c="4"/>1.5772</text:p>
      <text:p text:style-name="P1"><text:s text:c="3"/>97.0628</text:p>
      <text:p text:style-name="P1"><text:soft-page-break/><text:s text:c="3"/>80.3376</text:p>
      <text:p text:style-name="P1">All OK, reducing mu</text:p>
      <text:p text:style-name="P1">!!!Result!!!</text:p>
      <text:p text:style-name="P1"><text:s text:c="2"/>-58.7774</text:p>
      <text:p text:style-name="P1"><text:s text:c="2"/>-64.7419</text:p>
      <text:p text:style-name="P1"><text:s text:c="2"/>-37.1927</text:p>
      <text:p text:style-name="P1"><text:s text:c="3"/>-7.9079</text:p>
      <text:p text:style-name="P1"><text:s text:c="3"/>39.5399</text:p>
      <text:p text:style-name="P1"><text:s text:c="3"/>-9.0682</text:p>
      <text:p text:style-name="P1"><text:s text:c="3"/>11.2407</text:p>
      <text:p text:style-name="P1"><text:s text:c="3"/>15.3288</text:p>
      <text:p text:style-name="P1"><text:s text:c="4"/>1.5772</text:p>
      <text:p text:style-name="P1"><text:s text:c="3"/>97.0628</text:p>
      <text:p text:style-name="P1"><text:s text:c="3"/>80.3376</text:p>
      <text:p text:style-name="P1">!!!Ans!!!</text:p>
      <text:p text:style-name="P1"><text:s/>0.0023826</text:p>
      <text:p text:style-name="P1">Grad wt</text:p>
      <text:p text:style-name="P1"><text:s text:c="2"/>-58.7774</text:p>
      <text:p text:style-name="P1"><text:s text:c="2"/>-64.7419</text:p>
      <text:p text:style-name="P1"><text:s text:c="2"/>-37.1927</text:p>
      <text:p text:style-name="P1"><text:s text:c="3"/>-7.9079</text:p>
      <text:p text:style-name="P1"><text:s text:c="3"/>39.5399</text:p>
      <text:p text:style-name="P1"><text:s text:c="3"/>-9.0682</text:p>
      <text:p text:style-name="P1"><text:s text:c="3"/>11.2407</text:p>
      <text:p text:style-name="P1"><text:s text:c="3"/>15.3288</text:p>
      <text:p text:style-name="P1"><text:s text:c="4"/>1.5772</text:p>
      <text:p text:style-name="P1"><text:s text:c="3"/>97.0628</text:p>
      <text:p text:style-name="P1"><text:s text:c="3"/>80.3376</text:p>
      <text:p text:style-name="P1"><text:s text:c="2"/>-58.7774</text:p>
      <text:p text:style-name="P1"><text:s text:c="2"/>-64.7419</text:p>
      <text:p text:style-name="P1"><text:s text:c="2"/>-37.1927</text:p>
      <text:p text:style-name="P1"><text:s text:c="3"/>-7.9079</text:p>
      <text:p text:style-name="P1"><text:s text:c="3"/>39.5399</text:p>
      <text:p text:style-name="P1"><text:s text:c="3"/>-9.0682</text:p>
      <text:p text:style-name="P1"><text:s text:c="3"/>11.2407</text:p>
      <text:p text:style-name="P1"><text:s text:c="3"/>15.3288</text:p>
      <text:p text:style-name="P1"><text:s text:c="4"/>1.5772</text:p>
      <text:p text:style-name="P1"><text:s text:c="3"/>97.0628</text:p>
      <text:p text:style-name="P1"><text:s text:c="3"/>80.3376</text:p>
      <text:p text:style-name="P1">Iteration 21 calculating gradient 1 of 11</text:p>
      <text:p text:style-name="P1">Iteration 21 calculating gradient 2 of 11</text:p>
      <text:p text:style-name="P1">Iteration 21 calculating gradient 3 of 11</text:p>
      <text:p text:style-name="P1">Iteration 21 calculating gradient 4 of 11</text:p>
      <text:p text:style-name="P1">Iteration 21 calculating gradient 5 of 11</text:p>
      <text:p text:style-name="P1">Iteration 21 calculating gradient 6 of 11</text:p>
      <text:p text:style-name="P1">Iteration 21 calculating gradient 7 of 11</text:p>
      <text:p text:style-name="P1">Iteration 21 calculating gradient 8 of 11</text:p>
      <text:p text:style-name="P1">Iteration 21 calculating gradient 9 of 11</text:p>
      <text:p text:style-name="P1">Iteration 21 calculating gradient 10 of 11</text:p>
      <text:p text:style-name="P1"><text:soft-page-break/>Iteration 21 calculating gradient 11 of 11</text:p>
      <text:p text:style-name="P1">Gradient euclidean norm</text:p>
      <text:p text:style-name="P1"><text:s text:c="3"/>9.6278e-07</text:p>
      <text:p text:style-name="P1">Iteration 22 calculating Hessian matrix 1 of 121</text:p>
      <text:p text:style-name="P1">Iteration 22 calculating Hessian matrix 2 of 121</text:p>
      <text:p text:style-name="P1">Iteration 22 calculating Hessian matrix 3 of 121</text:p>
      <text:p text:style-name="P1">Iteration 22 calculating Hessian matrix 4 of 121</text:p>
      <text:p text:style-name="P1">Iteration 22 calculating Hessian matrix 5 of 121</text:p>
      <text:p text:style-name="P1">Iteration 22 calculating Hessian matrix 6 of 121</text:p>
      <text:p text:style-name="P1">Iteration 22 calculating Hessian matrix 7 of 121</text:p>
      <text:p text:style-name="P1">Iteration 22 calculating Hessian matrix 8 of 121</text:p>
      <text:p text:style-name="P1">Iteration 22 calculating Hessian matrix 9 of 121</text:p>
      <text:p text:style-name="P1">Iteration 22 calculating Hessian matrix 10 of 121</text:p>
      <text:p text:style-name="P1">Iteration 22 calculating Hessian matrix 11 of 121</text:p>
      <text:p text:style-name="P1">Iteration 22 calculating Hessian matrix 12 of 121</text:p>
      <text:p text:style-name="P1">Iteration 22 calculating Hessian matrix 13 of 121</text:p>
      <text:p text:style-name="P1">Iteration 22 calculating Hessian matrix 14 of 121</text:p>
      <text:p text:style-name="P1">Iteration 22 calculating Hessian matrix 15 of 121</text:p>
      <text:p text:style-name="P1">Iteration 22 calculating Hessian matrix 16 of 121</text:p>
      <text:p text:style-name="P1">Iteration 22 calculating Hessian matrix 17 of 121</text:p>
      <text:p text:style-name="P1">Iteration 22 calculating Hessian matrix 18 of 121</text:p>
      <text:p text:style-name="P1">Iteration 22 calculating Hessian matrix 19 of 121</text:p>
      <text:p text:style-name="P1">Iteration 22 calculating Hessian matrix 20 of 121</text:p>
      <text:p text:style-name="P1">Iteration 22 calculating Hessian matrix 21 of 121</text:p>
      <text:p text:style-name="P1">Iteration 22 calculating Hessian matrix 22 of 121</text:p>
      <text:p text:style-name="P1">Iteration 22 calculating Hessian matrix 23 of 121</text:p>
      <text:p text:style-name="P1">Iteration 22 calculating Hessian matrix 24 of 121</text:p>
      <text:p text:style-name="P1">Iteration 22 calculating Hessian matrix 25 of 121</text:p>
      <text:p text:style-name="P1">Iteration 22 calculating Hessian matrix 26 of 121</text:p>
      <text:p text:style-name="P1">Iteration 22 calculating Hessian matrix 27 of 121</text:p>
      <text:p text:style-name="P1">Iteration 22 calculating Hessian matrix 28 of 121</text:p>
      <text:p text:style-name="P1">Iteration 22 calculating Hessian matrix 29 of 121</text:p>
      <text:p text:style-name="P1">Iteration 22 calculating Hessian matrix 30 of 121</text:p>
      <text:p text:style-name="P1">Iteration 22 calculating Hessian matrix 31 of 121</text:p>
      <text:p text:style-name="P1">Iteration 22 calculating Hessian matrix 32 of 121</text:p>
      <text:p text:style-name="P1">Iteration 22 calculating Hessian matrix 33 of 121</text:p>
      <text:p text:style-name="P1">Iteration 22 calculating Hessian matrix 34 of 121</text:p>
      <text:p text:style-name="P1">Iteration 22 calculating Hessian matrix 35 of 121</text:p>
      <text:p text:style-name="P1">Iteration 22 calculating Hessian matrix 36 of 121</text:p>
      <text:p text:style-name="P1">Iteration 22 calculating Hessian matrix 37 of 121</text:p>
      <text:p text:style-name="P1">Iteration 22 calculating Hessian matrix 38 of 121</text:p>
      <text:p text:style-name="P1">Iteration 22 calculating Hessian matrix 39 of 121</text:p>
      <text:p text:style-name="P1">Iteration 22 calculating Hessian matrix 40 of 121</text:p>
      <text:p text:style-name="P1">Iteration 22 calculating Hessian matrix 41 of 121</text:p>
      <text:p text:style-name="P1">Iteration 22 calculating Hessian matrix 42 of 121</text:p>
      <text:p text:style-name="P1">Iteration 22 calculating Hessian matrix 43 of 121</text:p>
      <text:p text:style-name="P1">Iteration 22 calculating Hessian matrix 44 of 121</text:p>
      <text:p text:style-name="P1">Iteration 22 calculating Hessian matrix 45 of 121</text:p>
      <text:p text:style-name="P1">Iteration 22 calculating Hessian matrix 46 of 121</text:p>
      <text:p text:style-name="P1"><text:soft-page-break/>Iteration 22 calculating Hessian matrix 47 of 121</text:p>
      <text:p text:style-name="P1">Iteration 22 calculating Hessian matrix 48 of 121</text:p>
      <text:p text:style-name="P1">Iteration 22 calculating Hessian matrix 49 of 121</text:p>
      <text:p text:style-name="P1">Iteration 22 calculating Hessian matrix 50 of 121</text:p>
      <text:p text:style-name="P1">Iteration 22 calculating Hessian matrix 51 of 121</text:p>
      <text:p text:style-name="P1">Iteration 22 calculating Hessian matrix 52 of 121</text:p>
      <text:p text:style-name="P1">Iteration 22 calculating Hessian matrix 53 of 121</text:p>
      <text:p text:style-name="P1">Iteration 22 calculating Hessian matrix 54 of 121</text:p>
      <text:p text:style-name="P1">Iteration 22 calculating Hessian matrix 55 of 121</text:p>
      <text:p text:style-name="P1">Iteration 22 calculating Hessian matrix 56 of 121</text:p>
      <text:p text:style-name="P1">Iteration 22 calculating Hessian matrix 57 of 121</text:p>
      <text:p text:style-name="P1">Iteration 22 calculating Hessian matrix 58 of 121</text:p>
      <text:p text:style-name="P1">Iteration 22 calculating Hessian matrix 59 of 121</text:p>
      <text:p text:style-name="P1">Iteration 22 calculating Hessian matrix 60 of 121</text:p>
      <text:p text:style-name="P1">Iteration 22 calculating Hessian matrix 61 of 121</text:p>
      <text:p text:style-name="P1">Iteration 22 calculating Hessian matrix 62 of 121</text:p>
      <text:p text:style-name="P1">Iteration 22 calculating Hessian matrix 63 of 121</text:p>
      <text:p text:style-name="P1">Iteration 22 calculating Hessian matrix 64 of 121</text:p>
      <text:p text:style-name="P1">Iteration 22 calculating Hessian matrix 65 of 121</text:p>
      <text:p text:style-name="P1">Iteration 22 calculating Hessian matrix 66 of 121</text:p>
      <text:p text:style-name="P1">Iteration 22 calculating Hessian matrix 67 of 121</text:p>
      <text:p text:style-name="P1">Iteration 22 calculating Hessian matrix 68 of 121</text:p>
      <text:p text:style-name="P1">Iteration 22 calculating Hessian matrix 69 of 121</text:p>
      <text:p text:style-name="P1">Iteration 22 calculating Hessian matrix 70 of 121</text:p>
      <text:p text:style-name="P1">Iteration 22 calculating Hessian matrix 71 of 121</text:p>
      <text:p text:style-name="P1">Iteration 22 calculating Hessian matrix 72 of 121</text:p>
      <text:p text:style-name="P1">Iteration 22 calculating Hessian matrix 73 of 121</text:p>
      <text:p text:style-name="P1">Iteration 22 calculating Hessian matrix 74 of 121</text:p>
      <text:p text:style-name="P1">Iteration 22 calculating Hessian matrix 75 of 121</text:p>
      <text:p text:style-name="P1">Iteration 22 calculating Hessian matrix 76 of 121</text:p>
      <text:p text:style-name="P1">Iteration 22 calculating Hessian matrix 77 of 121</text:p>
      <text:p text:style-name="P1">Iteration 22 calculating Hessian matrix 78 of 121</text:p>
      <text:p text:style-name="P1">Iteration 22 calculating Hessian matrix 79 of 121</text:p>
      <text:p text:style-name="P1">Iteration 22 calculating Hessian matrix 80 of 121</text:p>
      <text:p text:style-name="P1">Iteration 22 calculating Hessian matrix 81 of 121</text:p>
      <text:p text:style-name="P1">Iteration 22 calculating Hessian matrix 82 of 121</text:p>
      <text:p text:style-name="P1">Iteration 22 calculating Hessian matrix 83 of 121</text:p>
      <text:p text:style-name="P1">Iteration 22 calculating Hessian matrix 84 of 121</text:p>
      <text:p text:style-name="P1">Iteration 22 calculating Hessian matrix 85 of 121</text:p>
      <text:p text:style-name="P1">Iteration 22 calculating Hessian matrix 86 of 121</text:p>
      <text:p text:style-name="P1">Iteration 22 calculating Hessian matrix 87 of 121</text:p>
      <text:p text:style-name="P1">Iteration 22 calculating Hessian matrix 88 of 121</text:p>
      <text:p text:style-name="P1">Iteration 22 calculating Hessian matrix 89 of 121</text:p>
      <text:p text:style-name="P1">Iteration 22 calculating Hessian matrix 90 of 121</text:p>
      <text:p text:style-name="P1">Iteration 22 calculating Hessian matrix 91 of 121</text:p>
      <text:p text:style-name="P1">Iteration 22 calculating Hessian matrix 92 of 121</text:p>
      <text:p text:style-name="P1">Iteration 22 calculating Hessian matrix 93 of 121</text:p>
      <text:p text:style-name="P1">Iteration 22 calculating Hessian matrix 94 of 121</text:p>
      <text:p text:style-name="P1">Iteration 22 calculating Hessian matrix 95 of 121</text:p>
      <text:p text:style-name="P1"><text:soft-page-break/>Iteration 22 calculating Hessian matrix 96 of 121</text:p>
      <text:p text:style-name="P1">Iteration 22 calculating Hessian matrix 97 of 121</text:p>
      <text:p text:style-name="P1">Iteration 22 calculating Hessian matrix 98 of 121</text:p>
      <text:p text:style-name="P1">Iteration 22 calculating Hessian matrix 99 of 121</text:p>
      <text:p text:style-name="P1">Iteration 22 calculating Hessian matrix 100 of 121</text:p>
      <text:p text:style-name="P1">Iteration 22 calculating Hessian matrix 101 of 121</text:p>
      <text:p text:style-name="P1">Iteration 22 calculating Hessian matrix 102 of 121</text:p>
      <text:p text:style-name="P1">Iteration 22 calculating Hessian matrix 103 of 121</text:p>
      <text:p text:style-name="P1">Iteration 22 calculating Hessian matrix 104 of 121</text:p>
      <text:p text:style-name="P1">Iteration 22 calculating Hessian matrix 105 of 121</text:p>
      <text:p text:style-name="P1">Iteration 22 calculating Hessian matrix 106 of 121</text:p>
      <text:p text:style-name="P1">Iteration 22 calculating Hessian matrix 107 of 121</text:p>
      <text:p text:style-name="P1">Iteration 22 calculating Hessian matrix 108 of 121</text:p>
      <text:p text:style-name="P1">Iteration 22 calculating Hessian matrix 109 of 121</text:p>
      <text:p text:style-name="P1">Iteration 22 calculating Hessian matrix 110 of 121</text:p>
      <text:p text:style-name="P1">Iteration 22 calculating Hessian matrix 111 of 121</text:p>
      <text:p text:style-name="P1">Iteration 22 calculating Hessian matrix 112 of 121</text:p>
      <text:p text:style-name="P1">Iteration 22 calculating Hessian matrix 113 of 121</text:p>
      <text:p text:style-name="P1">Iteration 22 calculating Hessian matrix 114 of 121</text:p>
      <text:p text:style-name="P1">Iteration 22 calculating Hessian matrix 115 of 121</text:p>
      <text:p text:style-name="P1">Iteration 22 calculating Hessian matrix 116 of 121</text:p>
      <text:p text:style-name="P1">Iteration 22 calculating Hessian matrix 117 of 121</text:p>
      <text:p text:style-name="P1">Iteration 22 calculating Hessian matrix 118 of 121</text:p>
      <text:p text:style-name="P1">Iteration 22 calculating Hessian matrix 119 of 121</text:p>
      <text:p text:style-name="P1">Iteration 22 calculating Hessian matrix 120 of 121</text:p>
      <text:p text:style-name="P1">Iteration 22 calculating Hessian matrix 121 of 121</text:p>
      <text:p text:style-name="P1">Iteration 22 mu: <text:s text:c="2"/>3.9721e-07</text:p>
      <text:p text:style-name="P1">!!!d!!!</text:p>
      <text:p text:style-name="P1"><text:s text:c="3"/>0.973950</text:p>
      <text:p text:style-name="P1"><text:s text:c="2"/>-0.865488</text:p>
      <text:p text:style-name="P1"><text:s text:c="3"/>0.599244</text:p>
      <text:p text:style-name="P1"><text:s text:c="2"/>-0.184591</text:p>
      <text:p text:style-name="P1"><text:s text:c="2"/>-0.185510</text:p>
      <text:p text:style-name="P1"><text:s text:c="3"/>0.459746</text:p>
      <text:p text:style-name="P1"><text:s text:c="2"/>-0.688223</text:p>
      <text:p text:style-name="P1"><text:s text:c="3"/>0.717966</text:p>
      <text:p text:style-name="P1"><text:s text:c="2"/>-0.484273</text:p>
      <text:p text:style-name="P1"><text:s text:c="3"/>0.179273</text:p>
      <text:p text:style-name="P1"><text:s text:c="3"/>0.050845</text:p>
      <text:p text:style-name="P1">!!!Was!!!</text:p>
      <text:p text:style-name="P1"><text:s text:c="2"/>-58.7774</text:p>
      <text:p text:style-name="P1"><text:s text:c="2"/>-64.7419</text:p>
      <text:p text:style-name="P1"><text:s text:c="2"/>-37.1927</text:p>
      <text:p text:style-name="P1"><text:s text:c="3"/>-7.9079</text:p>
      <text:p text:style-name="P1"><text:s text:c="3"/>39.5399</text:p>
      <text:p text:style-name="P1"><text:s text:c="3"/>-9.0682</text:p>
      <text:p text:style-name="P1"><text:s text:c="3"/>11.2407</text:p>
      <text:p text:style-name="P1"><text:s text:c="3"/>15.3288</text:p>
      <text:p text:style-name="P1"><text:s text:c="4"/>1.5772</text:p>
      <text:p text:style-name="P1"><text:soft-page-break/><text:s text:c="3"/>97.0628</text:p>
      <text:p text:style-name="P1"><text:s text:c="3"/>80.3376</text:p>
      <text:p text:style-name="P1">!!!Now!!!</text:p>
      <text:p text:style-name="P1"><text:s text:c="2"/>-59.7514</text:p>
      <text:p text:style-name="P1"><text:s text:c="2"/>-63.8764</text:p>
      <text:p text:style-name="P1"><text:s text:c="2"/>-37.7919</text:p>
      <text:p text:style-name="P1"><text:s text:c="3"/>-7.7233</text:p>
      <text:p text:style-name="P1"><text:s text:c="3"/>39.7254</text:p>
      <text:p text:style-name="P1"><text:s text:c="3"/>-9.5280</text:p>
      <text:p text:style-name="P1"><text:s text:c="3"/>11.9290</text:p>
      <text:p text:style-name="P1"><text:s text:c="3"/>14.6108</text:p>
      <text:p text:style-name="P1"><text:s text:c="4"/>2.0615</text:p>
      <text:p text:style-name="P1"><text:s text:c="3"/>96.8835</text:p>
      <text:p text:style-name="P1"><text:s text:c="3"/>80.2867</text:p>
      <text:p text:style-name="P1">All OK, reducing mu</text:p>
      <text:p text:style-name="P1">!!!Result!!!</text:p>
      <text:p text:style-name="P1"><text:s text:c="2"/>-59.7514</text:p>
      <text:p text:style-name="P1"><text:s text:c="2"/>-63.8764</text:p>
      <text:p text:style-name="P1"><text:s text:c="2"/>-37.7919</text:p>
      <text:p text:style-name="P1"><text:s text:c="3"/>-7.7233</text:p>
      <text:p text:style-name="P1"><text:s text:c="3"/>39.7254</text:p>
      <text:p text:style-name="P1"><text:s text:c="3"/>-9.5280</text:p>
      <text:p text:style-name="P1"><text:s text:c="3"/>11.9290</text:p>
      <text:p text:style-name="P1"><text:s text:c="3"/>14.6108</text:p>
      <text:p text:style-name="P1"><text:s text:c="4"/>2.0615</text:p>
      <text:p text:style-name="P1"><text:s text:c="3"/>96.8835</text:p>
      <text:p text:style-name="P1"><text:s text:c="3"/>80.2867</text:p>
      <text:p text:style-name="P1">!!!Ans!!!</text:p>
      <text:p text:style-name="P1"><text:s/>0.0023812</text:p>
      <text:p text:style-name="P1">Grad wt</text:p>
      <text:p text:style-name="P1"><text:s text:c="2"/>-59.7514</text:p>
      <text:p text:style-name="P1"><text:s text:c="2"/>-63.8764</text:p>
      <text:p text:style-name="P1"><text:s text:c="2"/>-37.7919</text:p>
      <text:p text:style-name="P1"><text:s text:c="3"/>-7.7233</text:p>
      <text:p text:style-name="P1"><text:s text:c="3"/>39.7254</text:p>
      <text:p text:style-name="P1"><text:s text:c="3"/>-9.5280</text:p>
      <text:p text:style-name="P1"><text:s text:c="3"/>11.9290</text:p>
      <text:p text:style-name="P1"><text:s text:c="3"/>14.6108</text:p>
      <text:p text:style-name="P1"><text:s text:c="4"/>2.0615</text:p>
      <text:p text:style-name="P1"><text:s text:c="3"/>96.8835</text:p>
      <text:p text:style-name="P1"><text:s text:c="3"/>80.2867</text:p>
      <text:p text:style-name="P1"><text:s text:c="2"/>-59.7514</text:p>
      <text:p text:style-name="P1"><text:s text:c="2"/>-63.8764</text:p>
      <text:p text:style-name="P1"><text:s text:c="2"/>-37.7919</text:p>
      <text:p text:style-name="P1"><text:s text:c="3"/>-7.7233</text:p>
      <text:p text:style-name="P1"><text:s text:c="3"/>39.7254</text:p>
      <text:p text:style-name="P1"><text:s text:c="3"/>-9.5280</text:p>
      <text:p text:style-name="P1"><text:s text:c="3"/>11.9290</text:p>
      <text:p text:style-name="P1"><text:s text:c="3"/>14.6108</text:p>
      <text:p text:style-name="P1"><text:soft-page-break/><text:s text:c="4"/>2.0615</text:p>
      <text:p text:style-name="P1"><text:s text:c="3"/>96.8835</text:p>
      <text:p text:style-name="P1"><text:s text:c="3"/>80.2867</text:p>
      <text:p text:style-name="P1">Iteration 22 calculating gradient 1 of 11</text:p>
      <text:p text:style-name="P1">Iteration 22 calculating gradient 2 of 11</text:p>
      <text:p text:style-name="P1">Iteration 22 calculating gradient 3 of 11</text:p>
      <text:p text:style-name="P1">Iteration 22 calculating gradient 4 of 11</text:p>
      <text:p text:style-name="P1">Iteration 22 calculating gradient 5 of 11</text:p>
      <text:p text:style-name="P1">Iteration 22 calculating gradient 6 of 11</text:p>
      <text:p text:style-name="P1">Iteration 22 calculating gradient 7 of 11</text:p>
      <text:p text:style-name="P1">Iteration 22 calculating gradient 8 of 11</text:p>
      <text:p text:style-name="P1">Iteration 22 calculating gradient 9 of 11</text:p>
      <text:p text:style-name="P1">Iteration 22 calculating gradient 10 of 11</text:p>
      <text:p text:style-name="P1">Iteration 22 calculating gradient 11 of 11</text:p>
      <text:p text:style-name="P1">Gradient euclidean norm</text:p>
      <text:p text:style-name="P1"><text:s text:c="3"/>8.0419e-07</text:p>
      <text:p text:style-name="P1">Iteration 23 calculating Hessian matrix 1 of 121</text:p>
      <text:p text:style-name="P1">Iteration 23 calculating Hessian matrix 2 of 121</text:p>
      <text:p text:style-name="P1">Iteration 23 calculating Hessian matrix 3 of 121</text:p>
      <text:p text:style-name="P1">Iteration 23 calculating Hessian matrix 4 of 121</text:p>
      <text:p text:style-name="P1">Iteration 23 calculating Hessian matrix 5 of 121</text:p>
      <text:p text:style-name="P1">Iteration 23 calculating Hessian matrix 6 of 121</text:p>
      <text:p text:style-name="P1">Iteration 23 calculating Hessian matrix 7 of 121</text:p>
      <text:p text:style-name="P1">Iteration 23 calculating Hessian matrix 8 of 121</text:p>
      <text:p text:style-name="P1">Iteration 23 calculating Hessian matrix 9 of 121</text:p>
      <text:p text:style-name="P1">Iteration 23 calculating Hessian matrix 10 of 121</text:p>
      <text:p text:style-name="P1">Iteration 23 calculating Hessian matrix 11 of 121</text:p>
      <text:p text:style-name="P1">Iteration 23 calculating Hessian matrix 12 of 121</text:p>
      <text:p text:style-name="P1">Iteration 23 calculating Hessian matrix 13 of 121</text:p>
      <text:p text:style-name="P1">Iteration 23 calculating Hessian matrix 14 of 121</text:p>
      <text:p text:style-name="P1">Iteration 23 calculating Hessian matrix 15 of 121</text:p>
      <text:p text:style-name="P1">Iteration 23 calculating Hessian matrix 16 of 121</text:p>
      <text:p text:style-name="P1">Iteration 23 calculating Hessian matrix 17 of 121</text:p>
      <text:p text:style-name="P1">Iteration 23 calculating Hessian matrix 18 of 121</text:p>
      <text:p text:style-name="P1">Iteration 23 calculating Hessian matrix 19 of 121</text:p>
      <text:p text:style-name="P1">Iteration 23 calculating Hessian matrix 20 of 121</text:p>
      <text:p text:style-name="P1">Iteration 23 calculating Hessian matrix 21 of 121</text:p>
      <text:p text:style-name="P1">Iteration 23 calculating Hessian matrix 22 of 121</text:p>
      <text:p text:style-name="P1">Iteration 23 calculating Hessian matrix 23 of 121</text:p>
      <text:p text:style-name="P1">Iteration 23 calculating Hessian matrix 24 of 121</text:p>
      <text:p text:style-name="P1">Iteration 23 calculating Hessian matrix 25 of 121</text:p>
      <text:p text:style-name="P1">Iteration 23 calculating Hessian matrix 26 of 121</text:p>
      <text:p text:style-name="P1">Iteration 23 calculating Hessian matrix 27 of 121</text:p>
      <text:p text:style-name="P1">Iteration 23 calculating Hessian matrix 28 of 121</text:p>
      <text:p text:style-name="P1">Iteration 23 calculating Hessian matrix 29 of 121</text:p>
      <text:p text:style-name="P1">Iteration 23 calculating Hessian matrix 30 of 121</text:p>
      <text:p text:style-name="P1">Iteration 23 calculating Hessian matrix 31 of 121</text:p>
      <text:p text:style-name="P1">Iteration 23 calculating Hessian matrix 32 of 121</text:p>
      <text:p text:style-name="P1">Iteration 23 calculating Hessian matrix 33 of 121</text:p>
      <text:p text:style-name="P1"><text:soft-page-break/>Iteration 23 calculating Hessian matrix 34 of 121</text:p>
      <text:p text:style-name="P1">Iteration 23 calculating Hessian matrix 35 of 121</text:p>
      <text:p text:style-name="P1">Iteration 23 calculating Hessian matrix 36 of 121</text:p>
      <text:p text:style-name="P1">Iteration 23 calculating Hessian matrix 37 of 121</text:p>
      <text:p text:style-name="P1">Iteration 23 calculating Hessian matrix 38 of 121</text:p>
      <text:p text:style-name="P1">Iteration 23 calculating Hessian matrix 39 of 121</text:p>
      <text:p text:style-name="P1">Iteration 23 calculating Hessian matrix 40 of 121</text:p>
      <text:p text:style-name="P1">Iteration 23 calculating Hessian matrix 41 of 121</text:p>
      <text:p text:style-name="P1">Iteration 23 calculating Hessian matrix 42 of 121</text:p>
      <text:p text:style-name="P1">Iteration 23 calculating Hessian matrix 43 of 121</text:p>
      <text:p text:style-name="P1">Iteration 23 calculating Hessian matrix 44 of 121</text:p>
      <text:p text:style-name="P1">Iteration 23 calculating Hessian matrix 45 of 121</text:p>
      <text:p text:style-name="P1">Iteration 23 calculating Hessian matrix 46 of 121</text:p>
      <text:p text:style-name="P1">Iteration 23 calculating Hessian matrix 47 of 121</text:p>
      <text:p text:style-name="P1">Iteration 23 calculating Hessian matrix 48 of 121</text:p>
      <text:p text:style-name="P1">Iteration 23 calculating Hessian matrix 49 of 121</text:p>
      <text:p text:style-name="P1">Iteration 23 calculating Hessian matrix 50 of 121</text:p>
      <text:p text:style-name="P1">Iteration 23 calculating Hessian matrix 51 of 121</text:p>
      <text:p text:style-name="P1">Iteration 23 calculating Hessian matrix 52 of 121</text:p>
      <text:p text:style-name="P1">Iteration 23 calculating Hessian matrix 53 of 121</text:p>
      <text:p text:style-name="P1">Iteration 23 calculating Hessian matrix 54 of 121</text:p>
      <text:p text:style-name="P1">Iteration 23 calculating Hessian matrix 55 of 121</text:p>
      <text:p text:style-name="P1">Iteration 23 calculating Hessian matrix 56 of 121</text:p>
      <text:p text:style-name="P1">Iteration 23 calculating Hessian matrix 57 of 121</text:p>
      <text:p text:style-name="P1">Iteration 23 calculating Hessian matrix 58 of 121</text:p>
      <text:p text:style-name="P1">Iteration 23 calculating Hessian matrix 59 of 121</text:p>
      <text:p text:style-name="P1">Iteration 23 calculating Hessian matrix 60 of 121</text:p>
      <text:p text:style-name="P1">Iteration 23 calculating Hessian matrix 61 of 121</text:p>
      <text:p text:style-name="P1">Iteration 23 calculating Hessian matrix 62 of 121</text:p>
      <text:p text:style-name="P1">Iteration 23 calculating Hessian matrix 63 of 121</text:p>
      <text:p text:style-name="P1">Iteration 23 calculating Hessian matrix 64 of 121</text:p>
      <text:p text:style-name="P1">Iteration 23 calculating Hessian matrix 65 of 121</text:p>
      <text:p text:style-name="P1">Iteration 23 calculating Hessian matrix 66 of 121</text:p>
      <text:p text:style-name="P1">Iteration 23 calculating Hessian matrix 67 of 121</text:p>
      <text:p text:style-name="P1">Iteration 23 calculating Hessian matrix 68 of 121</text:p>
      <text:p text:style-name="P1">Iteration 23 calculating Hessian matrix 69 of 121</text:p>
      <text:p text:style-name="P1">Iteration 23 calculating Hessian matrix 70 of 121</text:p>
      <text:p text:style-name="P1">Iteration 23 calculating Hessian matrix 71 of 121</text:p>
      <text:p text:style-name="P1">Iteration 23 calculating Hessian matrix 72 of 121</text:p>
      <text:p text:style-name="P1">Iteration 23 calculating Hessian matrix 73 of 121</text:p>
      <text:p text:style-name="P1">Iteration 23 calculating Hessian matrix 74 of 121</text:p>
      <text:p text:style-name="P1">Iteration 23 calculating Hessian matrix 75 of 121</text:p>
      <text:p text:style-name="P1">Iteration 23 calculating Hessian matrix 76 of 121</text:p>
      <text:p text:style-name="P1">Iteration 23 calculating Hessian matrix 77 of 121</text:p>
      <text:p text:style-name="P1">Iteration 23 calculating Hessian matrix 78 of 121</text:p>
      <text:p text:style-name="P1">Iteration 23 calculating Hessian matrix 79 of 121</text:p>
      <text:p text:style-name="P1">Iteration 23 calculating Hessian matrix 80 of 121</text:p>
      <text:p text:style-name="P1">Iteration 23 calculating Hessian matrix 81 of 121</text:p>
      <text:p text:style-name="P1">Iteration 23 calculating Hessian matrix 82 of 121</text:p>
      <text:p text:style-name="P1"><text:soft-page-break/>Iteration 23 calculating Hessian matrix 83 of 121</text:p>
      <text:p text:style-name="P1">Iteration 23 calculating Hessian matrix 84 of 121</text:p>
      <text:p text:style-name="P1">Iteration 23 calculating Hessian matrix 85 of 121</text:p>
      <text:p text:style-name="P1">Iteration 23 calculating Hessian matrix 86 of 121</text:p>
      <text:p text:style-name="P1">Iteration 23 calculating Hessian matrix 87 of 121</text:p>
      <text:p text:style-name="P1">Iteration 23 calculating Hessian matrix 88 of 121</text:p>
      <text:p text:style-name="P1">Iteration 23 calculating Hessian matrix 89 of 121</text:p>
      <text:p text:style-name="P1">Iteration 23 calculating Hessian matrix 90 of 121</text:p>
      <text:p text:style-name="P1">Iteration 23 calculating Hessian matrix 91 of 121</text:p>
      <text:p text:style-name="P1">Iteration 23 calculating Hessian matrix 92 of 121</text:p>
      <text:p text:style-name="P1">Iteration 23 calculating Hessian matrix 93 of 121</text:p>
      <text:p text:style-name="P1">Iteration 23 calculating Hessian matrix 94 of 121</text:p>
      <text:p text:style-name="P1">Iteration 23 calculating Hessian matrix 95 of 121</text:p>
      <text:p text:style-name="P1">Iteration 23 calculating Hessian matrix 96 of 121</text:p>
      <text:p text:style-name="P1">Iteration 23 calculating Hessian matrix 97 of 121</text:p>
      <text:p text:style-name="P1">Iteration 23 calculating Hessian matrix 98 of 121</text:p>
      <text:p text:style-name="P1">Iteration 23 calculating Hessian matrix 99 of 121</text:p>
      <text:p text:style-name="P1">Iteration 23 calculating Hessian matrix 100 of 121</text:p>
      <text:p text:style-name="P1">Iteration 23 calculating Hessian matrix 101 of 121</text:p>
      <text:p text:style-name="P1">Iteration 23 calculating Hessian matrix 102 of 121</text:p>
      <text:p text:style-name="P1">Iteration 23 calculating Hessian matrix 103 of 121</text:p>
      <text:p text:style-name="P1">Iteration 23 calculating Hessian matrix 104 of 121</text:p>
      <text:p text:style-name="P1">Iteration 23 calculating Hessian matrix 105 of 121</text:p>
      <text:p text:style-name="P1">Iteration 23 calculating Hessian matrix 106 of 121</text:p>
      <text:p text:style-name="P1">Iteration 23 calculating Hessian matrix 107 of 121</text:p>
      <text:p text:style-name="P1">Iteration 23 calculating Hessian matrix 108 of 121</text:p>
      <text:p text:style-name="P1">Iteration 23 calculating Hessian matrix 109 of 121</text:p>
      <text:p text:style-name="P1">Iteration 23 calculating Hessian matrix 110 of 121</text:p>
      <text:p text:style-name="P1">Iteration 23 calculating Hessian matrix 111 of 121</text:p>
      <text:p text:style-name="P1">Iteration 23 calculating Hessian matrix 112 of 121</text:p>
      <text:p text:style-name="P1">Iteration 23 calculating Hessian matrix 113 of 121</text:p>
      <text:p text:style-name="P1">Iteration 23 calculating Hessian matrix 114 of 121</text:p>
      <text:p text:style-name="P1">Iteration 23 calculating Hessian matrix 115 of 121</text:p>
      <text:p text:style-name="P1">Iteration 23 calculating Hessian matrix 116 of 121</text:p>
      <text:p text:style-name="P1">Iteration 23 calculating Hessian matrix 117 of 121</text:p>
      <text:p text:style-name="P1">Iteration 23 calculating Hessian matrix 118 of 121</text:p>
      <text:p text:style-name="P1">Iteration 23 calculating Hessian matrix 119 of 121</text:p>
      <text:p text:style-name="P1">Iteration 23 calculating Hessian matrix 120 of 121</text:p>
      <text:p text:style-name="P1">Iteration 23 calculating Hessian matrix 121 of 121</text:p>
      <text:p text:style-name="P1">Iteration 23 mu: <text:s text:c="2"/>1.9860e-07</text:p>
      <text:p text:style-name="P1">!!!d!!!</text:p>
      <text:p text:style-name="P1"><text:s text:c="3"/>3.57985</text:p>
      <text:p text:style-name="P1"><text:s text:c="2"/>-3.03921</text:p>
      <text:p text:style-name="P1"><text:s text:c="3"/>2.10481</text:p>
      <text:p text:style-name="P1"><text:s text:c="2"/>-1.10792</text:p>
      <text:p text:style-name="P1"><text:s text:c="2"/>-0.13325</text:p>
      <text:p text:style-name="P1"><text:s text:c="3"/>1.11657</text:p>
      <text:p text:style-name="P1"><text:s text:c="2"/>-1.35284</text:p>
      <text:p text:style-name="P1"><text:s text:c="3"/>0.91231</text:p>
      <text:p text:style-name="P1"><text:soft-page-break/><text:s text:c="2"/>-0.10095</text:p>
      <text:p text:style-name="P1"><text:s text:c="2"/>-1.32380</text:p>
      <text:p text:style-name="P1"><text:s text:c="3"/>2.80816</text:p>
      <text:p text:style-name="P1">!!!Was!!!</text:p>
      <text:p text:style-name="P1"><text:s text:c="2"/>-59.7514</text:p>
      <text:p text:style-name="P1"><text:s text:c="2"/>-63.8764</text:p>
      <text:p text:style-name="P1"><text:s text:c="2"/>-37.7919</text:p>
      <text:p text:style-name="P1"><text:s text:c="3"/>-7.7233</text:p>
      <text:p text:style-name="P1"><text:s text:c="3"/>39.7254</text:p>
      <text:p text:style-name="P1"><text:s text:c="3"/>-9.5280</text:p>
      <text:p text:style-name="P1"><text:s text:c="3"/>11.9290</text:p>
      <text:p text:style-name="P1"><text:s text:c="3"/>14.6108</text:p>
      <text:p text:style-name="P1"><text:s text:c="4"/>2.0615</text:p>
      <text:p text:style-name="P1"><text:s text:c="3"/>96.8835</text:p>
      <text:p text:style-name="P1"><text:s text:c="3"/>80.2867</text:p>
      <text:p text:style-name="P1">!!!Now!!!</text:p>
      <text:p text:style-name="P1"><text:s text:c="2"/>-63.3312</text:p>
      <text:p text:style-name="P1"><text:s text:c="2"/>-60.8372</text:p>
      <text:p text:style-name="P1"><text:s text:c="2"/>-39.8967</text:p>
      <text:p text:style-name="P1"><text:s text:c="3"/>-6.6154</text:p>
      <text:p text:style-name="P1"><text:s text:c="3"/>39.8586</text:p>
      <text:p text:style-name="P1"><text:s text:c="2"/>-10.6445</text:p>
      <text:p text:style-name="P1"><text:s text:c="3"/>13.2818</text:p>
      <text:p text:style-name="P1"><text:s text:c="3"/>13.6985</text:p>
      <text:p text:style-name="P1"><text:s text:c="4"/>2.1624</text:p>
      <text:p text:style-name="P1"><text:s text:c="3"/>98.2073</text:p>
      <text:p text:style-name="P1"><text:s text:c="3"/>77.4786</text:p>
      <text:p text:style-name="P1">All OK, reducing mu</text:p>
      <text:p text:style-name="P1">!!!Result!!!</text:p>
      <text:p text:style-name="P1"><text:s text:c="2"/>-63.3312</text:p>
      <text:p text:style-name="P1"><text:s text:c="2"/>-60.8372</text:p>
      <text:p text:style-name="P1"><text:s text:c="2"/>-39.8967</text:p>
      <text:p text:style-name="P1"><text:s text:c="3"/>-6.6154</text:p>
      <text:p text:style-name="P1"><text:s text:c="3"/>39.8586</text:p>
      <text:p text:style-name="P1"><text:s text:c="2"/>-10.6445</text:p>
      <text:p text:style-name="P1"><text:s text:c="3"/>13.2818</text:p>
      <text:p text:style-name="P1"><text:s text:c="3"/>13.6985</text:p>
      <text:p text:style-name="P1"><text:s text:c="4"/>2.1624</text:p>
      <text:p text:style-name="P1"><text:s text:c="3"/>98.2073</text:p>
      <text:p text:style-name="P1"><text:s text:c="3"/>77.4786</text:p>
      <text:p text:style-name="P1">!!!Ans!!!</text:p>
      <text:p text:style-name="P1"><text:s/>0.0023776</text:p>
      <text:p text:style-name="P1">Grad wt</text:p>
      <text:p text:style-name="P1"><text:s text:c="2"/>-63.3312</text:p>
      <text:p text:style-name="P1"><text:s text:c="2"/>-60.8372</text:p>
      <text:p text:style-name="P1"><text:s text:c="2"/>-39.8967</text:p>
      <text:p text:style-name="P1"><text:s text:c="3"/>-6.6154</text:p>
      <text:p text:style-name="P1"><text:s text:c="3"/>39.8586</text:p>
      <text:p text:style-name="P1"><text:s text:c="2"/>-10.6445</text:p>
      <text:p text:style-name="P1"><text:soft-page-break/><text:s text:c="3"/>13.2818</text:p>
      <text:p text:style-name="P1"><text:s text:c="3"/>13.6985</text:p>
      <text:p text:style-name="P1"><text:s text:c="4"/>2.1624</text:p>
      <text:p text:style-name="P1"><text:s text:c="3"/>98.2073</text:p>
      <text:p text:style-name="P1"><text:s text:c="3"/>77.4786</text:p>
      <text:p text:style-name="P1"><text:s text:c="2"/>-63.3312</text:p>
      <text:p text:style-name="P1"><text:s text:c="2"/>-60.8372</text:p>
      <text:p text:style-name="P1"><text:s text:c="2"/>-39.8967</text:p>
      <text:p text:style-name="P1"><text:s text:c="3"/>-6.6154</text:p>
      <text:p text:style-name="P1"><text:s text:c="3"/>39.8586</text:p>
      <text:p text:style-name="P1"><text:s text:c="2"/>-10.6445</text:p>
      <text:p text:style-name="P1"><text:s text:c="3"/>13.2818</text:p>
      <text:p text:style-name="P1"><text:s text:c="3"/>13.6985</text:p>
      <text:p text:style-name="P1"><text:s text:c="4"/>2.1624</text:p>
      <text:p text:style-name="P1"><text:s text:c="3"/>98.2073</text:p>
      <text:p text:style-name="P1"><text:s text:c="3"/>77.4786</text:p>
      <text:p text:style-name="P1">Iteration 23 calculating gradient 1 of 11</text:p>
      <text:p text:style-name="P1">Iteration 23 calculating gradient 2 of 11</text:p>
      <text:p text:style-name="P1">Iteration 23 calculating gradient 3 of 11</text:p>
      <text:p text:style-name="P1">Iteration 23 calculating gradient 4 of 11</text:p>
      <text:p text:style-name="P1">Iteration 23 calculating gradient 5 of 11</text:p>
      <text:p text:style-name="P1">Iteration 23 calculating gradient 6 of 11</text:p>
      <text:p text:style-name="P1">Iteration 23 calculating gradient 7 of 11</text:p>
      <text:p text:style-name="P1">Iteration 23 calculating gradient 8 of 11</text:p>
      <text:p text:style-name="P1">Iteration 23 calculating gradient 9 of 11</text:p>
      <text:p text:style-name="P1">Iteration 23 calculating gradient 10 of 11</text:p>
      <text:p text:style-name="P1">Iteration 23 calculating gradient 11 of 11</text:p>
      <text:p text:style-name="P1">Gradient euclidean norm</text:p>
      <text:p text:style-name="P1"><text:s text:c="3"/>9.4924e-07</text:p>
      <text:p text:style-name="P1">Iteration 24 calculating Hessian matrix 1 of 121</text:p>
      <text:p text:style-name="P1">Iteration 24 calculating Hessian matrix 2 of 121</text:p>
      <text:p text:style-name="P1">Iteration 24 calculating Hessian matrix 3 of 121</text:p>
      <text:p text:style-name="P1">Iteration 24 calculating Hessian matrix 4 of 121</text:p>
      <text:p text:style-name="P1">Iteration 24 calculating Hessian matrix 5 of 121</text:p>
      <text:p text:style-name="P1">Iteration 24 calculating Hessian matrix 6 of 121</text:p>
      <text:p text:style-name="P1">Iteration 24 calculating Hessian matrix 7 of 121</text:p>
      <text:p text:style-name="P1">Iteration 24 calculating Hessian matrix 8 of 121</text:p>
      <text:p text:style-name="P1">Iteration 24 calculating Hessian matrix 9 of 121</text:p>
      <text:p text:style-name="P1">Iteration 24 calculating Hessian matrix 10 of 121</text:p>
      <text:p text:style-name="P1">Iteration 24 calculating Hessian matrix 11 of 121</text:p>
      <text:p text:style-name="P1">Iteration 24 calculating Hessian matrix 12 of 121</text:p>
      <text:p text:style-name="P1">Iteration 24 calculating Hessian matrix 13 of 121</text:p>
      <text:p text:style-name="P1">Iteration 24 calculating Hessian matrix 14 of 121</text:p>
      <text:p text:style-name="P1">Iteration 24 calculating Hessian matrix 15 of 121</text:p>
      <text:p text:style-name="P1">Iteration 24 calculating Hessian matrix 16 of 121</text:p>
      <text:p text:style-name="P1">Iteration 24 calculating Hessian matrix 17 of 121</text:p>
      <text:p text:style-name="P1">Iteration 24 calculating Hessian matrix 18 of 121</text:p>
      <text:p text:style-name="P1">Iteration 24 calculating Hessian matrix 19 of 121</text:p>
      <text:p text:style-name="P1">Iteration 24 calculating Hessian matrix 20 of 121</text:p>
      <text:p text:style-name="P1"><text:soft-page-break/>Iteration 24 calculating Hessian matrix 21 of 121</text:p>
      <text:p text:style-name="P1">Iteration 24 calculating Hessian matrix 22 of 121</text:p>
      <text:p text:style-name="P1">Iteration 24 calculating Hessian matrix 23 of 121</text:p>
      <text:p text:style-name="P1">Iteration 24 calculating Hessian matrix 24 of 121</text:p>
      <text:p text:style-name="P1">Iteration 24 calculating Hessian matrix 25 of 121</text:p>
      <text:p text:style-name="P1">Iteration 24 calculating Hessian matrix 26 of 121</text:p>
      <text:p text:style-name="P1">Iteration 24 calculating Hessian matrix 27 of 121</text:p>
      <text:p text:style-name="P1">Iteration 24 calculating Hessian matrix 28 of 121</text:p>
      <text:p text:style-name="P1">Iteration 24 calculating Hessian matrix 29 of 121</text:p>
      <text:p text:style-name="P1">Iteration 24 calculating Hessian matrix 30 of 121</text:p>
      <text:p text:style-name="P1">Iteration 24 calculating Hessian matrix 31 of 121</text:p>
      <text:p text:style-name="P1">Iteration 24 calculating Hessian matrix 32 of 121</text:p>
      <text:p text:style-name="P1">Iteration 24 calculating Hessian matrix 33 of 121</text:p>
      <text:p text:style-name="P1">Iteration 24 calculating Hessian matrix 34 of 121</text:p>
      <text:p text:style-name="P1">Iteration 24 calculating Hessian matrix 35 of 121</text:p>
      <text:p text:style-name="P1">Iteration 24 calculating Hessian matrix 36 of 121</text:p>
      <text:p text:style-name="P1">Iteration 24 calculating Hessian matrix 37 of 121</text:p>
      <text:p text:style-name="P1">Iteration 24 calculating Hessian matrix 38 of 121</text:p>
      <text:p text:style-name="P1">Iteration 24 calculating Hessian matrix 39 of 121</text:p>
      <text:p text:style-name="P1">Iteration 24 calculating Hessian matrix 40 of 121</text:p>
      <text:p text:style-name="P1">Iteration 24 calculating Hessian matrix 41 of 121</text:p>
      <text:p text:style-name="P1">Iteration 24 calculating Hessian matrix 42 of 121</text:p>
      <text:p text:style-name="P1">Iteration 24 calculating Hessian matrix 43 of 121</text:p>
      <text:p text:style-name="P1">Iteration 24 calculating Hessian matrix 44 of 121</text:p>
      <text:p text:style-name="P1">Iteration 24 calculating Hessian matrix 45 of 121</text:p>
      <text:p text:style-name="P1">Iteration 24 calculating Hessian matrix 46 of 121</text:p>
      <text:p text:style-name="P1">Iteration 24 calculating Hessian matrix 47 of 121</text:p>
      <text:p text:style-name="P1">Iteration 24 calculating Hessian matrix 48 of 121</text:p>
      <text:p text:style-name="P1">Iteration 24 calculating Hessian matrix 49 of 121</text:p>
      <text:p text:style-name="P1">Iteration 24 calculating Hessian matrix 50 of 121</text:p>
      <text:p text:style-name="P1">Iteration 24 calculating Hessian matrix 51 of 121</text:p>
      <text:p text:style-name="P1">Iteration 24 calculating Hessian matrix 52 of 121</text:p>
      <text:p text:style-name="P1">Iteration 24 calculating Hessian matrix 53 of 121</text:p>
      <text:p text:style-name="P1">Iteration 24 calculating Hessian matrix 54 of 121</text:p>
      <text:p text:style-name="P1">Iteration 24 calculating Hessian matrix 55 of 121</text:p>
      <text:p text:style-name="P1">Iteration 24 calculating Hessian matrix 56 of 121</text:p>
      <text:p text:style-name="P1">Iteration 24 calculating Hessian matrix 57 of 121</text:p>
      <text:p text:style-name="P1">Iteration 24 calculating Hessian matrix 58 of 121</text:p>
      <text:p text:style-name="P1">Iteration 24 calculating Hessian matrix 59 of 121</text:p>
      <text:p text:style-name="P1">Iteration 24 calculating Hessian matrix 60 of 121</text:p>
      <text:p text:style-name="P1">Iteration 24 calculating Hessian matrix 61 of 121</text:p>
      <text:p text:style-name="P1">Iteration 24 calculating Hessian matrix 62 of 121</text:p>
      <text:p text:style-name="P1">Iteration 24 calculating Hessian matrix 63 of 121</text:p>
      <text:p text:style-name="P1">Iteration 24 calculating Hessian matrix 64 of 121</text:p>
      <text:p text:style-name="P1">Iteration 24 calculating Hessian matrix 65 of 121</text:p>
      <text:p text:style-name="P1">Iteration 24 calculating Hessian matrix 66 of 121</text:p>
      <text:p text:style-name="P1">Iteration 24 calculating Hessian matrix 67 of 121</text:p>
      <text:p text:style-name="P1">Iteration 24 calculating Hessian matrix 68 of 121</text:p>
      <text:p text:style-name="P1">Iteration 24 calculating Hessian matrix 69 of 121</text:p>
      <text:p text:style-name="P1"><text:soft-page-break/>Iteration 24 calculating Hessian matrix 70 of 121</text:p>
      <text:p text:style-name="P1">Iteration 24 calculating Hessian matrix 71 of 121</text:p>
      <text:p text:style-name="P1">Iteration 24 calculating Hessian matrix 72 of 121</text:p>
      <text:p text:style-name="P1">Iteration 24 calculating Hessian matrix 73 of 121</text:p>
      <text:p text:style-name="P1">Iteration 24 calculating Hessian matrix 74 of 121</text:p>
      <text:p text:style-name="P1">Iteration 24 calculating Hessian matrix 75 of 121</text:p>
      <text:p text:style-name="P1">Iteration 24 calculating Hessian matrix 76 of 121</text:p>
      <text:p text:style-name="P1">Iteration 24 calculating Hessian matrix 77 of 121</text:p>
      <text:p text:style-name="P1">Iteration 24 calculating Hessian matrix 78 of 121</text:p>
      <text:p text:style-name="P1">Iteration 24 calculating Hessian matrix 79 of 121</text:p>
      <text:p text:style-name="P1">Iteration 24 calculating Hessian matrix 80 of 121</text:p>
      <text:p text:style-name="P1">Iteration 24 calculating Hessian matrix 81 of 121</text:p>
      <text:p text:style-name="P1">Iteration 24 calculating Hessian matrix 82 of 121</text:p>
      <text:p text:style-name="P1">Iteration 24 calculating Hessian matrix 83 of 121</text:p>
      <text:p text:style-name="P1">Iteration 24 calculating Hessian matrix 84 of 121</text:p>
      <text:p text:style-name="P1">Iteration 24 calculating Hessian matrix 85 of 121</text:p>
      <text:p text:style-name="P1">Iteration 24 calculating Hessian matrix 86 of 121</text:p>
      <text:p text:style-name="P1">Iteration 24 calculating Hessian matrix 87 of 121</text:p>
      <text:p text:style-name="P1">Iteration 24 calculating Hessian matrix 88 of 121</text:p>
      <text:p text:style-name="P1">Iteration 24 calculating Hessian matrix 89 of 121</text:p>
      <text:p text:style-name="P1">Iteration 24 calculating Hessian matrix 90 of 121</text:p>
      <text:p text:style-name="P1">Iteration 24 calculating Hessian matrix 91 of 121</text:p>
      <text:p text:style-name="P1">Iteration 24 calculating Hessian matrix 92 of 121</text:p>
      <text:p text:style-name="P1">Iteration 24 calculating Hessian matrix 93 of 121</text:p>
      <text:p text:style-name="P1">Iteration 24 calculating Hessian matrix 94 of 121</text:p>
      <text:p text:style-name="P1">Iteration 24 calculating Hessian matrix 95 of 121</text:p>
      <text:p text:style-name="P1">Iteration 24 calculating Hessian matrix 96 of 121</text:p>
      <text:p text:style-name="P1">Iteration 24 calculating Hessian matrix 97 of 121</text:p>
      <text:p text:style-name="P1">Iteration 24 calculating Hessian matrix 98 of 121</text:p>
      <text:p text:style-name="P1">Iteration 24 calculating Hessian matrix 99 of 121</text:p>
      <text:p text:style-name="P1">Iteration 24 calculating Hessian matrix 100 of 121</text:p>
      <text:p text:style-name="P1">Iteration 24 calculating Hessian matrix 101 of 121</text:p>
      <text:p text:style-name="P1">Iteration 24 calculating Hessian matrix 102 of 121</text:p>
      <text:p text:style-name="P1">Iteration 24 calculating Hessian matrix 103 of 121</text:p>
      <text:p text:style-name="P1">Iteration 24 calculating Hessian matrix 104 of 121</text:p>
      <text:p text:style-name="P1">Iteration 24 calculating Hessian matrix 105 of 121</text:p>
      <text:p text:style-name="P1">Iteration 24 calculating Hessian matrix 106 of 121</text:p>
      <text:p text:style-name="P1">Iteration 24 calculating Hessian matrix 107 of 121</text:p>
      <text:p text:style-name="P1">Iteration 24 calculating Hessian matrix 108 of 121</text:p>
      <text:p text:style-name="P1">Iteration 24 calculating Hessian matrix 109 of 121</text:p>
      <text:p text:style-name="P1">Iteration 24 calculating Hessian matrix 110 of 121</text:p>
      <text:p text:style-name="P1">Iteration 24 calculating Hessian matrix 111 of 121</text:p>
      <text:p text:style-name="P1">Iteration 24 calculating Hessian matrix 112 of 121</text:p>
      <text:p text:style-name="P1">Iteration 24 calculating Hessian matrix 113 of 121</text:p>
      <text:p text:style-name="P1">Iteration 24 calculating Hessian matrix 114 of 121</text:p>
      <text:p text:style-name="P1">Iteration 24 calculating Hessian matrix 115 of 121</text:p>
      <text:p text:style-name="P1">Iteration 24 calculating Hessian matrix 116 of 121</text:p>
      <text:p text:style-name="P1">Iteration 24 calculating Hessian matrix 117 of 121</text:p>
      <text:p text:style-name="P1">Iteration 24 calculating Hessian matrix 118 of 121</text:p>
      <text:p text:style-name="P1"><text:soft-page-break/>Iteration 24 calculating Hessian matrix 119 of 121</text:p>
      <text:p text:style-name="P1">Iteration 24 calculating Hessian matrix 120 of 121</text:p>
      <text:p text:style-name="P1">Iteration 24 calculating Hessian matrix 121 of 121</text:p>
      <text:p text:style-name="P1">Iteration 24 mu: <text:s text:c="2"/>9.9301e-08</text:p>
      <text:p text:style-name="P1">!!!d!!!</text:p>
      <text:p text:style-name="P1"><text:s text:c="3"/>42.11477</text:p>
      <text:p text:style-name="P1"><text:s text:c="2"/>-37.41303</text:p>
      <text:p text:style-name="P1"><text:s text:c="3"/>28.95055</text:p>
      <text:p text:style-name="P1"><text:s text:c="2"/>-18.06512</text:p>
      <text:p text:style-name="P1"><text:s text:c="4"/>5.34340</text:p>
      <text:p text:style-name="P1"><text:s text:c="4"/>5.61232</text:p>
      <text:p text:style-name="P1"><text:s text:c="2"/>-12.69468</text:p>
      <text:p text:style-name="P1"><text:s text:c="3"/>14.76230</text:p>
      <text:p text:style-name="P1"><text:s text:c="2"/>-12.72838</text:p>
      <text:p text:style-name="P1"><text:s text:c="4"/>6.63831</text:p>
      <text:p text:style-name="P1"><text:s text:c="3"/>-0.94774</text:p>
      <text:p text:style-name="P1">!!!Was!!!</text:p>
      <text:p text:style-name="P1"><text:s text:c="2"/>-63.3312</text:p>
      <text:p text:style-name="P1"><text:s text:c="2"/>-60.8372</text:p>
      <text:p text:style-name="P1"><text:s text:c="2"/>-39.8967</text:p>
      <text:p text:style-name="P1"><text:s text:c="3"/>-6.6154</text:p>
      <text:p text:style-name="P1"><text:s text:c="3"/>39.8586</text:p>
      <text:p text:style-name="P1"><text:s text:c="2"/>-10.6445</text:p>
      <text:p text:style-name="P1"><text:s text:c="3"/>13.2818</text:p>
      <text:p text:style-name="P1"><text:s text:c="3"/>13.6985</text:p>
      <text:p text:style-name="P1"><text:s text:c="4"/>2.1624</text:p>
      <text:p text:style-name="P1"><text:s text:c="3"/>98.2073</text:p>
      <text:p text:style-name="P1"><text:s text:c="3"/>77.4786</text:p>
      <text:p text:style-name="P1">!!!Now!!!</text:p>
      <text:p text:style-name="P1"><text:s text:c="2"/>-105.4460</text:p>
      <text:p text:style-name="P1"><text:s text:c="3"/>-23.4242</text:p>
      <text:p text:style-name="P1"><text:s text:c="3"/>-68.8473</text:p>
      <text:p text:style-name="P1"><text:s text:c="4"/>11.4497</text:p>
      <text:p text:style-name="P1"><text:s text:c="4"/>34.5152</text:p>
      <text:p text:style-name="P1"><text:s text:c="3"/>-16.2568</text:p>
      <text:p text:style-name="P1"><text:s text:c="4"/>25.9765</text:p>
      <text:p text:style-name="P1"><text:s text:c="4"/>-1.0638</text:p>
      <text:p text:style-name="P1"><text:s text:c="4"/>14.8908</text:p>
      <text:p text:style-name="P1"><text:s text:c="4"/>91.5690</text:p>
      <text:p text:style-name="P1"><text:s text:c="4"/>78.4263</text:p>
      <text:p text:style-name="P1">All OK, reducing mu</text:p>
      <text:p text:style-name="P1">!!!Result!!!</text:p>
      <text:p text:style-name="P1"><text:s text:c="2"/>-105.4460</text:p>
      <text:p text:style-name="P1"><text:s text:c="3"/>-23.4242</text:p>
      <text:p text:style-name="P1"><text:s text:c="3"/>-68.8473</text:p>
      <text:p text:style-name="P1"><text:s text:c="4"/>11.4497</text:p>
      <text:p text:style-name="P1"><text:s text:c="4"/>34.5152</text:p>
      <text:p text:style-name="P1"><text:s text:c="3"/>-16.2568</text:p>
      <text:p text:style-name="P1"><text:s text:c="4"/>25.9765</text:p>
      <text:p text:style-name="P1"><text:soft-page-break/><text:s text:c="4"/>-1.0638</text:p>
      <text:p text:style-name="P1"><text:s text:c="4"/>14.8908</text:p>
      <text:p text:style-name="P1"><text:s text:c="4"/>91.5690</text:p>
      <text:p text:style-name="P1"><text:s text:c="4"/>78.4263</text:p>
      <text:p text:style-name="P1">!!!Ans!!!</text:p>
      <text:p text:style-name="P1"><text:s/>0.0023351</text:p>
      <text:p text:style-name="P1">Grad wt</text:p>
      <text:p text:style-name="P1"><text:s text:c="2"/>-105.4460</text:p>
      <text:p text:style-name="P1"><text:s text:c="3"/>-23.4242</text:p>
      <text:p text:style-name="P1"><text:s text:c="3"/>-68.8473</text:p>
      <text:p text:style-name="P1"><text:s text:c="4"/>11.4497</text:p>
      <text:p text:style-name="P1"><text:s text:c="4"/>34.5152</text:p>
      <text:p text:style-name="P1"><text:s text:c="3"/>-16.2568</text:p>
      <text:p text:style-name="P1"><text:s text:c="4"/>25.9765</text:p>
      <text:p text:style-name="P1"><text:s text:c="4"/>-1.0638</text:p>
      <text:p text:style-name="P1"><text:s text:c="4"/>14.8908</text:p>
      <text:p text:style-name="P1"><text:s text:c="4"/>91.5690</text:p>
      <text:p text:style-name="P1"><text:s text:c="4"/>78.4263</text:p>
      <text:p text:style-name="P1"><text:s text:c="2"/>-105.4460</text:p>
      <text:p text:style-name="P1"><text:s text:c="3"/>-23.4242</text:p>
      <text:p text:style-name="P1"><text:s text:c="3"/>-68.8473</text:p>
      <text:p text:style-name="P1"><text:s text:c="4"/>11.4497</text:p>
      <text:p text:style-name="P1"><text:s text:c="4"/>34.5152</text:p>
      <text:p text:style-name="P1"><text:s text:c="3"/>-16.2568</text:p>
      <text:p text:style-name="P1"><text:s text:c="4"/>25.9765</text:p>
      <text:p text:style-name="P1"><text:s text:c="4"/>-1.0638</text:p>
      <text:p text:style-name="P1"><text:s text:c="4"/>14.8908</text:p>
      <text:p text:style-name="P1"><text:s text:c="4"/>91.5690</text:p>
      <text:p text:style-name="P1"><text:s text:c="4"/>78.4263</text:p>
      <text:p text:style-name="P1">Iteration 24 calculating gradient 1 of 11</text:p>
      <text:p text:style-name="P1">Iteration 24 calculating gradient 2 of 11</text:p>
      <text:p text:style-name="P1">Iteration 24 calculating gradient 3 of 11</text:p>
      <text:p text:style-name="P1">Iteration 24 calculating gradient 4 of 11</text:p>
      <text:p text:style-name="P1">Iteration 24 calculating gradient 5 of 11</text:p>
      <text:p text:style-name="P1">Iteration 24 calculating gradient 6 of 11</text:p>
      <text:p text:style-name="P1">Iteration 24 calculating gradient 7 of 11</text:p>
      <text:p text:style-name="P1">Iteration 24 calculating gradient 8 of 11</text:p>
      <text:p text:style-name="P1">Iteration 24 calculating gradient 9 of 11</text:p>
      <text:p text:style-name="P1">Iteration 24 calculating gradient 10 of 11</text:p>
      <text:p text:style-name="P1">Iteration 24 calculating gradient 11 of 11</text:p>
      <text:p text:style-name="P1">Gradient euclidean norm</text:p>
      <text:p text:style-name="P1"><text:s text:c="3"/>9.8174e-06</text:p>
      <text:p text:style-name="P1">Iteration 25 calculating Hessian matrix 1 of 121</text:p>
      <text:p text:style-name="P1">Iteration 25 calculating Hessian matrix 2 of 121</text:p>
      <text:p text:style-name="P1">Iteration 25 calculating Hessian matrix 3 of 121</text:p>
      <text:p text:style-name="P1">Iteration 25 calculating Hessian matrix 4 of 121</text:p>
      <text:p text:style-name="P1">Iteration 25 calculating Hessian matrix 5 of 121</text:p>
      <text:p text:style-name="P1">Iteration 25 calculating Hessian matrix 6 of 121</text:p>
      <text:p text:style-name="P1">Iteration 25 calculating Hessian matrix 7 of 121</text:p>
      <text:p text:style-name="P1"><text:soft-page-break/>Iteration 25 calculating Hessian matrix 8 of 121</text:p>
      <text:p text:style-name="P1">Iteration 25 calculating Hessian matrix 9 of 121</text:p>
      <text:p text:style-name="P1">Iteration 25 calculating Hessian matrix 10 of 121</text:p>
      <text:p text:style-name="P1">Iteration 25 calculating Hessian matrix 11 of 121</text:p>
      <text:p text:style-name="P1">Iteration 25 calculating Hessian matrix 12 of 121</text:p>
      <text:p text:style-name="P1">Iteration 25 calculating Hessian matrix 13 of 121</text:p>
      <text:p text:style-name="P1">Iteration 25 calculating Hessian matrix 14 of 121</text:p>
      <text:p text:style-name="P1">Iteration 25 calculating Hessian matrix 15 of 121</text:p>
      <text:p text:style-name="P1">Iteration 25 calculating Hessian matrix 16 of 121</text:p>
      <text:p text:style-name="P1">Iteration 25 calculating Hessian matrix 17 of 121</text:p>
      <text:p text:style-name="P1">Iteration 25 calculating Hessian matrix 18 of 121</text:p>
      <text:p text:style-name="P1">Iteration 25 calculating Hessian matrix 19 of 121</text:p>
      <text:p text:style-name="P1">Iteration 25 calculating Hessian matrix 20 of 121</text:p>
      <text:p text:style-name="P1">Iteration 25 calculating Hessian matrix 21 of 121</text:p>
      <text:p text:style-name="P1">Iteration 25 calculating Hessian matrix 22 of 121</text:p>
      <text:p text:style-name="P1">Iteration 25 calculating Hessian matrix 23 of 121</text:p>
      <text:p text:style-name="P1">Iteration 25 calculating Hessian matrix 24 of 121</text:p>
      <text:p text:style-name="P1">Iteration 25 calculating Hessian matrix 25 of 121</text:p>
      <text:p text:style-name="P1">Iteration 25 calculating Hessian matrix 26 of 121</text:p>
      <text:p text:style-name="P1">Iteration 25 calculating Hessian matrix 27 of 121</text:p>
      <text:p text:style-name="P1">Iteration 25 calculating Hessian matrix 28 of 121</text:p>
      <text:p text:style-name="P1">Iteration 25 calculating Hessian matrix 29 of 121</text:p>
      <text:p text:style-name="P1">Iteration 25 calculating Hessian matrix 30 of 121</text:p>
      <text:p text:style-name="P1">Iteration 25 calculating Hessian matrix 31 of 121</text:p>
      <text:p text:style-name="P1">Iteration 25 calculating Hessian matrix 32 of 121</text:p>
      <text:p text:style-name="P1">Iteration 25 calculating Hessian matrix 33 of 121</text:p>
      <text:p text:style-name="P1">Iteration 25 calculating Hessian matrix 34 of 121</text:p>
      <text:p text:style-name="P1">Iteration 25 calculating Hessian matrix 35 of 121</text:p>
      <text:p text:style-name="P1">Iteration 25 calculating Hessian matrix 36 of 121</text:p>
      <text:p text:style-name="P1">Iteration 25 calculating Hessian matrix 37 of 121</text:p>
      <text:p text:style-name="P1">Iteration 25 calculating Hessian matrix 38 of 121</text:p>
      <text:p text:style-name="P1">Iteration 25 calculating Hessian matrix 39 of 121</text:p>
      <text:p text:style-name="P1">Iteration 25 calculating Hessian matrix 40 of 121</text:p>
      <text:p text:style-name="P1">Iteration 25 calculating Hessian matrix 41 of 121</text:p>
      <text:p text:style-name="P1">Iteration 25 calculating Hessian matrix 42 of 121</text:p>
      <text:p text:style-name="P1">Iteration 25 calculating Hessian matrix 43 of 121</text:p>
      <text:p text:style-name="P1">Iteration 25 calculating Hessian matrix 44 of 121</text:p>
      <text:p text:style-name="P1">Iteration 25 calculating Hessian matrix 45 of 121</text:p>
      <text:p text:style-name="P1">Iteration 25 calculating Hessian matrix 46 of 121</text:p>
      <text:p text:style-name="P1">Iteration 25 calculating Hessian matrix 47 of 121</text:p>
      <text:p text:style-name="P1">Iteration 25 calculating Hessian matrix 48 of 121</text:p>
      <text:p text:style-name="P1">Iteration 25 calculating Hessian matrix 49 of 121</text:p>
      <text:p text:style-name="P1">Iteration 25 calculating Hessian matrix 50 of 121</text:p>
      <text:p text:style-name="P1">Iteration 25 calculating Hessian matrix 51 of 121</text:p>
      <text:p text:style-name="P1">Iteration 25 calculating Hessian matrix 52 of 121</text:p>
      <text:p text:style-name="P1">Iteration 25 calculating Hessian matrix 53 of 121</text:p>
      <text:p text:style-name="P1">Iteration 25 calculating Hessian matrix 54 of 121</text:p>
      <text:p text:style-name="P1">Iteration 25 calculating Hessian matrix 55 of 121</text:p>
      <text:p text:style-name="P1">Iteration 25 calculating Hessian matrix 56 of 121</text:p>
      <text:p text:style-name="P1"><text:soft-page-break/>Iteration 25 calculating Hessian matrix 57 of 121</text:p>
      <text:p text:style-name="P1">Iteration 25 calculating Hessian matrix 58 of 121</text:p>
      <text:p text:style-name="P1">Iteration 25 calculating Hessian matrix 59 of 121</text:p>
      <text:p text:style-name="P1">Iteration 25 calculating Hessian matrix 60 of 121</text:p>
      <text:p text:style-name="P1">Iteration 25 calculating Hessian matrix 61 of 121</text:p>
      <text:p text:style-name="P1">Iteration 25 calculating Hessian matrix 62 of 121</text:p>
      <text:p text:style-name="P1">Iteration 25 calculating Hessian matrix 63 of 121</text:p>
      <text:p text:style-name="P1">Iteration 25 calculating Hessian matrix 64 of 121</text:p>
      <text:p text:style-name="P1">Iteration 25 calculating Hessian matrix 65 of 121</text:p>
      <text:p text:style-name="P1">Iteration 25 calculating Hessian matrix 66 of 121</text:p>
      <text:p text:style-name="P1">Iteration 25 calculating Hessian matrix 67 of 121</text:p>
      <text:p text:style-name="P1">Iteration 25 calculating Hessian matrix 68 of 121</text:p>
      <text:p text:style-name="P1">Iteration 25 calculating Hessian matrix 69 of 121</text:p>
      <text:p text:style-name="P1">Iteration 25 calculating Hessian matrix 70 of 121</text:p>
      <text:p text:style-name="P1">Iteration 25 calculating Hessian matrix 71 of 121</text:p>
      <text:p text:style-name="P1">Iteration 25 calculating Hessian matrix 72 of 121</text:p>
      <text:p text:style-name="P1">Iteration 25 calculating Hessian matrix 73 of 121</text:p>
      <text:p text:style-name="P1">Iteration 25 calculating Hessian matrix 74 of 121</text:p>
      <text:p text:style-name="P1">Iteration 25 calculating Hessian matrix 75 of 121</text:p>
      <text:p text:style-name="P1">Iteration 25 calculating Hessian matrix 76 of 121</text:p>
      <text:p text:style-name="P1">Iteration 25 calculating Hessian matrix 77 of 121</text:p>
      <text:p text:style-name="P1">Iteration 25 calculating Hessian matrix 78 of 121</text:p>
      <text:p text:style-name="P1">Iteration 25 calculating Hessian matrix 79 of 121</text:p>
      <text:p text:style-name="P1">Iteration 25 calculating Hessian matrix 80 of 121</text:p>
      <text:p text:style-name="P1">Iteration 25 calculating Hessian matrix 81 of 121</text:p>
      <text:p text:style-name="P1">Iteration 25 calculating Hessian matrix 82 of 121</text:p>
      <text:p text:style-name="P1">Iteration 25 calculating Hessian matrix 83 of 121</text:p>
      <text:p text:style-name="P1">Iteration 25 calculating Hessian matrix 84 of 121</text:p>
      <text:p text:style-name="P1">Iteration 25 calculating Hessian matrix 85 of 121</text:p>
      <text:p text:style-name="P1">Iteration 25 calculating Hessian matrix 86 of 121</text:p>
      <text:p text:style-name="P1">Iteration 25 calculating Hessian matrix 87 of 121</text:p>
      <text:p text:style-name="P1">Iteration 25 calculating Hessian matrix 88 of 121</text:p>
      <text:p text:style-name="P1">Iteration 25 calculating Hessian matrix 89 of 121</text:p>
      <text:p text:style-name="P1">Iteration 25 calculating Hessian matrix 90 of 121</text:p>
      <text:p text:style-name="P1">Iteration 25 calculating Hessian matrix 91 of 121</text:p>
      <text:p text:style-name="P1">Iteration 25 calculating Hessian matrix 92 of 121</text:p>
      <text:p text:style-name="P1">Iteration 25 calculating Hessian matrix 93 of 121</text:p>
      <text:p text:style-name="P1">Iteration 25 calculating Hessian matrix 94 of 121</text:p>
      <text:p text:style-name="P1">Iteration 25 calculating Hessian matrix 95 of 121</text:p>
      <text:p text:style-name="P1">Iteration 25 calculating Hessian matrix 96 of 121</text:p>
      <text:p text:style-name="P1">Iteration 25 calculating Hessian matrix 97 of 121</text:p>
      <text:p text:style-name="P1">Iteration 25 calculating Hessian matrix 98 of 121</text:p>
      <text:p text:style-name="P1">Iteration 25 calculating Hessian matrix 99 of 121</text:p>
      <text:p text:style-name="P1">Iteration 25 calculating Hessian matrix 100 of 121</text:p>
      <text:p text:style-name="P1">Iteration 25 calculating Hessian matrix 101 of 121</text:p>
      <text:p text:style-name="P1">Iteration 25 calculating Hessian matrix 102 of 121</text:p>
      <text:p text:style-name="P1">Iteration 25 calculating Hessian matrix 103 of 121</text:p>
      <text:p text:style-name="P1">Iteration 25 calculating Hessian matrix 104 of 121</text:p>
      <text:p text:style-name="P1">Iteration 25 calculating Hessian matrix 105 of 121</text:p>
      <text:p text:style-name="P1"><text:soft-page-break/>Iteration 25 calculating Hessian matrix 106 of 121</text:p>
      <text:p text:style-name="P1">Iteration 25 calculating Hessian matrix 107 of 121</text:p>
      <text:p text:style-name="P1">Iteration 25 calculating Hessian matrix 108 of 121</text:p>
      <text:p text:style-name="P1">Iteration 25 calculating Hessian matrix 109 of 121</text:p>
      <text:p text:style-name="P1">Iteration 25 calculating Hessian matrix 110 of 121</text:p>
      <text:p text:style-name="P1">Iteration 25 calculating Hessian matrix 111 of 121</text:p>
      <text:p text:style-name="P1">Iteration 25 calculating Hessian matrix 112 of 121</text:p>
      <text:p text:style-name="P1">Iteration 25 calculating Hessian matrix 113 of 121</text:p>
      <text:p text:style-name="P1">Iteration 25 calculating Hessian matrix 114 of 121</text:p>
      <text:p text:style-name="P1">Iteration 25 calculating Hessian matrix 115 of 121</text:p>
      <text:p text:style-name="P1">Iteration 25 calculating Hessian matrix 116 of 121</text:p>
      <text:p text:style-name="P1">Iteration 25 calculating Hessian matrix 117 of 121</text:p>
      <text:p text:style-name="P1">Iteration 25 calculating Hessian matrix 118 of 121</text:p>
      <text:p text:style-name="P1">Iteration 25 calculating Hessian matrix 119 of 12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ripting projects</meta:initial-creator>
    <meta:creation-date>2016-12-19T04:25:17.555270004</meta:creation-date>
    <dc:date>2016-12-19T04:25:41.958800129</dc:date>
    <dc:creator>Scripting projects</dc:creator>
    <meta:editing-duration>PT24S</meta:editing-duration>
    <meta:editing-cycles>1</meta:editing-cycles>
    <meta:document-statistic meta:table-count="0" meta:image-count="0" meta:object-count="0" meta:page-count="108" meta:paragraph-count="5238" meta:word-count="28485" meta:character-count="180464" meta:non-whitespace-character-count="152106"/>
    <meta:generator>LibreOffice/4.3.3.2$Linux_X86_64 LibreOffice_project/430m0$Build-2</meta:generator>
  </office:meta>
</office:document-meta>
</file>